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text-properties style:font-name="Times"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Lucida Grande"/>
    </style:style>
    <style:style style:name="T5" style:family="text">
      <style:text-properties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text:span text:style-name="T1">鄭啟承</text:span><text:s/>  |  2014.08.31 22:49   |   <text:a xlink:type="simple" xlink:href="http://palinfo.habago.org/Entry?Command=Information_PrintForum&amp;iPage=413#FORUM32689"><text:span text:style-name="T2">#</text:span></text:a></text:p>
      <text:p text:style-name="P2">難怪，這幅用人肉堆成的照片我以前看過，這兩天搜尋呂楠的名字也找到這照片，我還以為我看錯了或寫錯了，怎麼會有這一張格格不入的照片，我心想沒關係，呂楠拍的就呂楠拍的吧，藝術家要拍啥是說不準的，雖然我這樣想，但其實心底還是因為這張照片給呂楠扣了點分數。可見我還是有眼睛的，對作品的好壞是有感覺的，作者本人顯然也很清楚。<text:span text:style-name="T3"><text:line-break/><text:line-break/></text:span>這類的怪人似乎有個共通性，他的藝術性或美感或情感或虔誠，都指向了一個共同的身世，那就是他的孤獨，這孤獨似乎畫定了他一生的觀景窗，註定在這裡頭構圖、取景和按下快門，超出了這範圍，恐怕全得亂了。義大利導演<text:span text:style-name="T3"><text:s/>Giuseppe Tornatore </text:span>拍的<text:span text:style-name="T3"><text:s/>1900 (</text:span>海上鋼琴師<text:span text:style-name="T3">) </text:span>裡，一生都住在海上的男主角最後決定上岸，在真實的土地上腳踏實地做人，下船那一刻，看著一望無際的城市，心裡不禁慌了，男主角說鋼琴鍵盤只能有<text:span text:style-name="T3">88</text:span>個鍵，唯有這樣我才能彈出音樂，這麼廣大毫無邊際的一個鍵盤，我沒辦法彈，只有上帝才彈得動這個鍵盤。於是決定走回船上，最後與船一同毀滅，沉入大海。這片有些煽情，這導演的片都這樣，不過這一幕卻讓人印象深刻。<text:span text:style-name="T3"><text:line-break/><text:line-break/></text:span>天才一詞，若要我們給個同義詞，恐怕就得選孤獨這個字。人們總是說天才因為超乎常人，於是難以被理解，久而久之就<text:span text:style-name="T3">”</text:span>變得<text:span text:style-name="T3">”</text:span>很寂寞很孤獨，這樣戲劇性的說法其實不大對，一個人的命運從受精卵開始分裂那一刻，恐怕就差不多定了。生物學上講基因突變，認為突變是生命得以演變，進而適應和存續的重要因素，而這一切都是隨機的，或說命定的。中樂透應該沒有人會不高興，但若能有所選擇，我想不會有多少生命願意被選中成為一個格格不入的存在，畢竟再怎麼孤獨，所有生命總是想貼近世界的。<text:span text:style-name="T3"><text:line-break/><text:line-break/></text:span>台南有間巨大的媽袓廟，好友帶著我去拜拜過兩次。我喜歡拜拜，小時候家裡放了一尊小小觀音像，父子三人每天拜，有天我爸用野狼機車載著我們兄弟出門，突然下起了傾盆大雨，一路空曠無所遮蔽，雨勢大到幾乎無法前進，那時我還小，覺得很可怕，我爸說你們聽好，拜拜不只是個習慣，拜拜首重虔誠，如果你遭遇困難或心有所求，便要兩手合什，對著觀音菩薩說出自己願望，最後心中虔誠默念七聲觀世音菩薩，願望便能實現。我爸於是領著我們兄弟倆祈求菩薩把這可怕的雨收回，好讓父子三人能平安回到家，才剛念完七聲觀世音菩薩，天空就像被施了魔法一樣，斗大的雨勢瞬間消失，轉為一片晴朗。<text:span text:style-name="T3"><text:line-break/><text:line-break/></text:span>我從此習得了這套魔法，長大以後失了家，觀音像沒了，我便對著自己的床拜，成了我唯一的廟，有著完全私人的一套儀式。廟大廟小並無差別，只差在是不是你的廟而已。我的廟很靈，許願幾乎從無不實現，但我知道上帝其實不只光顧我這裡，我是很樂意見廟就拜的，大小廟無論是佛袓或基督，只要走進去我總是行禮如儀，但台南這廟實在太大了，就像小鬼見著如來佛，不老實不正直的事做太多了，我在裡頭實在很緊張，拜是如是拜了，心裡卻在發抖，嚇得一身全是汗。連兩次去問事，擲筊問了半天總是問不出來，很尷尬，別人都一擲就有了，最後我只得請鈺錠幫我擲，才得化解。看來虔誠還是要看地點的，住小廟的在大廟裡可能還是有些驚慌。<text:span text:style-name="T3"><text:line-break/><text:line-break/></text:span>小是小，但我因此可以理解人物所謂的大，這個大並非一般的尺寸意義，大指的是他自己有個完整的世界，這個大也許就是個用個性所框築出來的邊界，是一間廟，套句呂楠的話，好的藝術家其實是沒什麼自由的。陳真說一個好的導演一輩子只拍一部片，大概也是類似意思。有句話說在有限中創造無限，鋼琴自古就<text:span text:style-name="T3">88</text:span>個鍵，才<text:span text:style-name="T3">88</text:span>種聲音，但音樂卻不因此有了極限。</text:p>
      <text:p text:style-name="P1"><text:span text:style-name="T1">陳真</text:span><text:s/>  |  2014.08.31 16:31   |   <text:a xlink:type="simple" xlink:href="http://palinfo.habago.org/Entry?Command=Information_PrintForum&amp;iPage=413#FORUM32688"><text:span text:style-name="T2">#</text:span></text:a></text:p>
      <text:p text:style-name="P3">看來真的是很難買到。呂楠顯然是不太想賺錢。<text:span text:style-name="T3"><text:line-break/><text:line-break/></text:span>多年前，一群大陸的藝術家聯手一起弄了底下這幅所謂行為藝術創作，在國外引起轟動：<text:span text:style-name="T3"><text:line-break/><text:line-break/>http://goo.gl/2ACv8k<text:line-break/><text:line-break/></text:span>轟動之後，引來巨大名利商機，於是大家搶。作者之一呂楠做了出人意表的舉動如下：<text:span text:style-name="T3"><text:line-break/><text:line-break/>http://zhidao.baidu.com/question/751695567690656124.html<text:line-break/><text:line-break/></text:span>我對呂楠不清楚，鳳凰網上略有耳聞，頗有個性。學姐剛找到他的本人照片給我看，長得很像電影裏的<text:span text:style-name="T3"><text:s/>"</text:span>小武<text:span text:style-name="T3">"</text:span>，很酷。<text:span text:style-name="T3"><text:line-break/><text:line-break/></text:span>大陸很大，就像森林一樣，林子大了便什麼鳥都有。滾滾紅塵中，人的個性或個別性反倒比較容易保留。<text:span text:style-name="T3"><text:line-break/><text:line-break/></text:span>小池塘就不行了，只養一種魚，遇到鎂光燈便花枝招展，依據幾項無聊定量指標與積分點數較長論短，勝者意氣風發，不可一世；敗者卑躬屈膝，匍匐前進。勝者敗者，一樣猥瑣。很少看到英雌好漢。英雌好漢若無出國比賽或取得某種社會地位，大家便會自動把你看成一條蟲，侮之辱之嘲之貶之，大可隨意為之。<text:span text:style-name="T3"><text:line-break/><text:line-break/></text:span>有人說我美化祖國，其實我沒有，我只是說它林子大，什麼鳥都有。林子大了，怪鳥再怪，總也能找到屬於自己的一片天。我說的不是絕對值，而是相對於小池塘或甚至像台灣這種水族箱，價值單一而封閉，全然不知世界多大。<text:span text:style-name="T3"><text:line-break/><text:line-break/></text:span>最近常想，一件事或一個作品的成就因素何在，也許是取決於：個性<text:span text:style-name="T3">(</text:span>或說天賦<text:span text:style-name="T3">)</text:span>，強烈熱情，比誰都努力；最後最重要的是要看老天爺點不點頭，看你的命運或後天造化。<text:span text:style-name="T3"><text:line-break/><text:line-break/></text:span>霍金要是在二十幾歲時一如醫生所預言兩年內就死了，如今誰也不知道霍金。維根斯坦在戰爭中誓言絕不殺敵，還好沒有被敵所殺而只成為俘虜瘦了一圈而已。要是當時死了，如今維根斯坦怕也只是存在於極少數親友同學的模糊記憶中的一個怪人而已。誰在命運洪流中滅頂，誰倖存，只能問蒼天。<text:span text:style-name="T3"><text:line-break/><text:line-break/></text:span>底下是有關呂楠的一些文字，值得一讀。侯孝賢是對的，<text:span text:style-name="T3">"</text:span>人先要大，作品才會大。<text:span text:style-name="T3">" </text:span>我看呂楠這個人，確實很<text:span text:style-name="T3"><text:s/>"</text:span>大<text:span text:style-name="T3">"</text:span>。他說自己並不神祕也不沉默，比賣菜的還好說話。<text:span text:style-name="T3"><text:line-break/><text:line-break/></text:span>底下第一個連結是香港的蘋果日報對呂楠的報導，非常值得一讀。怪人的怪，我看彼此之間似乎都還是有著一種同類的相似性。<text:span text:style-name="T3"><text:line-break/><text:line-break/>http://hk.apple.nextmedia.com/supplement/culture/art/20131019/18469696<text:line-break/><text:line-break/>http://blog.ifeng.com/article/3077349.html<text:line-break/><text:line-break/></text:span>陳真</text:p>
      <text:p text:style-name="P1"><text:span text:style-name="T1">陳真</text:span><text:s/>  |  2014.08.31 15:27   |   <text:a xlink:type="simple" xlink:href="http://palinfo.habago.org/Entry?Command=Information_PrintForum&amp;iPage=413#FORUM32687"><text:span text:style-name="T2">#</text:span></text:a></text:p>
      <text:p text:style-name="P2">如果淘寶網沒有全部，有個方法是請台灣的簡體書店代訂。台南有一間若水堂，台大附近也有幾間簡體書店。訂這些應該不麻煩，只要有<text:span text:style-name="T3">ISBN</text:span>國際書碼。</text:p>
      <text:p text:style-name="P1"><text:span text:style-name="T1">鄭啟承</text:span><text:s/>  |  2014.08.31 14:32   |   <text:a xlink:type="simple" xlink:href="http://palinfo.habago.org/Entry?Command=Information_PrintForum&amp;iPage=413#FORUM32686"><text:span text:style-name="T2">#</text:span></text:a></text:p>
      <text:p text:style-name="P3">我用陳真給的網址上去看，好像只有緬北監獄一本可以購買，我已經寫信問這間映畫廊，看看有什麼方式可以和他們買齊四部作品。我和懷軒一樣，大學時開始對拍照有興趣，但從未學習過，也找不到伴，完全是自己亂拍一通。我的第一台相機就是數位相機，直到現在都使用數位。中途曾經使用底片機，但我沒耐心，我喜歡拍完馬上可以看到，所以用沒幾次就不用了。十幾年來拍了數十萬張照片，塞滿幾個大硬碟，可是沒有一張稱得上作品的，唯一拍得很好的是鈺錠，屬個人珍藏級。<text:span text:style-name="T3"><text:line-break/><text:line-break/></text:span>我挺喜歡黑白照片，就像我喜歡泥土雕塑一樣。有時一種東西的侷限似乎才真正豐富了它的內涵，早年沒有彩色照片，但情感和美感並沒有因此失真，反而比彩色照片更有層次。雕塑也一樣，在我看雕塑品是完全不該上色的，現代雕塑發明了一個字叫作媒材，喜歡用各種奇奇怪怪的材料和顏色進行<text:span text:style-name="T3">”</text:span>創作<text:span text:style-name="T3">”</text:span>，大概覺得這樣比較酷比較炫吧，但我看雕塑只用泥土或木頭或石頭或金屬就夠了，何必如此花俏呢<text:span text:style-name="T3">? </text:span>藝術這般，人亦如此，我很怕看到女生化妝，女生不化妝多自然多好看，把一些顏料塗在臉上在我看是挺恐怖的，還有人喜歡把手腳指甲塗色，常常看了都起鴨皮疙瘩，真的很噁心<text:span text:style-name="T3"><text:s/>(</text:span>當然那只是我不喜歡，別人喜歡我沒意見<text:span text:style-name="T3">)</text:span>。<text:span text:style-name="T3"><text:line-break/><text:line-break/></text:span>我說想要拍攝人與動物，不是只想拍些貓貓狗狗好可愛的照片而已，那些照片取得容易，人與動物的關係卻當然並不如此膚淺，如果只是想看看好可愛的照片那<text:span text:style-name="T3">google</text:span>一下就好了，不用自己拍。我想拍些什麼其實我也說不上來，若說得上來那也不用拍照了。這樣一種渴望和動機當然不是憑空而來，除了從小就喜歡動物，另一個重要啟發當然就是親係譜。親係譜已經歇業，但其實我常常看，總能喚起心中許多感動。<text:span text:style-name="T3"><text:line-break/><text:line-break/></text:span>阿忠的那個網頁，呂楠的訪談很有意思，這人很鮮明，有個性，像個隱士，忠於自己的想法，恐怕是個從裡到外很難以動搖的一個人，簡單講是個怪人。<text:span text:style-name="T3"><text:line-break/><text:line-break/></text:span>分享可愛影片一則，是所謂戰鬥民族光榮事蹟之一，搶救一隻太胖卡在洞裡出不來的土撥鼠，真的是太胖了，難以動搖。<text:span text:style-name="T3"> <text:line-break/>https://www.youtube.com/watch?v=MkJpc_e6WpE</text:span></text:p>
      <text:p text:style-name="P1"><text:span text:style-name="T1">柳春春阿忠</text:span><text:s/>  |  2014.08.31 11:17   |   <text:a xlink:type="simple" xlink:href="http://palinfo.habago.org/Entry?Command=Information_PrintForum&amp;iPage=413#FORUM32685"><text:span text:style-name="T2">#</text:span></text:a></text:p>
      <text:p text:style-name="P2">這是之前柳春春網站收錄的一篇呂楠訪談。<text:span text:style-name="T3"><text:line-break/><text:line-break/></text:span>標題：創造生活經典<text:span text:style-name="T3"><text:s/></text:span>呂楠：我只希望作品活得比我長<text:span text:style-name="T3"><text:line-break/></text:span>作者：丁<text:span text:style-name="T3"><text:s/></text:span>曉蕾<text:span text:style-name="T3"><text:line-break/></text:span>原載：中國當代藝術數據庫<text:span text:style-name="T3"><text:line-break/><text:line-break/>http://goo.gl/Wrr8ft</text:span></text:p>
      <text:p text:style-name="P1"><text:span text:style-name="T1">懷軒</text:span><text:s/>  |  2014.08.31 03:48   |   <text:a xlink:type="simple" xlink:href="http://palinfo.habago.org/Entry?Command=Information_PrintForum&amp;iPage=413#FORUM32684"><text:span text:style-name="T2">#</text:span></text:a></text:p>
      <text:p text:style-name="P3">陳真，我再貼一次<text:span text:style-name="T3"><text:line-break/><text:line-break/>http://goo.gl/e9FmRT<text:line-break/><text:line-break/></text:span>可是可能因為原網址列中有中文，我怎麼貼都是這樣，從貼出來的聯結點進去會出現錯誤。或許可以試著搜尋<text:span text:style-name="T3">Photoblog.hk</text:span>，在該網站的內部搜尋中搜尋<text:span text:style-name="T3">"</text:span>呂楠<text:span text:style-name="T3">"</text:span>，就會出來了。標題是<text:span text:style-name="T3">"</text:span>呂楠《被人遺忘的人》拍攝<text:span text:style-name="T3"><text:s/>25 </text:span>年前中國的精神病人<text:span text:style-name="T3">"</text:span>。今天看它首頁還有一篇關於隔離牆的攝影書的報導。<text:span text:style-name="T3"><text:line-break/><text:line-break/></text:span>啟承，我貼的那晚就上網去找了呂楠的作品集，找了一大圈，<text:span text:style-name="T3">ebay, Amazon</text:span>都找了，就是沒找著，你要是找到的話，還請你通知一聲，謝謝。<text:span text:style-name="T3"><text:line-break/><text:line-break/></text:span>剛上大學時迷上攝影到處去借相機<text:span text:style-name="T3">(</text:span>因為當時買不起單眼<text:span text:style-name="T3">)</text:span>，當時已是底片的末代了，<text:span text:style-name="T3">sony</text:span>剛出了<text:span text:style-name="T3">200</text:span>多萬畫素的數位相機，當時已是驚為天人，比一檯基礎的底片機還貴，那時算是騷包貨。當時系上有個簡陋的暗房，會整天待在那的就只有我和另一個同學，還跑去照像館和老闆混超熟，只為了多挖出一些沖片的技巧。<text:span text:style-name="T3"><text:line-break/><text:line-break/></text:span>攝影曾經也是我心裡的一個夢，但我俗辣，早早認知到我無法賭上一切，就只能是個夢拿來說說嘴。<text:span text:style-name="T3"><text:line-break/><text:line-break/></text:span>懷軒</text:p>
      <text:p text:style-name="P1"><text:span text:style-name="T1">陳真</text:span><text:s/>  |  2014.08.31 03:10   |   <text:a xlink:type="simple" xlink:href="http://palinfo.habago.org/Entry?Command=Information_PrintForum&amp;iPage=413#FORUM32683"><text:span text:style-name="T2">#</text:span></text:a></text:p>
      <text:p text:style-name="P2">啟承，我不曾在淘寶網買過東西，但我聽說它每天至少一架飛機送貨來台，上面能找到你要的，例如：<text:span text:style-name="T3"><text:line-break/><text:line-break/>http://tw.taobao.com/item/37524497763.htm?fromSite=main&amp;spm=a1z10.5.w4002-5497327812.11.dv39Z5%2Ca1z10.5.w4002-5497327812.11.dv39Z5<text:line-break/><text:line-break/></text:span>其它幾冊應該也都有。但每一冊售價不一。緬北監獄<text:span text:style-name="T3">490RMB</text:span>，精神病人那一冊<text:span text:style-name="T3">280</text:span>。我是從映畫廊進去。<text:span text:style-name="T3"><text:line-break/><text:line-break/>http://115.28.53.3/pub/pub_detail.action?request_locale=zh_CN&amp;type=2&amp;id=49978b69775e4affb5de57f10fa268c7<text:line-break/><text:line-break/></text:span>我網路搜尋功力欠佳，但依此線索應不難找到。<text:span text:style-name="T3"><text:line-break/><text:line-break/></text:span>我看淘寶網是可以在台灣超商收件的。不一定要有人民幣帳戶。若真的需要用到人民幣，任何一家銀行都能網路購買人民幣。然後就匯過去就好了。<text:span text:style-name="T3"><text:line-break/><text:line-break/></text:span>我帳戶還有兩三千人民幣，你要的話，我買給你啊，你不用再另外花錢買人民幣。<text:span text:style-name="T3"><text:line-break/><text:line-break/></text:span>若能在超商收件應該挺容易的，若能貨到再付款就能用台幣支付；若須先付人民幣到對岸，你跟我說對方帳號，我再匯過去。<text:span text:style-name="T3"><text:line-break/><text:line-break/></text:span>四本加起來理應頂多一兩千人民幣就能買到，不應該炒到一萬八人民幣，相當於台幣九萬了。除非其中有一兩冊絕版被炒作成天價。但該攝影集並不古老，應該還不至於到絕版成珍貴古董的地步。</text:p>
      <text:p text:style-name="P4"/>
      <text:p text:style-name="P1"><text:span text:style-name="T1">陳真</text:span><text:s/>  |  2014.08.31 02:23   |   <text:a xlink:type="simple" xlink:href="http://palinfo.habago.org/Entry?Command=Information_PrintForum&amp;iPage=414#FORUM32682"><text:span text:style-name="T2">#</text:span></text:a></text:p>
      <text:p text:style-name="P2">這也是後台的東西。我不喜歡在後台寫，因為我不喜歡打擾別人的信箱；我沒那個膽，也沒那個臉。在這裏，至少不是我強迫你來看。<text:span text:style-name="T3"><text:line-break/><text:line-break/></text:span>這類文字本不應面世，但後台既然都寫了，就也在這留個底。<text:span text:style-name="T3"><text:line-break/><text:line-break/></text:span>陳真<text:span text:style-name="T3"><text:line-break/><text:line-break/></text:span>＝＝＝＝＝＝＝＝＝＝＝＝＝＝＝＝<text:span text:style-name="T3"><text:line-break/><text:line-break/></text:span>我怕語言，更怕語言之外、隱而不宣的東西，人們只消一個眼神、一個微笑，我就馬上身受重傷，自慚形穢，無地自容。我特別能感受到語言小島之外那片無聲的汪洋；在那裏，語言無用武之地。你還沒開口，大海就笑了。<text:span text:style-name="T3"><text:line-break/><text:line-break/></text:span>我常幻想，也許，唯一能擺脫這道痛苦宿命的東西就是死亡。死，可使大海平息，收起笑聲。<text:span text:style-name="T3"><text:line-break/><text:line-break/></text:span>這些話很文言，翻成白話就是：除了說<text:span text:style-name="T3"><text:s/>"</text:span>我是男的<text:span text:style-name="T3">"</text:span>　這話也許還足以取信於人之外，<text:span text:style-name="T3">(</text:span>幾乎<text:span text:style-name="T3">) </text:span>沒有人會相信我講的其它任何一句話；那些說他相信我的人，若非自欺，便是欺人。我知道我的話語基本上只有娛樂功能；我的存在，無非就是笑柄。過去如此，現在如此，將來也勢必如此。也許直到死亡來臨，人們才會恍然，原來這一切並不可笑。<text:span text:style-name="T3"><text:line-break/><text:line-break/></text:span>今天，在<text:span text:style-name="T3"><text:s/>"</text:span>宴會<text:span text:style-name="T3">"</text:span>上，學姊問我怎麼不去跟誰誰誰打招呼，他們不是應該也都認識你嗎？我搖頭說不要好了（我沒那個膽，我早已萬箭穿心，遍體鱗傷，犯不著往自己身上再多插幾箭。）說完，溜得比風還快，迅速鑽回洞裏，療傷止痛。<text:span text:style-name="T3"><text:line-break/><text:line-break/></text:span>說起電影<text:span text:style-name="T3"><text:s/>"Talk to Her"</text:span>，阿莫多瓦說，<text:span text:style-name="T3">"</text:span>語言是治療無情與瘋狂的一帖藥方<text:span text:style-name="T3">"</text:span>。但在我來說，倒比較像冗長版的墓誌銘。我明白，我還沒開口，大海就笑了，但我始終還是抱著與話語共存亡的決心在說話。<text:span text:style-name="T3"><text:line-break/><text:line-break/></text:span>學姊常問我，那麼多往事你不提，為何老提起童年家鄉的妓女們？<text:span text:style-name="T3"><text:line-break/><text:line-break/></text:span>我在為數上百家妓女戶的台南神町長大。童年不知男女事，只知這些女生待我友善<text:span text:style-name="T3">--</text:span>美月、真花園、夜巴黎、夜來香<text:span text:style-name="T3">...</text:span>等等等，日夜倚立門口窗廉下，摳指甲，玩弄頭髮，無言站立。每逢放學路過，常喊我過去摸頭掐臉，問我學校事，遞上糖果餅乾。<text:span text:style-name="T3"><text:line-break/><text:line-break/></text:span>時光一點一滴流逝，我慢慢長大，而她們卻逐漸老去，卻依然無言站立。我似乎越來越清楚明白彼此的身世。她們的存在，無非也是笑柄；語言對她們無絲毫用途。還沒開口，大家就笑了。比起她們，我要幸運許多，至少我還能給自己事先寫下墓誌銘，而她們生前死後卻一片寂靜。<text:span text:style-name="T3"><text:line-break/><text:line-break/></text:span>百家妓院光景早已不可見，僅剩一、二，就在對面巷裏數十公尺陰暗處。每周回家照顧我爸，偶而還會看到她們，在屋子一角坐著，跟一般阿嬤沒兩樣。<text:span text:style-name="T3"><text:line-break/><text:line-break/></text:span>沈從文有一回在船上見一妓女望著江面發呆，沈很感動，他說，<text:span text:style-name="T3">"</text:span>她們要能寫，能寫出多少故事來。＂也許這樣一些人，才真正跟語言一刀了兩斷，徹底隔絕在語言島嶼之外，連個棲息之所都沒有，還以詩為鄉呢。<text:span text:style-name="T3"><text:line-break/><text:line-break/></text:span>我知道她們年少青春滾落紅塵，早已無家人，就算有，也已失散失聯陰陽兩隔。半生紅塵，一生無人聞問。<text:span text:style-name="T3"><text:line-break/><text:line-break/></text:span>把我從小帶大的阿桑就是其中一位。多病纏身，年近半百便被逐出，流落街頭無路可走之際，來到我家幫忙煮飯洗衣帶小孩，儼然母親，直到壽終。<text:span text:style-name="T3"><text:line-break/><text:line-break/></text:span>事實上，語言始終沒有遺棄她們，只是以另一些形式存在。當年妓女戶門口，常有說書人。小桌一張，蠟燭一盞，一入了夜，便說起三國演義、西遊記、封神榜來；說到激動處，驚堂木往桌上一拍，眾人鼓掌叫好。<text:span text:style-name="T3"><text:line-break/><text:line-break/></text:span>我的阿桑雖然連自己的名字也不認得，不曾接受任何教育，但她也許聽說書聽了千百回，聽到都能背了。在我還很小還沒上學的時候，她忙完家務，便把我當成唯一聽眾。我聽不太懂，但多少能明白故事裏的喜怒悲歡；說到激動處，見她臉上常伴隨兩行清淚。故事全屬神怪傳奇，我不知道在她訴說千回不膩的這幾道故事中，究竟能有哪些情節挑起愁懷。<text:span text:style-name="T3"><text:line-break/><text:line-break/></text:span>我明白沉默致聖，聖美總在無言之境。但我倒也從不輕視語言，就像維根斯坦生前的唯一一次演講中的結尾所說：我知道這一切嚮往美善的言說依然毫無意義，但我這一生對之肅然起敬，絕不嘲笑它們。<text:span text:style-name="T3"><text:line-break/><text:line-break/></text:span>陳真</text:p>
      <text:p text:style-name="P1"><text:span text:style-name="T1">鄭啟承</text:span><text:s/>  |  2014.08.30 10:31   |   <text:a xlink:type="simple" xlink:href="http://palinfo.habago.org/Entry?Command=Information_PrintForum&amp;iPage=414#FORUM32681"><text:span text:style-name="T2">#</text:span></text:a></text:p>
      <text:p text:style-name="P3">請問有誰知道哪裡可買到呂楠的攝影集<text:span text:style-name="T3">? </text:span>我很想買，要正版的。博客來上沒有。有時候人紅了，要買他的作品很不容易。攝影集和書不一樣，書只要不印錯不亂改作者文字，隨便印都能閱讀，內涵都不變的，攝影集卻受印刷品質巨大影響著，好壞差很多，特別是紙張和校色，會決定攝影集的命運。<text:span text:style-name="T3"><text:line-break/><text:line-break/></text:span>昨天搜尋<text:span text:style-name="T3"><text:s/>google</text:span>，看到有人說在淘寶上呂楠的攝影全集已經炒作到<text:span text:style-name="T3"><text:s/>18000 </text:span>元人民幣，有點太可怕，而且我沒有中國銀行帳戶，好像不能在淘寶上買。<text:span text:style-name="T3"><text:line-break/><text:line-break/></text:span>至於我想拍攝的主題，我其實自己也說不上來，我前面說攝影主題已經想好了，我得修正一下，講這樣好像我是為了攝影而特別去構思或<text:span text:style-name="T3">"</text:span>想<text:span text:style-name="T3">"</text:span>個主題出來，不是這樣的，我只是長久以來特別容易受某些畫面所吸引，進而想要自己製造一些而已。就像有些人很愛吃美食，最後成了廚師，是不是好廚師一回事，一飽自個兒口福才是真的。<text:span text:style-name="T3"><text:line-break/><text:line-break/></text:span>三個月前去了趟澳洲，有個行程在當地的一個市集閒晃，我對此好奇，每家店都不放過，其中一家店裡看到件小小雕塑品，寫明銅製品，但顯然是翻模大量生產，材質並不是銅而是常見的<text:span text:style-name="T3">poly</text:span>，只是塗色塗得和黃銅很像而已，我對這類工藝品製作有些概念，這一件成本應該不到<text:span text:style-name="T3">400</text:span>塊台幣，標價台幣<text:span text:style-name="T3">3000</text:span>，有點貴，但不買怕錯失機會，於是我就把它帶回了台灣。<text:span text:style-name="T3"><text:line-break/><text:line-break/></text:span>這顯然是某間禮品公司的系列商品之一，包裝寫<text:span text:style-name="T3"><text:s/>Outback </text:span>系列，什麼是<text:span text:style-name="T3"><text:s/>Outback </text:span>我看不懂，查字典原來是澳洲內陸的意思。這作品是一個男人坐在一段樹幹上，戴了頂牛仔帽，有隻狗把前腳擱在男人的腿上，享受他的輕撫。這作品沒什麼，無甚藝術價值，我把這作品給幾位雕塑家看過，無一人露出特別讚賞或喜愛的神情。但喜不喜歡一件事物是不需要專家認證的，我對這作品特別喜愛，還好有買下來，因為看裡頭有張限量卡，全世界<text:span text:style-name="T3">"</text:span>只<text:span text:style-name="T3">"</text:span>賣一萬隻，我的是第九千多號，快賣完了。<text:span text:style-name="T3">(</text:span>一萬隻其實不叫限量，一千隻才叫限量<text:span text:style-name="T3">)<text:line-break/><text:line-break/></text:span>雕塑品也許可以慢慢做，攝影就沒辦法這樣，若想拍些人與動物之間的關係和連結，可能就比較困難了。拍動物本身應該不難，只要有好的攝影設備，多些耐心和體力即可，我在澳洲見著一隻巨大的鳥從我頭上飛過，舉起相機立刻就把牠的英姿給擷取下來。拍人當然就需要些素養，但整體來說人的動作比較慢，還是不難的。但今天你若想抓住一些人和動物之間的情感或關係，難度多半就很高，因為這樣的關係必須是真實的，動物不會作假，恐怕只會給你一瞬間的機會。某個最好的瞬間，卻有著無數的角度，你能否剛好就站在那個完美的角度，聽起來就像買樂透一樣，得看上帝給不給你那張照片。<text:span text:style-name="T3"><text:line-break/><text:line-break/></text:span>總之要拍好這類畫面很不容易，我只能想像，不確定有沒有那樣的能力。困難的恐怕還不只拍照本身，拍照難，但拍多些總會提高中獎機率，拍個幾十萬張總有一張可以看吧<text:span text:style-name="T3">? </text:span>但攝影在我認知就像記者採訪或人類學家做田野那樣，大多時間都不是在拍照，而是花心力在交通、查詢資料、與公家機關周旋，以及與人的溝通上，需要無比的耐心和精力，可能還需要強健的體魄和一些防身能力，以免遭遇疾病和各種危險。<text:span text:style-name="T3"><text:line-break/><text:line-break/></text:span>另外拍照不只是拍照，過去攝影師通常花兩分的時間在拍照，八分的時間在沖洗和修飾照片，現代也一樣，數位相機很方便，但你恐怕只有兩分的時間在拍照，八分甚至更長的時間要用來整理和處理相片檔案，所謂數位暗房，其中包含很多高科技軟體的操作，很傷腦力眼力的一份工作。<text:span text:style-name="T3"><text:line-break/><text:line-break/></text:span>總之攝影恐怕就得像這位呂楠一樣，說難不難，但你得付出你的全部，才有辦法把它做好，而我的全部只能用在自己的基本生存上，不知何時才能再挪些給這攝影的夢了。</text:p>
      <text:p text:style-name="P1"><text:span text:style-name="T1">陳真</text:span><text:s/>  |  2014.08.30 02:35   |   <text:a xlink:type="simple" xlink:href="http://palinfo.habago.org/Entry?Command=Information_PrintForum&amp;iPage=414#FORUM32680"><text:span text:style-name="T2">#</text:span></text:a></text:p>
      <text:p text:style-name="P2">懷軒，你的第一個連結是空的。我用關鍵字找到其它連結：<text:span text:style-name="T3"><text:line-break/><text:line-break/>http://goo.gl/JBd7Le<text:line-break/><text:line-break/></text:span>不知啟承的攝影主題是什麼？方便說的話，願聞其詳。</text:p>
      <text:p text:style-name="P1"><text:span text:style-name="T1">陳真</text:span><text:s/>  |  2014.08.30 01:20   |   <text:a xlink:type="simple" xlink:href="http://palinfo.habago.org/Entry?Command=Information_PrintForum&amp;iPage=414#FORUM32679"><text:span text:style-name="T2">#</text:span></text:a></text:p>
      <text:p text:style-name="P3">回到台南，經過學姊的一番開導與當面諄諄教誨，我明白了，特別要公開懺悔自我檢討一下。<text:span text:style-name="T3"><text:line-break/><text:line-break/></text:span>學姊的意思是：我們在遙遠的千里之外不痛不癢地站個幾回，然後舞文弄墨一番；其實一點危險或壓力也沒有，但咱們自我滿意度還蠻高的，特別是董事長。但是，人家<text:span text:style-name="T3">Pappe</text:span>老兄卻得面對同胞的千夫所指（這點痛苦我能體會），但我卻只因為他的一篇文章寫得彆彆扭扭就拿它來開刀。這樣會不會太卑劣輕浮了。<text:span text:style-name="T3"><text:line-break/><text:line-break/></text:span>我想了一想，的確也是，雖然我是拿<text:span text:style-name="T3"><text:s/>‘’</text:span>它<text:span text:style-name="T3">‘’ </text:span>（文字）而不是拿<text:span text:style-name="T3"><text:s/>‘’</text:span>他<text:span text:style-name="T3">‘’ </text:span>（他這個人）開刀，但如果我當下能體會到<text:span text:style-name="T3"><text:s/>‘’</text:span>他<text:span text:style-name="T3">‘’ </text:span>這個人所做的以及所承受的，我肯定不會去批評他的文字。基本上，我是以人廢言，以人舉言的。好人文筆即便欠佳，文筆便是小事；反之，一個人即便寫得意氣流暢，若此人窩囊猥瑣，那我就根本不會去看他寫什麼或講什麼，因為毫無意義。<text:span text:style-name="T3"><text:line-break/><text:line-break/></text:span>基於這樣的信念，有時學姊說要轉載哪篇文章，我會表明反對，因為那些文章的作者我認識，是一些混蛋，品行不端；我們不應該去表彰抬舉混蛋人渣的任何一個字。我不相信一個人如果品行不好還能寫出什麼值得聆聽的話語。<text:span text:style-name="T3"><text:line-break/><text:line-break/></text:span>同理，即便<text:span text:style-name="T3">Pappe</text:span>老兄的<text:span text:style-name="T3"><text:s/>‘’</text:span>那篇<text:span text:style-name="T3">‘’ </text:span>文字彆扭是一種<text:span text:style-name="T3"><text:s/>‘’</text:span>事實<text:span text:style-name="T3">‘’</text:span>，但我若意識到文字背後有個善良的人，我是不會窩囊到去嘲弄他的文筆的。就好像我認識黃紀男，我知道他承受過什麼痛苦，知道他的心裡的愛恨，我是絕不會卑劣到去拿他的文字來當負面教材的。就算要舉負面例子也該舉些人渣的文字才對，而不是拿一個具有真實感情但卻拙於表達的人的文字來說事，除非我根本沒去意識到文字背後是個什麼樣的人，才會不經大腦就拿來輕薄一番。<text:span text:style-name="T3"><text:line-break/><text:line-break/></text:span>我之所以隨手拿來當例子，是因為最近才剛在百忙之中熬夜修改完他那篇文章，改得滿肚子氣，因為實在很彆扭，心裡想乾脆我直接幫你寫都要來得輕鬆些，實在太難修改潤飾。學姊說，一個人有真實感情，而且為之付出代價，但他也許根本不習慣寫這樣一種抒情文，這樣你就要罵他寫字彆扭，是不是很不應該。<text:span text:style-name="T3"><text:line-break/><text:line-break/></text:span>學姊英明。這樣講，我就能理解，這樣的確很不應該。所以我應該公開表示懺悔才對。<text:span text:style-name="T3"><text:line-break/><text:line-break/></text:span>不過，我講的其他那些意思依然成立，只是舉了一個不該舉的例。希望各位不要被我的不當舉例所影響而對該作者有任何不好的想法。長期以來，我始終相信我們應以人廢言，以人舉言。表達方式很重要，但我舉了一個不恰當的例子。</text:p>
      <text:p text:style-name="P1"><text:span text:style-name="T1">陳真</text:span><text:s/>  |  2014.08.29 21:46   |   <text:a xlink:type="simple" xlink:href="http://palinfo.habago.org/Entry?Command=Information_PrintForum&amp;iPage=414#FORUM32678"><text:span text:style-name="T2">#</text:span></text:a></text:p>
      <text:p text:style-name="P2"><text:span text:style-name="T3">‘’</text:span>伊斯蘭國：美國製的聖戰運動<text:span text:style-name="T3">‘’ </text:span>已貼出在首頁。這文章很簡潔扼要地說明了<text:span text:style-name="T3">ISIS</text:span>和美國之間錯綜複雜的關係。主流媒體對此一關係很少著墨，往往只根據西方社會當下的政治需要去型塑某種高度簡化甚至不實的說法。強烈推薦一讀。當然，這只是我的個人推薦。</text:p>
      <text:p text:style-name="P1"><text:span text:style-name="T1">陳真</text:span><text:s/>  |  2014.08.29 11:37   |   <text:a xlink:type="simple" xlink:href="http://palinfo.habago.org/Entry?Command=Information_PrintForum&amp;iPage=414#FORUM32677"><text:span text:style-name="T2">#</text:span></text:a></text:p>
      <text:p text:style-name="P3">底下也是寫在後台，搬到這來給大家解解悶，看點熱鬧。<text:span text:style-name="T3"><text:line-break/><text:line-break/></text:span>陳真<text:span text:style-name="T3"><text:line-break/>==========<text:line-break/></text:span>各位講話酸溜溜，可否有誰可明確指出我在這些說法中哪個地方有所冒犯或犯了什麼胡說八道的錯？<text:span text:style-name="T3"><text:line-break/><text:line-break/></text:span>這位<text:span text:style-name="T3">Pappe</text:span>寫的這文章，我的確看了覺得彆扭，難道連這樣也不能表白或批評？只因為他思想很正確很勇敢所以就給安上了神主牌不能不敬？他寫過什麼深沉厚重的文章不在我討論範圍，我只說他的<text:span text:style-name="T3">"</text:span>這篇<text:span text:style-name="T3">" </text:span>文章。我們即便崇拜哪個導演或作家或音樂家，斷然也不會說他的每一個音符每一篇文字或每一個影像都不許批評，一批評就是<text:span text:style-name="T3"><text:s/>"</text:span>否定這個人的整個世界<text:span text:style-name="T3">"</text:span>？<text:span text:style-name="T3"><text:line-break/><text:line-break/></text:span>況且，我要說的並不是這位<text:span text:style-name="T3"><text:s/>Pappe</text:span>的這篇文字，而是說這一類語意貧乏、婆婆媽媽的文字，乃至幾乎包括所有人<text:span text:style-name="T3"><text:s/>(</text:span>包括我之前所說的包括我自己<text:span text:style-name="T3">) (</text:span>但我是被迫如此寫東西<text:span text:style-name="T3">)</text:span>。我要說的是<text:span text:style-name="T3"><text:s/>(</text:span>我實在很痛恨被迫得寫出這種措詞<text:span text:style-name="T3">)</text:span>，就像幾千年來文言文盛行，大家講話之乎者也，彆扭得快便祕，好不容易胡適弄了個白話文運動，給文字多一點色彩；當今狀況亦然，有這麼一種功能不佳的彆扭文字取得唯一合法地位，於是使得文字逐漸失去它應有的豐富內在。<text:span text:style-name="T3"><text:line-break/><text:line-break/></text:span>所有觸目可及的文字幾乎都是如此，當然也包括我自己<text:span text:style-name="T3">(</text:span>我這樣指控自己，盼望大家會開心一些，減少敵意<text:span text:style-name="T3">)</text:span>，差別只是在於我因此感受到極大的痛苦。文字不該是這樣一種貧乏的東西；<text:span text:style-name="T3">Martin Heidegger</text:span>、齊克果及尼采，乃至於晚期的維根斯坦，都致力於提倡一種詩一般的文字，詩一般的生命存在狀態，企圖把文字、生命從黑白對錯的命題狀態，恢復到它應有的一種彩色、不具命題內涵的圖像狀態。而羅素及早期的維根斯坦及<text:span text:style-name="T3">Frege</text:span>卻反其道而行，特別是羅素，他夢想文字能一清二楚，精確地攜帶特定意涵，屆時如果訂國際條約或平常商家打契約就不用怕有含糊空間。<text:span text:style-name="T3"><text:line-break/><text:line-break/></text:span>中、晚期的維根斯坦否定了自己前期的看法，他說這樣一種以命題為文字核心的企圖是荒唐且愚不可及，他說，<text:span text:style-name="T3">"</text:span>我的靈魂很疲憊<text:span text:style-name="T3">" </text:span>這樣一句原本被掃地出門的話語，理應有著它應有的合法地位。<text:span text:style-name="T3"><text:line-break/><text:line-break/></text:span>各位如果覺得文字這東西怎麼寫怎麼好，我無所謂，我也從不打算去改變或影響他人的想法，我只是說出我的感受和渴望。<text:span text:style-name="T3"><text:line-break/><text:line-break/></text:span>語言無非就是生命的影子，生命竟然被它的影子給捆綁在地上，動彈不得，天底下很難有比這更大的囚禁了。各位若無此感受，我沒意見，但我這樣一種批評或說法或表白，實在對任何人都沒有任何不敬，不管對方是好人壞蛋都一樣，都同樣受制於這樣一套具有極其有限波長、完全由命題決定語意真假值的文字模式。<text:span text:style-name="T3"><text:line-break/><text:line-break/></text:span>至於懷軒，你別介意。我沒有聽眾，平常也只能對著書桌或電腦自言自語；之所以講這些什麼文字、生命的，純粹出於一種興趣和樂趣，一種誘惑，一種難以抗拒的熱情，而非出於針對任何個別人事物的辯解議論或反彈。我不是那種會浪費一秒鐘去做我缺乏熱情或讓我不愉快之事的那種人。學姊必然很清楚這一點。套一句王爾德的話，我的確可以抵抗一切，除了誘惑。<text:span text:style-name="T3"><text:line-break/><text:line-break/></text:span>二戰期間，維根斯坦的學生<text:span text:style-name="T3"><text:s/>Charles Stevenson</text:span>飽受教會及輿論攻擊，後來更被耶魯解聘，掃地出門，倒不是因為他提出什麼反戰思想，也不曾提倡過任何敗德言論，哪像羅素，真是嚇死人，整天幹幹幹，倡議性解放或什麼開放式婚姻。<text:span text:style-name="T3"><text:line-break/><text:line-break/></text:span>羅素寫了<text:span text:style-name="T3"><text:s/>‘’</text:span>數學原理<text:span text:style-name="T3">‘’ </text:span>之後，雖然仍然持續寫了許多哲學著作及救國救民的文章，但閱讀價值不是很高，其中許多甚至是找人代筆，掛他的名字發表以便暢銷賣座或藉以壯大左派運動。一個女學生問他：羅～老師～，倫家想問你哦，為什麼你好像很久都沒再從事學術活動啊？羅素說，小妞，妳想知道為什麼嗎？附耳過來。於是在女學生耳邊留下曠世名言：<text:span text:style-name="T3">‘’</text:span>因為我喜歡幹啊<text:span text:style-name="T3">‘’</text:span>。<text:span text:style-name="T3"><text:line-break/><text:line-break/></text:span>維根斯坦說，羅素的著作應該標上兩種不同顏色，一種必讀，特別是數學原理那本千頁鉅著，維根斯坦說，所有哲學研究者都應該讀這書；但他說，羅素的另一類著作則應列為禁書。我倒不會要求查禁，只覺得閱讀價值實在不高。<text:span text:style-name="T3"><text:line-break/><text:line-break/></text:span>跟羅素不一樣，<text:span text:style-name="T3">Stevenson</text:span>是個乖寶寶，不會提倡那些傷風敗俗的事，但他遭受的攻擊與非議卻不亞於羅素。最大的攻擊點就是<text:span text:style-name="T3">emotivism</text:span>（情緒主義），簡單說就是認為道德宣稱不具認知意義，概念空洞，它沒法提供任何命題，而只是展露一種情緒態度。<text:span text:style-name="T3"><text:line-break/><text:line-break/></text:span>幾年前，當我還接受演講邀請時，曾講過類似主題，題目叫<text:span text:style-name="T3"><text:s/>‘’</text:span>道德的知識論地位（<text:span text:style-name="T3">the epistemological status of morality</text:span>）<text:span text:style-name="T3">"</text:span>。記得有一回在某醫院演講，主持人是該院領導，跟大家介紹說我今天要講的題目是用<text:span text:style-name="T3"><text:s/>‘’</text:span>非常有道德的知識<text:span text:style-name="T3">‘’ </text:span>來討論<text:span text:style-name="T3"><text:s/>‘’</text:span>社會地位<text:span text:style-name="T3">‘’</text:span>。我趕緊澄清說不是不是，我是要講<text:span text:style-name="T3"><text:s/>‘’</text:span>道德<text:span text:style-name="T3">‘’ </text:span>（<text:span text:style-name="T3">morality</text:span>）這個東西在<text:span text:style-name="T3"><text:s/>‘’</text:span>知識版圖<text:span text:style-name="T3">‘’ </text:span>上的<text:span text:style-name="T3"><text:s/>"</text:span>地位<text:span text:style-name="T3">"</text:span>。<text:span text:style-name="T3"><text:line-break/><text:line-break/></text:span>好容易或好不容易，一兩個小時講完了，得到的回應似乎一片茫然，不知所云。這很正常，畢竟這些思維本來就沒什麼現實意義，它並不是在貶低道德，也不是要提出任何道德宣稱，它只是企圖理解<text:span text:style-name="T3"><text:s/>‘’</text:span>道德<text:span text:style-name="T3">‘’ </text:span>這東西的的本質以及它與<text:span text:style-name="T3"><text:s/>‘’</text:span>知識<text:span text:style-name="T3">‘’ </text:span>之間的關係，或者說，它是在探究：世界上究竟有沒有<text:span text:style-name="T3"><text:s/>‘’</text:span>道德知識<text:span text:style-name="T3"><text:s/>‘’ </text:span>（<text:span text:style-name="T3">moral knowledge</text:span>）這樣一種東西？聽眾一片茫然很正常，因為對於絕大多數人來講，這樣一些思索恐怕再無聊也不過，簡直是有病。<text:span text:style-name="T3"><text:line-break/><text:line-break/></text:span>但是，時代背景如果拉回到二次世界大戰的年代，恐怕下場就不太妙。愛國情操高漲，道德口號不絕於耳，可歌可泣的愛國思維甚囂塵上，你不熱烈響應也就罷了，竟然還說什麼道德只是一種情緒，概念空洞，無關理性認知。當年的教會領導，就像現在的政客名嘴及御用學者們那樣，公開痛罵說：鄉親啊！你們聽看看，這些人講的話能聽嗎？這還是人話嗎？當大家為國家為鄉土為咱子子孫孫犧牲奉獻的同時，這些吃飽太閒的哲學家卻說我們所熱愛的道德，我們的理想，只是一種概念空洞的非理性情緒。<text:span text:style-name="T3"><text:line-break/><text:line-break/></text:span>我總是懷著極大的恐懼和謹慎對外言說，唯有私下寫作、自言自語時，我才總算海闊天空。因為，講某些事很容易，講另一些事更容易，但也往往更容易招來痛苦和懲罰。然而，這卻只是我懷著極大熱情很想講述的<text:span text:style-name="T3"><text:s/>"</text:span>一門課<text:span text:style-name="T3">" </text:span>或<text:span text:style-name="T3"><text:s/>"</text:span>一本書<text:span text:style-name="T3">" </text:span>的前言而已，連第一章都始終還沒能翻開。<text:span text:style-name="T3"><text:line-break/><text:line-break/></text:span>悲劇有許多來源，其中有一種來源恐怕跟表達與閱讀能力有關。我的表達能力欠佳，因此經常惹來許多禍端我也沒啥好抱怨，但有些時候卻是人們閱讀能力的問題。你得犧牲微妙，想辦法迎合人們的閱讀能力，不斷自我說明<text:span text:style-name="T3"><text:s/>"</text:span>我不是這個意思哦<text:span text:style-name="T3">" "</text:span>我不是那個意思哦<text:span text:style-name="T3">" "</text:span>我的意思是這樣那樣哦<text:span text:style-name="T3">"</text:span>，這就好像一個導演拍片，但他很怕觀眾誤解會惹來危險和痛苦，於是一邊拍，一邊在螢幕旁負責講解每一幕的意思，把圖像式的內涵，一概統統化為命題或布告宣言。表面上好像溝通好一些了，其實是越溝越遠，因為句子影像的波長變小了，你只能把一切硬是全擠塞進<text:span text:style-name="T3"><text:s/>"</text:span>可見光<text:span text:style-name="T3">" </text:span>的頻譜上來。人們的閱讀能力只能在某個極其狹隘的波長範圍內運作。<text:span text:style-name="T3"><text:line-break/><text:line-break/></text:span>當時空不一樣，波長當然也會改變，但它往往就只在特定範圍內轉換而已。今天，當你提出<text:span text:style-name="T3">emotivism</text:span>，你不用擔心教會領導會對你發動攻擊或被學校開除。但這絲毫不意味著人們的閱讀能力和理解力已提昇擴大。也許將來有一天，當有人批評比方說鄭南榕不愛惜自己的生命時，他將不會因此招來鋪天蓋地的攻擊。但那同樣也不意味著人們的可見光頻譜範圍擴大，那往往只是意味著人們的光譜轉換頻道、換了個顏色，如此而已。同樣的悲劇還是會持續發生，除非我們的閱讀能力能有本質上而非特定頻道上的改變，從命題到圖像，從宣言布告到詩。<text:span text:style-name="T3"><text:line-break/><text:line-break/></text:span>我常寫同樣的話，例如我常說，如果人們不願在閱讀能力上下工夫，那麼，給他一本聖經或可蘭經，無疑等於是給他一座火藥庫。以那樣一種閱讀能力，他將能從經典中找到懲罰無數不守教義的敵人之思想依據。你看那些基本教義派，豈是什麼壞人，他們只是閱讀能力可能有點問題而已，老是以為神明直接了當告訴他這樣那樣一堆命題式的教條，不可以這樣，不可以那樣，進而使他想要把這一切給貫徹始終到每個人身上。<text:span text:style-name="T3"><text:line-break/><text:line-break/></text:span>我也常歌頌<text:span text:style-name="T3"><text:s/>"in a sense" ( "</text:span>某個意義上<text:span text:style-name="T3">") </text:span>這個詞。一個句子或一個段落，不可能全稱，不可能指涉一切，即便神也辦不到，你只能藉之表白<text:span text:style-name="T3"><text:s/>"</text:span>某個意義<text:span text:style-name="T3">"</text:span>。這個<text:span text:style-name="T3"><text:s/>"</text:span>某個<text:span text:style-name="T3">"</text:span>，理當微細而精妙，而不是努力讓它粗糙粗暴地涵蓋一切。<text:span text:style-name="T3"><text:line-break/><text:line-break/></text:span>例如我常說我喜歡<text:span text:style-name="T3">R.M.Rilke</text:span>及北島和濟慈等幾位詩人。他們的詩作我幾乎統統都有。但老實說，十首恐怕有七首我不喜歡。特別是他們的那幾首眾人朗朗上口的名詩，我更是不喜歡。即便是莫扎特也一樣，他的許多作品我也沒感覺。有時我甚至會想，這些人是不是曾經很缺錢，所以有時就顧不了品質亂創作一通了。例如<text:span text:style-name="T3">Rilke</text:span>，特別如此。他窮怕了，整天努力迎合市場、名人，四處毛遂自薦，寫一大堆不痛不癢的昏庸詩。導演當然也一樣，我還蠻喜歡陳凱歌，但是看了他的什麼<text:span text:style-name="T3"><text:s/>"</text:span>無極<text:span text:style-name="T3">"</text:span>，馬上把這部幾百元買來的<text:span text:style-name="T3">DVD</text:span>丟到垃圾桶。<text:span text:style-name="T3"><text:line-break/><text:line-break/></text:span>我不是說我的評價一定是對的<text:span text:style-name="T3"><text:s/>(</text:span>媽的我又被迫在自我說明了<text:span text:style-name="T3">)</text:span>，<text:span text:style-name="T3">"</text:span>評價<text:span text:style-name="T3">" </text:span>本來就無對錯，也許你看<text:span text:style-name="T3"><text:s/>"</text:span>無極<text:span text:style-name="T3">" </text:span>看了很開心，那我沒意見，但在我看來那就是大爛片。可當我說這是一部空洞貧乏的大爛片時，就只是在<text:span text:style-name="T3"><text:s/>"</text:span>這個<text:span text:style-name="T3">" </text:span>意義上來講，而不是說陳凱歌的<text:span text:style-name="T3"><text:s/>"</text:span>所有<text:span text:style-name="T3">" </text:span>電影全是垃圾，更不是說陳凱歌是個大爛人。<text:span text:style-name="T3"><text:line-break/><text:line-break/></text:span>也許你會覺得，明白這層道理有何難？但它就是很難。如果你讀過維根斯坦，你會注意到他的文字經常出現類似大寫<text:span text:style-name="T3"><text:s/>"THIS" </text:span>的強調，有時還弄成斜體字，就是要讀者注意喔：我是在指<text:span text:style-name="T3"><text:s/>"</text:span>這個<text:span text:style-name="T3">" </text:span>東西，<text:span text:style-name="T3"><text:s/>"</text:span>這個<text:span text:style-name="T3">" </text:span>意義。<text:span text:style-name="T3"><text:line-break/><text:line-break/></text:span>當年的教會領導，或每個年代的教會領導，如果都像現任教宗這樣有著良好的閱讀能力，我看歷史上被教會迫害的亡魂會減少很多。當年的教會領導，理應平心靜氣先弄懂人家<text:span text:style-name="T3">Stevenson</text:span>是在說什麼再來發動攻擊也不遲。例如指稱道德命題是假命題，<text:span text:style-name="T3"><text:s/>"</text:span>概念空洞<text:span text:style-name="T3">" </text:span>或<text:span text:style-name="T3"><text:s/>"</text:span>缺乏認知意義<text:span text:style-name="T3">"</text:span>，這只是在描述一種有關知識本質的現象，而不是說道德都是騙人的啦，這根本是兩碼子事。你聽一首音樂，很感動，雖然歌詞一個字也不懂，你仍裝滿了眼淚瓶，但你難道是被一組命題、透過某種認知程序而感動？應該不是。你只是被某種詩一般的東西給挑起了某種情緒態度。<text:span text:style-name="T3"><text:line-break/><text:line-break/></text:span>你看一朵花、一片雲，乃至一陣風，很美，讓你不禁悲從中來，難道你是在花裏雲裏認知到什麼知識因此感動？當然不是。<text:span text:style-name="T3"><text:line-break/><text:line-break/></text:span>這些說法，你當然不一定要認同。這只是哲學上有此一說。有此一說的由來自然是跟自然科學的興起有關，帶來一種邏輯實證思維，企圖給知識畫下一個應有的範圍。你不認同倒也罷了，但可別搞錯別人的意思。<text:span text:style-name="T3"><text:line-break/><text:line-break/></text:span>我剛醫學院畢業不久，有一回，寫了一些文章提到社會建構論，亦即知識是一種社會建構的產物，它不是單純的發現，而是相當程度是被發明的。我還提到精神醫學同時負有一種社會控制的功能，負責鑑別好與壞、正常與異常，藉以維持社會運作；我說，究竟它是在治療<text:span text:style-name="T3">bad</text:span>或<text:span text:style-name="T3">mad</text:span>是有爭議的。想不到這些文章和我這些話，有一天流傳到某個醫學大老的耳朵裏，高聲痛罵說我胡說八道妖言惑眾，還說我這種人怎麼當醫生？<text:span text:style-name="T3"><text:line-break/><text:line-break/></text:span>那是台灣最核心的精神醫學機構之一，這位大老的反應，在當年是具有相當代表性的。我原本還打算去那地方任職，想想還是算了，我還是窩在鄉下小醫院當我的<text:span text:style-name="T3"><text:s/>"</text:span>一人主任<text:span text:style-name="T3">" </text:span>比較愉快。<text:span text:style-name="T3"><text:line-break/><text:line-break/></text:span>這些什麼社會建構、社會控制的想法，不過老生常談，無甚希奇。這樣一些想法，如果是在<text:span text:style-name="T3">20</text:span>年後的今天拿出來講，應該不會再招惹來這種反應和懲罰。但這並不意味著我們的理解力和閱讀能力提昇擴大了，這只意味著某些東西進入了特定頻譜，取得了能見度和正當性。就好像三十年前，學生普遍反共兼忠黨愛國，三十年後的今天，學生還是一樣普遍反共兼忠黨愛國，差別只是波長移位，換了另一種顏色而已，但其封閉與單一本質並無絲毫改善，甚且變本加厲，可見光的範圍簡直萎縮到只剩下一個點，一兩句特定口號，其他一切統統在視線之外，而且動輒視之為敵。<text:span text:style-name="T3"><text:line-break/><text:line-break/></text:span>最近不是露西很熱門嗎？也許電影講的有點道理。要是人們的腦力可以提高幾個百分點，世上諸多爭戰以及因之而來的悲劇和痛苦將會減少許多。所謂詩能救世界，也許就是這個意思。我對概念、對命題、對資訊的信心，遠遠比不上詩。前者只讓我們<text:span text:style-name="T3"><text:s/>"</text:span>知道<text:span text:style-name="T3">" </text:span>事情，後者卻讓我們看見那不可見的影像、聽見那不可言說的聲音，感受那非屬於我們自身的感情。那些掉落在特定光譜波長之外的東西，也許可以讓我們看見一個比較接近真實的生命與世界。<text:span text:style-name="T3"><text:line-break/><text:line-break/></text:span>沈從文墓碑上刻著一段他自己寫的話：<text:span text:style-name="T3">"</text:span>照我思索，能理解我；照我思索，可認識人。<text:span text:style-name="T3">" </text:span>也許萬物生命之中，除了愛，沒有比理解更重要的東西了。<text:span text:style-name="T3"><text:line-break/><text:line-break/></text:span>對於戰爭，對於人世悲劇，我總想促進一種真實的理解，但卻始終事與願違，反而帶來更多誤解；有時難免會有一種很想回到私人世界的強烈衝動，徹底與世隔絕；彷彿言語已到盡頭，再無一字可說。<text:span text:style-name="T3"><text:line-break/><text:line-break/></text:span>沈從文生前飽受誤解，大半輩子身上揹著一個學術紅人郭沫若御賜的<text:span text:style-name="T3"><text:s/>"</text:span>黃色作家<text:span text:style-name="T3">" </text:span>稱號，連妻兒都不以為然，看不過去，甚至看不起；社會在進步，黨國在進步，而你卻如此落伍不長進。臨終時，旁人問沈從文有何遺言，他說：<text:span text:style-name="T3">"</text:span>我對這世界無話可說<text:span text:style-name="T3">"</text:span>。<text:span text:style-name="T3"><text:line-break/><text:line-break/></text:span>陳真</text:p>
      <text:p text:style-name="P1"><text:span text:style-name="T1">鄭啟承</text:span><text:s/>  |  2014.08.29 10:16   |   <text:a xlink:type="simple" xlink:href="http://palinfo.habago.org/Entry?Command=Information_PrintForum&amp;iPage=414#FORUM32676"><text:span text:style-name="T2">#</text:span></text:a></text:p>
      <text:p text:style-name="P2">懷軒介紹的這位呂楠，讓人印象深刻，以我的標準可以算世界頂尖了，這人很特別。攝影和其他的藝術比較不一樣，需要大量擷取素材，其中只有數百或數千分之一稱得上作品。既以量取勝，攝影技術本身佔不了多少成份，恐怕一個人願意投入的情感和時間和心力才是重點。若此生有機會，我是很想成為一名攝影師的，一直很想拍些好照片，如果條件允許，真想到中國或澳洲這樣的大地住個五六年，全心投入拍照，拍個幾十萬張總有幾張可以看吧<text:span text:style-name="T3">? </text:span>事實上我連主題都有些眉目了，可惜各種條件都很難達成，只能想像。</text:p>
      <text:p text:style-name="P1"><text:span text:style-name="T1">懷軒</text:span><text:s/>  |  2014.08.29 05:26   |   <text:a xlink:type="simple" xlink:href="http://palinfo.habago.org/Entry?Command=Information_PrintForum&amp;iPage=414#FORUM32675"><text:span text:style-name="T2">#</text:span></text:a></text:p>
      <text:p text:style-name="P3">朋友貼的<text:span text:style-name="T3">"</text:span>呂楠《被人遺忘的人》拍攝<text:span text:style-name="T3"><text:s/>25 </text:span>年前中國的精神病人<text:span text:style-name="T3">"<text:line-break/><text:line-break/>http://goo.gl/pU9Ev9<text:line-break/><text:line-break/></text:span>文末說攝影師呂楠曾說「醫院外面才是精神病院，裏面倒像教堂、寺廟、修道院，極為寧靜」。精神上，我們的現實大概真的如此，看到這句話都淚奔了我。<text:span text:style-name="T3"><text:line-break/>http://www.tibet.cn/2009jrb/gdfw/201012/t20101223_792553.htm</text:span></text:p>
      <text:p text:style-name="P1"><text:span text:style-name="T1">陳真</text:span><text:s/>  |  2014.08.28 13:36   |   <text:a xlink:type="simple" xlink:href="http://palinfo.habago.org/Entry?Command=Information_PrintForum&amp;iPage=414#FORUM32674"><text:span text:style-name="T2">#</text:span></text:a></text:p>
      <text:p text:style-name="P2">底下這些是在後台所寫。起因於我在停火聲明中漏掉了<text:span text:style-name="T3"><text:s/>"</text:span>不會<text:span text:style-name="T3">" </text:span>兩個字：確保武器<text:span text:style-name="T3">(</text:span>不會<text:span text:style-name="T3">)</text:span>流入巴勒斯坦。我看到這個遺漏，原本想改，但想想就算了，想說總不可能有人會以為以色列要求巴勒斯坦進口更多武器來打自己。不過，後來從善如流還是改了，添上<text:span text:style-name="T3"><text:s/>"</text:span>不會<text:span text:style-name="T3">" </text:span>二字。<text:span text:style-name="T3"><text:line-break/><text:line-break/></text:span>底下所談，無非就是戰爭，戰爭的一個原型，十分重要，至少對無處容身的怪人們很重要。<text:span text:style-name="T3"><text:line-break/><text:line-break/></text:span>陳真<text:span text:style-name="T3"><text:line-break/>======================<text:line-break/><text:line-break/></text:span>我有想過這一段可能語意有誤或曖昧，但後來想說上下文不可能誤解所以就沒改。但我還是把它改一下好了。現在人在外面，回家再改。<text:span text:style-name="T3"><text:line-break/><text:line-break/></text:span>所謂上下文，意思是說，從整個文章來看，自然不可能有人會以為以色列希望巴勒斯流入更多武器以便對以色列發動攻擊，所以讀者一定會看得出來這是筆誤或語意上的疏漏或曖昧。<text:span text:style-name="T3"><text:line-break/><text:line-break/></text:span>我發現之後並沒有想修改是因為我想不會有人誤讀。它只是產生語意上的曖昧，而不是產生明確的反意。<text:span text:style-name="T3"><text:line-break/><text:line-break/></text:span>比方說我若造句<text:span text:style-name="T3"><text:s/>"</text:span>警方大幅擴編人力巡邏邊界，確保毒品走私的問題<text:span text:style-name="T3">"</text:span>，這話有點噯昧，從表面語意上看來似乎是在確保能走私毒品，但警方怎麼可能擴編人力去確保毒品能多走私一些？<text:span text:style-name="T3"><text:line-break/><text:line-break/></text:span>語意不在於字句本身，而在於整個上下文，因此我就想說算了，懶得改了。<text:span text:style-name="T3"><text:line-break/><text:line-break/></text:span>上下文常會有所省略但不致於產生必然的誤解空間，如果要詳細寫，當然要寫說<text:span text:style-name="T3"><text:s/>"</text:span>確保毒品走私的問題<text:span text:style-name="T3"><text:s/>(</text:span>獲得改善<text:span text:style-name="T3">)"</text:span>，但是這個<text:span text:style-name="T3"><text:s/>"</text:span>獲得改善<text:span text:style-name="T3">" </text:span>有點畫蛇添足，若把它省略似乎也不至於產生反意上的必然誤解。<text:span text:style-name="T3"><text:line-break/><text:line-break/></text:span>剛剛去看露西，因為長久熬夜，腦力剩下大約<text:span text:style-name="T3">2%</text:span>，腳底浮浮，在廁所差點<text:span text:style-name="T3"><text:s/>"</text:span>沒<text:span text:style-name="T3">" </text:span>摔一跤，或是差點摔一跤。這究竟是有摔跤還是沒摔跤？有沒有個<text:span text:style-name="T3"><text:s/>"</text:span>沒<text:span text:style-name="T3">" </text:span>字，其實意思都是指的沒摔跤，差一點。<text:span text:style-name="T3"><text:line-break/><text:line-break/></text:span>亂七八糟的台南交通之中，我開了一小時車，好容易來到戲院，或是好不容易來到戲院，其實都是很不容易的意思，從上下文就能看出來。<text:span text:style-name="T3"><text:line-break/><text:line-break/></text:span>有人也許會說露西女主角好不可愛啊，或是好可愛啊，其實意思都一樣，都是好可愛的意思。<text:span text:style-name="T3"><text:line-break/><text:line-break/></text:span>確保武器流入<text:span text:style-name="T3">(</text:span>的問題<text:span text:style-name="T3">)</text:span>，自然就是指的確保這問題能獲得控制。<text:span text:style-name="T3"><text:line-break/><text:line-break/></text:span>醫生對病人說：<text:span text:style-name="T3">"</text:span>你要好好抹藥膏哦，確保青春痘又復發。<text:span text:style-name="T3">" </text:span>意思當然不是確保你復發長更多青春痘，而是確保復發的事<text:span text:style-name="T3"><text:s/>(</text:span>獲得改善<text:span text:style-name="T3">)</text:span>。<text:span text:style-name="T3"><text:line-break/><text:line-break/></text:span>如果這文章是我個人的文字，我就不會去改它了，因為人是活的，文字也是活的，文字上有點曖昧倒也不是什麼壞事，一清二楚常讓我感到難受。但這文章畢竟是以團體名義寫給大家看，自然是明確一點比較好。所以我就多加上<text:span text:style-name="T3"><text:s/>"</text:span>不會<text:span text:style-name="T3">" </text:span>兩個字，變成<text:span text:style-name="T3"><text:s/>"</text:span>確保武器<text:span text:style-name="T3"><text:s/>'</text:span>不會<text:span text:style-name="T3">' </text:span>流入迦薩<text:span text:style-name="T3">"</text:span>。<text:span text:style-name="T3"><text:line-break/><text:line-break/></text:span>文字語言在人們看是小事，所謂<text:span text:style-name="T3"><text:s/>"</text:span>小學<text:span text:style-name="T3">" </text:span>就是古人研究文字的一門學問，小小的一門說法，吹毛求疵的，沒啥用途，但我把它看得很<text:span text:style-name="T3"><text:s/>"</text:span>大<text:span text:style-name="T3">"</text:span>。<text:span text:style-name="T3"><text:line-break/><text:line-break/></text:span>因為害怕誤解，同樣一篇文章，有時我會弄出兩種版本，一種是大眾版，一種是私人珍藏版。大眾版婆婆媽媽的，盡量寫得清楚，盡量避免含糊或曖眛，盡量避免反語，盡量刪減容易誤解之表達方式或容易被扭曲的說法，以免越說越誤解。私人珍藏版當然就海闊天空任我遨遊了。<text:span text:style-name="T3"><text:line-break/><text:line-break/></text:span>文字語意還只是小事，若涉及內容物的，恐怕才更難有自由表達空間。例如我有一些不道德講座，鼓吹敗壞善良風俗，越敗德越好，離神聖似乎越近。但這類東西還是少說為妙，寫了自己看就好。<text:span text:style-name="T3"><text:line-break/><text:line-break/></text:span>齊克果鼓勵基督徒離開教堂，去街上和流氓鬼混吧。像這種敗德言論能寫嗎？還好那個年代沒有網路，沒有一大票可怕的網友，要不然我看齊克果也很難齊克果而變成奇異果，酸酸甜甜什麼話也不敢說了。<text:span text:style-name="T3"><text:line-break/><text:line-break/></text:span>如果大家不介意，容我說點沒什麼公眾意義的真心話。最近不是請涵文翻譯一篇<text:span text:style-name="T3">Pappe</text:span>的文章嗎？我看了原文之後跟學姐說，哇！這個人寫東西怎麼這麼彆扭，婆婆媽媽的，讀起來挺難受，記流水帳似的，很僵硬；表面上修辭性很高，但承載的語意卻十分僵化貧乏。這類文字讀久了，恐怕會便祕影響消化吧我覺得。<text:span text:style-name="T3"><text:line-break/><text:line-break/></text:span>我對此人自然沒有貶意，純粹就文字來講，與我八字不合；我們看待世界的方式顯然不一樣。<text:span text:style-name="T3"><text:line-break/><text:line-break/></text:span>這篇停火公告，我不是引了北島一首詩嗎？有人說這是在寫什麼碗糕，有看沒有懂。但這詩在我心中盤旋恐怕不下一百萬次，常使我熱淚盈眶。咱們千言萬語講不出一點意思來，人家短短幾行字卻道盡人世滄桑。<text:span text:style-name="T3"><text:line-break/><text:line-break/></text:span>當然，拿<text:span text:style-name="T3">Pappe</text:span>和北島比，有失公平，畢竟文體不同，一個是政治公開信，求明確，一個是詩，任逍遙。但文字也許是這樣一種東西，不論拘束明確或逍遙，總該有點言外之音，弦外之意，或說它總該承載多於表面所承載的意涵，這會使得文字產生一種趣味，獲得一種帶來物種變異的可能性。<text:span text:style-name="T3"><text:line-break/><text:line-break/></text:span>講這樣當然不是說我很會寫，我寫的跟<text:span text:style-name="T3">Pappe</text:span>先生差不了多少，但雖寫不來，多少能識其物，知道文字的各種長相、氣味與模樣。<text:span text:style-name="T3"><text:line-break/><text:line-break/></text:span>一般所謂言論自由我不是很在乎，比方說，綠色生物及其黨國思維，對之不能不敬，否則會有很可怕的後果，那咱就學習當啞巴或假裝尊敬好了，無所謂。<text:span text:style-name="T3"><text:line-break/><text:line-break/></text:span>但有一種言論自由的侷限我很難活，就是表達方式或表達形式。說<text:span text:style-name="T3"><text:s/>"</text:span>什麼<text:span text:style-name="T3">" (what) </text:span>是科學，但<text:span text:style-name="T3"><text:s/>"</text:span>怎麼<text:span text:style-name="T3">" (how) </text:span>說卻是藝術；恰恰是後者才是重要的，也就是說，形式比內容更重要。<text:span text:style-name="T3"><text:line-break/><text:line-break/></text:span>一種形式就是一種世界，一種土壤；你要種什麼水果無所謂，但這水果將種在什麼樣的土壤上才是重點。當土壤萎縮到只剩一種兩種，即便園裏種滿了果子，也一樣是很悶的一件事，因為它缺乏更多的可能性，事物變得貧乏而甚至可鎖定，生命亦如是。<text:span text:style-name="T3"><text:line-break/><text:line-break/></text:span>不好意思，我向來害怕以主觀之物騷擾他人信箱。藉機說兩句肺腑，下不為例。<text:span text:style-name="T3"><text:line-break/><text:line-break/></text:span>少了<text:span text:style-name="T3"><text:s/>"</text:span>不會<text:span text:style-name="T3">" </text:span>二字，本來就是個遺漏，我不是故意要這樣寫。只是當我後來自己發現時卻不想改。經大家指出，我才想說好吧，那就改了。<text:span text:style-name="T3"><text:line-break/><text:line-break/></text:span>誤解往往不是來自字面，而是來自字面以外。眾人的閱讀習慣也好，對文字的理解力與敏感度也罷，有意無意給表達形式侷限在一個極其狹隘的範圍。誰要是想給文字裝上翅膀，就得先在眾口一聲中墜落地面。<text:span text:style-name="T3"><text:line-break/><text:line-break/></text:span>美國當年在日本投下兩顆原子彈之後，因為過於殘酷，世人一片反戰之聲，但維根斯坦卻說<text:span text:style-name="T3"><text:s/>"</text:span>這些混蛋軍頭這回總算製造出一個好東西<text:span text:style-name="T3">"</text:span>。<text:span text:style-name="T3"><text:line-break/><text:line-break/></text:span>還有，我常舉的一個例，羅素興沖沖要去參加反戰座談會，呼籲善待戰亂兒童，在路上遇到維根斯坦，問羅素匆匆忙忙去哪呀？羅素告之去向。維根斯坦搖頭說：<text:span text:style-name="T3">"</text:span>看在上帝的份上，別再做這些事了<text:span text:style-name="T3">"</text:span>。羅素老羞成怒反問說，<text:span text:style-name="T3">"</text:span>難道你要我呼籲世人虐待兒童？<text:span text:style-name="T3">" </text:span>維根斯坦說，<text:span text:style-name="T3">"</text:span>那也總比你現在所做的事情好。<text:span text:style-name="T3">" </text:span>羅素氣炸了，事後逢人就說起這件事，大罵維根斯坦荒唐。<text:span text:style-name="T3"><text:line-break/><text:line-break/></text:span>但我相信羅素不是笨蛋，他明白維根斯坦的意思。他曾經說，他一直很感動，<text:span text:style-name="T3">"</text:span>世上居然有人那麼在乎我究竟是不是一個好人<text:span text:style-name="T3">"</text:span>，那個人，指的就是維根斯坦。<text:span text:style-name="T3"><text:line-break/><text:line-break/></text:span>羅素可以理解維根斯坦，但其他大多數人可不一定，例如有不少人至今仍把維根斯坦視為<text:span text:style-name="T3"><text:s/>"</text:span>反人權<text:span text:style-name="T3">" </text:span>的一個代表。如果事情要這樣理解，齊克果可慘了，簡直就是黑幫混混的代言人了。他不但鼓勵大家要跟他一樣向下沉淪，不好好工作賺錢，而且還鼓勵大家到街上和流氓鬼混。另外還講一堆離經叛道的話，礙於齒度，不便舉例。<text:span text:style-name="T3"><text:line-break/><text:line-break/></text:span>但維根斯坦卻說齊克果是<text:span text:style-name="T3"><text:s/>"</text:span>聖徒<text:span text:style-name="T3">"</text:span>，說他是<text:span text:style-name="T3"><text:s/>"</text:span>十九世紀最偉大的哲學家<text:span text:style-name="T3">"</text:span>。但要是當時有網路，齊克果恐怕就得變奇異果了，你能想像人們會怎麼攻擊他。<text:span text:style-name="T3"><text:line-break/><text:line-break/></text:span>我膽子小，公開在外的文字全屬鼓吹向上提昇，健康有活力，字斟句酌，不敢在文字表達上造次。如此謹慎都已誤解重重，哪還敢微妙地說，哪還敢像<text:span text:style-name="T3">Martin Heidegger</text:span>講的什麼尋找人類詩意的共同家園、詩意地活呢，只能盡量粗粗地表達。<text:span text:style-name="T3"><text:line-break/><text:line-break/></text:span>於是，人與人約莫就只能在一個非常不詩意的溝通管道中有溝無通。所謂溝通，往往就像在交換名片那樣一種層級，彼此交換經過徹底侷限與壓制的乾枯資訊，因為大家都很害怕成為異類。即便想造次者也得敗下陣來，寧可把警總請到心裏頭坐鎮，負責檢查自己的言論，文字思維於是失去一種應有的彈性與飛行功能。要不然，可有你受的了。<text:span text:style-name="T3"><text:line-break/><text:line-break/></text:span>即便我如此小心，都似乎永遠只能反覆講那三句話：<text:span text:style-name="T3">"</text:span>不不不，我不是那種人<text:span text:style-name="T3">"</text:span>，<text:span text:style-name="T3">"</text:span>沒有沒有沒有，我從來沒有那種想法<text:span text:style-name="T3">"</text:span>，<text:span text:style-name="T3">"</text:span>不是不是不是，我不是那個意思<text:span text:style-name="T3">"</text:span>。<text:span text:style-name="T3"><text:line-break/><text:line-break/></text:span>久而久之，懼人症越來越嚴重，於是我便成為獸類，只能住進洞裏，晝伏夜出，趁人類不在時才敢探出頭來，找到一種神氣。你看深夜四下無人時，街上常有一大群流浪狗好像在開<text:span text:style-name="T3">party</text:span>似的，個個有生氣，挺尾昂然，約莫就是那種神氣。<text:span text:style-name="T3"><text:line-break/><text:line-break/></text:span>在天羅地網般的思想侷限中，我以為，寫錯字，不管有意無意，如果它無傷大雅不影響世界和平，這麼一丁點其實微不足道的<text:span text:style-name="T3"><text:s/>"</text:span>寫錯字的自由<text:span text:style-name="T3">"</text:span>，理當是應該有的。<text:span text:style-name="T3"><text:line-break/><text:line-break/></text:span>我這一說，也許往後給巴勒網翻譯文章做校訂的人這下連錯字也不敢改了，但我不是那個意思。錯字不改，校個啥訂？<text:span text:style-name="T3"><text:line-break/><text:line-break/></text:span>我只是在講一種文字的滄桑，一種軌道運轉的無可奈何。<text:span text:style-name="T3"><text:line-break/><text:line-break/></text:span>行星逸出軌道就會變流星，一會就滅了，但在滅之前，卻照亮了黑夜的天空，哪怕只是一點微不足道的光芒。我相信生命的諸多可能性是在這樣一種脫軌中誕生。<text:span text:style-name="T3"><text:line-break/><text:line-break/><text:line-break/></text:span>文總是如其人，與學科訓練無關，跟他怎麼看世界有關。<text:span text:style-name="T3"><text:line-break/><text:line-break/></text:span>人與人之間，潛藏不同的隱喻，像個密碼一樣，透露某個言外之意有關氣味的祕密。<text:span text:style-name="T3"><text:line-break/><text:line-break/></text:span>我看不出<text:span text:style-name="T3"><text:s/>Pappe </text:span>這文章哪裏厚重，他要講的，一句話就該講完了。<text:span text:style-name="T3"><text:line-break/><text:line-break/></text:span>我要說的是一種表達<text:span text:style-name="T3"><text:s/>"</text:span>形式<text:span text:style-name="T3">" </text:span>的諸多可能性，跟<text:span text:style-name="T3"><text:s/>"</text:span>內容<text:span text:style-name="T3">" </text:span>無關，一點點關系也沒有，跟作者是好人壞蛋當然也一點點關系也沒有。<text:span text:style-name="T3"><text:line-break/><text:line-break/></text:span>一篇充滿邪惡思想的文字，也有可能同時充滿詩意。因為前者是內容，後者是形式。恰恰是後者才是我關切的，而非前者。但我們卻喪失後者的一切空間，把文字變成一種枷鎖而非翅膀，把我們困在地面上動彈不得。<text:span text:style-name="T3"><text:line-break/><text:line-break/></text:span>別人怎麼想的我管不著，但我自己卻是對此一<text:span text:style-name="T3"><text:s/>"</text:span>失語的困境<text:span text:style-name="T3">" </text:span>感到痛苦不堪。<text:span text:style-name="T3"><text:line-break/><text:line-break/></text:span>我看大家的日誌寫得挺有詩意。讓我玩味再三，看不出來巴勒網還一堆詩人吶。<text:span text:style-name="T3"><text:line-break/><text:line-break/></text:span>我只是否定世上幾乎所有文字只能以這樣一種合法形式出現的現象，其它形式幾乎全不存在了，像恐龍一樣滅絕了。跟<text:span text:style-name="T3">Pappe</text:span>這個人一點關系也沒有，跟他的內容也一點關系也沒有，跟世上這個幾乎唯一合法的文形式才有關。<text:span text:style-name="T3"><text:line-break/><text:line-break/></text:span>我也覺得我要講的一句話就該講完了。這意思並無貶意。但某個獨霸的合法形式卻強迫我們必須用很多字來傳達一個理當一句話了結的想法。<text:span text:style-name="T3"><text:line-break/><text:line-break/></text:span>人的耳朵、眼睛只能接收某個頻譜波長的範圍內的聲音或影像，萬一有個聲音或影像掉落在這個頻譜之外，他就被迫得把自己擠到特定的波長上以便現身或現聲。可當他被迫這樣做時，他已失去原貌。<text:span text:style-name="T3"><text:line-break/><text:line-break/></text:span>某個意義上來講，各種表達形式就如同各種氣味一樣，理當平等，但實際則不然。主流的，合法的，獨尊的，你很難對之有所不敬，更不用說質疑了，但另類的，邊緣的，碎裂的，任誰來打它一把，大家都會覺得好像是應該的。<text:span text:style-name="T3"><text:line-break/><text:line-break/></text:span>人們說：<text:span text:style-name="T3">"</text:span>說吧，說出你的祕密吧。<text:span text:style-name="T3">" </text:span>可這秘密從何說起？除非，除非大夥給他一個形式，一段應有的波長，然後話語才有可能說出。<text:span text:style-name="T3"><text:line-break/><text:line-break/></text:span>有些人生前一個字也不曾發表，但他實際上卻寫了一堆，拼命寫寫寫，企圖跟人們溝通。但這可能性逐日在消失中。失語的困境帶來一種巨大的痛苦，就像鳥不能飛，困於籠中一般，只能學習在一定的軌道上學人踢正步。大夥都踢得好開心，但你得明白有些物種沒法那樣踢正步，姿勢略有不對，不勞人們糾正，牠自己都會感到一種身為異類的羞愧與恐慌。<text:span text:style-name="T3"><text:line-break/><text:line-break/></text:span>陳真</text:p>
      <text:p text:style-name="P1"><text:span text:style-name="T1">陳真</text:span><text:s/>  |  2014.08.27 13:02   |   <text:a xlink:type="simple" xlink:href="http://palinfo.habago.org/Entry?Command=Information_PrintForum&amp;iPage=414#FORUM32673"><text:span text:style-name="T2">#</text:span></text:a></text:p>
      <text:p text:style-name="P3">我在首頁寫了篇停火公告。<text:span text:style-name="T3"><text:line-break/><text:line-break/></text:span>所謂<text:span text:style-name="T3"><text:s/>"</text:span>永久<text:span text:style-name="T3">" </text:span>停火，我不樂觀，畢竟仇恨既已鑄成，以巴雙方總是會有人難以平息仇恨怒火，而且戰爭往往也會給一些人帶來莫大好處，並不是所有人都渴望和平。主導美國外交政策的軍火商們，肯定就不樂見戰爭結束。<text:span text:style-name="T3"><text:line-break/><text:line-break/></text:span>不過，這個接力靜站活動就仍然依前所言，戰火一旦結束，我們就結束接力。往後發展如何，再看著辦。<text:span text:style-name="T3"><text:line-break/><text:line-break/></text:span>長久以來，人們總是不間斷地質疑<text:span text:style-name="T3"><text:s/>"</text:span>你們這樣做沒有效啦<text:span text:style-name="T3">"</text:span>。積極一點的，就會建議你們應該在報上買廣告或強力動員媒體等等。<text:span text:style-name="T3"><text:line-break/><text:line-break/></text:span>有沒有效？這個問題只有一個，但我已經提出過一百個不同的回答。你心情不好，來到夜裏的海邊走走，突然一堆路人跟你說，這樣對改善心情沒有效啦。你聽了，只能瞠目結舌，因為你並不是<text:span text:style-name="T3"><text:s/>"</text:span>先<text:span text:style-name="T3">" </text:span>思考過<text:span text:style-name="T3"><text:s/>"</text:span>有沒有效<text:span text:style-name="T3">" </text:span>才來到海邊看夜裏的星。<text:span text:style-name="T3"><text:line-break/><text:line-break/></text:span>我高中每天搭公車上下學，等公車很無聊，我就撕一頁英文字典拿在手上背單字。突然一堆路人告訴你說，<text:span text:style-name="T3">"</text:span>這樣沒有效啦<text:span text:style-name="T3">"</text:span>。背一天當然沒有效，但我如果背一萬天難道還是沒有效？<text:span text:style-name="T3"><text:line-break/><text:line-break/></text:span>過去喊台獨，不也所有人都說你瘋了，每次活動永遠就是小貓兩三隻，甚至走到哪就被人們追著打到哪。可是，現在台獨卻變成令人厭惡至極的全民愛國運動。<text:span text:style-name="T3"><text:line-break/><text:line-break/></text:span>十六、七年前，我開始寫批評美國和反對大規模殺傷武器如貧鈾彈的文章，馬上就會遭來愛台、愛美匿名人士的嚴重懲罰，造謠、抹黑、冒名等等，無日無之，甚至搞得劍橋系上雞飛狗跳，百口莫辯，虐待得我實在很痛苦。<text:span text:style-name="T3"><text:line-break/><text:line-break/></text:span>人們說，美國是天底下最愛好人權民主與自由的國家，為拯救世人不惜犧牲美國人自己的性命，美國豈會濫殺無辜？連殺一個人也不可能。連這樣偉大的國家你也要誣蔑，不除掉你，豈有天理。<text:span text:style-name="T3"><text:line-break/><text:line-break/></text:span>可是，不過才十幾年的時間，美國的血腥殘暴至少已經不是什麼驚世駭俗的言論。你反對貧鈾彈之巨大危害，特別是危及新生兒和胎兒，大概也不會有人說你瞎掰。<text:span text:style-name="T3"><text:line-break/><text:line-break/></text:span>我不是說咱們這樣反戰很有效，而是說你能做什麼就做了唄，老想著有沒有效但卻什麼都不做，那不是很變態嗎？一個人從不背單字、不學文法，但他卻老想著背單字讀文法對於學習外語有效嗎？那是不是很奇怪。你就先用功再說，用功到一個程度再來想效果也不遲。<text:span text:style-name="T3"><text:line-break/><text:line-break/></text:span>我看很多女生整天美白保養減肥忙個不停，很多方法措施，客觀上來講根本沒有效，例如所謂按摩塑身。肌肉細胞又不是黏土做的，怎麼可能因為妳每天給肌肉揉啊揉的就能揉出某種形狀來或把它給揉小了？<text:span text:style-name="T3"><text:line-break/><text:line-break/></text:span>雖然明知沒效，但很多女生寧可信其有，寧可抱持一線希望努力去揉、努力擦什麼美白霜。為什麼？因為她很在乎美不美、白不白、胖不胖。因此，與其質疑說反戰有沒有效，倒不如說你其實不在乎。對你在乎的事，一絲絲希望你都會努力去把握。<text:span text:style-name="T3"><text:line-break/><text:line-break/></text:span>至於廣招媒體、努力吸引鎂光燈一事，我倒是認為可有可無。媒體報導應該是一種<text:span text:style-name="T3"><text:s/>"</text:span>果<text:span text:style-name="T3">" </text:span>而不該是一種<text:span text:style-name="T3"><text:s/>"</text:span>因<text:span text:style-name="T3">"</text:span>。台灣很多運動幾乎完全就是媒體炒作出來的<text:span text:style-name="T3">(</text:span>恕我不敢舉例，就是各位如雷貫耳的那些<text:span text:style-name="T3"><text:s/>"</text:span>運動<text:span text:style-name="T3">")</text:span>，同時也努力炒作出一些明星，例如什麼親綠學者、什麼領袖之類。<text:span text:style-name="T3"><text:line-break/><text:line-break/></text:span>這些明星、領袖其實什麼像樣的事也不曾做過，但與之氣味投合的媒體們因為某種市場需求及政治需求，硬把他給創造出來，就好像在捧紅一個藝人明星那樣。<text:span text:style-name="T3"><text:line-break/><text:line-break/></text:span>今天如果你有什麼作為，值得讓媒體來報導，就讓他自己來而不需要刻意去動員，更不需要把媒體當成運動的核心要務。媒體型塑意義的力量很大，那當然會很有效這是一定的，不過刻意迎合或炒作，有點卑鄙窩囊就是。<text:span text:style-name="T3"><text:line-break/><text:line-break/></text:span>媒體應該是果，而不是因。只不過一丁點作為，你能期待大眾或媒體怎麼看待你？常有人誤以為我反對宣傳。我當然不反對；一個運動必然有著公眾性，否則哪叫運動？又不是談情說愛才需要隱密偷偷進行。<text:span text:style-name="T3"><text:line-break/><text:line-break/></text:span>可是，你有幾分作為、幾分能耐，再來做幾分宣傳也不遲。現實上我們看到的常常是什麼也不做<text:span text:style-name="T3">(</text:span>恕我不敢舉例，就是那些如雷貫耳的明星、領袖之類<text:span text:style-name="T3">)</text:span>，然後就是發表一些不痛不癢的偉大聲明，或是連署，不痛不癢簽個名，然後召開記者會，擺個架式，像個什麼青年導師或思想家似地，講一些蠢話傻話漂亮話，然後就儼然是救國救民的一代英豪了。<text:span text:style-name="T3"><text:line-break/><text:line-break/></text:span>這些<text:span text:style-name="T3"><text:s/>"</text:span>記者會專家<text:span text:style-name="T3">" </text:span>們，他動一根手指頭的效果，都絕對會遠勝過你的種種辛勞與巨大代價，但這是病態社會的普遍現象，不是事物應有的意義與價值。我們既為價值之事而來，就理當依著價值行事。</text:p>
      <text:p text:style-name="P1"><text:span text:style-name="T1">葉小慧</text:span><text:s/>  |  2014.08.27 09:59   |   <text:a xlink:type="simple" xlink:href="http://palinfo.habago.org/Entry?Command=Information_PrintForum&amp;iPage=414#FORUM32672"><text:span text:style-name="T2">#</text:span></text:a></text:p>
      <text:p text:style-name="P2">這次的停火協議，給了不少加薩人需求的，以色列不再是鐵板一塊。<text:span text:style-name="T3"><text:line-break/><text:line-break/></text:span>今天不用靜站，當然好。我可以恢復正常時間準備晚餐了，善良的先生一直關注以巴，但他受不了慘況，從開戰以來就拒絕看任何相關消息，要我也別轉述給他。他非常支持我來靜站，謝謝他對我的寬容和愛。<text:span text:style-name="T3"><text:line-break/><text:line-break/><text:line-break/></text:span>小慧<text:span text:style-name="T3"><text:line-break/>----<text:line-break/>http://mobile.reuters.com/article/idUSKBN0GQ1XQ20140826?irpc=932<text:line-break/><text:line-break/>Free Palestine </text:span>給巴勒斯坦自由<text:span text:style-name="T3"><text:line-break/><text:line-break/></text:span>以色列與巴勒斯坦的協議內容：<text:span text:style-name="T3"><text:line-break/><text:line-break/></text:span>立刻執行的步驟：<text:span text:style-name="T3"><text:line-break/><text:line-break/>1)</text:span>哈瑪斯和加薩其他武裝組織同意停止所有火箭、迫擊砲火力進入以色列<text:span text:style-name="T3"><text:line-break/><text:line-break/>2)</text:span>以色列停止一切軍事行動，包括空襲和地面行動<text:span text:style-name="T3"><text:line-break/><text:line-break/>3)</text:span>以色列同意開放更多邊境口岸，允許更多商品流通，包括人道主義援助和重建設備到沿海地區<text:span text:style-name="T3"><text:line-break/><text:line-break/>4)</text:span>埃及同意向加薩開設一個<text:span text:style-name="T3">14</text:span>公里的拉法邊境<text:span text:style-name="T3"><text:line-break/><text:line-break/>5)</text:span>巴勒斯坦權力機構主席<text:span text:style-name="T3">Abbas</text:span>為首，有望接替哈瑪斯管理加薩的邊界責任，以色列和埃及希望這樣能確保防止武器、彈藥及任何雙重用途的產品進入加薩<text:span text:style-name="T3"><text:line-break/><text:line-break/>6)</text:span>巴勒斯坦權力機構將主導國際捐助者在加薩的重建工作，包括歐盟<text:span text:style-name="T3"><text:line-break/><text:line-break/>7)</text:span>以色列有望縮小其安全緩衝邊界內側，從<text:span text:style-name="T3">300</text:span>米降至<text:span text:style-name="T3">100</text:span>米，如果停火可以持續，此舉將允許更多巴勒斯坦人獲得更多的農地<text:span text:style-name="T3"><text:line-break/><text:line-break/>8)</text:span>以色列將延長加薩海岸捕魚限制，原為<text:span text:style-name="T3">3</text:span>英里延長到<text:span text:style-name="T3">6</text:span>英里，如果停火可以延續，巴勒斯坦人希望恢復到一個完整的國際認可的<text:span text:style-name="T3">12</text:span>英里<text:span text:style-name="T3"><text:line-break/><text:line-break/><text:line-break/></text:span>需長期討論：<text:span text:style-name="T3"><text:line-break/><text:line-break/>1)</text:span>哈瑪斯希望以色列可以釋放在約旦河西岸被捕數百名巴勒斯坦人，因在約旦河西岸所發生的三名猶太學生被綁架，導致戰爭的開端，哈瑪斯最初否認參與殺人，但是流亡在土耳其的哈瑪斯高級官員上周承認進行攻擊<text:span text:style-name="T3"><text:line-break/><text:line-break/>2)</text:span>總統<text:span text:style-name="T3">Abbas</text:span>希望長期在以色列監獄的巴勒斯坦囚犯可以釋放<text:span text:style-name="T3"><text:line-break/><text:line-break/>3)</text:span>以色列希望哈瑪斯及其他激進組織交出在加薩喪命的以色列士兵的軀體<text:span text:style-name="T3"><text:line-break/><text:line-break/>4)</text:span>哈瑪斯要建立加薩海港，使貨物和人員可以自由進出，以色列長期皆拒絕此計畫，但是假如可以對其安全提出保證<text:span text:style-name="T3"><text:line-break/><text:line-break/>5)</text:span>哈瑪斯希望聯合國取消凍結資金，使它們能夠支付薪水給<text:span text:style-name="T3">40000</text:span>名警察及政府工作人員，因自去年底開始皆無支付薪資<text:span text:style-name="T3"><text:line-break/><text:line-break/>6)</text:span>巴勒斯坦人希望加薩有機場，<text:span text:style-name="T3">Yasser Arafat </text:span>國際機場在<text:span text:style-name="T3">1998</text:span>年開幕，<text:span text:style-name="T3">2000</text:span>年被以色列轟炸後關閉</text:p>
      <text:p text:style-name="P4"/>
      <text:p text:style-name="P1"><text:span text:style-name="T1">陳真</text:span><text:s/>  |  2014.08.27 09:36   |   <text:a xlink:type="simple" xlink:href="http://palinfo.habago.org/Entry?Command=Information_PrintForum&amp;iPage=415#FORUM32671"><text:span text:style-name="T2">#</text:span></text:a></text:p>
      <text:p text:style-name="P2">以巴同意無限期停火　結束<text:span text:style-name="T3">50</text:span>天激戰<text:span text:style-name="T3"><text:line-break/>TVBSTVBS – 2014</text:span>年<text:span text:style-name="T3">8</text:span>月<text:span text:style-name="T3">27</text:span>日<text:span text:style-name="T3"><text:line-break/><text:line-break/></text:span>國際重大消息，以色列和巴勒斯坦，終於達成無限期停火協議。<text:span text:style-name="T3"><text:line-break/></text:span>在埃及斡旋之下，總算結束長達<text:span text:style-name="T3">50</text:span>天的交戰。<text:span text:style-name="T3"><text:line-break/><text:line-break/></text:span>停火消息一出，加薩民眾走上街頭，搖旗吶喊，現場歡聲雷動。哈瑪斯領袖也來到現場，和民眾一同慶祝。根據美國<text:span text:style-name="T3">CNN</text:span>報導，無限期停火協議，由哈瑪斯率先宣布，之後以色列也跟進。<text:span text:style-name="T3"><text:line-break/><text:line-break/></text:span>根據埃及官方透露，以色列也同意讓援助物資進入加薩走廊，解除<text:span text:style-name="T3">2007</text:span>年以來對加薩走廊的封鎖。<text:span text:style-name="T3"><text:line-break/><text:line-break/></text:span>不過，詳細的停火內容，還要等以巴雙方，前往開羅再度協商。而長達<text:span text:style-name="T3">50</text:span>天的衝突，造成至少<text:span text:style-name="T3">2130</text:span>名巴勒斯坦人，不幸喪命。</text:p>
      <text:p text:style-name="P1"><text:span text:style-name="T1">陳真</text:span><text:s/>  |  2014.08.27 09:32   |   <text:a xlink:type="simple" xlink:href="http://palinfo.habago.org/Entry?Command=Information_PrintForum&amp;iPage=415#FORUM32670"><text:span text:style-name="T2">#</text:span></text:a></text:p>
      <text:p text:style-name="P3">以巴停火協議<text:span text:style-name="T3"><text:s/></text:span>潘基文表示歡迎<text:span text:style-name="T3"><text:line-break/><text:line-break/></text:span>中央社中央社<text:span text:style-name="T3"><text:s/>– 2014</text:span>年<text:span text:style-name="T3">8</text:span>月<text:span text:style-name="T3">27</text:span>日<text:span text:style-name="T3"><text:line-break/><text:line-break/><text:line-break/></text:span>（中央社紐約聯合國總部<text:span text:style-name="T3">26</text:span>日綜合外電報導）聯合國秘書長潘基文今天對以色列和巴勒斯坦停火協議表示歡迎，並且警告以色列和巴勒斯坦好戰分子，任何違反停火協議的舉動將是「完全不負責任」。<text:span text:style-name="T3"><text:line-break/><text:line-break/></text:span>潘基文的發言人表示：「秘書長歡迎今天所宣布，由埃及居中斡旋所達成的加薩無限期停火。加薩和以色列更燦爛的未來取決於持續停火。」<text:span text:style-name="T3"><text:line-break/><text:line-break/></text:span>發言人表示，潘基文認為和平努力必須處理衝突的根本原因，才能避免未來再度出現暴力。<text:span text:style-name="T3"><text:line-break/><text:line-break/></text:span>「加薩必須再度由信守巴勒斯坦解放組織（<text:span text:style-name="T3">PLO</text:span>）承諾的合法巴勒斯坦政府統治；對加薩的封鎖必須結束；必須處理以色列的正當安全關切。」<text:span text:style-name="T3"><text:line-break/><text:line-break/></text:span>潘基文希望這項停火能為以巴最終和平協定的談判鋪路。<text:span text:style-name="T3"><text:line-break/><text:line-break/></text:span>巴勒斯坦聲稱這項這是「永久」停火，一名以色列高階官員則表示，這是「無條件、無時間限制」的停火。<text:span text:style-name="T3"><text:line-break/><text:line-break/></text:span>這名以色列高階官員說：「以色列已接受埃及的全面、無時間限制停火提議。以色列已在<text:span text:style-name="T3">7</text:span>月<text:span text:style-name="T3">15</text:span>日接受埃及的這項提議。以色列一向支持無條件、無時間限制的停火。」<text:span text:style-name="T3"><text:line-break/><text:line-break/></text:span>巴勒斯坦自治政府主席阿巴斯（<text:span text:style-name="T3">Mahmud Abbas</text:span>）今天宣布，已與以色列達成長期停火協議，以終結加薩地區七週來的戰事。<text:span text:style-name="T3"><text:line-break/><text:line-break/></text:span>巴勒斯坦領導階層在約旦河西岸城市雷馬拉（<text:span text:style-name="T3">Ramallah</text:span>）展開會議時，阿巴斯發表電視談話說：「我們宣布，巴勒斯坦領導階層同意接受埃及主張，自今天晚間<text:span text:style-name="T3">7</text:span>時（台灣時間午夜<text:span text:style-name="T3">12</text:span>時）展開全面長期停火。」<text:span text:style-name="T3">1030827</text:span></text:p>
      <text:p text:style-name="P1"><text:span text:style-name="T1">隆誌</text:span><text:s/>  |  2014.08.27 09:06   |   <text:a xlink:type="simple" xlink:href="http://palinfo.habago.org/Entry?Command=Information_PrintForum&amp;iPage=415#FORUM32669"><text:span text:style-name="T2">#</text:span></text:a></text:p>
      <text:p text:style-name="P2">看到無限期停火協議，真為深陷戰火的迦薩地區，感到高興。雖然這樣的協議，對迦薩地區的巴勒斯坦人而言，仍然是一種表面和平。畢竟懸而未決的歷史因素，不是那麼容易消除與解決。希望這次不要再有哪一方的極端分子，刻意破壞這樣的表面和平。</text:p>
      <text:p text:style-name="P1"><text:span text:style-name="T1">陳真</text:span><text:s/>  |  2014.08.27 03:17   |   <text:a xlink:type="simple" xlink:href="http://palinfo.habago.org/Entry?Command=Information_PrintForum&amp;iPage=415#FORUM32668"><text:span text:style-name="T2">#</text:span></text:a></text:p>
      <text:p text:style-name="P3">內部做了初步討論，即日起停止接力靜站，回復平常例行性站樁，地點仍在師大路和和平東路老地方。下個月時間未定，還在喬。<text:span text:style-name="T3"><text:line-break/><text:line-break/></text:span>謝謝各位的參與接力。<text:span text:style-name="T3"><text:line-break/><text:line-break/></text:span>說謝很奇怪，但不知道還能說什麼。這回活動，認識許多人。各位後會有期。例行性的罰站還是歡迎各位來參與。</text:p>
      <text:p text:style-name="P1"><text:span text:style-name="T1">陳真</text:span><text:s/>  |  2014.08.27 02:33   |   <text:a xlink:type="simple" xlink:href="http://palinfo.habago.org/Entry?Command=Information_PrintForum&amp;iPage=415#FORUM32667"><text:span text:style-name="T2">#</text:span></text:a></text:p>
      <text:p text:style-name="P2">看他們慶祝，漏夜狂歡，我也開心，雖然隱隱地覺得有點可悲，畢竟戰火過後，前路依舊艱難。<text:span text:style-name="T3"><text:line-break/><text:line-break/></text:span>永久停火消息應是確定的了。那我們是否也該停止接力靜站，恢復例行靜站？請良哲和小慧說說意見吧，因為周三好像是輪到你們兩位。<text:span text:style-name="T3"><text:line-break/><text:line-break/></text:span>陳真</text:p>
      <text:p text:style-name="P1"><text:span text:style-name="T1">陳真</text:span><text:s/>  |  2014.08.27 02:24   |   <text:a xlink:type="simple" xlink:href="http://palinfo.habago.org/Entry?Command=Information_PrintForum&amp;iPage=415#FORUM32666"><text:span text:style-name="T2">#</text:span></text:a></text:p>
      <text:p text:style-name="P5"><text:span text:style-name="T1">這是良哲提供的消息。</text:span><text:line-break/><text:line-break/><text:span text:style-name="T1">迦薩街頭慶祝停火的實況</text:span><text:line-break/>http://rt.com/on-air/gaza-ceasefire-gunshots-celebrate/<text:line-break/><text:line-break/>RT (<text:span text:style-name="T1">今日俄羅斯</text:span>)<text:span text:style-name="T1">的報導</text:span><text:line-break/>http://rt.com/news/182888-gaza-truce-israel-agree/</text:p>
      <text:p text:style-name="P1"><text:span text:style-name="T1">陳真</text:span><text:s/>  |  2014.08.27 00:41   |   <text:a xlink:type="simple" xlink:href="http://palinfo.habago.org/Entry?Command=Information_PrintForum&amp;iPage=415#FORUM32665"><text:span text:style-name="T2">#</text:span></text:a></text:p>
      <text:p text:style-name="P2">新聞快報，實際狀況如何等進一步消息。<text:span text:style-name="T3"><text:line-break/><text:line-break/></text:span>今天是接力靜站<text:span text:style-name="T3">21</text:span>天了。時光飛逝。<text:span text:style-name="T3"><text:line-break/><text:line-break/></text:span>剛剛都還在整理手上一堆的車票。希望過兩天能拿去退了。<text:span text:style-name="T3"><text:line-break/><text:line-break/></text:span>陳真<text:span text:style-name="T3"><text:line-break/>=================<text:line-break/></text:span>巴勒斯坦：與以達成永久停火<text:span text:style-name="T3"><text:line-break/><text:line-break/></text:span>中央廣播電台作者：<text:span text:style-name="T3"><text:s/></text:span>張子清<text:span text:style-name="T3"><text:s/>| <text:line-break/><text:line-break/>2014</text:span>年<text:span text:style-name="T3">8</text:span>月<text:span text:style-name="T3">26</text:span>日<text:span text:style-name="T3"><text:s/></text:span>下午<text:span text:style-name="T3">10:44<text:line-break/><text:line-break/></text:span>巴勒斯坦<text:span text:style-name="T3">1</text:span>名高層官員說，在埃及政府出面調解下，巴勒斯坦已經與以色列達成一項加薩走廊的「永久」停火協議。哈瑪斯組織則是對此表示，這是巴勒斯坦「抵抗運動的勝利」。<text:span text:style-name="T3"><text:line-break/><text:line-break/></text:span>這名要求匿名的巴勒斯坦高層官員說：「巴以雙方同意的一項永久停火協議，結束對加薩走廊的封鎖，並且保證能夠符合加薩方面的需求。」<text:span text:style-name="T3"><text:line-break/><text:line-break/></text:span>但是這名要求匿名的巴勒斯坦高層官員，並未說明這項永久停火何時生效，僅表示巴勒斯坦自治當局主席阿巴斯<text:span text:style-name="T3">(Mahmud Abbas)</text:span>將在台灣時間<text:span text:style-name="T3">27</text:span>日凌晨零時，就巴以達成的永久停火，做進一步說明。<text:span text:style-name="T3"><text:line-break/><text:line-break/></text:span>另外，哈瑪斯組織的副首腦馬佐克<text:span text:style-name="T3">(Moussa Abu Marzouk)</text:span>今天在他自己的臉書上，就巴勒斯坦與以色列達成加薩走廊的永久停火協議，宣稱這是「抵抗運動的勝利」。<text:span text:style-name="T3"><text:line-break/><text:line-break/></text:span>哈瑪斯將以色列對巴勒斯坦的占領和封鎖視為入侵，他們則是發起對以色列的抵抗運動。<text:span text:style-name="T3"><text:line-break/><text:line-break/></text:span>馬佐克在他的臉書上寫道：「<text:span text:style-name="T3">(</text:span>與以色列<text:span text:style-name="T3">)</text:span>溝通後達成一項<text:span text:style-name="T3">(</text:span>永久停火<text:span text:style-name="T3">)</text:span>協議，代表我們人民的抵抗已取得勝利。」<text:span text:style-name="T3"><text:line-break/><text:line-break/></text:span>巴勒斯坦官員說，巴以達成永久停火協議，是在巴勒斯坦自治政府主席阿巴斯的高級助理、代表法塔運動<text:span text:style-name="T3">(Fatah)</text:span>的艾邁德<text:span text:style-name="T3">(Azzam al-Ahmed)</text:span>，過去<text:span text:style-name="T3">48</text:span>小時努力所獲得的成果。<text:span text:style-name="T3"><text:line-break/><text:line-break/></text:span>在加薩的哈瑪斯發言人朱瑞<text:span text:style-name="T3">(Sami Abu Zuhri)</text:span>也表示，埃及可望稍後就這項巴以永久停火，發表正式聲明。</text:p>
      <text:p text:style-name="P1"><text:span text:style-name="T1">陳真</text:span><text:s/>  |  2014.08.26 01:45   |   <text:a xlink:type="simple" xlink:href="http://palinfo.habago.org/Entry?Command=Information_PrintForum&amp;iPage=415#FORUM32664"><text:span text:style-name="T2">#</text:span></text:a></text:p>
      <text:p text:style-name="P3">剛剛發現慶輝<text:span text:style-name="T3">(</text:span>立<text:span text:style-name="T3">~</text:span>正<text:span text:style-name="T3">!)</text:span>和<text:span text:style-name="T3"><text:s/>Khadija</text:span>的留言被哈巴狗擋住，我給放行了，麻煩良哲或啟承貼上首頁，謝謝。</text:p>
      <text:p text:style-name="P1"><text:span text:style-name="T1">陳真</text:span><text:s/>  |  2014.08.26 01:38   |   <text:a xlink:type="simple" xlink:href="http://palinfo.habago.org/Entry?Command=Information_PrintForum&amp;iPage=415#FORUM32663"><text:span text:style-name="T2">#</text:span></text:a></text:p>
      <text:p text:style-name="P6"><text:span text:style-name="T1">底下是剛剛收到、</text:span>PHR<text:span text:style-name="T1">寄來的信。</text:span><text:line-break/><text:line-break/>PHR<text:span text:style-name="T1">就是</text:span>PHYSICIANS FOR HUMAN RIGHTS (<text:span text:style-name="T1">醫師人權協會</text:span>)<text:span text:style-name="T1">，</text:span>1986<text:span text:style-name="T1">年成立於美國。我是</text:span>1987<text:span text:style-name="T1">年加入。算一算也</text:span>27<text:span text:style-name="T1">年了。</text:span><text:line-break/><text:line-break/><text:span text:style-name="T1">相關資料多不勝數，我常不敢看，因為看了會憂鬱。我知道這麼多事，卻每天只能為自己的生活疲於奔命；世上這麼多醜陋罪行，竟全以人權、民主之名為之，而人們卻絲毫不感痛癢，彷彿不干我事，甚且繼續助紂為虐，為虎作倀。</text:span><text:line-break/><text:line-break/><text:span text:style-name="T1">這篇電子報，不妨看看比方說</text:span><text:s/>Don't let them get away with torture <text:span text:style-name="T1">這一篇。</text:span>PHR <text:span text:style-name="T1">從</text:span>2005<text:span text:style-name="T1">年起開始調查美國從</text:span>2001<text:span text:style-name="T1">年起在國內外進行的各種慘無人道的刑求手法。在這些刑求過程中，常有醫療人員或心理學家參與，為</text:span>CIA (<text:span text:style-name="T1">中情局</text:span>) <text:span text:style-name="T1">提供各種最殘酷、最疼痛、最痛苦但又不容易立即致死或留下永久傷口以便日後死無對證的醫學專業刑求手段。</text:span>PHR<text:span text:style-name="T1">要求應該追訴這些混蛋醫療人員，把他們繩以以法。</text:span><text:line-break/><text:line-break/>http://physiciansforhumanrights.org/issues/torture/us-torture/reports-on-torture.html<text:line-break/><text:line-break/>http://www.nytimes.com/2014/08/13/opinion/doctor-complicity-in-torture.html<text:line-break/><text:line-break/><text:span text:style-name="T1">這信裏及</text:span>PHR<text:span text:style-name="T1">網站上也提到敘利亞及巴勒斯坦的一些近來慘況，要求以色列軍隊停止對於醫院或救護車及醫療人員、醫療設施的攻擊，同時也報導一些敘利亞醫療人員在槍林彈雨中仍然冒著生命危險救助病患。</text:span><text:line-break/><text:line-break/><text:span text:style-name="T1">如果你有意想持續了解各地人權狀況，不妨常上他們的網站，或是訂閱電子報。手邊有錢，偶而就捐一點給他們。跟台灣一樣，美國掛羊頭賣狗肉的所謂人權組織或什麼民主基金會的一大堆，但</text:span>PHR<text:span text:style-name="T1">基本上是一個很正直的組織。</text:span><text:line-break/><text:line-break/><text:span text:style-name="T1">陳真</text:span><text:line-break/><text:line-break/>=============<text:line-break/>PHR e-News<text:line-break/>August 2014<text:line-break/><text:line-break/>Dear Emir,<text:line-break/><text:line-break/>Physicians for Human Rights (PHR) recently released our latest annual report. In it you will learn about our most recent work, such as how we’re pushing for accountability for CIA torture practices, documenting systematic attacks on medical personnel in Syria, and advocating for an end to violence against minorities in Burma. I know you are as committed as we are to exposing human rights violations and ensuring that those responsible are brought to justice. Many thanks for your continued support of PHR’s work.<text:line-break/><text:line-break/>Donna McKay<text:line-break/>Executive Director<text:line-break/><text:line-break/>Guantanamo Detainee Being Transported<text:line-break/>Don't Let Them Get Away with Torture<text:line-break/>In his letter to the editor in the New York Times, Dr. Vincent Iacopino, PHR’s senior medical advisor, calls for accountability for health personnel and others who were complicit in torture. He writes, “Doctors, psychologists and other medical professionals played a central role in conferring a facade of safety and legitimacy to the C.I.A.’s illegal, immoral and unethical practices. In doing so, they betrayed the core ethical principle of the healing professions: Do no harm.” Read the full letter here.<text:line-break/><text:line-break/>Dr. B<text:line-break/>On the Front Lines: A Syrian Doctor's Story<text:line-break/>PHR has profiled the work of several Syrian doctors who are risking their lives to care for their patients as the country’s civil war continues. Dr. B (name withheld to protect his identity) has personally experienced the Syrian regime’s ongoing attacks on medical personnel and facilities; he works in two field hospitals inside Syria that been attacked multiple times. Having witnessed the fatalities and injuries from these targeted strikes, Dr. B lives in constant fear, anxious that another rocket will fall and demolish his hospital and kill those inside. Read his full story.<text:line-break/><text:line-break/>Airstrike in Aleppo, Syria<text:line-break/>Take Action: Demand Justice for Syria<text:line-break/>Syria’s civil war has led to the deaths of approximately 190,000 people and forced millions of others from their homes. While both the Assad regime and anti-government armed groups have committed war crimes, government forces are responsible for 90 percent of attacks on medical personnel and hospitals in Syria. The United States must support accountability for these violations. Ensure that the children, women, and men who have suffered in Syria see justice by urging your senators to support the Syrian War Crimes Accountability Act. Without urgent action, we risk that these rampant abuses may become the new norm in conflict.<text:line-break/><text:line-break/>Destroyed Hospital in Deir al-Balah, Gaza<text:line-break/><text:line-break/>PHR Calls for Protection of Medical Facilities and Personnel in Gaza<text:line-break/><text:line-break/>PHR recently called on the government of Israel to end its attacks on health facilities, ambulances, and health personnel in the Gaza Strip. We further requested that Hamas and other armed groups fully respect and protect patients’ safety and the neutral operation of medical personnel by ensuring that no military equipment or units operate in or near medical facilities. Read our full statement here.<text:line-break/><text:line-break/>Undocumented Immigrants from El Salvador<text:line-break/>Vulnerable and Alone: Children Crossing the Border<text:line-break/>Lisa Manrique of PHR’s Asylum Program tells the story of Maria, a 13-year-old girl who is one of the thousands of unaccompanied children who have recently fled El Salvador in search of humanitarian protection in the United States. Manrique writes, “The children at the U.S. border who are currently attracting so much attention deserve to have their stories heard and receive the help of trained professionals. Their trauma is real, as is the danger they could face upon being summarily deported.”<text:line-break/><text:line-break/>Another 13 Health Care Workers Killed in Syria<text:line-break/>Syria Mapping Project<text:line-break/><text:line-break/>PHR is documenting attacks on Syrian medical personnel and facilities in this interactive map. Recent updates to the map illustrate that 13 medical personnel were killed in the month of July alone – increasing the total number of medical personnel killed since the beginning of the conflict to 541. There were also 11 attacks on nine separate medical facilities. Tweet a link to the map, using hashtag #DefendDoctors, to share details of the latest violence against Syria’s medical infrastructure.<text:line-break/><text:line-break/>PHR Welcomes New Chief Operating Officer<text:line-break/>Christine Squires<text:line-break/><text:line-break/>We are excited to welcome Christine Squires to the PHR team as our chief operating officer. Squires brings a wide range of development and management experience having contributed to the success of a number of international NGOs, including Human Rights Watch, UNICEF, and the Women’s Refugee Commission. We’re thrilled to have her join the team.<text:line-break/><text:line-break/>Physicians for Human Rights<text:line-break/>info@phrusa.org<text:line-break/>phr.org</text:p>
      <text:p text:style-name="P1"><text:span text:style-name="T1">葉小慧</text:span><text:s/>  |  2014.08.26 00:26   |   <text:a xlink:type="simple" xlink:href="http://palinfo.habago.org/Entry?Command=Information_PrintForum&amp;iPage=415#FORUM32662"><text:span text:style-name="T2">#</text:span></text:a></text:p>
      <text:p text:style-name="P3"><text:span text:style-name="T3">2014.08.25.<text:line-break/><text:line-break/></text:span>接力靜默站樁第<text:span text:style-name="T3">20</text:span>天。<text:span text:style-name="T3"><text:line-break/><text:line-break/></text:span>出門前不該看以色列在台辦事處的臉書專頁，看了會火大。還好是來站樁，站樁基本是消火程序，看看面前車流、樓房、天空，感受一下後頭警察跟保全的關愛眼神<text:span text:style-name="T3">....</text:span>心情會平靜很多。<text:span text:style-name="T3"><text:line-break/><text:line-break/></text:span>這時候要感恩上周六站樁時那位不斷提問的阿伯，他很認真地問問題。我能理解一般人對以巴事務的漠不關心，阿伯他來提問，就算他沒有表態什麼結論，但至少他關心了。<text:span text:style-name="T3"><text:line-break/><text:line-break/></text:span>當很多人告訴我以巴問題是世代仇恨，是無解時，我總想問，以色列自己愛標榜自己國家兵強武健，巴勒斯坦人則長期處於圍困，缺水缺電，物資缺乏，加薩砲打以色列，不等於討打、找死？但為什麼有人明知如此，還一直討打，而且打到土地愈來愈小？而以色列如此兵強武健了，竟然還需要侵占人家土地來「確保自己安全」。你鄰居跟你說，你會打我，所以我把我的圍欄設到你家，你接受嗎？<text:span text:style-name="T3"><text:line-break/><text:line-break/></text:span>現在，台灣還有人很挺以色列，挺到說我們都在造謠，造一個「以色列在加薩屠殺」的謠。聯合國學校被炸，聯合國兒童基金會出面說明加薩兒童的悲慘處境，那些比以色列要高出百倍的死傷，聯合國學校還出面駁斥以色列軍方指哈馬斯利用聯合國學校射飛彈，以色列後來自己也澄清，難道這些都是造謠？聯合國配合加薩造謠，這是哪門子笑話？<text:span text:style-name="T3"><text:line-break/><text:line-break/></text:span>四點到達站樁地點，大門前剛好一隊韓國某大學的人馬在拍合照。他們瞧了我幾眼，那時風還挺大的，把我剛放到背後的標語牌吹得飛了起來，掛繩掐著我脖子，真有點「嘔」，不是針對他們。<text:span text:style-name="T3"><text:line-break/><text:line-break/></text:span>剛站好，鈺錠沒幾分鐘也到了。過沒幾分鐘就有警察來拍照，後面來了一組警察巡邏車，過了半小時又來一組，下來瞥我們幾眼，就用對講機不知道說些什麼，然後上了機車就走。<text:span text:style-name="T3"><text:line-break/><text:line-break/></text:span>五點稍微動一下身子，幫鈺錠拍照做個記錄。<text:span text:style-name="T3"><text:line-break/><text:line-break/></text:span>秋老虎天氣，到了四點以後就沒那麼唱秋，風也變小了，五點多天色就比前幾天要提前暗了一些，路燈也亮了起來。<text:span text:style-name="T3"><text:line-break/><text:line-break/></text:span>結束後跟鈺錠聊了一會，感謝她聽我抱怨。有時候我也寧願什麼都不知道。小時候我只知道紅包能領到不收回就不錯了，有雙鞋就不錯了，能上學就不錯了，後來我居然上了大學，然後自己獨立生活，擁有自己的天地，可以自由出國旅遊，感覺自己活得很幸福。或許有人覺得這種幸福很平凡，加薩的小朋友卻連這種平凡都很困難，被炸死了還算好的，活著的失去同學、家人，而且還不見得四肢健全。知道了這些，好痛苦。</text:p>
      <text:p text:style-name="P1"><text:span text:style-name="T1">陳真</text:span><text:s/>  |  2014.08.25 22:55   |   <text:a xlink:type="simple" xlink:href="http://palinfo.habago.org/Entry?Command=Information_PrintForum&amp;iPage=415#FORUM32661"><text:span text:style-name="T2">#</text:span></text:a></text:p>
      <text:p text:style-name="P2">這文章的校訂者現在也有了。<text:span text:style-name="T3"><text:line-break/><text:line-break/></text:span>校訂者的英文能力至少要跟翻譯者相當，因為不只是找出翻譯上的錯誤或原意之扭曲不精準之處，而更要能通順流暢。有些文章修辭性強，甚至得需要兩位校訂者。<text:span text:style-name="T3"><text:line-break/><text:line-break/></text:span>除了信達雅，沒什麼特別要注意的重點了。<text:span text:style-name="T3"><text:line-break/><text:line-break/></text:span>如果同時能適當掌握兩套語言，翻譯不是什麼困難的事。之所以希望能有更多人參與，一部份原因是當你自己實際投入某些議題的翻譯時，自然也會對該議題多一份理解和感情。<text:span text:style-name="T3"><text:line-break/><text:line-break/></text:span>二十幾年前，南韓仍處於高壓統治時期，金大中都還在黑牢裏蹲著。一些人，例如林美容，例如柏楊，為了把國際特赦組織引進台灣成立分會，我幫忙翻譯了一些國際特赦組織的文章，其中有一些是南韓的政治犯。<text:span text:style-name="T3"><text:line-break/><text:line-break/></text:span>雖然已是二十幾年前往事，但那些名不見經傳的政治犯名字以及他們或家屬的回信，我到現在都還清楚記得一些細節，包括他們被南韓政府亂判了哪幾條叛亂罪、個人學經歷及幾個小孩等等。<text:span text:style-name="T3"><text:line-break/><text:line-break/></text:span>國際特赦組織在台小組成立之後，我寫了一系列文章叫<text:span text:style-name="T3"><text:s/>“</text:span>以筆為鑰，打開黑牢<text:span text:style-name="T3">”(</text:span>這句話是從我翻譯過的一篇文章裏頭看到的一個句子<text:span text:style-name="T3">)</text:span>，說明國際特赦組織所擅長的<text:span text:style-name="T3"><text:s/>"</text:span>寫信<text:span text:style-name="T3">"</text:span>。<text:span text:style-name="T3"><text:line-break/><text:line-break/></text:span>當然，我唯一沒料到的是在那麼多的辛苦努力甚至痛苦代價之後，如今的所謂國際特赦組織台灣分會竟變成綠營的一個外圍組織（所謂台權會更是如此），對此我只有一個評語：齷齪下流。<text:span text:style-name="T3"><text:line-break/><text:line-break/></text:span>這些人不是真的在乎什麼人權，而是在乎敵人有沒有違反人權；就算沒有，我也硬要說有，努力渲染、瞎掰、污蔑，無限上綱。若是我方違反人權，那個不叫違反人權，那個叫愛台灣。</text:p>
      <text:p text:style-name="P4"/>
      <text:p text:style-name="P1">Khadija Dohry   |  2014.08.25 21:10   |   <text:a xlink:type="simple" xlink:href="http://palinfo.habago.org/Entry?Command=Information_PrintForum&amp;iPage=416#FORUM32660"><text:span text:style-name="T2">#</text:span></text:a></text:p>
      <text:p text:style-name="P6">It is a great honor to meet people who stand for Humanity. The power of a silent standing protest lies in the fact that it sends one loud message to hundreds of people in such a short time. Thanks to All who showed up for this great cause.<text:line-break/>#GODBLESSGAZA #GAZAUNDERATTACK #LETGAZALIVE</text:p>
      <text:p text:style-name="P1"><text:span text:style-name="T1">慶輝</text:span><text:s/>  |  2014.08.25 14:00   |   <text:a xlink:type="simple" xlink:href="http://palinfo.habago.org/Entry?Command=Information_PrintForum&amp;iPage=416#FORUM32658"><text:span text:style-name="T2">#</text:span></text:a></text:p>
      <text:p text:style-name="P3">這週六（<text:span text:style-name="T4"></text:span><text:span text:style-name="T3">8/23</text:span>）決定也來站樁一次。<text:span text:style-name="T3"><text:line-break/><text:line-break/></text:span>一半也算是臨時起意，寫了一張「<text:span text:style-name="T3">Let Gaza Live </text:span>立即解除加薩圍困」，便帶著過去站了。因為找了一下地方，遲了十幾分鐘到了現場。開始舉牌的時候發現字太小，站到一半換成巴勒網製作的大黑牌。<text:span text:style-name="T3"><text:line-break/><text:line-break/></text:span>很高興能夠見到陳真先生和小慧，以及另外兩位穆斯林朋友。<text:span text:style-name="T3"><text:line-break/><text:line-break/></text:span>其實整個過程算是蠻忐忑不安的，我一直以來算是一個典型的「乖小孩」，就是有點怕事的那種。陳真先生說週六警察不愛來也是讓我一個決定去的主因，沒想到警察先生來拍照還來了似乎不只一次，幸好沒有對我機智問答，不然光想要怎麼回就挺傷神的，其實我信任台灣的警察，也覺得他們工作很辛苦，還好這樣並不太算增加他們的工作量。<text:span text:style-name="T3"><text:line-break/><text:line-break/></text:span>小慧有說到的事情我就不重複了。今天下午天氣並不炎熱，站得比我想像中的輕鬆很多，腳稍微痠麻了就搖晃兩步放鬆一下。整個過程中都是眼神四處飄著，戴著帽子掩蓋自己的視線也讓我比較有安全感一些，就這樣看著馬路對面招牌，公車遊覽車上一雙雙眼睛，路過的行人機車腳踏車騎士，兩小時不到的時間就這樣過去了。有一輛白色的車還拉下車窗和我們比大拇指算是這次最大的收穫，或說是一點溫暖。<text:span text:style-name="T3"><text:line-break/><text:line-break/></text:span>其實我也只是知道，以色列靠著美國撐腰，佔領巴勒斯坦領土與轟炸屠殺平民，甚至是來救助傷者的聯合國人道救援都不放過。以巴兩者關於戰爭死傷人數的差距其實一翻兩瞪眼沒有什麼爭論的空間。我人在這個生活比世界大多地方幸福的島上不能幫上什麼忙，就是站著一下告訴那些人，這島上還是有在乎這件事情的人，還有就是，菩薩保佑以巴戰火早日結束。</text:p>
      <text:p text:style-name="P1"><text:span text:style-name="T1">陳真</text:span><text:s/>  |  2014.08.25 13:33   |   <text:a xlink:type="simple" xlink:href="http://palinfo.habago.org/Entry?Command=Information_PrintForum&amp;iPage=416#FORUM32657"><text:span text:style-name="T2">#</text:span></text:a></text:p>
      <text:p text:style-name="P2">翻譯勇士出列了。謝謝小菁。<text:span text:style-name="T3"><text:line-break/><text:line-break/></text:span>我手上目前有好幾萬字要改，因此，校訂方面如果有人可以認領，自然最好。要不然，卡在我這裏可能會卡很久，怕對翻譯者不好意思。別人一下就翻完了，校訂這麼簡單的事卻一直拖。</text:p>
      <text:p text:style-name="P1"><text:span text:style-name="T1">陳真</text:span><text:s/>  |  2014.08.25 03:49   |   <text:a xlink:type="simple" xlink:href="http://palinfo.habago.org/Entry?Command=Information_PrintForum&amp;iPage=416#FORUM32656"><text:span text:style-name="T2">#</text:span></text:a></text:p>
      <text:p text:style-name="P3">涵文翻譯的文章已刊出首頁，這文章婆婆媽媽的，修辭性強，不是很好翻。多謝涵文。<text:span text:style-name="T3"><text:line-break/><text:line-break/></text:span>另外還有很多篇翻完等校訂，卡在我這兒。董事長日理萬機，每天忙到有點失控，就算一天當十天用、一天有<text:span text:style-name="T3">240</text:span>小時好像永遠也忙不完那種感覺。總之，翻譯者請稍候，逐一會校訂完成的。<text:span text:style-name="T3"><text:line-break/><text:line-break/></text:span>我看怡靜貼的這篇聲明也頗值得翻。這篇言簡意賅，比較簡單。翻譯及校訂勇士請出列。</text:p>
      <text:p text:style-name="P1"><text:span text:style-name="T1">陳真</text:span><text:s/>  |  2014.08.25 02:23   |   <text:a xlink:type="simple" xlink:href="http://palinfo.habago.org/Entry?Command=Information_PrintForum&amp;iPage=416#FORUM32655"><text:span text:style-name="T2">#</text:span></text:a></text:p>
      <text:p text:style-name="P2">怡靜提到的這位諾貝爾和平獎得主，我倒是常引用他的一段話如下。<text:span text:style-name="T3"><text:line-break/><text:line-break/></text:span>布希曾表示有個人對他發動侵略伊拉克起了重大影響，就是這位<text:span text:style-name="T3">Elie Wiesel</text:span>。他敦促布希要制止邪惡的人事物，故應侵略伊拉克。<text:span text:style-name="T3"><text:line-break/><text:line-break/></text:span>這不是一個存心使壞的壞蛋，而是一個好人，但就像林義雄一樣，好人也有可能常常會做壞事，因為他所認知的世界跟我們認知到的不一樣。<text:span text:style-name="T3"><text:line-break/><text:line-break/></text:span>陳真<text:span text:style-name="T3"><text:line-break/><text:line-break/>=============<text:line-break/></text:span>上帝在哪？<text:span text:style-name="T3"><text:line-break/><text:line-break/>2007-9-16 <text:line-break/><text:line-break/></text:span>陳真<text:span text:style-name="T3"><text:line-break/><text:line-break/></text:span>一向偏袒以色列的諾貝爾和平獎得主<text:span text:style-name="T3">Elie Wiesel</text:span>教授，父母及小妹命喪納粹集中營，他則僥倖生還，曾提到一件往事：兩名猶太人及一名小男孩被絞刑示眾，大人很快就斷了氣，小男孩卻因體重過輕緩慢折磨至死。當他在眾人眼前垂死掙扎時，<text:span text:style-name="T3">Wiesel</text:span>聽到背後傳來一個微弱的聲音憤懣問道：「上帝呢？上帝在哪？」<text:span text:style-name="T3">Wiesel</text:span>說他心中有個聲音這麼回答：「上帝在哪？上帝就在這裏，祂正被吊在絞刑台上。」<text:span text:style-name="T3"><text:line-break/><text:line-break/></text:span>除了這麼想，我不知道如何理解耶穌，如何理解這個世界，如何釋懷。在醫院或在街角，生老病死孤苦流浪，或許是人或許是其他動物，生命如朝露凝結成形，卻如煙消散，世上來去，他們做錯什麼？為何無辜生命卻承受巨大苦楚？上帝呢？難道這就是慈愛？難道這就是祂所欲創造的世界？<text:span text:style-name="T3"><text:line-break/><text:line-break/></text:span>我看不見上帝，卻看得見受苦的生命，他們不是那光，但其無辜受苦卻彷彿見證了光的存在，於是痛苦有了意義，不幸不再是一種詛咒，悲劇也彷彿蒙上一層美麗色彩。<text:span text:style-name="T3"><text:line-break/><text:line-break/>17</text:span>世紀哲學家斯賓諾沙（<text:span text:style-name="T3">Spinoza</text:span>）為人正直，卻因思想飽受誤解與迫害，但他認為，萬事萬物都受著一種絕對的邏輯必然性所支配，他說：「當一粒石子被拋向空中，若它有意識，將以為是自己在飛。」生命何嘗不然？微塵生靈無能無助，生命多多少少都是無辜的；每個大人只不過是小孩的放大，說罪惡太沉重；我們其實什麼也辦不到。無助彷彿成為生命的共同語言，一個小孩或一隻小狗的故事於是成為所有故事的「原型」，我們成為「大故事」的一部份，共享喜悅與悲傷。<text:span text:style-name="T3"><text:line-break/><text:line-break/></text:span>這個人和那個人，這個生命和那個生命，反覆述說同一個故事，就如一齣戲一盤棋或一首曲子，生命必須是個整體。如果生命只是一種孤立現象，它將喪失意義而無法理解。<text:span text:style-name="T3"><text:line-break/><text:line-break/></text:span>叔本華說：「『人我之別』在壞蛋看起來如此巨大，其實虛幻無常。人們將明白，自我之存在，於他人亦然，於動物亦然，整個大自然都是這樣。因此他將不願意給一隻動物帶來痛苦。對於那些能否定己身意志者，這屬於我們的世界將如此真實。」這時候，世俗輝煌將如塵土，「日月星辰盡皆虛空」；而如煙生命卻彷彿有了重量，不再孤單。</text:p>
      <text:p text:style-name="P1"><text:span text:style-name="T1">陳真</text:span><text:s/>  |  2014.08.25 01:19   |   <text:a xlink:type="simple" xlink:href="http://palinfo.habago.org/Entry?Command=Information_PrintForum&amp;iPage=416#FORUM32654"><text:span text:style-name="T2">#</text:span></text:a></text:p>
      <text:p text:style-name="P3">這兩張是周六的照片，我拍的。至於我自己，小慧那邊好像有。<text:span text:style-name="T3">(</text:span>首頁日後會補上<text:span text:style-name="T3">)<text:line-break/><text:line-break/></text:span>日頭赤燄，套句北島的詩，就像後腦勺頂了一把槍。還好啟承送我一個太陽眼鏡。別以為是王家衛也來靜站。不是王家衛，也不是徐克徐老怪，而是董事長。<text:span text:style-name="T3"><text:line-break/><text:line-break/></text:span>戴這眼鏡有個好處，避免與人視線直接接觸。我發現，過往路人好像比較敢往我這邊看，因為他看不到我其實也在看他。<text:span text:style-name="T3"><text:line-break/><text:line-break/></text:span>人物方面，我認識慶輝，其他兩位女生之前都見過，但不曾深談。<text:span text:style-name="T3"><text:line-break/><text:line-break/></text:span>那位外國女孩據小慧說來自肯亞，定居在土耳其，也是從台南上來。很活潑。我看她對往來行人車輛好像猛揮巴勒斯坦的旗子。她半途加入，活蹦亂跳站到我身邊，我覺得有點擠，就挪出空位給她，自己跑到隊伍的最外側。五點多她就坐車走了，本想請她寫點東西，但已回國。下回吧。小慧若留有連絡方法，同時不妨也請她和另一位女士看要不要寫。<text:span text:style-name="T3"><text:line-break/><text:line-break/></text:span>慶輝之前寫信跟我要過小冊子，彼此通過幾封信。我跟他說，你跟我爸同名，不簡單哦。但這還不夠希奇，學姊有個學生跟我爸不但同名而且還同姓。我有交待學姊下回點名點到他時要有禮貌，長輩的名字可不是隨便可以直接亂喊的。<text:span text:style-name="T3"><text:line-break/><text:line-break/></text:span>至於周六頭一次來靜站的這位慶輝<text:span text:style-name="T3">(</text:span>立<text:span text:style-name="T3">~</text:span>正<text:span text:style-name="T3">!)</text:span>，我待會問問他，看他有無意願寫點活動心得。<text:span text:style-name="T3"><text:line-break/><text:line-break/></text:span>警察杯杯這回有來給董事長捧場了，十分感謝，謝謝配合，謝謝警察杯杯的加油打氣。<text:span text:style-name="T3"><text:line-break/><text:line-break/></text:span>回程在途中見到保六的車。我現在才明白大家講的保六是什麼意思，車邊上有寫，好像是什麼保安第六縱隊之類。<text:span text:style-name="T3"><text:line-break/><text:line-break/></text:span>公路縱橫，南北往來十分疲憊，靜站反而像在休息。<text:span text:style-name="T3"><text:line-break/><text:line-break/></text:span>昨天夜裏醒來，延續日間思緒，不知為何一直想到濟慈。論作品，<text:span text:style-name="T3">R.M.Rilke </text:span>我給排第一，但若論心靈遠近，濟慈的身影就住在我心裡，始終不曾散去。想到他，我便說不清自己是憂鬱還是歡喜了。<text:span text:style-name="T3"><text:line-break/><text:line-break/></text:span>濟慈曾對友人說，他一生飄泊，最讓他感到快樂的一個經驗便是看著花兒慢慢長大、燦爛。<text:span text:style-name="T3"><text:line-break/><text:line-break/></text:span>臨死前幾天，病痛加劇，氣力已近衰竭，他在筆記上寫下：<text:span text:style-name="T3">"</text:span>美麗的花似乎也開在我身上了<text:span text:style-name="T3">"</text:span>。<text:span text:style-name="T3"><text:line-break/><text:line-break/></text:span>濟慈為了養病，離開氣候陰沉不見天日的倫敦，來到豔陽天的義大利，同時也不得不離開心上人，告之會努力養病、努力寫作賺錢，下次回來，兩人世界將是永恆，不再分離。<text:span text:style-name="T3"><text:line-break/><text:line-break/></text:span>可惜沒有下次了。濟慈跟他媽媽、弟弟一樣，全死於肺結核，吐血力竭而亡。<text:span text:style-name="T3"><text:line-break/><text:line-break/></text:span>濟慈死後，遺體解剖，發現肺部嚴重結核病灶。羅馬天主教會得知，嚇壞了，趕緊下令燒毀其所有衣物。我不知道過了多少年後，這個生前寫詩被人嘲諷不堪、抑鬱以終的年輕人，竟成為浪漫派詩人的一代宗師。於是，墓園蓋起來了，紀念館也成立了，成為後人心目中追求<text:span text:style-name="T3"><text:s/>"</text:span>美<text:span text:style-name="T3">" </text:span>的化身。<text:span text:style-name="T3"><text:line-break/><text:line-break/></text:span>濟慈在給愛人的一封情書裏頭寫到：<text:span text:style-name="T3">"</text:span>每當我散步林間，常沉思著兩件最珍貴的事物，一是妳的美，一是我的死亡；濟慈說，要是這兩樣東西能在某個瞬間同時擁有，那該多好。<text:span text:style-name="T3"><text:line-break/><text:line-break/></text:span>這話能懂的自然會懂。如維根斯坦所說，說不出的東西，自然也就無從想像。我沒法想像那個無法言說的世界，只能對之抱持期望；期望濟慈這個永恆的渴望已如願以償。<text:span text:style-name="T3"><text:line-break/><text:line-break/></text:span>臨死之際，濟慈交待好友在他墓碑上寫下這麼一行字：<text:span text:style-name="T3"><text:line-break/><text:line-break/>Here lies one whose name was writ in water. (</text:span>此地長眠者，其名鐫於水上<text:span text:style-name="T3">)<text:line-break/><text:line-break/></text:span>王爾德看誰都不順眼，唯獨對濟慈十分推崇。我能理解嘻皮笑臉的王爾德，當他看到墓碑上這一行字，得灑下多少熱淚。<text:span text:style-name="T3"><text:line-break/><text:line-break/></text:span>沈從文與我一同活在這地球上二十多年，可卻彼此不識。如今陰陽兩隔，可我總想盡一切可能，沿其足跡，見其所見，聞其所聞；濟慈、維根斯坦亦如是。就像尋找一條回家的路那樣，遲早我都要同他們一起踏上歸途。<text:span text:style-name="T3"><text:line-break/><text:line-break/></text:span>絕美之城裏那個<text:span text:style-name="T3"><text:s/>"</text:span>喜歡幹<text:span text:style-name="T3">" (</text:span>羅素名言<text:span text:style-name="T3">) </text:span>、宛如羅素化身的主角，一生不再寫作，整天幹幹幹，玩玩玩，吃喝玩樂遊戲人間，無一事當真。旁人不解，但他後來向他心目中的聖徒告解了這個此生不再寫作的秘密。他說得很對，那些說不上來、我無從企及的天上事物，就且讓我擱下吧，人間之美已十足。<text:span text:style-name="T3"><text:line-break/><text:line-break/></text:span>至於我自己呢，我無天上，亦無人間；兩者在我看來實屬同一物。對於美，無力追尋，但嚮往之心之熾烈，猶如熊熊烈火，未曾稍歇。<text:span text:style-name="T3"><text:s/></text:span>一如<text:span text:style-name="T3">Rilke</text:span>的墓誌銘所述：美麗的玫瑰啊，我願在妳的花瓣下長眠。<text:span text:style-name="T3"><text:line-break/><text:line-break/></text:span>剛回到台南。幾天在外，一大箱行李還沒整理。我把慶輝<text:span text:style-name="T3">(</text:span>立<text:span text:style-name="T3">~</text:span>正<text:span text:style-name="T3">!)</text:span>自製的兩面牌給不小心帶回來了。<text:span text:style-name="T3"><text:line-break/><text:line-break/></text:span>戰火依舊，十分疲憊。</text:p>
      <text:p text:style-name="P1"><text:span text:style-name="T1">怡靜</text:span><text:s/>  |  2014.08.24 17:13   |   <text:a xlink:type="simple" xlink:href="http://palinfo.habago.org/Entry?Command=Information_PrintForum&amp;iPage=416#FORUM32653"><text:span text:style-name="T2">#</text:span></text:a></text:p>
      <text:p text:style-name="P6"><text:span text:style-name="T1">以色列報紙</text:span>Harretz<text:span text:style-name="T1">報導，</text:span>327<text:span text:style-name="T1">位納粹大屠殺倖存者及其後代，投書紐約時報反駁</text:span>Elie Wiesel(<text:span text:style-name="T1">諾貝爾和平獎得主</text:span>)<text:span text:style-name="T1">指控哈馬斯以</text:span>"<text:span text:style-name="T1">小孩為祭品</text:span>"(child sacrifice)<text:span text:style-name="T1">並將該組織比喻為納粹的廣告。</text:span><text:line-break/><text:line-break/>http://www.haaretz.com/news/diplomacy-defense/1.612072<text:line-break/><text:line-break/><text:span text:style-name="T5">Holocaust survivors condemn Israel for 'Gaza massacre,' call for boycott</text:span><text:line-break/><text:line-break/>In response to Elie Wiesel advertisement comparing Hamas to Nazis, 327 Jewish Holocaust survivors and descendants publish New York Times ad accusing Israel of 'ongoing massacre of the Palestinian people.'<text:line-break/><text:line-break/><text:span text:style-name="T1">信件全文如下</text:span>:<text:line-break/>"Jewish survivors and descendants of survivors and victims of Nazi genocide unequivocally condemn the massacre of Palestinians in Gaza<text:line-break/><text:line-break/>"As Jewish survivors and descendants of survivors and victims of the Nazi genocide we unequivocally condemn the massacre of Palestinians in Gaza and the ongoing occupation and colonization of historic Palestine. We further condemn the United States for providing Israel with the funding to carry out the attack, and Western states more generally for using their diplomatic muscle to protect Israel from condemnation. Genocide begins with the silence of the world.<text:line-break/><text:line-break/>"We are alarmed by the extreme, racist dehumanization of Palestinians in Israeli society, which has reached a fever-pitch. In Israel, politicians and pundits in The Times of Israel and The Jerusalem Post have called openly for genocide of Palestinians and right-wing Israelis are adopting Neo-Nazi insignia.<text:line-break/><text:line-break/>"Furthermore, we are disgusted and outraged by Elie Wiesel’s abuse of our history in these pages to justify the unjustifiable: Israel’s wholesale effort to destroy Gaza and the murder of more than 2,000 Palestinians, including many hundreds of children. Nothing can justify bombing UN shelters, homes, hospitals and universities. Nothing can justify depriving people of electricity and water.<text:line-break/><text:line-break/>"We must raise our collective voices and use our collective power to bring about an end to all forms of racism, including the ongoing genocide of Palestinian people. We call for an immediate end to the siege against and blockade of Gaza. We call for the full economic, cultural and academic boycott of Israel. “Never again” must mean NEVER AGAIN FOR ANYONE!"</text:p>
      <text:p text:style-name="P1"><text:span text:style-name="T1">葉小慧</text:span><text:s/>  |  2014.08.24 14:18   |   <text:a xlink:type="simple" xlink:href="http://palinfo.habago.org/Entry?Command=Information_PrintForum&amp;iPage=416#FORUM32652"><text:span text:style-name="T2">#</text:span></text:a></text:p>
      <text:p text:style-name="P3">昨天站樁日誌內提到的<text:span text:style-name="T3">Khadija</text:span>，她已經平安抵達機場，願平安一路相隨。</text:p>
      <text:p text:style-name="P1"><text:span text:style-name="T1">葉小慧</text:span><text:s/>  |  2014.08.24 11:37   |   <text:a xlink:type="simple" xlink:href="http://palinfo.habago.org/Entry?Command=Information_PrintForum&amp;iPage=416#FORUM32651"><text:span text:style-name="T2">#</text:span></text:a></text:p>
      <text:p text:style-name="P2">這影片是美聯社攝影師<text:span text:style-name="T3">Simone Camilli</text:span>的最後作品，他於今年本（<text:span text:style-name="T3">8</text:span>）月<text:span text:style-name="T3">13</text:span>日以巴停火期間，於加薩拍攝拆彈時遭遇爆炸身亡。<text:span text:style-name="T3"><text:line-break/><text:line-break/><text:line-break/>http://vimeo.com/7006651</text:span></text:p>
      <text:p text:style-name="P1"><text:span text:style-name="T1">葉小慧</text:span><text:s/>  |  2014.08.23 23:11   |   <text:a xlink:type="simple" xlink:href="http://palinfo.habago.org/Entry?Command=Information_PrintForum&amp;iPage=416#FORUM32650"><text:span text:style-name="T2">#</text:span></text:a></text:p>
      <text:p text:style-name="P3"><text:span text:style-name="T3">2014.08.23.<text:line-break/><text:line-break/></text:span>接力靜默站樁第<text:span text:style-name="T3">18</text:span>天。<text:span text:style-name="T3"><text:line-break/><text:line-break/></text:span>到場時，陳真剛站好，見我到了就來關心，要我別太累。報告大家，目前我身體狀況良好，精神上在站樁時持續獲得療癒，真累了我還是會休息的。<text:span text:style-name="T3"><text:line-break/><text:line-break/></text:span>過十分鐘左右，就有警察來拍照，我這旁邊拍一張，正面拍一張，又給陳真同樣正面拍一張，旁邊拍一張。當下有個衝動，像前幾天良哲跟我說的，乾脆請警察把他們拍的順便寄給我們一份，這樣我們多省事，警察局認證耶。<text:span text:style-name="T3"><text:line-break/><text:line-break/></text:span>五點半，在<text:span text:style-name="T3">8</text:span>月<text:span text:style-name="T3">9</text:span>日「為加薩而站」時出現的穆斯林朋友<text:span text:style-name="T3">Khadija</text:span>，拖著偌大的行李來放在一旁，拿了標語牌，跟我們一起站樁。<text:span text:style-name="T3"><text:line-break/><text:line-break/></text:span>再過幾分鐘，又來了一位先生，也是追蹤巴勒網，第一次來的慶輝。<text:span text:style-name="T3"><text:line-break/><text:line-break/>Khadija </text:span>比較機動，站了一會還去把自己帶來紙繪的巴勒斯坦旗，不斷對來車或經過的行人揮舞。中場休息時跟她聊天，才知道她的名字，兩個月前來到台灣，在台南一所中學教英文，明天要回土耳其，還是個學生。她說她很喜歡台灣，由於自己念的是政治，她希望可以當記者，如果台灣有這樣的工作，她願意。<text:span text:style-name="T3"><text:line-break/><text:line-break/>Khadija</text:span>不會中文，而我則是一個人出國旅行的習慣，終於練成為了溝通就莫名敢開口說的破英文，但左耳有點重聽，因此有時候還要請她再說一次。她問我的年紀，台灣人或者說亞洲人吧，往往外表年紀看起來比實際年輕一些，她知道後驚呼怎麼可能，問我到底吃些什麼，讓我有點暈陶陶的。可愛的女孩，跟我交換了臉書。<text:span text:style-name="T3"><text:line-break/><text:line-break/></text:span>她問我這附近有沒有民宿或青年旅社，顯然並沒有預定旅社，但打算今晚住在台北，明天到機場。<text:span text:style-name="T3"><text:line-break/><text:line-break/></text:span>談話中一輛廂型車臨停在前面，裡頭的是台灣男士，跟<text:span text:style-name="T3">Khadija</text:span>互相揮了揮手，看起來應該認識，沒一會她就上了他的車，我急問對方是誰，男士跟我說是兩個星期前的（應該是為加薩而站）活動認識，離開時<text:span text:style-name="T3">Khadija</text:span>對我們比了Ｖ做為告別。<text:span text:style-name="T3"><text:line-break/><text:line-break/></text:span>特別記錄<text:span text:style-name="T3">Khadija</text:span>，部分是因為在她離開之後，另一位穆斯林姐姐（姓王）出現在我面前，問我有沒有看到她，說她們互相約了在這見面站樁，還要一起到對面的饗印吃飯。當下我心急如焚，跟王姐姐大致了解事情經過，知道可能約定上有了誤差，那位男士可能是為加薩而站時的另外一位朋友，在臉書上開設反以色列暴行專頁的。但我回家後跟專頁那邊聯繫，對方說今天沒來站樁地點，心底更急。希望她平安返國。<text:span text:style-name="T3"><text:line-break/><text:line-break/></text:span>五點半過後，之前幾天偶而出現的那位白頭髮女士，穿得很普通人的又來拍照，左邊一張，右邊一張。<text:span text:style-name="T3"><text:line-break/><text:line-break/></text:span>一位阿伯盯著我擺在標語袋前的標語看了良久，跑來我前面，問我胸前拿的那張「<text:span text:style-name="T3">LET GAZA LIVE</text:span>」是什麼意思？我跟他說「讓加薩活著」，他又問加薩是指加薩走廊嗎？我點頭。阿伯問題多多，又問我另一張標語牌上寫的「結束非法佔領<text:span text:style-name="T3"><text:s/></text:span>停止血腥殺戮」，是指加薩嗎？我說不是的，是指以色列對加薩，連帶說明了以色列如何無視聯合國當年劃定的土地，利用屯墾等方式侵占巴勒斯坦土地。阿伯說那他比較瞭解了，結果走過去又幾度回頭問問題，都給他做了些回應。很認真的阿伯。<text:span text:style-name="T3"><text:line-break/><text:line-break/></text:span>今天出門站樁前，一位朋友八成受不了我成天<text:span text:style-name="T3">po</text:span>以巴的文章、照片，跑來跟我說，以巴問題是世代仇恨問題，仇恨讓很多事情都變得沒有對錯也變得無解，或許給以色列一點壓力會有幫助，但畢竟不是這麼單純的一件事情。<text:span text:style-name="T3"><text:line-break/><text:line-break/></text:span>在之前另外一位也向我提過這個問題，當下我能想到的回應，是想告訴他當年我在怎樣的情緒裡頭寫出「朋友的外省人憂鬱症」，我從來就是希望消除仇恨，但要怎麼消除？不是袖手旁觀，它就會不見。我並不恨以色列，沒有家仇血恨從何恨起？但我也沒辦法看著以色列屠殺加薩、侵逼約旦河西岸的巴勒斯坦，我也理解加薩民眾失去家人的痛。<text:span text:style-name="T3"><text:line-break/><text:line-break/></text:span>不單純就不要管？只要能給以色列一點壓力，我都願意。更何況，這才是真實的世界。<text:span text:style-name="T3"><text:line-break/><text:line-break/></text:span>或許，也可以拿<text:span text:style-name="T3">90</text:span>歲阿嬤愛潑斯坦受訪所說來回應：「我可能解決不了任何問題，但我必須盡我可能地去做。」<text:span text:style-name="T3"><text:line-break/><text:line-break/><text:line-break/></text:span>小慧<text:span text:style-name="T3"><text:line-break/><text:line-break/>----<text:line-break/></text:span>剛剛想起那位阿伯還問了你們站在這邊有用嗎？以色列在台灣又沒什麼辦事處<text:span text:style-name="T3">....</text:span>我馬上就跟他比著世貿辦公大樓說，有辦事處喔，就在這裡。他就說原來如此，那就有意思了。</text:p>
      <text:p text:style-name="P1"><text:span text:style-name="T1">葉小慧</text:span><text:s/>  |  2014.08.23 21:08   |   <text:a xlink:type="simple" xlink:href="http://palinfo.habago.org/Entry?Command=Information_PrintForum&amp;iPage=416#FORUM32649"><text:span text:style-name="T2">#</text:span></text:a></text:p>
      <text:p text:style-name="P2"><text:span text:style-name="T3"><text:line-break/></text:span>小慧按：給巴勒斯坦自由中文網頁是由一位加薩的台灣媳婦負責，她先生家族就住在加薩走廊，她努力整理了這篇，對於這樣的悲劇，只能以「以眼還眼<text:span text:style-name="T3"><text:s/></text:span>舉世皆盲」來統括，都二十一世紀了，能不能把二十世紀的仇恨放下，往前邁向和平呢？<text:span text:style-name="T3"><text:line-break/><text:line-break/></text:span>轉自<text:span text:style-name="T3"><text:s/>Free Palestine </text:span>給巴勒斯坦自由<text:span text:style-name="T3"><text:line-break/>(https://www.facebook.com/peacegaze/posts/1477175695872226)<text:line-break/><text:line-break/></text:span>哈馬斯政治領導人<text:span text:style-name="T3">Khaled Meshal</text:span>承認，他的組織成員綁架並殺害了那三名以色列青少年，同時他也試圖從殘暴的伊拉克及敘利亞的伊斯蘭武裝份子拉開與他組織的距離，他還表示，哈馬斯反對殺害平民。<text:span text:style-name="T3"><text:line-break/><text:line-break/>Khaled Meshal</text:span>指出，我們並不知道該組織的領導人在約旦河西岸對以色列三名青少年的劫持，但是<text:span text:style-name="T3">Khaled Meshal</text:span>辯護說這是對於以色列的壓迫所做的合法攻擊。<text:span text:style-name="T3"><text:line-break/></text:span>（加薩的哈馬斯領導人事前不知情在西岸的哈馬斯綁架以色列青年，所以之前皆否認，他所認為綁架的合理是因為，在西岸的巴勒斯坦人同樣受到以色列的迫害。）<text:span text:style-name="T3"><text:line-break/><text:line-break/>Khaled Meshal</text:span>也說：我們並非一個宗教的暴力團體，我們也反對殺害任何平民，他們嘗試大部份的時間瞄準著以色列的基地跟軍事目標，可是也必須承認，我們沒有先進的武器，我們沒有敵人的武器，所以目標是困難的，如果我們有更精確的武器，我們只會針對軍事目標，事實上，巴勒斯坦人不是恐怖份子，他們是恐怖主義的受害者，但是以色列卻是，看看他們的舉動吧！<text:span text:style-name="T3"><text:line-break/><text:line-break/></text:span>而在其他篇新聞講述關於哈馬斯承認綁架並殺害以色列三名青年，跳出<text:span text:style-name="T3">Salah al-Arouri</text:span>這個人，他本身是為在西岸的哈馬斯領導者，卻在以色列坐牢<text:span text:style-name="T3">16</text:span>年後，於<text:span text:style-name="T3">2010</text:span>年被以色列驅逐出境，現居土耳其，是他承認綁架案。<text:span text:style-name="T3"><text:line-break/><text:line-break/></text:span>姑且不論是誰綁架，或是知不知情，這並無法抹滅加薩被封鎖長達八年的困境，若因為綁架案而殺害超過兩千名巴勒斯坦人，而把封鎖合理化，這未免太過牽強。<text:span text:style-name="T3"><text:line-break/><text:line-break/></text:span>儘管有沒有綁架案的發生，以色列每一兩年都會對加薩發動攻擊，這次大規模的滅殺，吸引眾多媒體注意，引發大規模的抵制潮，讓世人看到加薩的封鎖狀況，對加薩的人來說，或許是一個轉捩點。<text:span text:style-name="T3"><text:line-break/><text:line-break/></text:span>在此對巴勒斯坦及以色列因為這場戰役喪命的人，皆表達哀痛之意。<text:span text:style-name="T3"><text:line-break/><text:line-break/></text:span>新聞連結：<text:span text:style-name="T3"><text:line-break/>http://www.israelnationalnews.com/News/News.aspx/181951#.U_h-rLy1b_a<text:line-break/>http://tw.aboluowang.com/2014/0822/433953.html#sthash.q4tl27fL.YIwKIuhB.dpbs</text:span></text:p>
      <text:p text:style-name="P4"/>
      <text:p text:style-name="P1"><text:span text:style-name="T1">陳真</text:span><text:s/>  |  2014.08.23 14:25   |   <text:a xlink:type="simple" xlink:href="http://palinfo.habago.org/Entry?Command=Information_PrintForum&amp;iPage=417#FORUM32648"><text:span text:style-name="T2">#</text:span></text:a></text:p>
      <text:p text:style-name="P2">以色列<text:span text:style-name="T3">1</text:span>孩童死亡<text:span text:style-name="T3"><text:s/></text:span>總理誓報復<text:span text:style-name="T3"><text:line-break/><text:line-break/></text:span>法新社（法新社加薩市<text:span text:style-name="T3">22</text:span>日電）<text:span text:style-name="T3"><text:s/>1</text:span>枚來自加薩走廊的迫擊砲彈造成<text:span text:style-name="T3">1</text:span>名以色列小孩身亡後，以色列總理尼坦雅胡（<text:span text:style-name="T3">Benjamin Netanyahu</text:span>）今天發誓要嚴厲報復統治加薩走廊的伊斯蘭主義集團哈瑪斯（<text:span text:style-name="T3">Hamas</text:span>）。<text:span text:style-name="T3"><text:line-break/><text:line-break/></text:span>根據發言人，尼坦雅胡在推特（<text:span text:style-name="T3">Twitter</text:span>）說，「哈瑪斯將為這次攻擊付出慘痛代價」，以色列軍方和國家安全局將「加強對哈瑪斯的軍事行動，直到達成保衛邊緣行動的目標」。喪命男童是<text:span text:style-name="T3">7</text:span>月<text:span text:style-name="T3">8</text:span>日以色列與哈瑪斯開戰以來，以方第<text:span text:style-name="T3">1</text:span>名死去的兒童。<text:span text:style-name="T3"><text:line-break/><text:line-break/></text:span>尼坦雅胡宣稱這波以巴衝突是為了終結哈瑪斯對以色列的火箭攻擊，並重創哈瑪斯。以色列軍方稍早表示，來自加薩的迫擊砲彈殺死<text:span text:style-name="T3">1</text:span>名以色列孩童，使以方在這次衝突中喪生的平民人數來到<text:span text:style-name="T3">4</text:span>人。</text:p>
      <text:p text:style-name="P1"><text:span text:style-name="T1">智巽</text:span><text:s/>  |  2014.08.23 14:00   |   <text:a xlink:type="simple" xlink:href="http://palinfo.habago.org/Entry?Command=Information_PrintForum&amp;iPage=417#FORUM32647"><text:span text:style-name="T2">#</text:span></text:a></text:p>
      <text:p text:style-name="P3">記得前些日子教宗方濟各邀請大家為敘利亞禁食一日，作為送給敘利亞人的一份禮物。我無用至極，連站一下都有困難。便在家禁食兩日，為加薩也試著為以色列祈禱。</text:p>
      <text:p text:style-name="P1"><text:span text:style-name="T1">葉小慧</text:span><text:s/>  |  2014.08.23 13:30   |   <text:a xlink:type="simple" xlink:href="http://palinfo.habago.org/Entry?Command=Information_PrintForum&amp;iPage=417#FORUM32646"><text:span text:style-name="T2">#</text:span></text:a></text:p>
      <text:p text:style-name="P2">完全愈來愈糟<text:span text:style-name="T3"><text:line-break/><text:line-break/>http://news.now.com/home/international/player?newsId=110398<text:line-break/><text:line-break/></text:span>【<text:span text:style-name="T3">now</text:span>新聞台】以巴繼續互相交火，其中一枚由加沙發射的迫擊炮彈，落入以色列南部一條村莊，導致一名四歲小童死亡。<text:span text:style-name="T3"><text:line-break/><text:line-break/></text:span>迫擊炮彈星期五擊中納哈勒奧茲一間房屋之後冒煙，火勢波及兩輛車。一名四歲男童死亡，是以巴本周初在埃及談判停火破裂後，首位以色列平民死亡。<text:span text:style-name="T3"><text:line-break/><text:line-break/></text:span>以色列總理內塔尼亞胡表示哈馬斯需要為襲擊付出沉重代價。<text:span text:style-name="T3"><text:line-break/><text:line-break/></text:span>以巴星期五繼續互相攻擊，加沙最少有八十支火箭炮射向以色列。以軍亦最少向加沙執行廿五次空襲，最少四人死亡。<text:span text:style-name="T3"><text:line-break/><text:line-break/></text:span>以色列之前的空襲，炸死了哈馬斯三名高級指揮官，哈馬斯其後處決了<text:span text:style-name="T3">18</text:span>名巴人，指他們向以色列通風報訊。</text:p>
      <text:p text:style-name="P1"><text:span text:style-name="T1">葉小慧</text:span><text:s/>  |  2014.08.22 23:22   |   <text:a xlink:type="simple" xlink:href="http://palinfo.habago.org/Entry?Command=Information_PrintForum&amp;iPage=417#FORUM32645"><text:span text:style-name="T2">#</text:span></text:a></text:p>
      <text:p text:style-name="P5"><text:span text:style-name="T1">納粹大屠殺的倖存者、猶太裔的</text:span>90<text:span text:style-name="T1">歲阿嬤被捕，她支持解放加薩，呼籲停止弗格森到加薩的暴力</text:span>....<text:span text:style-name="T1">（而以色列媒體則企圖把她這位大屠殺倖存者的重要性淡化甚至醜化）</text:span><text:line-break/><text:line-break/>HEDY EPSTEIN: I know what it feels like to be discriminated against, to be oppressed, and I can’t stand idly by when I see there are problems. I can’t solve every problem, I probably can’t solve any problem, but I have to do whatever it is possible for me to do. I just cannot stand idly by, because if I did—and anyone that stand idly by becomes complicit in what is going on.<text:line-break/><text:line-break/>http://www.democracynow.org/2014/8/20/stop_the_violence_from_ferguson_to<text:line-break/><text:line-break/><text:line-break/>----<text:line-break/><text:span text:style-name="T1">愛潑斯坦</text:span>(Hedy Epstein)<text:span text:style-name="T1">生於德國，親人大都在納粹大屠殺裏喪命。她在</text:span>1938<text:span text:style-name="T1">年移居美國，經常參與政治活動，以聲援巴勒斯坦人、支持解放加沙運動而廣為人識。她居於命案發生地聖路易斯市，周一下午在市內參加示威，遊行到州長辦公的大廈正門靜坐，要求州長尼克松撤走派到弗格森</text:span>(Ferguson)<text:span text:style-name="T1">的國民警衛隊，並且促請當局委任特別檢察官調查</text:span>18<text:span text:style-name="T1">歲黑人青年布朗</text:span>(Michael Brown)<text:span text:style-name="T1">死因。她又呼籲司法部擴大調查侵犯民權事件。</text:span><text:line-break/><text:line-break/><text:span text:style-name="T1">「不想後代</text:span>90<text:span text:style-name="T1">歲仍要站出來」</text:span><text:line-break/><text:line-break/><text:span text:style-name="T1">周一下午</text:span>4<text:span text:style-name="T1">時</text:span>40<text:span text:style-name="T1">分，警方拘捕愛潑斯坦等</text:span>9<text:span text:style-name="T1">人，指他們堵塞辦公樓入口。愛潑斯坦雙手被膠帶反綁由警員押走時對記者說：「我年少時就一直這樣示威，沒想過到了</text:span>90<text:span text:style-name="T1">歲還要這麼做。我們今天需要站出來，使大家到</text:span>90<text:span text:style-name="T1">歲時毋須再這麼做。」</text:span><text:line-break/><text:line-break/><text:span text:style-name="T1">（摘錄自</text:span>http://www.mingpaocanada.com/Tor/htm/News/20140820/ttab1_r.htm<text:span text:style-name="T1">）</text:span></text:p>
      <text:p text:style-name="P1"><text:span text:style-name="T1">陳真</text:span><text:s/>  |  2014.08.22 21:24   |   <text:a xlink:type="simple" xlink:href="http://palinfo.habago.org/Entry?Command=Information_PrintForum&amp;iPage=417#FORUM32644"><text:span text:style-name="T2">#</text:span></text:a></text:p>
      <text:p text:style-name="P2">很奇怪。警察也好，保全也罷，好像天天來給大家拍照留念。但我都沒遇過。有時站到都快睡著，很希望警察先生偶爾也來給周六這一班的同學打打氣，或是現場來點機智問答也好，給咱提提神。<text:span text:style-name="T3"><text:line-break/><text:line-break/></text:span>有朋友寫信來建議我們可以去以色列駐台胡搞瞎搞辦事處的網站或臉書留言，吸引他們的注意。其實呢，就各種情資顯示，美國和以色列駐台胡搞瞎搞辦事處正是巴勒網的忠實讀者。<text:span text:style-name="T3"><text:line-break/><text:line-break/></text:span>警察先生自然也不落人後，連誰當班誰翹班都知道，誰是新同學也知道，而且天天來給大家拍照留念。揪感心耶。<text:span text:style-name="T3"><text:line-break/><text:line-break/></text:span>希望這個周六也來給董事長加加油。<text:span text:style-name="T3"><text:line-break/><text:line-break/></text:span>往後將近一個月份的北中南車票我都已經買好了。打算長期抗<text:span text:style-name="T3"><text:s/>“</text:span>站<text:span text:style-name="T3">”</text:span>。<text:span text:style-name="T3"><text:line-break/><text:line-break/></text:span>統聯那位櫃檯小姐一定很納悶，這位阿伯常常買一堆票，一下台南到台北，一下又台中回台南，過幾小時又台北到台中，台中回台南，是黃牛在屯積車票嗎？還是吃飽太閒坐車坐好玩？<text:span text:style-name="T3"><text:line-break/><text:line-break/></text:span>長期抗站對我並不難，比每星期沙鹿到門諾、門諾回沙鹿要輕鬆許多。沙鹿和花蓮來回一趟可是等於繞台灣一圈，而且保證無座位。每週來回罰站二十個小時，說來容易做起來難。<text:span text:style-name="T3"><text:line-break/><text:line-break/></text:span>我能理解每周兩小時的罰站雖說簡單，但自然不能跟每週看兩小時電影相提並論。因此，希望大家別客氣，不要有任何道德壓力，哪些天不能來或想退出都沒關係，不需要任何理由。當然，想加入的十分歡迎，臨時路過來站個十分鐘、一小時也都可以。<text:span text:style-name="T3"><text:line-break/><text:line-break/></text:span>以色列又開始大開殺戒。何時戰火方歇我不是很樂觀，達成長期和平協議更是艱難，但我至少會<text:span text:style-name="T3"><text:s/>“</text:span>抗站<text:span text:style-name="T3">“ </text:span>到不再有明顯戰事為止。<text:span text:style-name="T3"><text:line-break/><text:line-break/></text:span>和平的日子遙遙無期，所以，希望各位不要有一絲勉強，儘管加入，也儘管隨時退出。<text:span text:style-name="T3"><text:line-break/><text:line-break/></text:span>做這樣一些事是不會有什麼眼前效果的，自然也很難找到很多知音同志。媒體熱潮很快就會消散，心裡那把火能燒多久就純粹看個人了。<text:span text:style-name="T3"><text:line-break/><text:line-break/></text:span>我知道我乏味的言詞、缺乏抑揚頓挫的聲調底下，心裡藏了一座千年活火山，它永遠不會爆發，但恐怕也很難熄滅。</text:p>
      <text:p text:style-name="P1"><text:span text:style-name="T1">葉小慧</text:span><text:s/>  |  2014.08.22 19:57   |   <text:a xlink:type="simple" xlink:href="http://palinfo.habago.org/Entry?Command=Information_PrintForum&amp;iPage=417#FORUM32643"><text:span text:style-name="T2">#</text:span></text:a></text:p>
      <text:p text:style-name="P3"><text:span text:style-name="T3">2014.08.22.<text:line-break/><text:line-break/></text:span>接力靜默站樁第<text:span text:style-name="T3">17</text:span>天。<text:span text:style-name="T3"><text:line-break/><text:line-break/></text:span>出門前看到以色列總理內塔尼亞胡說，哈馬斯就是<text:span text:style-name="T3">ISIS</text:span>，<text:span text:style-name="T3">ISIS</text:span>就是哈馬斯。這是多麼天大的笑話！對我來說，跟<text:span text:style-name="T3">ISIS</text:span>正在做一樣事情的，是以色列。連逃難平民都不放過，把整個加薩的人都當成哈馬斯，不停轟炸，殺了一個又一個，而且死了不少孩子，那些有些連話都不會說的孩子是哈馬斯？<text:span text:style-name="T3"><text:line-break/><text:line-break/></text:span>到達老地方，把想拿的牌子都拿出來，一個擺在標語袋前固定好，放在一旁也當作一個，背後一個，身前兩個，「<text:span text:style-name="T3">LET GAZA LIVE</text:span>」這幾個字以色列不會看不懂吧？<text:span text:style-name="T3"><text:line-break/><text:line-break/></text:span>站了幾分鐘後，涵文到了，一起站樁。<text:span text:style-name="T3"><text:line-break/><text:line-break/></text:span>連自己都有點莫名地，今天稍微想點事情眨眨眼就掉淚，還好標語牌遮住了大半臉，應該沒什麼人注意。<text:span text:style-name="T3"><text:line-break/><text:line-break/></text:span>又過了十分鐘左右，從左邊來了一位朋友，跟涵文示意要一起站，就拿了牌子站在標語袋旁。保全來問他說是要加入嗎？然後就退開了。<text:span text:style-name="T3"><text:line-break/><text:line-break/></text:span>這位朋友陪我們站到五點。五點休息時候，跟這位朋友聊了一下，他姓賓<text:span text:style-name="T3">(</text:span>若有誤請指正<text:span text:style-name="T3">)</text:span>，有在追蹤巴勒網，他在國外唸書，剛去過巴勒斯坦（西岸），懂阿拉伯語，在美國有發起<text:span text:style-name="T3">BDS</text:span>運動，也問我們有沒有發起這樣的運動。<text:span text:style-name="T3"><text:line-break/><text:line-break/></text:span>能夠跟去過巴勒斯坦的人聊，就貪心多聊了幾分鐘，特別是他看到的西岸情況，令人感到憂心。然後他就先離開了，沒有幫他拍照記錄。<text:span text:style-name="T3"><text:line-break/><text:line-break/></text:span>今天沒有警察（意思是明顯穿警察制服的那種）來拍照或詢問，但有一位身著深藍色短袖中山裝的先生，拿著智慧型手機，原本是從我背後走到我跟涵文中間，然後又走到我左手邊一段距離，似乎在對我們拍照。涵文盯了他一段時間。<text:span text:style-name="T3"><text:line-break/><text:line-break/></text:span>這邊持續調皮搗蛋的風雖然會颳起標語牌，但溫度適宜，站樁站到後面就只是腳底發熱，然後時間一到要邁開腳步才會發現變成機器人，連自己都覺得有趣。狀態顯示：佳。</text:p>
      <text:p text:style-name="P1"><text:span text:style-name="T1">陳真</text:span><text:s/>  |  2014.08.22 17:11   |   <text:a xlink:type="simple" xlink:href="http://palinfo.habago.org/Entry?Command=Information_PrintForum&amp;iPage=417#FORUM32642"><text:span text:style-name="T2">#</text:span></text:a></text:p>
      <text:p text:style-name="P2">墓誌銘<text:span text:style-name="T3"><text:line-break/><text:line-break/>2008-1-27<text:line-break/><text:line-break/></text:span>陳真<text:span text:style-name="T3"><text:line-break/><text:line-break/></text:span>齊克果在《<text:span text:style-name="T3">Either/Or</text:span>》（非此即彼）首頁這麼寫著：詩人是這樣一些人，歷經滄桑卻緊閉雙唇，以致於當哀嘆通過唇舌，聽起來卻宛如音樂。人們聞之讚嘆，大叫「再唱一曲」，詩人黯然，孤獨更甚。<text:span text:style-name="T3"><text:line-break/><text:line-break/></text:span>模仿者則根據評論家的分析，找到音符的所謂美學規律，於是也吟唱起詩歌來。齊克果說，縱然外觀相似，但後者難以成詩，因為少了內在悲愴。尼采說：「真正的作家是那些羞於成為作家的人」；因為他並非樂於吟唱，而是當語言到了盡頭，哀嘆便成詩歌。<text:span text:style-name="T3"><text:line-break/><text:line-break/></text:span>別人怎麼想的我管不著，但至少對我而言，我從不願對他人有任何影響，這也許是為什麼我對所謂公共型知識份子或救國救民的改革者總是無法由衷欣賞的原因，因為他們從不談自己，只想著世界；彷彿世界只是一種與自我生命隔絕的身外物。<text:span text:style-name="T3"><text:line-break/><text:line-break/></text:span>反倒是那些只想著自己卻忘記世界的癡心戀人，總讓我起惆悵，愛戀甚深。但哈巴狗電台董事長不是跟蔣公一樣，自余束髮以來總是跟革命事業脫離不了關係嗎？表面上似乎言行不一，但知我者必知其一致。想起江文也，想起沈從文，想起維根斯坦，想起這些遺忘世界的人，我心便要融化。<text:span text:style-name="T3"><text:line-break/><text:line-break/></text:span>最近看荷索（<text:span text:style-name="T3">Werner Herzog</text:span>）的《<text:span text:style-name="T3">Land of Silence and Darkness</text:span>》，挺感動，特別是最後一幕，看了無數遍，一個盲者無聲無息摸索樹枝離去。我心亦如是。劇終寫著：「即使世界大戰爆發，我也無所察覺。」我已交代學姐，死後若有墓碑，就以此為誌。<text:span text:style-name="T3"><text:line-break/><text:line-break/></text:span>即便是邏輯，即便是數學，所思所想，無非一個「我」字；我言我行恐非老想著世界的改革者所能真心欣賞，可當一個哀嘆者發出悲鳴，斷然不是為了取悅於人或改變世界。蒙田（<text:span text:style-name="T3">Michel de Montaigne</text:span>）說：「『我』是我的形上學。」相對於蒙田的生活哲學，維根斯坦被視為分析哲學宗師，一生寫下千萬字哲學筆記，無一字提及「我」，但他卻總結自己的一切著作無非記錄著一種「純粹屬於我個人的痛苦」。<text:span text:style-name="T3"><text:line-break/><text:line-break/></text:span>杜斯妥也夫斯基說：你越惦記著世界，世界便離你越遠；當你忘懷，世界反而向你顯現。他還說：「一個人所能貢獻給這個世界最大的禮物，就是他自己。」除了哀嘆淚水，你不會有更珍貴的禮物了。<text:span text:style-name="T3"><text:line-break/><text:line-break/></text:span>越南一行禪師有幅英文書法，上面寫著：「<text:span text:style-name="T3">The tears I shed yesterday have become rain.</text:span>」（我昨日的淚，已化成雨水）。許多年來，歷經人事起伏，我似乎才明白，不管是一條狗或一個人，一個卑微生命的哀嘆淚水所能產生的力量是如何巨大。</text:p>
      <text:p text:style-name="P1"><text:span text:style-name="T1">陳真</text:span><text:s/>  |  2014.08.22 14:14   |   <text:a xlink:type="simple" xlink:href="http://palinfo.habago.org/Entry?Command=Information_PrintForum&amp;iPage=417#FORUM32641"><text:span text:style-name="T2">#</text:span></text:a></text:p>
      <text:p text:style-name="P3">有個黨外朋友叫黃坤能，一般人應該沒聽過。我不知道他幾歲，將近三十年前認識他時，估計應該三十多歲，至少外表上看起來是這樣。但他當時卻已坐了十幾年牢剛出獄，換句話說，他大概唸高中那個年紀就去坐牢了。<text:span text:style-name="T3"><text:line-break/><text:line-break/></text:span>我認識許多政治犯、叛亂犯及良心犯，黃坤能大概是所有人裏頭最年輕的一個，比黃華犯下叛亂案判無期的年紀應該還更輕。<text:span text:style-name="T3"><text:line-break/><text:line-break/></text:span>黃坤能大約是<text:span text:style-name="T3">1970</text:span>年代初期那時候被抓，判無期徒刑，關了十幾年後假釋出獄。他的案子是因為他和一些朋友四處蒐購槍枝，企圖在台灣打游擊，暗殺官員。<text:span text:style-name="T3"><text:line-break/><text:line-break/></text:span>黃坤能跟我說，他們組織了一個武裝團體叫台灣獨立革命軍<text:span text:style-name="T3">(?)</text:span>，把四處找來的槍枝先埋在土裏，結果不久就遭人密報，出師未捷，全數被捕，帶頭者槍斃，黃也許因為年輕，逃過一死。<text:span text:style-name="T3"><text:line-break/><text:line-break/></text:span>最後一次看到他應該是<text:span text:style-name="T3">1988</text:span>年的<text:span text:style-name="T3">520</text:span>事件<text:span text:style-name="T3">(</text:span>我老了，而且事件那麼多，我不敢百分百確定是<text:span text:style-name="T3">520</text:span>事件<text:span text:style-name="T3">)</text:span>。<text:span text:style-name="T3"><text:line-break/><text:line-break/>520</text:span>那一天，我有三個家教工作，教完書回家已近深夜，發現朋友送我的電話答錄機較往常閃個不停，每閃一次表示有一通來電錄音。打開錄音帶，發現才一天的時間帶子就全錄滿了。那帶子理論上還在，我沒有消磁而保留下來。<text:span text:style-name="T3"><text:line-break/><text:line-break/></text:span>當下播放錄音帶來聽，第一個打電話來的就是楊秋興。他顯然是在事件現場打公用電話，背景十分嘈雜。他很慌張地大喊說：<text:span text:style-name="T3">"228</text:span>又發生了！有一個女學生被開槍打死了<text:span text:style-name="T3">(</text:span>其實是謠言，王雪峰確實被打，但沒有人開槍<text:span text:style-name="T3">)</text:span>，你趕緊帶一些學生上來支援。<text:span text:style-name="T3">" <text:line-break/><text:line-break/></text:span>在那個年代，我上哪帶學生去參加革命？隔天一早，我一個人從高雄北上，跟戴振耀等人去警察局交涉釋放被捕的學生和民眾，我的好朋友陳啟昱<text:span text:style-name="T3">(</text:span>現在的高雄市副市長<text:span text:style-name="T3">)</text:span>也被抓，當他從警局裏頭走出來時，我喊他名字，他一臉茫然驚恐，走上前搭他肩膀，他竟然嚇得整個人抖了一下，滿身污泥，十分狼狽。<text:span text:style-name="T3"><text:line-break/><text:line-break/></text:span>印象中，他在裏頭應該沒有被警察修理，但不少人在事件前後被打得頭破血流。雖然我不是絕對確定黃坤能所受的傷是在<text:span text:style-name="T3">520</text:span>農民運動那次事件，但始終忘不了他身上的傷。<text:span text:style-name="T3"><text:line-break/><text:line-break/></text:span>那個傷其實也沒什麼，但不知道為什麼卻留下很深的記憶。記得他翻開他的背給我看，整片都是黑色的，打得整片背全是瘀青，無一處完膚。<text:span text:style-name="T3"><text:line-break/><text:line-break/></text:span>我把這事情告訴另一個朋友。我說，看黃坤能這個傷勢，讓我有一種覺悟：往後我一定會盡一切所能，不用暴力，也不鼓吹暴力去對付任何所謂萬惡的敵人，因為暴力實在很醜陋。<text:span text:style-name="T3"><text:line-break/><text:line-break/></text:span>人都是血肉之軀，打成這樣能不疼嗎？就算冷血的敵人自身也會有痛感吧？難道你真忍心看著你的敵人疼痛若此？就算一個萬惡的獨裁者五花大綁來到我前面，任憑我捅他幾刀，我也決計不幹。<text:span text:style-name="T3"><text:line-break/><text:line-break/></text:span>非暴力的高調我很早就如雷灌耳。但也許在那一刻我才稍微意識到它的真實意義，在這之前，彷彿只是一種話語、話術，經不起考驗。<text:span text:style-name="T3"><text:line-break/><text:line-break/>2003</text:span>年美國入侵伊拉克，展開大屠殺，百萬生靈死於戰火。有一個伊拉克的阿嬤，大家族，一家老少十幾口。那天早上，阿嬤出門去附近空地餵雞，幾顆美軍炮彈瞬間把她的屋子夷為平地。當阿嬤返回家中，所有親人全死了。我看到的圖片是阿嬤身體靠著斷垣殘壁掩面哭泣。<text:span text:style-name="T3"><text:line-break/><text:line-break/></text:span>報導中還提到，這位阿嬤找來幾個塑膠袋，在廢墟中尋找孫女媳婦兒子等人的殘骸，撿到一堆內臟，也分不清是誰的，就全塞進這袋子裏。<text:span text:style-name="T3"><text:line-break/><text:line-break/></text:span>我始終記得這個伊拉克的阿嬤，記得那隻衝向烈燄的駱馱。再怎麼重大、複雜的事端，留在記憶深處的往往只是一兩個影像，一個眼神，幾句話。<text:span text:style-name="T3"><text:line-break/><text:line-break/></text:span>如果我是她，如果哪一天我竟然得在已成廢墟的家中尋找親人的內臟殘骸，丟進塑膠袋，那我還會有活下去的勇氣或意願嗎？我真能堅守非暴力信念嗎？恐怕很難。我對自己沒有這份自信。<text:span text:style-name="T3"><text:line-break/><text:line-break/></text:span>但我其實也明白，這時候，能撫慰我的絕不是敵人或兇手的鮮血；能讓人獲得安慰的無非就是：風，花，雪，月。<text:span text:style-name="T3"><text:line-break/><text:line-break/></text:span>幾個月前去雲南，走訪大理、昆明、麗江及香格里拉，勘察尋找日後長居之地。當地導遊說，大理這地方可以四個字來總結：風、花、雪、月；上觀風，下觀花，蒼山雪、洱海月。那個女導遊還說了幾個故事，很動人。<text:span text:style-name="T3"><text:line-break/><text:line-break/></text:span>我常想，一個人哪怕是花上一輩子去追尋一片美麗的雲卻仍一無所獲，都還是值得的。維根斯坦總是叫人要忘掉這個世界，把整顆地球拋在一邊。荷索也老往外太空追尋；他說這個外太空計畫比他的生命還大上許多；如果來不到外太空，找不到那份美，他也不願茍活。<text:span text:style-name="T3"><text:line-break/><text:line-break/></text:span>我常想在墓碑上刻下荷索那句話：<text:span text:style-name="T3">"</text:span>即使戰爭爆發，我也毫無察覺。<text:span text:style-name="T3">" </text:span>這話也許聽起來很弔詭，一個人怎麼可能老是講戰爭，但卻又說他對戰爭無絲毫察覺？<text:span text:style-name="T3"><text:line-break/><text:line-break/></text:span>這話能懂的自然懂，不懂的永遠也不可能懂。我們常講一些事，也許是因為除了那些事以外的世界根本無法言說。誰能講風的事，花的事？講山上的雪，海上的月？這些事說不明白的，但這四樣東西也許才是所有生命的共同歸宿。<text:span text:style-name="T3"><text:line-break/><text:line-break/></text:span>那些雲南的日子，我在麗江的玉龍雪山下看了張藝謀導演的<text:span text:style-name="T3"><text:s/>"</text:span>印象麗江<text:span text:style-name="T3">"</text:span>。它就在海拔五千多公尺的玉龍雪山的半山腰演出，美得不像話，感情脆弱一點的，恐怕不知道得灑上多少眼淚來償還這份美。那畫面，大約只能出現在夢境裡而難以想像。<text:span text:style-name="T3"><text:line-break/><text:line-break/></text:span>玉龍雪山是麗江納西族人的聖山，同時也是當地相愛男女情緣難償的殉情地。納西族人戀愛是自由的，但要跟誰結婚卻只能聽從父母安排，形成納西族人一種殉情文化。<text:span text:style-name="T3"><text:line-break/><text:line-break/></text:span>相傳很多年以前，有一女子叫久命，愛上一男叫羽排，父母反對兩人結連理。久命情感溫婉卻性格剛烈，憤而與羽排共騎一匹小馬，在此投崖殉情。久命弟弟由後追上山欲阻擋，但姊已香消玉殞。弟弟對著山峰哭喊：<text:span text:style-name="T3">"</text:span>阿姊！阿姊！妳走吧！去天國吧！在那裡，再也沒有憂愁。<text:span text:style-name="T3">" </text:span>戲裡，久命的弟弟還唱道：<text:span text:style-name="T3">"</text:span>咱們的相聚若是天註定，為何當離別來臨時，我心卻如此悲傷？<text:span text:style-name="T3">"<text:line-break/><text:line-break/></text:span>納西族人信奉東巴教，教義中提到一鳥語花香的美麗天國叫做<text:span text:style-name="T3"><text:s/>"</text:span>玉龍第三國<text:span text:style-name="T3">"</text:span>，殉情者的魂魄相偕來到此地。相愛男女若無法在世上得到認同，便由玉龍雪山一躍而下，屍體通常就滾落在一個叫雲杉坪的山谷，也就是當地所謂殉情谷，很可能就是我們搭纜車<text:span text:style-name="T3">(</text:span>當地人稱為索道<text:span text:style-name="T3">)</text:span>的那片山谷。<text:span text:style-name="T3"><text:line-break/><text:line-break/></text:span>當地導遊還提到，<text:span text:style-name="T3">2008</text:span>年北京奧運閉幕式，張藝謀選了一首曲子做為閉幕曲，我猜應該是<text:span text:style-name="T3"><text:s/>"</text:span>小河淌水<text:span text:style-name="T3">" </text:span>這首雲南民謠。如果我沒聽錯，導遊的意思是：這曲子源自雲南少數民族的一個傳說。<text:span text:style-name="T3"><text:line-break/><text:line-break/></text:span>話說雲南麗江昆明是茶馬古道的唯一中轉站，沿途高山險嶺行走峭壁之間，十人踏上茶馬古道謀生，數年後生還者往往僅三、四人。這些往來做生意的人就叫馬幫，幫有幫頭，叫馬鍋頭，負責領隊。<text:span text:style-name="T3"><text:line-break/><text:line-break/></text:span>有一天，馬幫裡有個小夥子，愛上雲南當地一個少數民族女子，送一手鐲做為定情物，相約一年後返回雲南迎娶。女子很開心，出示手鐲給父母與族人看，大夥亦開心。可是，一年後，馬幫隊伍返回，途經雲南，獨不見小夥子。女子失望。<text:span text:style-name="T3"><text:line-break/><text:line-break/></text:span>馬鍋頭說，<text:span text:style-name="T3">"</text:span>小姑娘呀，妳別傻了，妳的心上人路經越南，看中一女子，比妳長得美，談吐又好，已經跟她走了。<text:span text:style-name="T3">" <text:line-break/><text:line-break/></text:span>女子聞言，傷心欲絕。但她心裏不相信她的心上人會如此絕情。每年，她依然盼著馬幫隊伍的歸來，但隊伍之中始終沒有她心上人的身影。<text:span text:style-name="T3"><text:line-break/><text:line-break/></text:span>如此五年過去了，追求者眾，但女子始終不願嫁人。那一年，馬幫隊伍再次回到雲南，女子穿起新娘妝，長跪馬幫隊伍面前，要求告訴真相，跪到兩個膝蓋都流血了。<text:span text:style-name="T3"><text:line-break/><text:line-break/></text:span>馬鍋頭嘆了一口氣，決定告訴她實情。原來小夥子不但信守婚約誓盟，而且隊伍每到一處，便張羅結婚飾禮，準備迎娶，正當要返回雲南這一段山腰峭壁險路時，小夥子選了一匹雲南特有的小馬。<text:span text:style-name="T3"><text:line-break/><text:line-break/></text:span>這種馬體型真的很小。我在雲南路上幾次看到這種小馬，很乖，很賣力很使勁，總是能揹上比牠自己的體重兩三倍以上的重量。<text:span text:style-name="T3"><text:line-break/><text:line-break/></text:span>可是，所謂老馬識途，小夥子這頭小馬年齡小，沒走過這麼險峻的山崖路，不知避開危險，一個不小心眼看就要掉進山谷。小夥子心地善良，千鈞一髮之際硬是伸手抓住小馬，力氣不支卻仍不願放手，隨即連馬帶人一同跌進山谷。<text:span text:style-name="T3"><text:line-break/><text:line-break/></text:span>馬鍋頭不希望那小姑娘傷心，所以就瞎掰了一個變心的故事，希望小姑娘與其傷心不如痛心，希望她痛心之餘能讓出心頭的位置給其他少年，別誤了青春。故事在悲劇中結束。<text:span text:style-name="T3"><text:line-break/><text:line-break/></text:span>昆明這段旅程的導遊也是個年輕姑娘，同時也是少數民族，講完這故事，隨即唱起張藝謀指定為奧運閉幕曲之一的那首雲南民謠<text:span text:style-name="T3"><text:s/>"</text:span>小河淌水<text:span text:style-name="T3">"</text:span>。<text:span text:style-name="T3"><text:line-break/><text:line-break/></text:span>導遊在巴士裡的座位後方有一照後鏡，由我的座位看過去，恰好可以看到她坐下來時的私人舉動。我發現那導遊在講完這故事後藉著一些假動作偷偷在座上拭淚。擦乾了淚，才又站到大家面前繼續講解旅遊行程。<text:span text:style-name="T3"><text:line-break/><text:line-break/></text:span>我從沒見過對解說內容動真情的導遊。她說她這故事都不知道講了多少回了，但每一次都還是很感動。<text:span text:style-name="T3"><text:line-break/><text:line-break/></text:span>在麗江虎跳崖，我有看到一長段環繞群山山腰峭壁行走的茶馬古道。現在估計已經沒有人敢在那上面行走了，形同荒廢，但古人的恩怨情愛卻仍長久流傳，感動千百年後的男男女女。<text:span text:style-name="T3"><text:line-break/><text:line-break/>Kusturica</text:span>說得對，藝術無它，<text:span text:style-name="T3">“</text:span>愛始終是藝術一帖古老的秘方<text:span text:style-name="T3">”</text:span>。我相信每個人都需要它，因它而生，也將因它而死。<text:span text:style-name="T3"><text:line-break/><text:line-break/></text:span>以上這些雲南遊記全是在飛機上寫的，全是這趟旅遊之道聽途說，是真或假我不知道。有些地方我沒仔細聽導遊講解，是事後問學姐才知道故事的一些細節。導遊講故事還兼唱歌時我很睏或忙著看窗外風景，沒在聽，是她講完後我發現她怎麼偷偷在哭啊，才產生好奇她究竟是講了什麼故事。<text:span text:style-name="T3"><text:line-break/><text:line-break/></text:span>底下就是張藝謀的<text:span text:style-name="T3"><text:s/>"</text:span>印象麗江<text:span text:style-name="T3">" </text:span>主題曲，曲名叫<text:span text:style-name="T3"><text:s/>"</text:span>回家<text:span text:style-name="T3">"</text:span>。很感動，最後一首就是小河淌水。<text:span text:style-name="T3"><text:line-break/><text:line-break/></text:span>感情脆弱一點的，我是建議乾脆不要聽不要看，怕你聽一回便要心碎一回，不如去看電視好了，看看今天哪裏又有什麼爆紅爆夯或出國比賽得獎的事了，或是看看哪兒又有帥哥正妹，也許讓感情麻木點也是一種幸福也說不定。真的想不開的人，真的沒有氧氣會死的人，才來這風花雪月的世界裏尋找一點安慰。<text:span text:style-name="T3"><text:line-break/><text:line-break/>https://www.youtube.com/watch?v=1PNAUi-a3i0&amp;noredirect=1<text:line-break/><text:line-break/>https://www.youtube.com/watch?v=vijcI_Rlixs<text:line-break/><text:line-break/>https://www.youtube.com/watch?v=HOe_mD0eiJI<text:line-break/><text:line-break/>https://www.youtube.com/watch?v=lmIM7f1rGpQ<text:line-break/><text:line-break/></text:span>陳真</text:p>
      <text:p text:style-name="P1"><text:span text:style-name="T1">陳真</text:span><text:s/>  |  2014.08.22 04:42   |   <text:a xlink:type="simple" xlink:href="http://palinfo.habago.org/Entry?Command=Information_PrintForum&amp;iPage=417#FORUM32640"><text:span text:style-name="T2">#</text:span></text:a></text:p>
      <text:p text:style-name="P2">最近有位美國記者被<text:span text:style-name="T3">ISIS(</text:span>劊子手可能是一位英國公民<text:span text:style-name="T3">)</text:span>以小刀、一刀一刀切下頭顱，並拍下整個過程公諸於世，警告美國不得再轟炸，否則將陸續處決人質。<text:span text:style-name="T3"><text:line-break/><text:line-break/></text:span>我第一時間看到這影片，隔天它似乎就從網路上徹底消失了。美國有人呼籲拒看、拒絕傳佈。我能理解人們不喜歡看到或聽到可怕之事的感受，也能理解所謂尊重受難者的說法。<text:span text:style-name="T3"><text:line-break/><text:line-break/></text:span>於是，儘管戰爭無日無之地在世界各地從未間斷地進行著，強欺弱，眾暴寡，以各種極其殘酷的手段，姦、殺、擄、掠。女童毫不留情地被斬首示眾，男童排成一列打爆頭，婦女當街輪姦屠戮，肚破腸流，一顆顆頭顱被活生生地當街切下<text:span text:style-name="T3">...</text:span>這一切血腥，在帶有某種偽善的刻意淨化下，世界變得很乾淨，但也很不真實。<text:span text:style-name="T3"><text:line-break/><text:line-break/>1988</text:span>年，我花了幾個月的時間，寫下台灣第一篇兒童人權報告，招致個人與家人的慘痛代價，同時也在社會上引起軒然大波。撇開來自國家的懲罰不談，有這麼一種類似的偽善聲音令我印象深刻。溫馨的人們如此說道：<text:span text:style-name="T3">"</text:span>太殘忍了，有些字句段落應該刪掉<text:span text:style-name="T3">"</text:span>。<text:span text:style-name="T3"><text:line-break/><text:line-break/></text:span>例如，我描述在台為數高達數萬的童妓<text:span text:style-name="T3">(</text:span>許多為原住民小孩<text:span text:style-name="T3">)</text:span>及少女被賣入火坑後被人肉販子及黑道虐待的種種慘狀，包括對企圖逃跑者施以電擊棒刑求、強迫吃蟑螂、以木棍或牙刷捅刷陰道等等。那些溫馨的人們跟我說，<text:span text:style-name="T3">"</text:span>你描寫得太露骨了，應該刪掉<text:span text:style-name="T3">"</text:span>。<text:span text:style-name="T3"><text:line-break/><text:line-break/></text:span>我能理解這樣一種溫馨，但就如苦苓所說，<text:span text:style-name="T3">"</text:span>你可以刪去文字，但你能不能也刪掉生活中眾多的苦難<text:span text:style-name="T3">?"</text:span>；你那麼潔癖、溫馨，一點點殘酷文字就受不了，渴望把它刪除，為何卻能毫無困難地忍受生活中那麼多的人為悲劇和慘劇？而不會同樣渴望血肉悲劇能從生活中真正刪除而非只是刪除畫面和文字？<text:span text:style-name="T3"><text:line-break/><text:line-break/></text:span>墨西哥的蒙面俠馬可士說得對，所謂世界，不過就是電視或電腦的同義詞。重點是，這樣一個世界是虛構的、被徹底淨化過的，它並非真實。當真實影像被掩蓋被徹底淨化，人們就失去了反抗能力，世界變成一種漫畫，一種缺乏實質血肉的童話世界。<text:span text:style-name="T3"><text:line-break/><text:line-break/></text:span>因此，我倒想要勸勸溫馨的人們，不妨經常睜大眼睛仔細看看真實的世界。<text:span text:style-name="T3"><text:line-break/><text:line-break/>https://www.youtube.com/watch?v=TEcvTq2oIUk<text:line-break/><text:line-break/>https://www.youtube.com/watch?v=aaKpgA5IRyY<text:line-break/><text:line-break/></text:span>以上這兩段影片是<text:span text:style-name="T3">FSA </text:span>的作為。<text:span text:style-name="T3">FSA(</text:span>敘利亞自由軍<text:span text:style-name="T3">)</text:span>也就是美國支持、提供武器企圖推翻敘利亞政府以致於導致如今之恐怖內戰的所謂熱愛民主自由的反抗軍之一；另一支反抗軍就是當前的<text:span text:style-name="T3">ISIS</text:span>。<text:span text:style-name="T3"><text:line-break/><text:line-break/></text:span>美國在企圖推翻敘利亞政權的這兩三年之中，原本名不見經傳的<text:span text:style-name="T3">ISIS</text:span>也跟著迅速茁壯，禍延伊拉克和敘利亞，後來和<text:span text:style-name="T3">FSA</text:span>也打了起來，形成多方內戰，敘利亞繼伊拉克和阿富汗之後，變成人間煉獄，製造了近代史上最大的血腥難民潮。<text:span text:style-name="T3"><text:line-break/><text:line-break/></text:span>之所以選這兩段影片，只是隨手，並無刻意挑選。而且，我並非要說哪一方比較凶殘，而只是想說，不論任何一場戰爭，強者對弱者，或是對待異己或敵人及其子民或家人的態度都一樣，一樣殘酷，一樣血腥。<text:span text:style-name="T3"><text:line-break/><text:line-break/>CHOMSKY</text:span>在許多年前的一篇文章裏說：<text:span text:style-name="T3"><text:line-break/><text:line-break/></text:span>當今美帝橫行於世，血腥殘暴，視人命如草疥，但美國其實並不特別殘酷；當日本帝國強大時，他殘殺中國人也是同樣血腥，甚至有過之無不及；法國、英國也一樣，當他們對所謂敵人可以為所欲為時，同樣毫無人性。猶太人曾是納粹的受難者，百萬生靈塗炭，可當它強大時，對於巴勒斯坦人之殘酷與血腥，本質上恰恰就像當年的納粹。<text:span text:style-name="T3"><text:line-break/><text:line-break/></text:span>我的結論是：如果你覺得戰爭還是離你很遠，那你一定是看太多電視電腦、漫畫和卡通，打太多電動了。在一片刻意淨化、愚化、幼稚化的世界裏，你該多用點腦子，多看一些漏網鏡頭，多接觸一些比較真實的文字、聲音和影像。<text:span text:style-name="T3"><text:line-break/><text:line-break/></text:span>當你看清真實，所謂風花雪月那些夢幻般的東西也才有可能產生它深刻的意義與價值。我沒法理解，一個人如果對真實的人生血肉與冷暖如此無感或無知，如何可能為風花雪月灑下熱淚？一個人，如果不是因為在乎孤兒寡母的一滴血淚，豈有可能在乎自己筆下的一個標點符號？</text:p>
      <text:p text:style-name="P1"><text:span text:style-name="T1">陳真</text:span><text:s/>  |  2014.08.22 02:20   |   <text:a xlink:type="simple" xlink:href="http://palinfo.habago.org/Entry?Command=Information_PrintForum&amp;iPage=417#FORUM32639"><text:span text:style-name="T2">#</text:span></text:a></text:p>
      <text:p text:style-name="P3">以色列升高空襲<text:span text:style-name="T3"><text:s/></text:span>巴人死亡續升<text:span text:style-name="T3"><text:line-break/><text:line-break/></text:span>法新社法新社<text:span text:style-name="T3"><text:s/>– 2014</text:span>年<text:span text:style-name="T3">8</text:span>月<text:span text:style-name="T3">21</text:span>日<text:span text:style-name="T3"><text:line-break/><text:line-break/></text:span>（法新社加薩市<text:span text:style-name="T3">21</text:span>日電）<text:span text:style-name="T3"><text:s/></text:span>以色列今天升高在加薩的空襲行動，造成<text:span text:style-name="T3">3</text:span>名高階哈瑪斯指揮官及<text:span text:style-name="T3">4</text:span>名孩童在內，至少<text:span text:style-name="T3">15</text:span>名巴勒斯坦人喪生。加薩爆發血腥衝突進入第<text:span text:style-name="T3">45</text:span>天。<text:span text:style-name="T3"><text:line-break/><text:line-break/></text:span>救難部門發言人庫德拉（<text:span text:style-name="T3">Ashraf al-Qudra</text:span>）說，以色列飛彈在黎明前完全摧毀在南加薩拉法（<text:span text:style-name="T3">Rafah</text:span>）的一棟<text:span text:style-name="T3">4</text:span>層樓住宅，殺害至少<text:span text:style-name="T3">7</text:span>人，包括艾茲丁<text:span text:style-name="T3">•</text:span>卡薩姆旅（<text:span text:style-name="T3">Ezzedine al-Qassam Brigades</text:span>）<text:span text:style-name="T3">3</text:span>名領袖。<text:span text:style-name="T3"><text:line-break/><text:line-break/></text:span>控制加薩走廊的哈瑪斯旗下軍事組織艾茲丁<text:span text:style-name="T3">•</text:span>卡薩姆旅指認，遇害的<text:span text:style-name="T3">3</text:span>名領袖是夏馬拉（<text:span text:style-name="T3">Mohammed AbuShammala</text:span>）、亞塔爾（<text:span text:style-name="T3">Raed Al-Attar</text:span>）和巴荷姆（<text:span text:style-name="T3">Mohammed Barhoum</text:span>）。<text:span text:style-name="T3"><text:line-break/><text:line-break/></text:span>這距離艾茲丁<text:span text:style-name="T3">•</text:span>卡薩姆旅最高軍事指揮官戴夫（<text:span text:style-name="T3">Mohammed Deif</text:span>）的妻兒<text:span text:style-name="T3">19</text:span>日晚上在加薩市遇空襲身亡才<text:span text:style-name="T3">36</text:span>小時。<text:span text:style-name="T3"><text:line-break/><text:line-break/></text:span>加薩走廊中部努薩拉特（<text:span text:style-name="T3">Nusseirat</text:span>）難民營緊接著也發生空襲，有一人死亡。<text:span text:style-name="T3"><text:line-break/><text:line-break/></text:span>庫德拉說，上午發生<text:span text:style-name="T3">2</text:span>起空襲，鎖定在北加薩的貝特拉希亞（<text:span text:style-name="T3">Beit Lahiya</text:span>）和加薩市區街上人群，造成<text:span text:style-name="T3">7</text:span>名巴勒斯坦人死亡，其中<text:span text:style-name="T3">4</text:span>人是孩童。</text:p>
      <text:p text:style-name="P1"><text:span text:style-name="T1">葉小慧</text:span><text:s/>  |  2014.08.21 22:40   |   <text:a xlink:type="simple" xlink:href="http://palinfo.habago.org/Entry?Command=Information_PrintForum&amp;iPage=417#FORUM32638"><text:span text:style-name="T2">#</text:span></text:a></text:p>
      <text:p text:style-name="P2"><text:span text:style-name="T3">2014.08.21.<text:line-break/><text:line-break/></text:span>接力靜默站樁第<text:span text:style-name="T3">16</text:span>天。<text:span text:style-name="T3"><text:line-break/><text:line-break/></text:span>以色列總理內塔尼亞胡說，會繼續對加薩軍事打擊，直到哈馬斯停止對以色列的火箭彈襲擊，他還說，會使用所有手段讓以色列恢復平靜，達成目標前不會停止軍事行動。<text:span text:style-name="T3"><text:line-break/><text:line-break/></text:span>對我而言，這是他對加薩發出的滅族宣言。沒自由不抵抗，那還不是死？活著都不如死。沒有火箭攻擊，以色列就會還給巴勒斯坦非法佔領的土地嗎？會解除加薩封鎖嗎？會把那堵比柏林圍牆還高的高牆打破嗎？<text:span text:style-name="T3"><text:line-break/><text:line-break/></text:span>原本還想今天或許休息一次，但看到他說的話，怎麼樣都沒辦法不去靜站，至少用疲倦澆熄我心中的惡火吧？<text:span text:style-name="T3"><text:line-break/><text:line-break/></text:span>三點半多，思鋒就來電話，昨天約好要拿標語牌。拿了昨天的牌子就出門，看到他時候就說走吧，他問我不休息嗎？<text:span text:style-name="T3"><text:line-break/><text:line-break/></text:span>到老地方，思鋒執起昨天良哲給的塑膠牌，我還是老樣子。五點以前就是風強勁了些，氣溫比前幾天涼爽宜人，是秋天到了。風把我背在後頭的「給和平一個機會」吹得翻天，直打我腦勺，於是左手去控制它，右手執前頭的標語，但只要手一鬆，腦袋就被啪啪啪。<text:span text:style-name="T3"><text:line-break/><text:line-break/></text:span>站樁也快站出個心得。比如說腳不要沒事抬起來換姿勢，總之頂多挪一下，不要提肛，不要用力，放鬆它<text:span text:style-name="T3">....</text:span>這樣就能同樣一個姿勢站很久，又不給身體太大負擔。<text:span text:style-name="T3"><text:line-break/><text:line-break/></text:span>五點過後，兩個警察來拍照，說我們拍一下標語喔，拍拍思鋒，拍拍我，就走到後頭去聊天了。兩位保全好像是從昨天起換的新一批，臉生得很，也年輕得多。<text:span text:style-name="T3"><text:line-break/><text:line-break/></text:span>過沒多久，思鋒前面臨停了輛我一直很喜歡的車款，但看他把座位椅拉前，拿出熟悉的標語袋，就知道是懷軒。從他那貪心的一次拿了四張塑膠標語牌，下雨就比較不怕啦！還幫我們做了記錄。<text:span text:style-name="T3"><text:line-break/><text:line-break/></text:span>結束後跟思鋒要離開，碰到三位好像是香港還是澳門來的年輕妹妹，跟我問路，就習慣性的把地圖都秀給她們了。突然想起前天跟今天也在站樁時候被問路，前天是位長相穿著都輕靈飄逸的美女，我同她微笑搖搖頭，後來就去打擾保全了，今天也是位女性，問的只要回答是或不是，就朝她指的方向點了點頭。想到這些，莫名想歎氣。</text:p>
      <text:p text:style-name="P4"/>
      <text:p text:style-name="P1"><text:span text:style-name="T1">葉小慧</text:span><text:s/>  |  2014.08.21 19:34   |   <text:a xlink:type="simple" xlink:href="http://palinfo.habago.org/Entry?Command=Information_PrintForum&amp;iPage=418#FORUM32637"><text:span text:style-name="T2">#</text:span></text:a></text:p>
      <text:p text:style-name="P2"><text:span text:style-name="T3">2014.08.20.<text:line-break/><text:line-break/></text:span>接力靜默站樁第<text:span text:style-name="T3">15</text:span>天。以巴又開火了，以色列的鐵穹固若金湯，還要文宣說他們人民又躲到防空洞了，但加薩連防空洞都沒有，躲去聯合國難民營的也被炸，加薩持續滿目瘡痍。<text:span text:style-name="T3"><text:line-break/><text:line-break/></text:span>今天行程略緊，約在<text:span text:style-name="T3">16:45</text:span>左右到場。結束上一個行程後，恰是走基隆路回家，看到了良哲早在對面站著。<text:span text:style-name="T3"><text:line-break/><text:line-break/></text:span>到了就先幫良哲做個記錄，他完全落實之前我心中所想，除了面向基隆路的標語「停止屠殺<text:span text:style-name="T3"><text:s/></text:span>解除封鎖<text:span text:style-name="T3"><text:s/></text:span>救救迦薩」，背後也綁了一張「以色列停止屠殺」。<text:span text:style-name="T3"><text:line-break/><text:line-break/></text:span>昨天的狂風暴雨把一堆標語紙牌打趴，還在家裡曬著，出門時心想良哲自己一定有帶，我就只帶了兩張過去一直拿著的標語「結束以軍非法佔領」「給和平一個機會」。看到良哲這般模樣，立馬模仿，把「給和平一個機會」放到背後。<text:span text:style-name="T3"><text:line-break/><text:line-break/></text:span>今天很平常，我剛站的時候一位警察來良哲右邊拍照，站到不知道何時左邊也出現一位來拍照，然後那位眼熟的白髮的之前穿褲裝今天穿得很路人休閒裝的女士，又來拍了一張。<text:span text:style-name="T3"><text:line-break/><text:line-break/></text:span>有輛房車過去，裡頭的年輕人舉著拳頭，嘴裡對著我們嚷「<text:span text:style-name="T3">..</text:span>加薩<text:span text:style-name="T3">...</text:span>」，點點點的部分是我真的沒聽到，但他也挺眼熟的，像是之前經過時有給個大拇指的。<text:span text:style-name="T3"><text:line-break/><text:line-break/></text:span>行程緊，人就有點倦，於是學起中午舞蹈課時候的吐納法，還乾脆數起經過面前的車流數字，數到<text:span text:style-name="T3">20</text:span>思緒就又飄到其他地方去了。<text:span text:style-name="T3"><text:line-break/><text:line-break/></text:span>六點鐘將到，良哲幫我做了個記錄，我的手機鬧鐘也響了。良哲給了我塑膠牌，感恩加利器。</text:p>
      <text:p text:style-name="P1"><text:span text:style-name="T1">陳真</text:span><text:s/>  |  2014.08.20 03:05   |   <text:a xlink:type="simple" xlink:href="http://palinfo.habago.org/Entry?Command=Information_PrintForum&amp;iPage=418#FORUM32636"><text:span text:style-name="T2">#</text:span></text:a></text:p>
      <text:p text:style-name="P3">以色列下令和談代表<text:span text:style-name="T3"><text:s/></text:span>由開羅返國<text:span text:style-name="T3"><text:line-break/><text:line-break/></text:span>中央廣播電台作者：<text:span text:style-name="T3"><text:s/></text:span>張子清<text:span text:style-name="T3"><text:s/>2014</text:span>年<text:span text:style-name="T3">8</text:span>月<text:span text:style-name="T3">19</text:span>日<text:span text:style-name="T3"><text:line-break/><text:line-break/></text:span>以色列政府官員說，以國政府今天<text:span text:style-name="T3">(19</text:span>日<text:span text:style-name="T3">)</text:span>下令在埃及首都開羅的和談代表即刻返國。以國代表小組正為加薩走廊長久和平，與巴勒斯坦代表進行談判，但是因為加薩稍早前對以國南部發射火箭攻擊，以國政府已下令停止和談。<text:span text:style-name="T3"><text:line-break/><text:line-break/></text:span>這名官員說，這是以國政府對加薩方面稍早，在最新的<text:span text:style-name="T3">24</text:span>小時延長停火期間，朝以國南部發射<text:span text:style-name="T3">3</text:span>枚火箭的回應措施之一。<text:span text:style-name="T3"><text:line-break/><text:line-break/></text:span>這名官員告訴法新社記者，已確認以國談判代表「接獲政府要求返國的命令」，藉此回應加薩方面在<text:span text:style-name="T3">24</text:span>小時停火截止前，攻擊以國南部的挑釁舉動。<text:span text:style-name="T3"><text:line-break/><text:line-break/></text:span>根據以色列發布的消息，加薩方面於<text:span text:style-name="T3">24</text:span>小時停火，在當地時間今天午夜<text:span text:style-name="T3">(</text:span>台灣時間<text:span text:style-name="T3">20</text:span>日清晨<text:span text:style-name="T3">5</text:span>時<text:span text:style-name="T3">)</text:span>截止前的<text:span text:style-name="T3">7</text:span>個小時左右，朝以國南部俾什巴市<text:span text:style-name="T3">(Beersheva)</text:span>發射<text:span text:style-name="T3">3</text:span>枚火箭攻擊。<text:span text:style-name="T3"><text:line-break/><text:line-break/></text:span>此外，以國官員稍早前表示，總理尼坦雅胡<text:span text:style-name="T3">(Benjamin Netanyahu)</text:span>辦公室已經下令，針對加薩在停火期間，朝以國南部發射<text:span text:style-name="T3">3</text:span>枚火箭攻擊的挑釁舉動，做出還擊。<text:span text:style-name="T3"><text:line-break/><text:line-break/></text:span>這名官員告訴法新社記者說，總理辦公室已「下令以國軍方攻擊加薩的恐怖份子據點」，以回應他們對以國南部發射火箭攻擊。</text:p>
      <text:p text:style-name="P1"><text:span text:style-name="T1">葉小慧</text:span><text:s/>  |  2014.08.20 01:32   |   <text:a xlink:type="simple" xlink:href="http://palinfo.habago.org/Entry?Command=Information_PrintForum&amp;iPage=418#FORUM32635"><text:span text:style-name="T2">#</text:span></text:a></text:p>
      <text:p text:style-name="P2"><text:span text:style-name="T3"><text:line-break/></text:span>今天閱讀到這篇，基本下面這段文字，是我回應那位跟我「交流」的朋友。<text:span text:style-name="T3"><text:line-break/><text:line-break/>----<text:line-break/>http://faith100.org/2014-israel-palestine-gaza-conflict/6216<text:line-break/><text:line-break/></text:span>近年來，有一個可喜又可憂的現象，就是現在不少巴勒斯坦人<text:span text:style-name="T3">(</text:span>尤其在約旦河西岸<text:span text:style-name="T3">)</text:span>，因受到非暴力社運思想的影響，棄絕暴力手段，使用非暴力方法，抗拒以色列的軍事佔領。但是，以色列政府對這些以和平方式抗命的運動，均以強硬手法對付，拘捕和起訴民間領袖，或一概地鎮壓。<text:span text:style-name="T3"><text:line-break/><text:line-break/></text:span>不少人可能會對哈馬斯憲章和其暴行表示關注，這是應該的。但我絕少聽過，他們關切以色列怎樣無理打壓這些和平份子。<text:span text:style-name="T3">Peter Beinart </text:span>所言甚是：以色列對巴勒斯坦的和平非暴力抗爭，一律予以鎮壓。繼續下去的話，以色列只會令暴力抗爭，日漸聲勢浩大，因為以色列只懂得武力的語言，而巴勒斯坦亦只會以牙還牙。<text:span text:style-name="T3">45<text:line-break/><text:line-break/></text:span>這是另人憂慮的現象，近年巴勒斯坦的西岸比加沙平靜，大多因為和平非暴力的社運行動所致；只是，以色列一律鎮壓和拘禁。對於巴勒斯坦來說，如果非暴力和平抗議都遭受打壓，還有什麼出路？按人性來說，當然就是暴力抗爭。<text:span text:style-name="T3"><text:line-break/><text:line-break/></text:span>曾逗留於加沙數年的人權律師<text:span text:style-name="T3"><text:s/>Raji Sourani </text:span>說：「當開始停火談判時，我最常聽到人講這番話：『我們寧死，也不願回到戰爭之前的狀況，我們再不要打回原形。我們沒有尊嚴，沒有驕傲，只成為標靶，生命低賤。要嗎就改善現況，不然死了還好。』我說講這番話的人，是加沙的知識分子，學者，平民：大家都這樣說。」<text:span text:style-name="T3">46<text:line-break/><text:line-break/><text:line-break/>----</text:span></text:p>
      <text:p text:style-name="P1"><text:span text:style-name="T1">柳春春阿忠</text:span><text:s/>  |  2014.08.19 23:42   |   <text:a xlink:type="simple" xlink:href="http://palinfo.habago.org/Entry?Command=Information_PrintForum&amp;iPage=418#FORUM32634"><text:span text:style-name="T2">#</text:span></text:a></text:p>
      <text:p text:style-name="P3">站樁日記<text:span text:style-name="T3">.40819</text:span>：回家前在五十嵐買了阿紅大（奶茶大要<text:span text:style-name="T3">50</text:span>，阿華田拿鐵要<text:span text:style-name="T3">70......</text:span>）。等演出後，我可能就把之前到<text:span text:style-name="T3">AIT</text:span>個人行動裝在小推車上的板架找出來做放置傳單跟小冊子。小小很小的雨從站著的我的頭髮順流沿著眼角滴答滴答，但後來小慧來的時候，差不多雨也停了。<text:span text:style-name="T3"><text:line-break/><text:line-break/></text:span>車子仍停在那個老地方，拉著小推車走著與人行道平行的那條散步道。回去時乾了的部份是白的，去的時候是黑濕又透著光反射著水光。街燈照著樹映在地上的影子，看起來很奇怪。邊想著是怎麼一回事，頓時覺得自己接下來要做的是，活像個無人看見的鬼。<text:span text:style-name="T3"><text:line-break/><text:line-break/></text:span>我站的地方是從大樓前靠人行道北方數來第一排第三塊地磚，東向西。<text:span text:style-name="T3"><text:line-break/></text:span>只要不是遇到演出週，我就會站在那，嘿！嘿！</text:p>
      <text:p text:style-name="P1"><text:span text:style-name="T1">葉小慧</text:span><text:s/>  |  2014.08.19 21:57   |   <text:a xlink:type="simple" xlink:href="http://palinfo.habago.org/Entry?Command=Information_PrintForum&amp;iPage=418#FORUM32633"><text:span text:style-name="T2">#</text:span></text:a></text:p>
      <text:p text:style-name="P2">良哲說還沒回到台北，託我去記錄一下阿忠晚上站樁情況。大約八點出頭到現場，跟阿忠打過招呼，發現他穿著雨衣，但頭頂是濕的。他說沒帶到帽子，雨衣的帽子剛好又拆掉；又說已經沒下雨了，夏天不容易感冒。今天台北外頭整個是涼爽的，還是希望阿忠多保重。<text:span text:style-name="T3"><text:line-break/><text:line-break/></text:span>阿忠拿的標語牌：<text:span text:style-name="T3">“</text:span>昔受難納粹，今殺戮迦薩<text:span text:style-name="T3">" </text:span>，正是以色列讓人無法不傷心的最佳註解。</text:p>
      <text:p text:style-name="P1"><text:span text:style-name="T1">葉小慧</text:span><text:s/>  |  2014.08.19 20:35   |   <text:a xlink:type="simple" xlink:href="http://palinfo.habago.org/Entry?Command=Information_PrintForum&amp;iPage=418#FORUM32632"><text:span text:style-name="T2">#</text:span></text:a></text:p>
      <text:p text:style-name="P3"><text:span text:style-name="T3">2014.08.19.<text:line-break/><text:line-break/></text:span>接力靜默站樁第<text:span text:style-name="T3">14</text:span>天。<text:span text:style-name="T3"><text:line-break/><text:line-break/></text:span>出門時只是飄點小雨，張正等在世貿大樓前，會合後他秀了身上的<text:span text:style-name="T3">T</text:span>恤，是印尼支持巴勒斯坦的圖面及字樣，心底忖著自己要弄點什麼，開始靜站。<text:span text:style-name="T3"><text:line-break/><text:line-break/></text:span>沒幾分鐘，風雨開始狂暴，原本還想就濕個半身吧，沒想到風奇大無比，傘撐不住，我只好換上雨衣，把標語牌護在胸口。但張正只有傘，雨打得他褲子都濕了。<text:span text:style-name="T3"><text:line-break/><text:line-break/></text:span>四點<text:span text:style-name="T3">20</text:span>分左右，張正估計濕的受不了，終於去買雨衣，回來後乾脆赤腳。<text:span text:style-name="T3"><text:line-break/><text:line-break/></text:span>沒有保全沒有警察，因為風雨大得嚇人，加上今天一開始天氣就沒多好，溫度直下，體感約<text:span text:style-name="T3">21-23</text:span>度。中間傘一度被吹折了，乾脆收起攢在手裡。天空中轟聲隆隆，雷電交加，兩三次就在正上空，亮得嚇人，沒事我還想會不會自己就變成導電桿呢？<text:span text:style-name="T3"><text:line-break/><text:line-break/></text:span>在滂沱大雨加強風中站著這麼一個小時，如果是響應最近為漸凍人的什麼冰桶善心活動，這個夠有誠意了吧？但看一堆人忙著錦上添花，卻少有雪中送炭，思緒交錯當中，我竟有惡心，想來這雨是為了打醒我而下的。<text:span text:style-name="T3"><text:line-break/><text:line-break/></text:span>五點過後，雨勢收得很快，地上水灘只剩點點漣漪，再沒有交響樂的氣勢。<text:span text:style-name="T3"><text:line-break/><text:line-break/></text:span>雨小了，人就多了。而且還有一部又一部的遊覽車，看見的第一部就停在我們正前方，紅線區，沒見保全出來說半句話，停著近十分鐘，好幾個把行李拿進拿出，甚至直接在車門口聊起天來。原以為是陸客團，沒想聽其中一人拉著行李跟另外的人說再見，提到回高雄，口音一聽就是國內人。<text:span text:style-name="T3"><text:line-break/><text:line-break/></text:span>不知道為什麼在此刻，想到昨天那位拿了傳單跟我聊天的男孩子，他問我：「你們都是台北人嗎？」不是的，我知道陳真得從台南搭好幾個小時的巴士，還有人從新竹上來。<text:span text:style-name="T3"><text:line-break/><text:line-break/></text:span>有了第一部，後面不會少。安<text:span text:style-name="T3">X</text:span>直銷商、陸客團、本土團，形形色色，還有穿著非常光鮮亮麗衣著的印度人，經過我面前時留下濃濃的古龍水味。<text:span text:style-name="T3"><text:line-break/><text:line-break/></text:span>中間終於保全有反應了，但見他去揮了揮手，然後每部車照樣停得安安穩穩，還有很多人完全無視張正，淹沒了他，有幾分鐘我見不到他身影，直到他乾脆轉移陣地到我右手邊。<text:span text:style-name="T3"><text:line-break/><text:line-break/></text:span>不過，也有一兩位先生、女士，瞧著標語牌良久，然後離去。<text:span text:style-name="T3"><text:line-break/><text:line-break/></text:span>張正拿的標語牌一直在外頭受著風吹雨打，已經掉了一角。<text:span text:style-name="T3"><text:line-break/><text:line-break/></text:span>收工時，回頭看見世貿大樓門口兩位警察兩位保全，沒心跟他們交陪，因為自以為聰明穿上雨鞋的我，這時正要踩著兩桶水回家呢。</text:p>
      <text:p text:style-name="P1"><text:span text:style-name="T1">陳真</text:span><text:s/>  |  2014.08.19 15:47   |   <text:a xlink:type="simple" xlink:href="http://palinfo.habago.org/Entry?Command=Information_PrintForum&amp;iPage=418#FORUM32631"><text:span text:style-name="T2">#</text:span></text:a></text:p>
      <text:p text:style-name="P2">黨外時，三十多年前了，當時很多朋友常勸我說，陳真你寫東西比講話還快，怎麼不寫日記？每天逐一把種種經歷和見聞寫下，日積月累之後會是一些具有參考價值的史料。<text:span text:style-name="T3"><text:line-break/><text:line-break/></text:span>但我始終沒這麼做，因為就如齊克果所說，<text:span text:style-name="T3">"</text:span>生命往前走，但生命的意義卻只能回頭往後看才看得清楚。<text:span text:style-name="T3">" </text:span>當下一刻，當你在歷史之中，你看不清狀況，看不清重點。<text:span text:style-name="T3"><text:line-break/><text:line-break/></text:span>假設現在要你每天記錄巴勒網，其實除了寫下<text:span text:style-name="T3"><text:s/>"</text:span>諸事如常，乏善可陳<text:span text:style-name="T3">"</text:span>之外，你也不知道要記下什麼，因為你沒法穿越時光，走在時間的前面回過頭來看自己。<text:span text:style-name="T3"><text:line-break/><text:line-break/></text:span>我喜歡的詩人不多，大約就是奧地利的<text:span text:style-name="T3">R.M.Rilke</text:span>、中國的北島，還有十九世紀初的英國詩人<text:span text:style-name="T3">John Keats(</text:span>濟慈<text:span text:style-name="T3">)</text:span>。濟慈只活了<text:span text:style-name="T3">26</text:span>歲，死於異鄉羅馬；跟我一樣，因為貧窮，自小無家可歸，健康摧殘，飽受病痛折磨，加上當年醫學還不是很進步，因而早逝。<text:span text:style-name="T3"><text:line-break/><text:line-break/></text:span>濟慈的詩作被當時的詩壇專家們，用很誇張惡毒的字眼評論說，世界上竟然有人能夠把詩寫得這麼爛，那也真是很不簡單。<text:span text:style-name="T3"><text:line-break/><text:line-break/></text:span>珍康萍在濟慈的傳記電影<text:span text:style-name="T3">"</text:span>璀璨情詩<text:span text:style-name="T3">(Bright Star)(</text:span>強烈推薦，務必準備眼淚瓶<text:span text:style-name="T3">)</text:span>的片尾提到，濟慈一直到他死去都始終以為自己是個失敗作家，但他後來卻成為浪漫主義的代表。<text:span text:style-name="T3"><text:line-break/><text:line-break/></text:span>就如沈從文老是不斷大量投稿卻一再被退稿，引來雜誌社內部傳為笑柄一樣。維根斯坦的<text:span text:style-name="T3">Tractatus</text:span>手稿最初是送給自己的母校劍橋出版社，劍橋拒絕刊登，原因是，<text:span text:style-name="T3">"</text:span>經過專家審核，確認該書毫無學術價值<text:span text:style-name="T3">"</text:span>。<text:span text:style-name="T3"><text:line-break/><text:line-break/></text:span>後來是學術界的王<text:span text:style-name="T3">--</text:span>羅素，強力推薦才得以在其它出版社出版。但維根斯坦很生氣，因為他認為羅素對他寫的東西<text:span text:style-name="T3"><text:s/>"</text:span>一個字也不懂<text:span text:style-name="T3">"</text:span>。<text:span text:style-name="T3"><text:line-break/><text:line-break/></text:span>當年還有個大牌哲學教授，名字我想記都記不住了，因為大概已經沒有人記得此人。這哲學家一度在劍橋教書，據說他每次在校園遇到維根斯坦時，就會面露鄙夷，鼻子發出不屑的怪聲，經常對外表示他對維根斯坦哲學能力上的不屑。<text:span text:style-name="T3"><text:line-break/><text:line-break/></text:span>上個月，我來到北京，找到東堂子胡同，沈從文和張兆和在這裏住了三十幾年。門牌號碼還在，但沈從文舊宅已徹底拆除，變成一般民宅。我來到此駐足許久，剛好有個居民從裏頭走出來，一個男的。<text:span text:style-name="T3"><text:line-break/><text:line-break/></text:span>我上前搭訕，問他說，你知不知道這裏原本住些什麼人。他說：不知道。我說，住沈從文。他說：沒聽過。原本想多問，但他答完話就不搭理我了。<text:span text:style-name="T3"><text:line-break/><text:line-break/></text:span>時間是這樣一種東西，當它載著你往前飛時，你其實是什麼也看不見的。生命儘管往前走，但生命的意義卻只能回頭察看才能理解。例如我到了某個歲數，也終於才多少明白父母當年在我這個歲數時的心境和心情。<text:span text:style-name="T3"><text:line-break/><text:line-break/></text:span>例如我小時候總以為大人是不愛玩也不愛吃的，一直到我自己成為大人，我才明白，這一代人跟那一代人有些東西十分不同，有些事卻始終沒兩樣。我能活多久，怕也要愛玩愛吃多久，上一代人豈有可能例外？他們埋首工作，但內心愛戀想望等等等，跟小孩並無不同。<text:span text:style-name="T3"><text:line-break/><text:line-break/></text:span>有時我也不想太為難一些吃香喝辣為非作歹的人渣，因為我常會想到，他們跟我一樣，有一天也會因病臥床，有一天也會在痛苦中孤獨死去，有一天他的心上人也會同樣在痛苦中死去，就跟我一樣，有七情有六慾，會羞愧會害怕，我實在沒有理由非得打死他們不可。<text:span text:style-name="T3"><text:line-break/><text:line-break/></text:span>憑著自小神奇如影印機一般的記憶<text:span text:style-name="T3"><text:s/>(</text:span>我能夠公開朗讀一篇六百字課文朗讀四次之後便能一字不漏背出全文，或是誰欠我錢，我始終記得<text:span text:style-name="T3">)</text:span>，我總以為我不需要聽從朋友們的鼓勵去寫社會日記，我自信總能記得每個事件的分分毫毫，但這兩年也許是頭殼有點壞去，有些影像感覺慢慢地淡了，模糊了。<text:span text:style-name="T3"><text:line-break/><text:line-break/></text:span>比方說前一陣子，提到一本林義雄送給蔣渭川的書，我以為是自己在舊書攤買的，其實不是，我記錯了，是我的好朋友送我的。這好朋友最近常來參加反以色列的活動，遇到我，跟我提起，我才回想起來是我弄錯，我應該是把柏楊簽名送給別人的書一事給混淆。<text:span text:style-name="T3"><text:line-break/><text:line-break/></text:span>腦子這東西越來越不靈光，很怕哪一天需要動腦部手術，結果一出開刀房，要是看到學姐說<text:span text:style-name="T3"><text:s/>"</text:span>您哪位啊<text:span text:style-name="T3">?"</text:span>，那可就慘了。<text:span text:style-name="T3"><text:line-break/><text:line-break/></text:span>最近國外有個男的便是如此。他開完刀竟忘了身邊照護者是他老婆。還開口問說，<text:span text:style-name="T3">"</text:span>姑娘，妳好漂亮啊，妳哪位啊？<text:span text:style-name="T3">" </text:span>他太太說，王八蛋，我是你太太啦。男的欣喜若狂說，<text:span text:style-name="T3">"</text:span>真的嗎？你願意嫁給我當太太，耶，太棒了<text:span text:style-name="T3">"</text:span>。<text:span text:style-name="T3"><text:line-break/><text:line-break/></text:span>顯然這男的有點頭殼壞去，應該請他來掛董事長的門診。不過他太太聽了這些頭殼壞去的傻話卻很開心，因為那聽起來顯然是真心話。<text:span text:style-name="T3"><text:line-break/><text:line-break/></text:span>我寫很多東西，但從未好好保存。隨手寫，隨手就遺失。特別是每換一次電腦或每中毒一次，所有筆記和各種資料就全部摧毀一次，想想有時也覺得可惜。<text:span text:style-name="T3"><text:line-break/><text:line-break/></text:span>血是吐過不少回，噁心也是很常有的症狀，雖然稱不上嘔心瀝血，但好歹也是十幾年寒窗所得，或是過去幾十年的血淚青春。</text:p>
      <text:p text:style-name="P1"><text:span text:style-name="T1">陳真</text:span><text:s/>  |  2014.08.19 14:42   |   <text:a xlink:type="simple" xlink:href="http://palinfo.habago.org/Entry?Command=Information_PrintForum&amp;iPage=418#FORUM32630"><text:span text:style-name="T2">#</text:span></text:a></text:p>
      <text:p text:style-name="P3">如果有人說<text:span text:style-name="T3">20</text:span>年前讀史明的書會出事，我猜他可能是在講獨台會的事。<text:span text:style-name="T3"><text:line-break/><text:line-break/></text:span>應該是<text:span text:style-name="T3">1991</text:span>年吧，清大及台大學生廖偉程及陳正然<text:span text:style-name="T3">(</text:span>現在好像是什麼蕃薯藤創辦人<text:span text:style-name="T3">)</text:span>還有王秀惠等人，據說接受史明資助，在台發展台獨活動，因此被逮捕。其實哪有什麼台獨活動，不過就是讀他那本台灣人四百年史。<text:span text:style-name="T3"><text:line-break/><text:line-break/></text:span>後來，我和江蓋世等人，主動向郝柏村以書面方式自首，說我們也讀過史明的這本書，而且也很樂意參加叛亂活動，請把我們一併列為被告。<text:span text:style-name="T3"><text:line-break/><text:line-break/></text:span>這些事，當年報紙報很大。但後來就什麼罪也沒有了。</text:p>
      <text:p text:style-name="P1"><text:span text:style-name="T1">陳真</text:span><text:s/>  |  2014.08.19 14:34   |   <text:a xlink:type="simple" xlink:href="http://palinfo.habago.org/Entry?Command=Information_PrintForum&amp;iPage=418#FORUM32629"><text:span text:style-name="T2">#</text:span></text:a></text:p>
      <text:p text:style-name="P2"><text:span text:style-name="T3">1992</text:span>年，我在馬偕醫院成立一個社團叫<text:span text:style-name="T3"><text:s/>"</text:span>淡水河<text:span text:style-name="T3">"</text:span>，不定期發行院內地下刊物，不定期請人來演講或出訪，不定期舉辦各種活動如參與醫界聯盟的反賄選<text:span text:style-name="T3">(</text:span>我後來才明白，醫界聯盟不是反賄選，而是反國民黨賄選，若是自己人賄選那個不叫賄選，那個叫愛台灣<text:span text:style-name="T3">)</text:span>，參與各種街頭抗爭例如反閱兵，反對刑法一百條，還有就是定期舉辦讀書會。<text:span text:style-name="T3"><text:line-break/><text:line-break/></text:span>學姐就是在讀書會上報告史明的<text:span text:style-name="T3"><text:s/>"</text:span>台灣人四百年史<text:span text:style-name="T3">"</text:span>，那時是<text:span text:style-name="T3">1992-1993</text:span>年，誰會來抓你？應該說根本沒有人鳥你才對。如果我記得沒錯，輪到學姐報告時，那一天只來了三、四人。<text:span text:style-name="T3"><text:line-break/><text:line-break/></text:span>讀書會每次由一人報告任何一本書的讀後心得。我記得學姐還報告過<text:span text:style-name="T3"><text:s/>"</text:span>邏輯是什麼<text:span text:style-name="T3">"</text:span>，跟殷海光有關。我報告過非暴力抗爭、核電問題。參加的醫師和護士，多則將近十人，少則三、四人，跟我們現在的巴勒網規模差不多。<text:span text:style-name="T3"><text:line-break/><text:line-break/></text:span>我還帶大家去過黃紀男的家，聽他講起當年在美軍當翻譯，講他和麥克阿瑟，講他上書聯合國要求台灣託管，講刑求，講黑牢，講廖文毅，講人情冷暖<text:span text:style-name="T3">...</text:span>等等。<text:span text:style-name="T3"><text:line-break/><text:line-break/></text:span>記得有一次，他在大家面前講到刑求，突然情緒很激動，拉下褲頭，有點失態，顧不得在場幾位護士，當場露出臀部和大腿上一些大面積深黑色的疤，刑求留下的。<text:span text:style-name="T3"><text:line-break/><text:line-break/></text:span>黃老先生的女兒在耶魯圖書館工作，身邊無人。我知道他寂寞，因此常常和他通信，或是帶朋友和同學去找他，聽他說話。他常送我照片，他對於那些照片總有許多歷史背景說明，對過往種種懷有很深的感情，那是一些打從他年輕時就拍下的照片。照片背後總是很老式作風地寫著：吾友阿真或吾友陳真惠存。<text:span text:style-name="T3"><text:line-break/><text:line-break/></text:span>黃紀男畢業於東京大學，學識好，為人謙和，總是笑臉迎人，宛若春風，遇有同學或同事未婚或沒有男女朋友的，他還會私下問我要不要他們幫忙介紹。這樣一個謙和善良的人，卻十足是個烈士，個性剛烈正直，一生被判了兩次死刑，三度入獄，坐了二十幾年牢。<text:span text:style-name="T3"><text:line-break/><text:line-break/></text:span>馬偕醫院屬長老教會，不是很愛台灣嗎？那時候可一點也不愛，一看到只要略微有批評政府之嫌疑的活動，一概禁止在院內張貼任何活動訊息，忠黨愛國得不得了，在管控思想與言論方面，比警備總部還嚴格。<text:span text:style-name="T3"><text:line-break/><text:line-break/></text:span>歷史是這麼一回事。只要誰當了家，成為主流，便開始把歷史當成八點檔連續劇那樣瞎掰，根據當下的政治需要與私人利益，任意改寫，於是乎，突然冒出一大堆人都是當年的英雄好漢，其實全是胡扯。那是小說，不是歷史。<text:span text:style-name="T3"><text:line-break/><text:line-break/></text:span>雖然我始終相信歷史一如社會學，本質上與小說無異，但這並不意味著基本事實架構可以任意虛構瞎掰。明明當年是統治者的混蛋幫凶，明明當年就是在那些胡作非為的媒體上整天迫害忠良，明明當年就是連屁都不敢放一聲的文人、教授、名人，現在個個竟然都能說出一大堆當年自己如何參與革命的偉大經歷，或是出版一些純屬瞎掰的什麼學運書籍，憑空製造純屬虛構的所謂學運明星、學運領袖等等等。<text:span text:style-name="T3"><text:line-break/><text:line-break/></text:span>各式各樣的胡扯。歷史不但像小說，簡直就像八點檔的廉價連續劇。除了人物性別正確，其它無一是真。<text:span text:style-name="T3"><text:line-break/><text:line-break/></text:span>誰掌握了瞎掰歷史的權力，誰大約就能盤據島上為非作歹吃香喝辣五十年。但我仍然始終一點：上天會紀念這一切。</text:p>
      <text:p text:style-name="P1"><text:span text:style-name="T1">良哲</text:span><text:s/>  |  2014.08.19 13:02   |   <text:a xlink:type="simple" xlink:href="http://palinfo.habago.org/Entry?Command=Information_PrintForum&amp;iPage=418#FORUM32628"><text:span text:style-name="T2">#</text:span></text:a></text:p>
      <text:p text:style-name="P3">文章已上線。<text:span text:style-name="T3"><text:line-break/><text:line-break/></text:span>竄改的何止詹益樺與鄭南榕。他們說，<text:span text:style-name="T3">20</text:span>年前讀史明的書會被抓。<text:span text:style-name="T3"><text:line-break/><text:line-break/>20</text:span>年前，那應該是<text:span text:style-name="T3">1994</text:span>年。<text:span text:style-name="T3"><text:line-break/><text:line-break/>94</text:span>年省市長與省市議員選舉，民進黨推陳定南配蘇貞昌選省長，「四百年來第一戰，欲將台灣變青天」，主打陳定南的清廉。中部的地下電台那時一度多到<text:span text:style-name="T3">7</text:span>、<text:span text:style-name="T3">8</text:span>家以上。<text:span text:style-name="T3"><text:line-break/><text:line-break/></text:span>忘了好家庭電台那時是啥名字，一樣是忠明南路的大樓上，現在成了古典音樂台。望春風現在是快樂聯播網成員。海洋之聲轉為網路電台。地下電台最終不是敗給國民黨抄台打壓，是派系，是資本。<text:span text:style-name="T3"><text:line-break/><text:line-break/></text:span>那時獨立建國都不知道在選舉場講過幾回了，史明的書哪是禁忌？連神學院裡的道碩論文都不知已有幾本寫過台獨建國。再前一年，<text:span text:style-name="T3">1993</text:span>年，台北的台灣<text:span text:style-name="T3">e</text:span>店、台中的台灣本土文化書店先後成立，史明的書不都在架上賣了？甚至，連誠品也賣過史明啊。<text:span text:style-name="T3"><text:line-break/><text:line-break/></text:span>而現在他們竟可以大剌剌說，<text:span text:style-name="T3">1994</text:span>年讀史明會被抓。</text:p>
      <text:p text:style-name="P1"><text:span text:style-name="T1">陳真</text:span><text:s/>  |  2014.08.19 12:48   |   <text:a xlink:type="simple" xlink:href="http://palinfo.habago.org/Entry?Command=Information_PrintForum&amp;iPage=418#FORUM32627"><text:span text:style-name="T2">#</text:span></text:a></text:p>
      <text:p text:style-name="P2">最近看到一些人渣級的愛台急先鋒寫文章，竟然竄改歷史，巍巍峨峨地紀念起就死在我懷裏的好朋友詹益樺以及鄭南榕，我看了文章一秒鐘就趕快跳過去，要不然我怕我會失去理智說出對他們不敬的話來，進而傷害到我自己。<text:span text:style-name="T3"><text:line-break/><text:line-break/></text:span>自從學姐的系上同事、成大歷史系教授王文霞女士在學校內部會議上發表對鄭南榕的所謂<text:span text:style-name="T3"><text:s/>"</text:span>錯誤<text:span text:style-name="T3">" </text:span>的理解，而遭到那些據說熱愛言論自由與人權的忠黨愛國學生及愛台勇士們鋪天蓋地的威脅辱罵與攻擊之後，連我這個當年所謂英勇歷史的當事人之一，竟也持續遭受池魚之殃，老是有一些匿名人士，一下冒充這家醫院的醫生，一下冒充是我學弟，一下又冒充是哪個大學的教授，不斷對我和學姐<text:span text:style-name="T3">(</text:span>特別是我<text:span text:style-name="T3">)</text:span>發出攻擊，攻擊我們<text:span text:style-name="T3">(</text:span>假裝<text:span text:style-name="T3">)</text:span>關心巴勒斯坦、伊拉克，卻不關心台灣，<text:span text:style-name="T3">(</text:span>假裝<text:span text:style-name="T3">) </text:span>關心外人的人權，卻不關心台灣人的人權被統派媒體迫害，不關心鄭南榕及詹益樺的偉大精神被敵人羞辱等等等。<text:span text:style-name="T3"><text:line-break/><text:line-break/></text:span>一個人，年輕也好，年老也罷，老師也好，學生也罷，總該頂天立地像個人，敢於面對千夫所指，而不是像個蛆那樣永遠隨著主流起鬨一窩蜂，好像沒有半點大腦似的，但卻滿口崇高偉大的理想，似乎完全不知道自己在說什麼或做什麼。<text:span text:style-name="T3"><text:line-break/><text:line-break/></text:span>一個人，如果他真的在乎什麼言論自由與人權，怎麼會因為觀點不同就呼朋糾眾像紅衛兵那樣去傷害對方這個<text:span text:style-name="T3"><text:s/>"</text:span>人<text:span text:style-name="T3">"</text:span>，進而強迫她認錯、道歉，讓人嚇得不敢走在自己的校園裏，深怕遭到肢體攻擊。<text:span text:style-name="T3"><text:line-break/><text:line-break/></text:span>台灣的瘋狂仇中、極右極端化，對美國表面上當然是非常有利，但其實對全世界都不利，特別是對台灣極度不利，只是把台灣引入自我毀滅的深淵。不過，如果台灣人樂意如此，我也沒什麼話好說。</text:p>
      <text:p text:style-name="P4"/>
      <text:p text:style-name="P1"><text:span text:style-name="T1">陳真</text:span><text:s/>  |  2014.08.19 12:07   |   <text:a xlink:type="simple" xlink:href="http://palinfo.habago.org/Entry?Command=Information_PrintForum&amp;iPage=419#FORUM32626"><text:span text:style-name="T2">#</text:span></text:a></text:p>
      <text:p text:style-name="P2">如果<text:span text:style-name="T3">Segal </text:span>等人拒服兵役拒絕傷害敵人、反對愛國、甚至譴責自己的國家、表明這種國家不值得尊敬等等這樣的事發生在台灣，你大概能想像會有什麼樣的狀況發生：<text:span text:style-name="T3"><text:line-break/><text:line-break/></text:span>首先，綠油油的各種所謂公民團體及忠黨愛國的學生們及各大網站或個人臉書會開始發動什麼人肉搜索，想盡一切方法，使用各種手段，努力造謠抹黑羞辱這些賣台<text:span text:style-name="T3"><text:s/>"</text:span>台奸<text:span text:style-name="T3">"</text:span>，要他們滾出台灣，空投大陸，或是鼓勵大家努力傷害他，或是<text:span text:style-name="T3"><text:s/>"</text:span>路過<text:span text:style-name="T3">" </text:span>他家，寫信或打電話去他上班的公司造謠或騷擾，要求公司應該把這種台奸開除，然後騷擾威脅他的家人，公佈他家人的資料，盡情瞎掰任意造謠抹黑信口開河任意胡扯來傷害你這個人的人格等等等，永不停止地攻擊攻擊再攻擊，抹黑抹黑再抹黑，看你還敢不敢反對自己的國家，敢不敢不愛自己的鄉土卻為敵人發聲。<text:span text:style-name="T3"><text:line-break/><text:line-break/></text:span>相對來講，我對以色列社會或猶太人基本上還是充滿敬意的，不是諷刺，是良心話。</text:p>
      <text:p text:style-name="P1"><text:span text:style-name="T1">陳真</text:span><text:s/>  |  2014.08.19 03:40   |   <text:a xlink:type="simple" xlink:href="http://palinfo.habago.org/Entry?Command=Information_PrintForum&amp;iPage=419#FORUM32625"><text:span text:style-name="T2">#</text:span></text:a></text:p>
      <text:p text:style-name="P3"><text:span text:style-name="T3">Segal</text:span>還表達了一個想法我覺得很有道理，他說，他們的拒服兵役行動及要求以色列停止殺戮和佔領，事實上對全世界都是有利的。<text:span text:style-name="T3">Segal</text:span>說，這個<text:span text:style-name="T3"><text:s/>"</text:span>全世界<text:span text:style-name="T3">" </text:span>當然也包括以色列在內。<text:span text:style-name="T3"><text:line-break/><text:line-break/></text:span>也就是說，這一小撮被以色列人民及以色列政府視為叛徒或<text:span text:style-name="T3"><text:s/>"</text:span>以奸<text:span text:style-name="T3">" </text:span>的年輕人之所為，他們的勇氣以及所付出的代價，事實上才是真正有利於以色列。<text:span text:style-name="T3"><text:line-break/><text:line-break/></text:span>若干年後，也許一個世紀，也許半個世紀，我相信以色列後世的人們會紀念當年這些年輕人無私良善的勇氣與作為。</text:p>
      <text:p text:style-name="P1"><text:span text:style-name="T1">陳真</text:span><text:s/>  |  2014.08.19 02:27   |   <text:a xlink:type="simple" xlink:href="http://palinfo.habago.org/Entry?Command=Information_PrintForum&amp;iPage=419#FORUM32624"><text:span text:style-name="T2">#</text:span></text:a></text:p>
      <text:p text:style-name="P2">我前面這些文字想貼首頁，但因為裏頭有好多連結，電腦高手能不能幫我貼那種一按就會連上連結、不必直接貼出網址的方式。<text:span text:style-name="T3"><text:line-break/><text:line-break/></text:span>這些連結中有一封拒服兵役的公開信，我是覺得可以翻譯。但桂蜜翻譯的那篇蠻複雜的有關<text:span text:style-name="T3">ISIS</text:span>的長文，至今無人認養校對，我得自己校；加上涵文那篇待學姊修改完畢之後，學姊叫我要再潤飾一遍才貼，所以，手頭上已經有這兩篇。<text:span text:style-name="T3"><text:line-break/><text:line-break/></text:span>因此，如果有人可以翻這封公開信，當然很歡迎。這封信英文不難，勇士請出列。</text:p>
      <text:p text:style-name="P1"><text:span text:style-name="T1">陳真</text:span><text:s/>  |  2014.08.19 02:17   |   <text:a xlink:type="simple" xlink:href="http://palinfo.habago.org/Entry?Command=Information_PrintForum&amp;iPage=419#FORUM32623"><text:span text:style-name="T2">#</text:span></text:a></text:p>
      <text:p text:style-name="P3">讓我掛念的是人，不是國家<text:span text:style-name="T3"><text:line-break/><text:line-break/></text:span>陳真<text:span text:style-name="T3">2014. 08. 19.<text:line-break/><text:line-break/></text:span>舊版的巴勒網右手邊原本有個計數器，計數拒絕服兵役而遭受軍法審判的以色列青年人數，這樣一些人，簡稱<text:span text:style-name="T3">CO (conscientious objectors)</text:span>，亦即良心的反對者。許多年前，巴勒網也曾翻譯過幾位<text:span text:style-name="T3">CO</text:span>所寫的文字。<text:span text:style-name="T3"><text:line-break/><text:line-break/></text:span>幾個月前，一百多名將被徵召入伍的以色列青年發表了拒服以軍兵役的聲明如下：<text:span text:style-name="T3"><text:line-break/><text:line-break/>http://goo.gl/idy8SH<text:line-break/><text:line-break/></text:span>國際媒體最近普遍報導了一位<text:span text:style-name="T3">19</text:span>歲的以色列青年叫<text:span text:style-name="T3"><text:s/>Udi Segal</text:span>。在<text:span text:style-name="T3"><text:s/>"</text:span>反對以軍佔領<text:span text:style-name="T3">" </text:span>的臉書上<text:span text:style-name="T3"><text:s/>(https://www.facebook.com/refusingIDF) </text:span>可以看到有關他的一些訊息，包括影片。<text:span text:style-name="T3"><text:line-break/><text:line-break/>Youtube</text:span>上也有他入獄前自錄的表白：<text:span text:style-name="T3"><text:line-break/><text:line-break/>https://www.youtube.com/watch?v=a_0mEbyz54Q<text:line-break/><text:line-break/></text:span>這裏也有一些訪談的影片及英文說明。<text:span text:style-name="T3"><text:line-break/><text:line-break/>http://www.huffingtonpost.com/moriel-rothman/watch-israeli-refusenik-u_b_5629326.html<text:line-break/><text:line-break/></text:span>拒服兵役自然得面對軍法審判，是要坐牢的。底下有<text:span text:style-name="T3"><text:s/>Segal</text:span>的牢房號碼，你可以寫信給他，但不一定能通過層層檢查。你也可以寫信給以色列的國防部長，表明你的態度。上面有各種連絡方法。<text:span text:style-name="T3"><text:line-break/><text:line-break/>http://www.alternativenews.org/english/index.php/politics/activism/8367-act-demand-release-of-israeli-co-udi-segal<text:line-break/><text:line-break/></text:span>如果你不習慣或不會寫外文，底下有現成的信件內容。<text:span text:style-name="T3"><text:line-break/><text:line-break/>http://www.wri-irg.org/node/23265<text:line-break/><text:line-break/></text:span>你只要按下這個連結：<text:span text:style-name="T3">http://wri-irg.org/node/23264 </text:span>就能透過該網站把信寄出去。<text:span text:style-name="T3"><text:line-break/><text:line-break/></text:span>從外頭反對以色列的殺戮及侵佔一點都不難，口頭上表個態，如此而已，或是頂多像巴勒網發起的接力靜站那樣，毫無困難地站兩個鐘頭。<text:span text:style-name="T3"><text:line-break/><text:line-break/></text:span>但從以色列內部反對自己的國家卻很難，特別是當自己的國家陷入一片所謂保衛家園的愛國狂潮之中時，誰膽敢反對國家，誰就是全民公敵。台灣這十幾年來狀況與此十分類似，誰膽敢對<text:span text:style-name="T3"><text:s/>"</text:span>台灣國<text:span text:style-name="T3">" </text:span>有所不敬，誰就是台奸，誰就是賣台敵人。<text:span text:style-name="T3"><text:line-break/><text:line-break/>Segal</text:span>說，當他決定拒服兵役之後，許多原本交情不錯的同學或朋友開始不理他他或責罵他，連自己的父母和家人都得因此遭受他人白眼。<text:span text:style-name="T3"><text:line-break/><text:line-break/></text:span>記者問他說，當人們怒責你不愛國時，你怎麼回應？<text:span text:style-name="T3">Segal</text:span>說，我本來就不尊敬我的國家，我也從沒打算要愛國，讓我掛念的是人，不是國家。<text:span text:style-name="T3"><text:line-break/><text:line-break/></text:span>記者再問他，面對軍法審判，你害怕嗎？<text:span text:style-name="T3">Segal</text:span>說，我很害怕。<text:span text:style-name="T3"><text:line-break/><text:line-break/>Segal</text:span>今年<text:span text:style-name="T3">19</text:span>歲。如他自己所說，他不可能不害怕監牢的極端環境以及從此將不可測的前途與未來。但他在<text:span text:style-name="T3"><text:s/>"</text:span>很害怕<text:span text:style-name="T3">" </text:span>的同時，卻仍然選擇了聽從自己內在的良知。<text:span text:style-name="T3"><text:line-break/><text:line-break/></text:span>我常提起兩位哲學家，一個是羅素，一個是維根斯坦的學生<text:span text:style-name="T3">Charles Stevenson </text:span>。他們都曾在戰爭時期發表對於黨國或愛國教會不敬的言論，羅素甚至還公開以演講、靜坐等各種手段反對戰爭反對愛國。他把愛國者形容成智能低下、缺乏大腦的蠢蛋，幾度面對暴民攻擊。<text:span text:style-name="T3"><text:line-break/><text:line-break/></text:span>後來，<text:span text:style-name="T3">Stevenson </text:span>被耶魯解聘，飽受教會人身攻擊，羅素則是被劍橋下達最後通牒，要他在<text:span text:style-name="T3"><text:s/>"</text:span>公開認錯兼象徵性罰款<text:span text:style-name="T3">" </text:span>或<text:span text:style-name="T3"><text:s/>"</text:span>解聘<text:span text:style-name="T3">" </text:span>兩條路之間二選一。羅素選擇了後者。<text:span text:style-name="T3"><text:line-break/><text:line-break/></text:span>大多數人害怕落單，我當然也不例外，總是希望能盡量跟大家一樣，因為落單很痛苦，當怪物的感覺很不好受。但有些時候，面對某種情境和抉擇，害怕的感覺似乎便微不足道。<text:span text:style-name="T3"><text:line-break/><text:line-break/>Segal</text:span>今年才<text:span text:style-name="T3">19</text:span>歲，但他的正直和勇氣，我是佩服的。巴勒網因為若雪而存在，但事實上，我見過、聽過或親身認識許多<text:span text:style-name="T3"><text:s/>"</text:span>若雪<text:span text:style-name="T3">"</text:span>。他們有男有女，有老有少，但都有著共同的特質：正直，憐憫，善良。曼德拉說，他相信這些人性特質是建立美麗南非、建立一個良好世界的唯一途徑。<text:span text:style-name="T3"><text:line-break/><text:line-break/></text:span>我對許多知識或所謂偉大思想始終抱持懷疑，對曼德拉此一說法卻深信不疑。甘地說得對，只要我們走在對的道路上，遲早會走到目的地。</text:p>
      <text:p text:style-name="P1"><text:span text:style-name="T1">葉小慧</text:span><text:s/>  |  2014.08.18 22:08   |   <text:a xlink:type="simple" xlink:href="http://palinfo.habago.org/Entry?Command=Information_PrintForum&amp;iPage=419#FORUM32622"><text:span text:style-name="T2">#</text:span></text:a></text:p>
      <text:p text:style-name="P2"><text:span text:style-name="T3">2014.08.18. <text:line-break/><text:line-break/></text:span>接力靜默站樁第<text:span text:style-name="T3">13</text:span>天了吧。<text:span text:style-name="T3"><text:line-break/><text:line-break/></text:span>休息了幾天，重回靜站行列。老時間，約<text:span text:style-name="T3">15:53</text:span>到場，當時天空開始下起不小的雨滴，撐著傘拿出標語牌，原本看顧著一旁貨車卸貨的保全，對我說下雨了別站了吧，還給這個關心一個微笑，肩上扛著標語袋擺到胸前，前頭再放上標語，撐著傘開始。<text:span text:style-name="T3"><text:line-break/><text:line-break/></text:span>不一會，鈺錠就走了過來，拿出她想要的標語，開始靜默。<text:span text:style-name="T3"><text:line-break/><text:line-break/></text:span>今天車流不息，人也很多，唯獨之前總是來拍照的警察，今天沒見著，頂多就是看著分局巡邏車或摩托車過去，瞧個一眼。可能間隔幾天關係，一開始腳不習慣，有點難耐，東看西瞧，然後雨就大了。我把標語袋加標語牌都擺到胸前，弄上遮雨的塑膠紙，就縮成剩下一張標語；鈺錠也用傘儘量護著標語牌。<text:span text:style-name="T3"><text:line-break/><text:line-break/></text:span>有輛搬家小貨卡經過，上頭看起來像原住民的朋友對我們豎起大拇指。這個大拇指我也要給昨天在特拉維夫站出來不要戰爭、要和平、簽協約的萬名以色列民眾。<text:span text:style-name="T3"><text:line-break/><text:line-break/></text:span>五點多左右，一名騎著紅色摩托車，車上服裝看似警察又不是警察裝的，遠遠在左邊轉角用手機拍我和鈺錠。<text:span text:style-name="T3"><text:line-break/><text:line-break/></text:span>今天人多得不平常，回家後略查了資訊，除了世貿一館的國際美食展，國際會議中心有個業務性質的大會吧，總之可以看得到業務類別的人士出入，另外也碰到三四團陸客經過我面前。五點後雨就差不多停了，站得也輕鬆些，忽然覺得應該利用這人潮，遂把一疊傳單拿在手上。<text:span text:style-name="T3"><text:line-break/><text:line-break/></text:span>用眼神跟對方相望，覺得應該會拿傳單的，手就伸出去些。結果發出去了三張，兩名年輕男孩子一名女孩，第二個男孩子停下來問我們在這目的，然後看看標語牌，看看傳單，對我們說加油，指這件事「值得堅持」。<text:span text:style-name="T3"><text:line-break/><text:line-break/></text:span>離去時，那個關心我的保全跟我們揮手說再見，一樣回給他微笑也揮揮手，心底說「明天見」。</text:p>
      <text:p text:style-name="P1"><text:span text:style-name="T1">王修亮</text:span><text:s/>  |  2014.08.18 18:52   |   <text:a xlink:type="simple" xlink:href="http://palinfo.habago.org/Entry?Command=Information_PrintForum&amp;iPage=419#FORUM32621"><text:span text:style-name="T2">#</text:span></text:a></text:p>
      <text:p text:style-name="P3">八月十七日星期天與懷軒靜站。<text:span text:style-name="T3"><text:line-break/></text:span>五點多兩位員警來關切<text:span text:style-name="T3">:</text:span>「不是聽說都停火了嗎？怎麼你們還繼續？」<text:span text:style-name="T3"><text:line-break/></text:span>簡單說明暫停、協商，並不是真正停火。員警往大樓方向走，說是去問問「他們」，之後出來閒聊幾句，給了溫和的建議：「<text:span text:style-name="T3">101</text:span>那裏也很多人在靜坐啊！你們怎麼不到<text:span text:style-name="T3">101</text:span>前面去？那兒人多，看到的人也多，比較有宣傳效果。你們在這裡，人少，他們高層也不會知道。」<text:span text:style-name="T3"><text:line-break/></text:span>微笑著回答<text:span text:style-name="T3">:</text:span>「站久了高層一定都會知道，除了宣傳，讓他們知道也很重要。」<text:span text:style-name="T3"><text:line-break/></text:span>快六點，一位頭髮和我一樣白的婆婆走來，簡樸乾淨，還提著兩袋東西，猶豫了一會兒，輕輕問我：「這是什麼樣的事啊？」<text:span text:style-name="T3"><text:line-break/></text:span>應該是年齡相近，彼此都覺得親切，我們倆輕快地聊了很久，把以色列和巴勒斯坦的關係大略說了下，懷軒也幫忙遞給她若雪家書的小冊子。婆婆表達了自己對戰爭與不義的感慨，講著：因為看到我的白髮，也才會第一次關心這種路邊事。<text:span text:style-name="T3"><text:line-break/></text:span>回家的車上，不覺湧起一個念頭：街頭運動都是年輕人、壯年人，白髮都到哪裡去了呢？退休之後，剩下的是甚麼呢？時間流逝了熱情與理想，時至今日，我也已經疲憊無力，不再對這個世界存留任何期待與夢幻。但是生命中必然有一種堅持，和四周環境的轉換變動無關，和歲月無關，和自身的飽滿或殘破也無關，那是生命之所以仍被自己允諾的根本，我在老去後仍然繼續無所期待的運作，僅僅因為堅持這個微小的根本，僅僅因為允諾自己還活著。<text:span text:style-name="T3"><text:line-break/></text:span>少年時曾經一起哭過笑過的至交好友，現在風流雲散，默默失聯的有，反目的有，剩下的含飴弄孫，逍遙世外。我們曾經一起擁有過的堅持是真實的嗎？還是虛幻的其實是我？<text:span text:style-name="T3"><text:line-break/></text:span>隨著車站的人潮推移，我感覺在空中俯視著自身，人潮中的一個個體，永和區的一個小點，台灣的一粒微塵，世界的一抹意念。參雜在宇宙之中，並沒有特別明亮或黑暗。<text:span text:style-name="T3"><text:line-break/></text:span>只是活著。</text:p>
      <text:p text:style-name="P1"><text:span text:style-name="T1">陳真</text:span><text:s/>  |  2014.08.18 09:02   |   <text:a xlink:type="simple" xlink:href="http://palinfo.habago.org/Entry?Command=Information_PrintForum&amp;iPage=419#FORUM32620"><text:span text:style-name="T2">#</text:span></text:a></text:p>
      <text:p text:style-name="P2">如果有把握自己哪幾天能參加的，不妨說一聲，方便排班。當然，排了之後屆時如果沒法來，就也先說一聲就好，不用勉強為之。<text:span text:style-name="T3"><text:line-break/><text:line-break/></text:span>那些只有一個人站的日子，得顧好自身安全。<text:span text:style-name="T3"><text:line-break/><text:line-break/></text:span>今天是五天停火期結束的日子，以巴要和要戰，今天應該又會有新的說法。</text:p>
      <text:p text:style-name="P1"><text:span text:style-name="T1">陳真</text:span><text:s/>  |  2014.08.18 02:39   |   <text:a xlink:type="simple" xlink:href="http://palinfo.habago.org/Entry?Command=Information_PrintForum&amp;iPage=419#FORUM32619"><text:span text:style-name="T2">#</text:span></text:a></text:p>
      <text:p text:style-name="P3">對不起，隆誌的留言被擋在後台了。剛剛給放了出來。<text:span text:style-name="T3"><text:line-break/><text:line-break/></text:span>隆誌是昨天周六一起靜站的朋友，麻煩看誰幫忙貼上首頁。多謝。</text:p>
      <text:p text:style-name="P1"><text:span text:style-name="T1">陳真</text:span><text:s/>  |  2014.08.18 02:29   |   <text:a xlink:type="simple" xlink:href="http://palinfo.habago.org/Entry?Command=Information_PrintForum&amp;iPage=419#FORUM32618"><text:span text:style-name="T2">#</text:span></text:a></text:p>
      <text:p text:style-name="P2">謝謝良哲。<text:span text:style-name="T3"><text:line-break/><text:line-break/></text:span>對啊，就是這張圖，剛剛比對了雜誌照片，所有構圖細節完全一模一樣，市面上的全是同一張照片。當然，我得找出自己的原始檔案，才能證明這照片是我拍的。<text:span text:style-name="T3"><text:line-break/><text:line-break/></text:span>長期以來，常有人<text:span text:style-name="T3">(</text:span>不管是很開心或很興奮或很義憤地<text:span text:style-name="T3">)</text:span>跑來跟我說我的文章又被誰剽竊了，或誰的講義或論文寫了跟我一模一樣的想法，或誰在抹黑我什麼，造了我什麼謠，或誰冒用我的名號寫了些什麼或連署了什麼，或誰直接拿我的文章去投稿或比賽等等等，我都很不想聽。<text:span text:style-name="T3"><text:line-break/><text:line-break/></text:span>因為我根本不可能去對付或應付根本數不清或明或暗或有心或無意的各種糟蹋，情緒上非常反感，厭惡到極點，於是只能選擇徹底漠視，完全當做沒看見。<text:span text:style-name="T3"><text:line-break/><text:line-break/></text:span>同時也一再告誡自己，別再去網路上輕易發表任何東西或想法；打打屁搞搞笑無所謂，其它的就別再弄到網路上。因為網上全是小偷，隨手剪來就是他的；你付出許多心血的東西，馬上就會被拿去當成他的思想成果。如我前幾頁所說，甚至還有一位明星級的大大大大學者，他不只是偷，而且還當面直接侵佔，非常可恥。<text:span text:style-name="T3"><text:line-break/><text:line-break/></text:span>我並不是覺得自己腦子裏或心裏的東西有多麼偉大，這些東西事實上在我自己看來絕大多數都沒有任何價值，根本不值得浪費世上哪怕只是一片葉子去出版它們。<text:span text:style-name="T3"><text:line-break/><text:line-break/></text:span>重點是，它就像自己的小孩。我的小孩<text:span text:style-name="T3"><text:s/>"</text:span>客觀上<text:span text:style-name="T3">" </text:span>來講好不好我無所謂，即便又醜又笨，對社會毫無價值，但他畢竟是我辛苦養大的小孩，你總不能隨手抱去養或拿去賣吧。<text:span text:style-name="T3"><text:line-break/><text:line-break/></text:span>我不是沒有出版機會，早在三十年前的黨外時代就有幾家出版社來找我出書。我若願意屈從學術市場或商業市場，老早著作等身。之所以排斥各種出版，並非我以為我寫的東西<text:span text:style-name="T3"><text:s/>"</text:span>客觀上<text:span text:style-name="T3">" </text:span>多棒，原因只是因為那是連結到我個人生命的種種珍貴記憶和感情，它不是一種可以輕易拿來賣或拿來利用的東西，更不是一種可以讓人隨便更改的東西。<text:span text:style-name="T3"><text:line-break/><text:line-break/></text:span>如果這聽起來很怪，不妨去看看<text:span text:style-name="T3"><text:s/>"</text:span>沙林傑<text:span text:style-name="T3">"(J.D.Salinger)</text:span>，<text:span text:style-name="T3">MOD</text:span>正在演。也許你看了之後就能明白，世界上存在各種怪人，有些人的確會願意同一個標點符號共存亡。<text:span text:style-name="T3"><text:line-break/><text:line-break/></text:span>也許某個時候感覺對了，地方對了，人也對了，我也會願意走向市場也說不定，但這事若有可能，應該也是在我死後而非生前。<text:span text:style-name="T3"><text:line-break/><text:line-break/></text:span>學姐說，<text:span text:style-name="T3">"</text:span>不過一張照片，何必氣？不過冰山一角。<text:span text:style-name="T3">" </text:span>我也知道這樣的事如果要氣，豈不是老早就氣死了。如上所說，我拍照都是隨手亂拍，純粹記錄，毫無美感可言；至於寫在網路上的東西，也都只是利用一些零星時間順手寫寫的平常言語，沒什麼特別；想偷想用請自便。我也不可能真的去介意一個標點符號，只能說就一切當做沒看見。<text:span text:style-name="T3"><text:line-break/><text:line-break/></text:span>這照片自然也是一樣。算我自己腦子不清，沒想清楚就亂公開一些東西。但即便如此，心裏還是很痛苦，因為對別人來說也許只是一段文字，一個想法，或僅僅只是一張照片，但對我來講，每一個標點符號，每一個文字、影像，卻統統連結到我個人的某個珍貴記憶或情感上。<text:span text:style-name="T3"><text:line-break/><text:line-break/></text:span>我在英國搬了幾次家，但是離維根斯坦的墓都很近。最近的一個家，離墓園不過百步，走幾分鐘路就到了。我常去他墳上走動，老對著地底下的維根斯坦說，<text:span text:style-name="T3">"</text:span>你安息吧，我能體會你的情感，了解你心裏所想的。<text:span text:style-name="T3">"<text:line-break/><text:line-break/></text:span>有一天，墳上多了一個小樓梯模型，樓梯上還有個<text:span text:style-name="T3"><text:s/>"</text:span>小人<text:span text:style-name="T3">"</text:span>，坐在樓梯半途處托腮做出沉思狀。這個小模型當然是在呼應維根斯坦哲學的一個結論。<text:span text:style-name="T3"><text:line-break/><text:line-break/></text:span>維根斯坦說，<text:span text:style-name="T3">"</text:span>那些了解我的人，就能明白，我講的一切全無意義<text:span text:style-name="T3">(NONSENSE)</text:span>。<text:span text:style-name="T3">" </text:span>他說，他的哲學就像一種樓梯，藉著它，你可以爬上屋頂，看清整個世界。他說，當你看清楚整個世界之後，樓梯就沒有用了，應該丟棄。<text:span text:style-name="T3"><text:line-break/><text:line-break/></text:span>當我看到這個小樓梯和上面的小人，覺得很有趣，但手邊沒相機，當時當然也沒有手機。回家之後，我告訴學姐這件事，我說維根斯坦墳上有人做了一個手工藝品給他，是個樓梯，我說我很想把這樓梯拿回家。學姐反對，說那個是給維根斯坦的禮物，豈能給自己的偶像盜墓。我想想也有道理。<text:span text:style-name="T3"><text:line-break/><text:line-break/></text:span>隔天或隔幾天我忘了，我帶著相機又來到墓園，給它拍了照，但發現樓梯上那個沉思的<text:span text:style-name="T3"><text:s/>"</text:span>小人<text:span text:style-name="T3">" </text:span>竟然被偷走了，總之就是不見了。心想，是不是讓貓咪給啣走了，我在墓碑附近遍尋不著。但我還是拍了照。<text:span text:style-name="T3"><text:line-break/><text:line-break/></text:span>後來，大概也是那幾天之內的事，有人在墳上放了一朵花。我就把花拿來跟樓梯陪襯，拍下這樣一張照片。<text:span text:style-name="T3"><text:line-break/><text:line-break/></text:span>回家後，我告訴學姐說，樓梯上的沉思小人不見了，言下之意是：會不會哪天連樓梯也給偷走？與其讓別人偷，不如由我來<text:span text:style-name="T3"><text:s/>"</text:span>保管<text:span text:style-name="T3">" </text:span>好了。當然，我是開玩笑。<text:span text:style-name="T3"><text:line-break/><text:line-break/></text:span>但是，後來當我再去墓園時，樓梯果然也不見了。<text:span text:style-name="T3"><text:line-break/><text:line-break/></text:span>對於這照片，我不想再發言，也無意追究。這樣一些事總是讓我感到很痛苦。你的一堆小孩如果讓人肉販子抓去四處賣，看你痛不痛苦。<text:span text:style-name="T3"><text:line-break/><text:line-break/></text:span>但我明白，公開講這些事就好像公開露鳥供人品頭論足一樣，只是供人取樂，有熱鬧可看。再說，這事無關國計民生、世界和平，純粹個人事務，只是剛好發生在靜站這一刻，憋不住就說了出來。總之，這事就此打住，我沒有更多可說的了。我當然也不至於笨到再像過去那樣毫無戒心地公開暢所欲言或輕易跟人分享什麼照片或文章。<text:span text:style-name="T3"><text:line-break/><text:line-break/></text:span>如果你要問我白髮窮經、十幾年來對於維根斯坦，所學何事？有一個字可以概括這一切，那就是<text:span text:style-name="T3">NONSENSE(</text:span>無意義<text:span text:style-name="T3">)</text:span>，寫來寫去不過就全圍繞在這個字眼上。<text:span text:style-name="T3"><text:line-break/><text:line-break/></text:span>有些東西在某個層次上或許好像有點意義，但在某個更高的位置上來看，毫無意義可言，唯有丟棄一途。<text:span text:style-name="T3"><text:line-break/><text:line-break/></text:span>也許，那個小樓梯和沉思小人並非被人偷走<text:span text:style-name="T3">(</text:span>這麼哲學味的雅賊應該很罕見吧<text:span text:style-name="T3">)</text:span>，說不定是親手製作它的人，真的像丟棄一個沒有意義的東西那樣把它給丟棄了。<text:span text:style-name="T3"><text:line-break/><text:line-break/></text:span>對此我心嚮往矣，卻很難做到。自己的東西，明明就像廢棄物那樣，直接丟垃圾桶就行，沒啥價值，但它的主人因為嘔心瀝血，自然懷著某種感情，竟捨不得丟，於是堆了滿屋子。<text:span text:style-name="T3"><text:line-break/><text:line-break/></text:span>整天心裏頭卻想著：媽的，我都快被自己產生的巨量廢棄物給淹沒了，電腦磁碟都不知道寫爆幾個了，留這些垃圾在世上圖個啥呢？</text:p>
      <text:p text:style-name="P1"><text:span text:style-name="T1">隆誌</text:span><text:s/>  |  2014.08.17 21:40   |   <text:a xlink:type="simple" xlink:href="http://palinfo.habago.org/Entry?Command=Information_PrintForum&amp;iPage=419#FORUM32617"><text:span text:style-name="T2">#</text:span></text:a></text:p>
      <text:p text:style-name="P3">追蹤巴勒網一年多，<text:span text:style-name="T3">8</text:span>月<text:span text:style-name="T3">17</text:span>日是我生平第一次參加這樣的活動。很高興第一次參加，就遇到陳真、懷軒和俊酉。聽完陳真描述之前的活動狀況，很慶幸地沒有受到警方的阻擾。因為工作地點的關係，未來應該是週六比較有機會北上參加靜站。<text:span text:style-name="T3"><text:line-break/></text:span>對於中東議題的關心，應該是始於<text:span text:style-name="T3">2010</text:span>年被公司派到大陸出差二周。每天在公司宿舍裡面，看著中央電視台討論中東問題及世界局勢。台灣的媒體上，只有翻譯<text:span text:style-name="T3">CNN</text:span>和<text:span text:style-name="T3">NHK</text:span>的新聞，聊備一格。對此方面的議題沒有任何著墨和討論，更沒有屬於自己的觀點。同時間，又觀看<text:span text:style-name="T3">BBC</text:span>對於相關問題的報導。各國都有屬於自己的想法和政策觀點，卻也顯出各國對外政策走向差異性。<text:span text:style-name="T3"><text:line-break/></text:span>昨天靜站過程，偶爾透過車身反光看到自己背負著<text:span text:style-name="T3">”</text:span>公義<text:span text:style-name="T3">“</text:span>牌子。諷刺的是，我所站的位置，正對面是一家名為<text:span text:style-name="T3">“</text:span>永義堂<text:span text:style-name="T3">”</text:span>的刻印店。隔著一條基隆路的地下道，車水馬龍，卻無法直接到達對面。以巴之間猶如一條永遠無法直接穿越的正義道路，中間有太多利益、情感和歷史因素所橫亙。這些橫亙的枝節，卻演變成殺戮和民族仇恨的藉口。<text:span text:style-name="T3"><text:line-break/>“</text:span>義<text:span text:style-name="T3">”</text:span>不該為圖騰上的符號和國際角力的藉口，更應該落實到民族之間的關係。平等地看待各種民族及其文化智慧，擺脫二十世紀之前的歧視與恩怨。更何況在這國界模糊的年代，各式各樣的文化和思想流竄在各國生活圈。不必歧視與仇視，學著吸納文化差異，與之和平共處。</text:p>
      <text:p text:style-name="P1"><text:span text:style-name="T1">陳真</text:span><text:s/>  |  2014.08.17 04:01   |   <text:a xlink:type="simple" xlink:href="http://palinfo.habago.org/Entry?Command=Information_PrintForum&amp;iPage=419#FORUM32615"><text:span text:style-name="T2">#</text:span></text:a></text:p>
      <text:p text:style-name="P2">哈瑪斯：以色列須接受巴人要求<text:span text:style-name="T3"><text:line-break/><text:line-break/></text:span>中央社中央社<text:span text:style-name="T3"><text:s/>– 2014</text:span>年<text:span text:style-name="T3">8</text:span>月<text:span text:style-name="T3">17</text:span>日<text:span text:style-name="T3"><text:line-break/><text:line-break/></text:span>（中央社開羅<text:span text:style-name="T3">16</text:span>日綜合外電報導）伊斯蘭組織哈瑪斯（<text:span text:style-name="T3">Hamas</text:span>）外交事務負責人哈姆丹表示，以色列在開羅向巴勒斯坦代表提出的提議，不符合巴勒斯坦人民的渴望。<text:span text:style-name="T3"><text:line-break/><text:line-break/></text:span>哈姆丹（<text:span text:style-name="T3">Osama Hamdan</text:span>）此說法，升高了對埃及斡旋的談判能與以色列達成停火協議的疑慮。<text:span text:style-name="T3"><text:line-break/><text:line-break/></text:span>哈姆丹今天在臉書專頁表示，「以色列必須接受巴勒斯坦人民的要求，否則就得面臨長期戰爭。」<text:span text:style-name="T3"><text:line-break/><text:line-break/></text:span>以色列於<text:span text:style-name="T3">7</text:span>月<text:span text:style-name="T3">8</text:span>日展開軍事行動，試圖遏止哈瑪斯從加薩走廊發射火箭攻擊以色列。聯合國表示，這場戰爭已導致加薩<text:span text:style-name="T3">180</text:span>萬人口中的<text:span text:style-name="T3">42</text:span>萬<text:span text:style-name="T3">5000</text:span>人流離失所、超過<text:span text:style-name="T3">1900</text:span>名巴勒斯坦人喪生，以色列方面也有<text:span text:style-name="T3">67</text:span>人死亡。<text:span text:style-name="T3"><text:line-break/><text:line-break/></text:span>以色列和巴勒斯坦人於<text:span text:style-name="T3">13</text:span>日同意把加薩停火協議延長<text:span text:style-name="T3">5</text:span>天，繼續就持久停火展開間接談判。此番停火將於<text:span text:style-name="T3">18</text:span>日期滿。<text:span text:style-name="T3"><text:line-break/><text:line-break/></text:span>雙方在開羅並未展開面對面直接談判，以色列視哈瑪斯為恐怖團體。<text:span text:style-name="T3">1030817</text:span></text:p>
      <text:p text:style-name="P4"/>
      <text:p text:style-name="P1"><text:span text:style-name="T1">陳真</text:span><text:s/>  |  2014.08.17 03:46   |   <text:a xlink:type="simple" xlink:href="http://palinfo.habago.org/Entry?Command=Information_PrintForum&amp;iPage=420#FORUM32614"><text:span text:style-name="T2">#</text:span></text:a></text:p>
      <text:p text:style-name="P2">這是今天的照片，我沒在裏面，因為是我拍的。畫面霧霧，模糊，不是做效果，是手機沒拿穩。懷軒也有拍了幾張。<text:span text:style-name="T3"><text:line-break/><text:line-break/></text:span>參加者四人：隆誌、俊酉、懷軒，陳真。<text:span text:style-name="T3"><text:line-break/><text:line-break/></text:span>隆誌第一次來，也是生平第一次<text:span text:style-name="T3"><text:s/>"</text:span>走上街頭<text:span text:style-name="T3">"</text:span>。他最早到，問我是不是陳真，我說是。一見如故。他問我介不介意一起站，我說當然好，怎麼會介意。<text:span text:style-name="T3"><text:line-break/><text:line-break/></text:span>沒有警察或保全過來盤查。兩三個看起來像便衣的，在大樓附近或坐或站。<text:span text:style-name="T3"><text:line-break/><text:line-break/></text:span>因為塞車，今天統聯比往常慢了半小時到，足足開了五個多小時。下交流道進入台北時，開始大雨滂汑。<text:span text:style-name="T3"><text:line-break/><text:line-break/></text:span>靜站前雨就停了，信義區<text:span text:style-name="T3">(</text:span>？<text:span text:style-name="T3">)</text:span>似乎沒下什麼雨，地面並無明顯積水。算是涼爽的一天。沒有蚊子，亦無烈日。諸事如常。<text:span text:style-name="T3"><text:line-break/><text:line-break/></text:span>這一期的<text:span text:style-name="T3"><text:s/>Philosophy Now</text:span>寄來了。我帶在身邊，在車上讀。這期的封面人物就是維根斯坦。這雜誌很通俗，算是休閒娛樂用，小孩也能懂，生動有趣。<text:span text:style-name="T3"><text:line-break/><text:line-break/></text:span>但一翻開，竟然看到一張非常熟悉的照片，是維根斯坦的墓園上有一朵紅花及一把小樓梯模型<text:span text:style-name="T3">(</text:span>這小樓梯模型不到幾天就被人拿走<text:span text:style-name="T3">)</text:span>。我有百分之九十五的把握這張照片是我拍的；剩下的百分之五是因為得進一步比對細節才能確定。<text:span text:style-name="T3"><text:line-break/><text:line-break/></text:span>過去所拍的照片，散落在光碟、隨身碟、記憶卡以及幾台連開機都有困難的舊電腦中，短期內很難查證比對。讓我很納悶的是，旁人從何取得這張照片？確實記得曾公開，但不記得在哪公開，也許是<text:span text:style-name="T3">XXXXX</text:span>，剛剛去搜查了一番也沒找到。<text:span text:style-name="T3"><text:line-break/><text:line-break/></text:span>因為不斷被迫發現各種剽竊抄襲甚至冒充冒用各種文字、身份與想法等等，<text:span text:style-name="T3">XXXXX</text:span>因此已停掉八、九年。之後曾逐一備份，打算有一天慢慢地把<text:span text:style-name="T3">XXXXXX</text:span>這網站給全部消滅，但備份個一陣子之後就覺得累，一直就晾在那裏沒再去動它。<text:span text:style-name="T3"><text:line-break/><text:line-break/></text:span>雖然寫了千萬字，但這輩子還不曾出過書，著作欄始終空白掛零。這時候，沒法宣告所有權的網路就變成一種讓人任意掠奪的地方，很無奈，我幾乎都不敢再把一些比較具有實質內涵的文章或想法公開，因為別人<text:span text:style-name="T3">(</text:span>特別是學界<text:span text:style-name="T3">)</text:span>很可能撿現成，變成是他的文字，他的創見。<text:span text:style-name="T3"><text:line-break/><text:line-break/></text:span>因為照片疑似被盜用這事，有點不開心，丟下雜誌不想看了。來到靜站現場，兩個小時站在那，心裏依然還是惦著這事。難道一個人一定得有模有樣、方方正正地透過出版社、期刊，然後才能安全地發表自己的文字及思想？否則恐怕就連照片都沒法證實是你拍的，只能任人盜用。<text:span text:style-name="T3"><text:line-break/><text:line-break/></text:span>這事與以巴無關，略過不表，不再議論，就當做沒這回事。<text:span text:style-name="T3"><text:line-break/><text:line-break/></text:span>靜站第十天了。如果有人覺得累了或心裏的感覺淡了，或公私繁忙，儘可隨時退出，量力而為，切莫有一絲勉強。當然，退出不需要任何理由，想加入的，也歡迎加入。<text:span text:style-name="T3"><text:line-break/><text:line-break/></text:span>跑百米需要爆發力，但是跑馬拉松就需要一點耐力。戰爭已近尾聲，但在確實停火之前，活動會持續。今天把往後一個月份的各種車票全買了，打算跟它長期抗戰。<text:span text:style-name="T3"><text:line-break/><text:line-break/></text:span>今天周六，人車多，諸事如常。一直到將近六點準備收攤時，突然感覺到空氣中一股秋意。<text:span text:style-name="T3"><text:line-break/><text:line-break/></text:span>我最怕秋天，因為秋天容易憂鬱。只要稍微聞到一點秋的氣息，就會馬上關起心房大門，避免憂鬱入侵。這恰恰也是我面對戰火滄桑的一個基本態度。能忍，我就凡事盡量忍；面對人事悲歡，能閃盡量閃，我要當個真正意義上的漸凍人，不要動不動就凍未條。<text:span text:style-name="T3"><text:line-break/><text:line-break/></text:span>學姐囑我寫日誌，亦請其他參與者不妨多寫。<text:span text:style-name="T3"><text:line-break/><text:line-break/></text:span>麻煩良哲或啟承張貼日誌時，以我用<text:span text:style-name="T3">EMAIL </text:span>發出的那個版本為準。至於留言板這個全文版就留在此。因為我不好意思把一些過於主觀、私密或輕佻的文字寄到別人的信箱裏，感覺太侵略性。貼在留言板便無此掛慮，畢竟如果有人看了不爽或看了想吐，那也是你自己要來看，不能怪誰。</text:p>
      <text:p text:style-name="P1"><text:span text:style-name="T1">陳真</text:span><text:s/>  |  2014.08.15 12:20   |   <text:a xlink:type="simple" xlink:href="http://palinfo.habago.org/Entry?Command=Information_PrintForum&amp;iPage=420#FORUM32611"><text:span text:style-name="T2">#</text:span></text:a></text:p>
      <text:p text:style-name="P3">這兩天，許多西方媒體報導了伊拉克難民處境等等這些事。見文末報導。<text:span text:style-name="T3"><text:line-break/><text:line-break/></text:span>以美國為首的西方列強，為了侵略敘利亞及出於其它各種權謀考量，培植了<text:span text:style-name="T3">ISIS</text:span>，製造出橫跨各國的諸多戰亂與人道災難。就算你有一千隻手，怕也記錄不完永無止盡的諸多殘忍血腥罪行。現代人反納粹，但納粹早已不存在，而美國恰是一千個納粹，人們卻高聲歌頌。<text:span text:style-name="T3"><text:line-break/><text:line-break/>2003</text:span>年<text:span text:style-name="T3">3</text:span>月，美國捏造了將近一千個謊言，入侵伊拉克。入侵之前，我曾引用聯合國難民署及一些人權組織的人道災難預估，寫了一些文章，引來一位學弟名人的公開發文訕笑，因為美國短短幾天就推翻了海珊，主流媒體說，只不過<text:span text:style-name="T3"><text:s/>"</text:span>才<text:span text:style-name="T3">" </text:span>死了幾百人<text:span text:style-name="T3"><text:s/>"</text:span>而已<text:span text:style-name="T3">"</text:span>，值得！而且連番大幅報導伊拉克人如何歡迎美軍的<text:span text:style-name="T3">"</text:span>拯救<text:span text:style-name="T3">"</text:span>，極盡渲染誇大扭曲之能事。<text:span text:style-name="T3"><text:line-break/><text:line-break/></text:span>一些據說熱愛民主自由與人權的親美反中的媒體名人及親綠學者們，甚至還說伊拉克兒童如何綻放笑顏，<text:span text:style-name="T3">"</text:span>撲向<text:span text:style-name="T3">" </text:span>美軍懷抱。種種荒唐說法，醜陋不堪。<text:span text:style-name="T3"><text:line-break/><text:line-break/></text:span>回顧當初之人道災難預估，你會發現，實際上的災難早已遠遠超過當初預估的千百倍。若說伊拉克、阿富汗或利比亞等等國家，已成人間煉獄，我想，那些據說<text:span text:style-name="T3"><text:s/>"</text:span>熱愛自由民主與人權<text:span text:style-name="T3">" </text:span>的親美親綠人士們，就算再無恥下流，恐怕也不好意思再加以美化成美軍解放後的民主天堂。<text:span text:style-name="T3"><text:line-break/><text:line-break/></text:span>這些人，不管講什麼，幾乎每一次都是錯的、捏造的、瞎掰的、渲染的，可是，大多數人仍然相信這些明星、名人。<text:span text:style-name="T3"><text:line-break/><text:line-break/>1998</text:span>年左右，我突然收到很多不知從何轉寄而來的大量信件，有的還希望我簽名連署，上頭指證歷歷阿富汗如何侵害女權。我那時還很單純，只覺得莫名其妙，為何這些事突然浮上檯面，變成一種熱門議題？但我還不至於<text:span text:style-name="T3"><text:s/>"</text:span>單純<text:span text:style-name="T3">" </text:span>到去簽署這樣一些所謂爭女權顧人權愛民主的文宣。<text:span text:style-name="T3"><text:line-break/><text:line-break/></text:span>當時有個很要好的朋友，同時也是老師，亦師亦友，他在美國教書，也傳給我這樣一些訊息。我回了一封哲學味道很重的萬言書給他，從手段與目的的正當性，表明我不支持這樣一些所謂爭人權的舉動。<text:span text:style-name="T3"><text:line-break/><text:line-break/></text:span>類似的戲碼其實仍然不斷在發生，炒作方式大約就是刻意選擇性地誇大渲染某個問題，進而以此問題為藉口來遂行背後更大的企圖。在這樣一種<text:span text:style-name="T3">(</text:span>大多有意少數無意的<text:span text:style-name="T3">)</text:span>政治操作過程中，畫分出敵我，凡是不支持者便是什麼什麼的罪人。<text:span text:style-name="T3"><text:line-break/><text:line-break/></text:span>當年的海珊政權的確有人權問題，但美國的人權問題又何嘗會少於海珊主政下的伊拉克？！可是，一個在各方面逐漸穩定發展與改善的國家，在一些內政方面的成就，甚至不輸給所謂先進國家，當列強打算對他上下其手時，就會開始誇大其問題，誇大還不夠就盡情捏造抹黑，妖魔化成一種必須立即徹底反對或加以鏟除的對象，誰要是不支持，誰就是魔鬼的同路人，民主與人權的罪人。<text:span text:style-name="T3"><text:line-break/><text:line-break/></text:span>從更早的科索沃戰爭抹黑塞爾維亞，到阿富汗、伊拉克、利比亞，敘利亞等等，手法如出一轍。<text:span text:style-name="T3"><text:line-break/><text:line-break/></text:span>這種炒作手法，放眼皆是，國內外皆然，例如所謂反核、反服貿、反貿易協定、反醫療特區等等等。即使是一些立意良善並無不良企圖的社運組織也往往有此傾向，把一個現象的其中某個問題，給無限放大成一種本質性的根本問題，然後便否定了一切，甚至進而把一種原本見仁見智的理性問題或技術問題給轉化成一種意味著忠貞與否的階級問題或價值問題，從中畫分敵我，凡是不支持的就是賣台，就是台奸，就是資本主義的走狗，就是民主的罪人等等。<text:span text:style-name="T3"><text:line-break/><text:line-break/></text:span>市面上很多詐騙集團，詐騙手法推陳出新，瞎掰花樣繁多，頗有文創精神。但是，政治性的詐欺卻始終就那一兩個招式，奇怪的是人門永遠不斷地上當。<text:span text:style-name="T3"><text:line-break/><text:line-break/></text:span>以色列之所以敢長期胡作非為，自然也是因為他成功地操弄了自己的人民，以某些單一事件或局部問題為藉口，無限渲染成與那個純屬虛構的所謂<text:span text:style-name="T3"><text:s/>"</text:span>敵人<text:span text:style-name="T3">" </text:span>進行生死存亡鬥爭的神聖之戰。台灣五十幾年來也是這樣，中共變成一種最廉價的選票炒作藉口，歷史則盡情扭曲瞎掰，進行一種敵我矛盾的內部鬥爭，誰要是膽敢不支持，誰便是敵人的同路人，應該用各種手段消滅之，即便手段卑劣也是正當的，神聖的，偉大的，因為對方是<text:span text:style-name="T3"><text:s/>"</text:span>敵人<text:span text:style-name="T3">"</text:span>。<text:span text:style-name="T3"><text:line-break/><text:line-break/></text:span>國民黨過去擅長搞這一套，沒想到有人綠出於藍，藉同樣的手法、更精細的操作給逆轉勝。<text:span text:style-name="T3"><text:line-break/><text:line-break/></text:span>以前你跟周遭的人說國民黨是個混蛋黨，很可惡的，大家肯定說你有病，國民黨是世界民主的燈塔，蔣家則是連美國都誇讚不停的民主領袖、世界級的偉人，這樣你還罵，你有病啊？！<text:span text:style-name="T3"><text:line-break/><text:line-break/></text:span>現在也一樣，你跟周遭的人說民進黨是個人渣黨，貪婪無度，心思邪惡，城府深沉，品性壞到爆，藉著挑撥族群仇恨來謀私利，大家肯定也會說你有病，民進黨勤政愛民，無私無我愛台灣<text:span text:style-name="T3">(</text:span>愛新台幣才是真的<text:span text:style-name="T3">)</text:span>，熱愛民主與人權，自由與法治，這樣你還罵，你有病啊？！<text:span text:style-name="T3"><text:line-break/><text:line-break/></text:span>陳真<text:span text:style-name="T3"><text:line-break/><text:line-break/>===============<text:line-break/></text:span>沒水喝<text:span text:style-name="T3"><text:s/></text:span>伊難民割手餵子飲血<text:span text:style-name="T3"><text:line-break/><text:line-break/></text:span>中時電子報作者：<text:span text:style-name="T3"><text:s/></text:span>黃文正、實習編譯莊慧瑜╱綜合報導<text:span text:style-name="T3"><text:s/>| <text:line-break/><text:line-break/></text:span>中時電子報<text:span text:style-name="T3"><text:s/>– 2014</text:span>年<text:span text:style-name="T3">8</text:span>月<text:span text:style-name="T3">15</text:span>日<text:span text:style-name="T3"><text:line-break/><text:line-break/></text:span>中國時報【黃文正、實習編譯莊慧瑜╱綜合報導】<text:span text:style-name="T3"><text:line-break/><text:line-break/></text:span>伊拉克遜尼派叛軍「伊斯蘭國」（<text:span text:style-name="T3">IS</text:span>）在西部和北部攻城掠地，造成<text:span text:style-name="T3">150</text:span>萬人流離失所。聯合國<text:span text:style-name="T3">13</text:span>日宣布，伊國人道危機進入最高的「第三級緊急狀態」（<text:span text:style-name="T3">Level 3 Emergency</text:span>），將投入更多物品和資金協助難民。目前同列最高緊急狀態的還有敘利亞、南蘇丹和中非共和國。<text:span text:style-name="T3"><text:line-break/><text:line-break/></text:span>聯合國支持伊換總理<text:span text:style-name="T3"><text:line-break/><text:line-break/></text:span>另外，聯合國安理會發表聲明，支持伊國總統馬蘇姆授命國會副議長阿巴迪出任新總理的決定，並呼籲伊國所有政黨尊重政治進程。安理會敦促阿巴迪盡速籌組一個可代表各族裔、「具包容性的新政府」，找出因應該國當前挑戰持久、可行的解決方案。<text:span text:style-name="T3"><text:line-break/><text:line-break/></text:span>「伊斯蘭國」迫害庫德族少數族群雅茲迪人，引發國際社會關注。據英國《天空新聞網》報導，受困辛賈爾山的雅茲迪人，因當地炎熱高溫，極度缺乏飲水，有些父母為了讓孩子保命，不惜割手讓孩子飲血止渴，但仍有許多兒童不幸渴死，被家人草草安葬在亂石堆中。<text:span text:style-name="T3"><text:line-break/><text:line-break/></text:span>兒童渴死<text:span text:style-name="T3"><text:s/></text:span>亂石堆葬<text:span text:style-name="T3"><text:line-break/><text:line-break/></text:span>英國首相卡麥隆提早一天結束葡萄牙的假期返回倫敦，<text:span text:style-name="T3">13</text:span>日上午召開內閣緊急會議，宣布英國皇家空軍將加入美國主導的國際人道救援行動，從空中撤離被圍困於辛賈爾山的雅茲迪人。卡麥隆說：「我們必須幫助這些難民離開山區，前往安全的地方。」<text:span text:style-name="T3"><text:line-break/><text:line-break/></text:span>英國《每日郵報》報導，英國最精銳的特種部隊「空降特勤隊」（<text:span text:style-name="T3">SAS</text:span>）和「特別舟艇團」（<text:span text:style-name="T3">SBS</text:span>）已飛抵伊拉克，準備執行空中救援任務。此外，龍捲風型（<text:span text:style-name="T3">Tornado</text:span>）戰機和奇努克直升機（<text:span text:style-name="T3">Chinook</text:span>）也飛抵塞浦路斯的英屬空軍基地待命。<text:span text:style-name="T3"><text:line-break/><text:line-break/></text:span>撤離難民<text:span text:style-name="T3"><text:s/></text:span>英美歧異<text:span text:style-name="T3"><text:line-break/><text:line-break/></text:span>不過，美國國防部說，據派赴辛賈爾山的美軍顧問團隊實地觀察，被困在山區的雅茲迪人數已低於預期，族人的處境也有改善，經廣泛評估後，「不太可能」執行空中撤離任務。儘管如此，美國政府仍將持續提供相關人道救援工作。<text:span text:style-name="T3"><text:line-break/><text:line-break/></text:span>五角大廈說，美軍連日空襲已成功逼退「伊斯蘭國」武裝分子，過去數日，受困山區的雅茲迪人紛紛趁著夜色掩護，逃往敘利亞和土耳其邊界。<text:span text:style-name="T3"><text:line-break/><text:line-break/></text:span>目前留在辛賈爾山的雅茲迪人，人數已從原先的<text:span text:style-name="T3">3</text:span>萬<text:span text:style-name="T3">5000</text:span>人降至<text:span text:style-name="T3">5000</text:span>人。<text:span text:style-name="T3"><text:line-break/><text:line-break/></text:span>五角大廈說，美國空軍<text:span text:style-name="T3">12</text:span>日對受困的雅茲迪人，執行第<text:span text:style-name="T3">7</text:span>次空投任務，迄今總共投遞<text:span text:style-name="T3">11</text:span>萬<text:span text:style-name="T3">4000</text:span>件乾糧和<text:span text:style-name="T3">3</text:span>萬<text:span text:style-name="T3">5000</text:span>加侖飲水。</text:p>
      <text:p text:style-name="P1"><text:span text:style-name="T1">良哲</text:span><text:s/>  |  2014.08.15 10:44   |   <text:a xlink:type="simple" xlink:href="http://palinfo.habago.org/Entry?Command=Information_PrintForum&amp;iPage=420#FORUM32610"><text:span text:style-name="T2">#</text:span></text:a></text:p>
      <text:p text:style-name="P2"><text:span text:style-name="T3">2014.8.14<text:line-break/><text:line-break/></text:span>下午四時一刻鐘到場。麗鈞與<text:span text:style-name="T3">Billy </text:span>已經站樁，那位保六便衣剛好正要拍照。我向他問起昨日拍照的事，怎麼分局先來拍，然後你保六來拍，後來又有保六穿制服的來拍，最後又來個全身黑色褲裝的女士來拍？他說對此不清楚，應該是大家分屬不同單位，各自拍照作紀錄。「你們有你們要做的，我們也有我們得作的」，他這麼說，這位便衣總是很客氣。我說你們總可以相互分享吧？他問起<text:span text:style-name="T3">Billy </text:span>，大概是沒看到他在班表上吧？我說我對<text:span text:style-name="T3">Billy </text:span>不熟，不過他近來活動也已參加幾回過。<text:span text:style-name="T3"><text:line-break/><text:line-break/></text:span>今天風大，袋子放地上會被吹走，和便衣先生講完話後，我花了些時間拿牌子放袋子。便衣先生拍完<text:span text:style-name="T3">Billy</text:span>和麗鈞後先離去，我才開始站樁。等我站了好一陣子了，一位保六穿制服警員走過來對著我拍照，他解釋說，剛剛沒拍到我，所以他來補拍的。今天後頭沒看到警員，大概都到裡頭休息待命了。只有保全一名在外作陪。<text:span text:style-name="T3"><text:line-break/><text:line-break/></text:span>站樁時有時望著對面的店家，有時看著來往公車上頭的乘客，更多時候是盯着路面的某處。對面的公寓大樓應該有卅年了吧？看起來像是住家居多。我想，多數人的生活，多是為了有個遮風避雨處可放鬆安歇。他們總說，只要自己願意努力，必能換得安穩舒適的生活與未來。上班族如此，這大樓保全如此，保六警員也是如此吧？<text:span text:style-name="T3"><text:line-break/><text:line-break/></text:span>但，真是如此？迦薩人何辜？他們願意，也努力着生活，憑什麼他們就得過著悲慘的生活，沒有未來，像是早已死去的活著：他們面對各種非人道武器輪番上陣，人死的死，傷的傷，房子被炸毀沒地方住，沒水沒電的，就連大學醫院難民營聯合國機構也都被攻擊轟炸難以倖免。都持續一個多月了，也沒看到強國認真為此斡旋，美英等國依舊偏袒以色列，大國之中，至今只有中國出面說了公道話。列強與以色列可以因為自身利益可以冷眼坐看巴勒斯坦人的悲慘持續數十年，對於今日加薩不幸只會噤聲不語。那些總來要求別人的「人道」、「民主」、「平等」、「和平」，他們口裡的「普世價值」，對他們來說這些詞彙總不適用於巴勒斯坦。<text:span text:style-name="T3"><text:line-break/><text:line-break/></text:span>此地的安寧，會不會也只是虛幻美夢一場？一如伊拉克，一如阿富汗，一如烏克蘭，只要美國要的話。就像那個曾是中東地區公衛水平最高的伊拉克，如今早已不復存在。<text:span text:style-name="T3"><text:line-break/><text:line-break/></text:span>保六是專門負責駐台使館與機構的。去年，<text:span text:style-name="T3">AIT</text:span>還拿著美國國務院的表揚狀到保六，向一位長期駐守<text:span text:style-name="T3">AIT</text:span>的警員致意。這才曉得，保六警員平時還得被<text:span text:style-name="T3">AIT</text:span>的安全官與保全警衛暗中評鑑。說到<text:span text:style-name="T3">AIT</text:span>，內湖新館租期<text:span text:style-name="T3">99</text:span>年，說是比照駐外使館，內部將進駐美軍陸戰隊，裡頭防爆防竊聽，佔地<text:span text:style-name="T3">6.5</text:span>公頃。<text:span text:style-name="T3">99</text:span>年的租金是<text:span text:style-name="T3">3</text:span>億<text:span text:style-name="T3">3</text:span>千<text:span text:style-name="T3">9</text:span>百多萬，一年不過<text:span text:style-name="T3">342</text:span>萬多元，一個月不過<text:span text:style-name="T3">28</text:span>萬<text:span text:style-name="T3">5</text:span>千多元。當然，他們說，這一切都依法有據。<text:span text:style-name="T3"><text:line-break/><text:line-break/></text:span>但，在台灣這個地方需要搞到需要海軍陸戰隊進駐，要搞到建物需要防爆炸，意思是，<text:span text:style-name="T3"><text:s/>AIT</text:span>對自身立足此地所可能造成<text:span text:style-name="T3">/</text:span>面對的潛在危險，認定其嚴重程度怕是大到連外頭的保六都擋不了。這有意思，誰都知道台灣是個極度親美的地方，常被非東南亞的外國人看作極度友善的島嶼，如果連這種地方都需要搞到建物防炸、還需要有美軍進駐，那麼我們要面對將會是怎麼樣的未來？<text:span text:style-name="T3"><text:line-break/><text:line-break/></text:span>我想起那個被炸掉了半邊頭的加薩小孩，我也想起那個臟器外露但神智依舊清醒的加薩小孩，我還想起那個在海邊玩球卻被以色列軍打死的數個加薩小孩。他們既是以色列所害，更是美國全球戰略佈署的犧牲品。如果我們賴以維生的地土，依舊被美國用瞄準器所觀望，那麼這些小孩的無辜犧牲，仍會在各地上演，無辜者的血也還會這麼不斷地流着。</text:p>
      <text:p text:style-name="P1"><text:span text:style-name="T1">陳真</text:span><text:s/>  |  2014.08.14 19:07   |   <text:a xlink:type="simple" xlink:href="http://palinfo.habago.org/Entry?Command=Information_PrintForum&amp;iPage=420#FORUM32609"><text:span text:style-name="T2">#</text:span></text:a></text:p>
      <text:p text:style-name="P3">反對轟炸加薩<text:span text:style-name="T3"><text:s/></text:span>以色列上百人示威<text:span text:style-name="T3"><text:line-break/><text:line-break/></text:span>路透社<text:span text:style-name="T3">2014</text:span>年<text:span text:style-name="T3">8</text:span>月<text:span text:style-name="T3">10</text:span>日<text:span text:style-name="T3"> <text:line-break/><text:line-break/></text:span>以色列特拉維夫<text:span text:style-name="T3">9</text:span>日電）超過<text:span text:style-name="T3">150</text:span>名以色列人今天聚集特拉維夫（<text:span text:style-name="T3">Tel Aviv</text:span>）街頭，反對以軍攻擊加薩走廊。加薩衝突已進入第<text:span text:style-name="T3">2</text:span>個月。<text:span text:style-name="T3"><text:line-break/><text:line-break/></text:span>自從以色列<text:span text:style-name="T3">7</text:span>月<text:span text:style-name="T3">8</text:span>日襲擊巴勒斯坦武裝團體哈瑪斯（<text:span text:style-name="T3">Hamas</text:span>）以來，近幾週都有類似人數上街示威。示威人數不多，顯示以色列出兵加薩受到普遍民意支持。示威群眾揮舞上頭寫著「停止屠殺」、「放過加薩」的標語，<text:span text:style-name="T3">1</text:span>名參與的婦女說，她反對「轟炸加薩，並且呼籲終止暴力循環」。<text:span text:style-name="T3"><text:line-break/><text:line-break/></text:span>約<text:span text:style-name="T3">24</text:span>名支持戰爭的民眾在附近舉行反制示威，不過兩方人馬未爆衝突。以色列警方先前依軍事理由，禁止民眾在加薩火箭攻擊目標的城市集會示威，不過警方表示，沒有逮捕任何參加這項非法集會的人。中央社（翻譯）</text:p>
      <text:p text:style-name="P1"><text:span text:style-name="T1">陳真</text:span><text:s/>  |  2014.08.14 12:37   |   <text:a xlink:type="simple" xlink:href="http://palinfo.habago.org/Entry?Command=Information_PrintForum&amp;iPage=420#FORUM32608"><text:span text:style-name="T2">#</text:span></text:a></text:p>
      <text:p text:style-name="P2"><text:span text:style-name="T3">(</text:span>續前<text:span text:style-name="T3">)<text:line-break/><text:line-break/></text:span>愛恨同源，來自同一出處，猶如善的反面不是惡，而是冷漠。而我要怎麼點燃你冰冷不在乎的心呢？給你聽聽底下這東西有用嗎？<text:span text:style-name="T3"><text:line-break/><text:line-break/>https://www.youtube.com/watch?v=lP-wrI8G1bE<text:line-break/><text:line-break/>https://www.youtube.com/watch?v=NFN1e5NfMug<text:line-break/><text:line-break/></text:span>知道這首歌的出處嗎？出現在<text:span text:style-name="T3">"</text:span>決殺令<text:span text:style-name="T3">" (Django Unchained)</text:span>裏，當賞金獵人看到女主角那一刻。<text:span text:style-name="T3"><text:line-break/><text:line-break/></text:span>賞金獵人當下說了一句很動人的話，他說，<text:span text:style-name="T3">"</text:span>我這下明白了這一切熱情從何而來。<text:span text:style-name="T3">"<text:line-break/><text:line-break/></text:span>賞金獵人為人冷靜，思慮周全老謀深算，嘻皮笑臉，似乎永遠都不會衝動，但連這樣一個人最後也忍不住了，於是賠上一條命。臨死前跟男主角說，<text:span text:style-name="T3">"</text:span>對不起，我實在凍未條了。<text:span text:style-name="T3">"<text:line-break/><text:line-break/></text:span>為什麼凍未條？因為莊園主人欺壓黑奴的諸多惡形惡狀。這個混蛋主人甚至還給其中一個被狗撕裂慘死的黑奴取名為<text:span text:style-name="T3"><text:s/>D'Artagnan(</text:span>達太安<text:span text:style-name="T3">)</text:span>。達太安就是大仲馬的三劍客主角。<text:span text:style-name="T3">(</text:span>金庸說他寫武俠小說的衝動、風格和靈感來自三劍客<text:span text:style-name="T3">)<text:line-break/><text:line-break/></text:span>賞金獵人快要凍未條之前，走到農莊主人的書架前，自語般問農莊主人說：我很想知道大仲馬如果知道你把你殘殺的黑奴取名為達太安，會有什麼反應？<text:span text:style-name="T3"><text:line-break/><text:line-break/></text:span>大仲馬就是基督山恩仇記的作者。我唸小學時在自家電影院裏看了一部片就叫<text:span text:style-name="T3"><text:s/>"</text:span>基督山恩仇記<text:span text:style-name="T3">"</text:span>，印象很深刻，熱血沸騰，就像長大後看昆汀塔倫提諾的復仇電影一樣。我常想，我也許沒有甘地的<text:span text:style-name="T3"><text:s/>"</text:span>以眼還眼舉世皆盲<text:span text:style-name="T3">" </text:span>的情操，但我肯定有著大仲馬的復仇熱血基因。<text:span text:style-name="T3"><text:line-break/><text:line-break/></text:span>我努力鍛煉自己、向上提昇成為忍教教主，凡事忍忍忍忍忍忍忍練七忍功。我呼籲自己，得向賞金獵人看齊才行，學習精打細算，趨吉避凶，家人至上，個人福利優先，但許多時候實在<text:span text:style-name="T3">X</text:span>它媽的凍未條。如果我辦得到，我一點都不想管什麼以巴問題或美國侵略血腥，更不想招惹國內陰暗邪惡窩囊下流的綠營勢力。<text:span text:style-name="T3"><text:line-break/><text:line-break/></text:span>四年前的大約七月十四號，我在以色列辦事處前被警察抓走，在台北地檢處待了一個晚上。釋放後隔天，直奔醫院，做了一系列檢查，某個領域的一位權威醫生給我發下了生死簿，說我罹患罕見絕症，無藥可治，大約還有兩年時間。<text:span text:style-name="T3"><text:line-break/><text:line-break/></text:span>四年過去了，而我還活著，頂多只是比一般人容易疲憊，也沒有如醫師所預言像霍金那樣變成漸凍人，反倒依然還是經常凍未條，十足柏楊先生的脾氣。柏楊最恨別人跟他說<text:span text:style-name="T3"><text:s/>"</text:span>算了算了<text:span text:style-name="T3">"</text:span>，一說便要翻臉，六親不認。因為有些事可以算了，但有些事惡形惡狀陰暗邪惡無恥至極，實在讓人凍未條。<text:span text:style-name="T3"><text:line-break/><text:line-break/></text:span>生活殘破不堪，一事無成，百廢待舉，每天跟死神比賽誰的腳步快，套句梵谷的話，<text:span text:style-name="T3">"</text:span>我要是能有所選擇，我絕不會選擇瘋狂<text:span text:style-name="T3">"</text:span>；我要是辦得到，我也絕不會去理會什麼侵略戰爭或管那些政客、小人如何無恥謀私利傷害這個社會。我在無情荒漠裏灑下的彷彿只是一滴淚，絲毫無濟於事，而這滴淚卻是我個人生命和家庭的全部。<text:span text:style-name="T3"><text:line-break/><text:line-break/></text:span>想到賞金獵人那些話，我就很感動。如果你看到跟我看到的一樣的美麗與哀愁，善良與邪惡，也許你就會明白這一切熱情從何而來。<text:span text:style-name="T3"><text:line-break/><text:line-break/></text:span>如果還是不明白，那就把上面那首歌反覆聽一百次，聽進心裏深處，或許就能明白。我每聽一次，總要心碎一次，我不知道你聽了何種感覺，血液會不會因此溫熱？</text:p>
      <text:p text:style-name="P1"><text:span text:style-name="T1">懷軒</text:span><text:s/>  |  2014.08.14 05:03   |   <text:a xlink:type="simple" xlink:href="http://palinfo.habago.org/Entry?Command=Information_PrintForum&amp;iPage=420#FORUM32607"><text:span text:style-name="T2">#</text:span></text:a></text:p>
      <text:p text:style-name="P3">不只兩塊，周六我會把塑膠牌子整袋揹去，讓陳真慢慢挑。小慧別擔心。<text:span text:style-name="T3"><text:line-break/><text:line-break/></text:span>懷軒</text:p>
      <text:p text:style-name="P1"><text:span text:style-name="T1">陳真</text:span><text:s/>  |  2014.08.14 03:17   |   <text:a xlink:type="simple" xlink:href="http://palinfo.habago.org/Entry?Command=Information_PrintForum&amp;iPage=420#FORUM32606"><text:span text:style-name="T2">#</text:span></text:a></text:p>
      <text:p text:style-name="P2">過去黨外時代，雖然面對政治高壓的恐怖氣氛，但你談論的總是一些嚴肅的實質議題，例如要求解嚴、解除黨禁報禁及反對軍購等等，國家自然會懲罰你。但現在你卻窩囊到必須去議論一些絲毫無足輕重的政客及其幫凶東一個抹黑、西一個造謠、永無止盡的扣帽子。<text:span text:style-name="T3"><text:line-break/><text:line-break/></text:span>議論這樣一些毫無意義的人事物，自然得抱著一種極度窩囊、委屈自己的感覺。之所以講它，並不是因為我們對這些永無止盡的醜惡行徑感興趣，而只是想說明言語之如何操弄。<text:span text:style-name="T3"><text:line-break/><text:line-break/></text:span>在連勝文宣佈參選之前，誰不知道他要選市長？現在距離總統大選還有兩年，假設哪一天，中共領導人跟綠營的這些頭頭見了面說，<text:span text:style-name="T3">"</text:span>哇，你要選總統吼<text:span text:style-name="T3">!" </text:span>難道這就意味著這個要選總統的人暗中準備叛國、所以事先偷偷向所謂敵國主人報告說我要選總統，以便裏應外合消滅台灣人。<text:span text:style-name="T3"><text:line-break/><text:line-break/></text:span>有個人，準備選台大校長之前，包括我在內，整個學界就知道了，哪天我若見著他，寒喧說：<text:span text:style-name="T3">"</text:span>李老師你好，你要選校長吼！<text:span text:style-name="T3">" </text:span>難道光憑我這段話，就能證明這位李教授暗中跟我事先報告，企圖讓我的魔手可以伸入台大校長的選舉？<text:span text:style-name="T3"><text:line-break/><text:line-break/></text:span>一個人，為了傷害敵人，把有說成沒有、把沒有說成有是可恥的，但一個人，為了傷害敵人，透過一種修辭，一種修辭性的影射、暗示與猜想，來製造一種曖曖昧昧的抹黑效果，這種心機卻是更為卑劣無恥萬分。<text:span text:style-name="T3"><text:line-break/><text:line-break/></text:span>黑白善惡如此清楚的一種手段，而我卻得像在跟三歲小孩講解那樣仔細從頭闡述，實在可悲。我知道闡述這些是純粹多餘的，因為人們並不是不懂，而是他根本不在乎手段醜不醜陋。今天要是別人這樣對付你，我相信你馬上什麼都懂，根本不需要講解。不但懂，而且肯定咬牙切齒。<text:span text:style-name="T3"><text:line-break/><text:line-break/></text:span>法國也許是全世界最重視哲學教育的一個國家，有一年，他們的<text:span text:style-name="T3"><text:s/>"</text:span>大學聯考<text:span text:style-name="T3">" </text:span>出了這樣一個題目：請問有無可能，透過說服或說明，讓一個原本不喜歡某個藝術品的人喜歡上那個藝術品？這問題簡單說就是，在有關<text:span text:style-name="T3"><text:s/>"</text:span>非認知性<text:span text:style-name="T3">" </text:span>的問題上，說服是否有用？<text:span text:style-name="T3"><text:line-break/><text:line-break/></text:span>這道問題當然沒有標準答案，但我個人給出的答案卻是否定的。我不相信人們對於善惡美醜的感覺會因為旁人的說服而有所改變。<text:span text:style-name="T3"><text:line-break/><text:line-break/></text:span>比方說一部電影，我覺得爛到爆就是爛到爆，多少人來說服我都沒有用，我不可能因為任何人的說服而改變原先的厭惡感，轉而熱烈地愛上這部電影。<text:span text:style-name="T3"><text:line-break/><text:line-break/></text:span>同樣地，面對無窮無盡無日無之的醜事，如果你一點感覺一點憤怒也沒有，那我其實再怎麼闡述什麼修辭與謊言也沒用，不可能讓你由無所謂、不在乎變成咬牙切齒。<text:span text:style-name="T3"><text:line-break/><text:line-break/></text:span>這就好像我來到一個惡臭能燻死人的垃圾場，實在是臭到爆，但你竟然說此地空氣好清香哦，甚至還進行深呼吸。這時，任憑我有再好的論事能力與口才，其實也不可能讓你由讚嘆其香甜轉而掩鼻想吐。<text:span text:style-name="T3"><text:line-break/><text:line-break/></text:span>十多年前，我曾轉述過一個柯林頓與三陪小姐<text:span text:style-name="T3">(</text:span>陪睡、陪吃、陪<text:span text:style-name="T3">?)</text:span>的笑話，我把它再貼一次如下。這就是修辭，任何人想抹黑一個人，他根本不必造謠，照樣能把敵人抹得烏七媽黑，他只要會一點修辭就能辦到。<text:span text:style-name="T3"><text:line-break/><text:line-break/></text:span>柯林頓與三陪小姐的故事<text:span text:style-name="T3"><text:line-break/><text:line-break/>1</text:span>．柯林頓剛抵達昆明，迎候在機場的記者向他發問：「請問你對本地的三陪小姐有什麼看法？」<text:span text:style-name="T3"><text:line-break/><text:line-break/></text:span>柯林頓知道中國明文禁止三陪小姐，所以反問：「這裡居然還有三陪小姐嗎？」於是，第二天報紙頭條新聞的標題就是：千里迢迢，柯林頓今日飛抵本地。心急火燎，脫口便問三陪小姐！<text:span text:style-name="T3"><text:line-break/><text:line-break/>2</text:span>．第二天又有記者採訪柯林頓：「請問你對本地的三陪小姐有什麼看法？」這次柯林頓學乖了，回答說：「對不起，我對本地的三陪小姐不感興趣。」<text:span text:style-name="T3"><text:line-break/><text:line-break/></text:span>轉天的報紙還是有的說：見多識廣，柯林頓夜間娛樂要求高；不屑一顧，本地三陪小姐遭冷遇！<text:span text:style-name="T3"><text:line-break/><text:line-break/>3</text:span>．第三天記者居然還是就此發問：「請問你對本地的三陪小姐有什麼看法？」柯林頓回答得非常乾脆：「我對三陪根本不感興趣！」<text:span text:style-name="T3"><text:line-break/><text:line-break/></text:span>本以為這下可以天下太平了，沒想到報紙的標題更不像話：慾海無邊，柯林頓三陪已難滿足；得寸進尺，四陪五陪才能過癮！<text:span text:style-name="T3"><text:line-break/><text:line-break/>4</text:span>．到第四天的時候，各媒體間柯林頓與三陪的題材比比皆是，成為熱門話題。記者們紛紛發問，柯林頓乾脆緊閉牙關，一言不發。<text:span text:style-name="T3"><text:line-break/><text:line-break/></text:span>柯林頓無話，報紙仍然有話：面對三陪問題，柯林頓無言以對！<text:span text:style-name="T3"><text:line-break/><text:line-break/>5</text:span>．第五天還是有記者在問同樣關於三陪小姐的問題，柯林頓終於急了：「你們要是再問三陪的問題，我就去告你們！」<text:span text:style-name="T3"><text:line-break/><text:line-break/></text:span>於是，報紙上的標題順理成章地寫道：柯林頓一怒為三陪！<text:span text:style-name="T3"><text:line-break/><text:line-break/>6</text:span>．柯林頓終於忍無可忍，把所有刊登他與三陪新聞的報紙都告上法庭，認為事情總該得到解決了，沒想到報紙的標題竟然寫著：法庭將公開審理柯林頓三陪小姐案。<text:span text:style-name="T3"><text:line-break/><text:line-break/></text:span>陳真<text:span text:style-name="T3"><text:line-break/><text:line-break/>=======================<text:line-break/></text:span>連向習報告選市長？潘建志出示影片證明<text:span text:style-name="T3"><text:line-break/><text:line-break/></text:span>新頭殼<text:span text:style-name="T3"><text:s/>– 2014</text:span>年<text:span text:style-name="T3">8</text:span>月<text:span text:style-name="T3">13</text:span>日<text:span text:style-name="T3"><text:line-break/></text:span>翁嫆琄<text:span text:style-name="T3">/</text:span>台北報導<text:span text:style-name="T3"><text:line-break/><text:line-break/></text:span>國民黨台北市長參選人連勝文究竟有沒有向中國國家主席習近平報告要參選市長？連勝文辦公室今<text:span text:style-name="T3">(13)</text:span>日要求北市長參選人柯文哲辦公室發言人潘建志提出證據，否則就要公開道歉，潘則強調，<text:span text:style-name="T3">TVBS</text:span>新聞報導過。實際看過新聞影片可發現，媒體報導連習會時曾提到，習近平見到連勝文時驚呼：「好高！你要選台北市長齁！」<text:span text:style-name="T3"><text:line-break/><text:line-break/></text:span>潘建志昨天在政論節目中提到，連勝文曾向習近平表示要參選台北市長，但連辦今天嚴正駁斥，要求潘建志在<text:span text:style-name="T3">3</text:span>天內提出證據，否則<text:span text:style-name="T3">10</text:span>天內要在<text:span text:style-name="T3">4</text:span>大報登報道歉。不過，潘建志回應，他確實在<text:span text:style-name="T3">TVBS</text:span>的報導中看過這段話，應該可以當證據。<text:span text:style-name="T3"><text:line-break/><text:line-break/></text:span>實際查詢<text:span text:style-name="T3">TVBS</text:span>的報導，發現在今年<text:span text:style-name="T3">2</text:span>月份連勝文宣布參選前，連戰赴中與習近平會面時，報導內容曾引用習近平與連勝文見面握手的畫面，記者並指出，習近平當時看到連勝文還驚呼，「好高！你要選台北市長齁！」顯示可能是連戰或連勝文等相關人士曾向習近平提過類似話題。</text:p>
      <text:p text:style-name="P1"><text:span text:style-name="T1">陳真</text:span><text:s/>  |  2014.08.14 01:59   |   <text:a xlink:type="simple" xlink:href="http://palinfo.habago.org/Entry?Command=Information_PrintForum&amp;iPage=420#FORUM32605"><text:span text:style-name="T2">#</text:span></text:a></text:p>
      <text:p text:style-name="P3">小慧，懷軒周六那天會帶一兩塊牌子給我。至於其它日子，各自應該都有自己的牌子了吧。沒有的話再交接即可。希望妳多多休養生息，來日方長。</text:p>
      <text:p text:style-name="P1"><text:span text:style-name="T1">葉小慧</text:span><text:s/>  |  2014.08.14 01:34   |   <text:a xlink:type="simple" xlink:href="http://palinfo.habago.org/Entry?Command=Information_PrintForum&amp;iPage=420#FORUM32604"><text:span text:style-name="T2">#</text:span></text:a></text:p>
      <text:p text:style-name="P2">學姊說話了，我聽。<text:span text:style-name="T3"><text:line-break/><text:line-break/></text:span>但是因為標語牌還在我這，交接標語牌可以吧。<text:span text:style-name="T3"><text:line-break/><text:line-break/><text:line-break/><text:line-break/></text:span>至於不爽的人，我的朋友中倒是有一位平時交情還算不錯，但碰到以巴這事情，因為我從戰事趨烈以來，不斷轉貼相關資訊，譴責以色列，結果他出面來跟我「交流」。<text:span text:style-name="T3"><text:line-break/><text:line-break/></text:span>他說：我覺得最該譴責的是那些激進偏激分子，為了自己的偏見，而要無辜的人不斷的去送死。那些人肉炸彈、汽車炸彈，沒有一個國家可以長期受得了這樣的狀態。捷運殺幾個人就要荷槍實彈的巡邏，世貿大樓被炸了，幾乎草木皆兵。在那樣長期強大的壓力下，屯墾區的管制與擴大，那也只是防火牆的一種，可惜天不從人願，效果有限，於是只好擴大防火牆。所謂冤冤相報何時了？我們沒有權利要任何一方選擇放下，但我們要對選擇放下的一方大大的嘉許。可惜，真的很難。<text:span text:style-name="T3"><text:line-break/><text:line-break/></text:span>我很難接受他的論調，屯墾區的管制與擴大，是安全作為，意思就是「為了自己的安全」，可以「用掉人家土地」「推掉你家房子」的嗎？防火牆的一種？<text:span text:style-name="T3"><text:line-break/><text:line-break/></text:span>我當時候真的氣到不想再跟他說話，倒是我先生出來作結，說了一句我很認同的話：「以巴問題的關鍵在於明知討打還要打，一打還打幾十年，越打土地越小的動機到底在哪裡？人性是怕死怕痛求生存求開心的，幾十年來一直都有一坨人拼命往死路衝。這樣還不能讓我們停下來想想到底哪裡出了問題，那就別聊了吧。」<text:span text:style-name="T3"><text:line-break/><text:line-break/></text:span>選擇出聲音，其實也不是認為可以改變什麼，但我就是想表達我的立場，至少在一堆人支持以色列的時候，我沒辦法選擇無聲，出聲音也是學習鯨魚，在茫茫人海當中，找尋那個聽得懂的同類，誰知道有沒有。<text:span text:style-name="T3"><text:line-break/><text:line-break/></text:span>站樁只是我現在能做到的極少數的事情了。</text:p>
      <text:p text:style-name="P1"><text:span text:style-name="T1">陳真</text:span><text:s/>  |  2014.08.14 00:05   |   <text:a xlink:type="simple" xlink:href="http://palinfo.habago.org/Entry?Command=Information_PrintForum&amp;iPage=420#FORUM32603"><text:span text:style-name="T2">#</text:span></text:a></text:p>
      <text:p text:style-name="P3">小慧，<text:span text:style-name="T3"><text:line-break/><text:line-break/></text:span>剛才召開哈巴狗電台臨時董事會，主席由學姊擔任，我是唯一與會者。主席英明，她有交待，妳不能再站了，下令請妳休息一周，別把身體弄壞。<text:span text:style-name="T3"><text:line-break/><text:line-break/></text:span>真的，妳先休息，別每天站。每次一個人站我覺得沒關係，不一定要兩個人。就算有時候開天窗也沒關係，凡事量力而為。<text:span text:style-name="T3"><text:line-break/><text:line-break/></text:span>周六我一個人站也一點問題都沒有。不會有事的，就算有事我一個人也應付得來。妳不用來罰站。<text:span text:style-name="T3"><text:line-break/><text:line-break/></text:span>另外，從這些天各位的報告中，我發現，雖然我們只是站著，但不爽的人還是很不爽，而且說不定越來越不爽，畢竟今天已是站樁第八天。<text:span text:style-name="T3"><text:line-break/><text:line-break/></text:span>而且，不爽的人不會只是以色列那一邊，同時還會有更多不爽的聲音是來自咱們自己同胞。也許有些人會認為你們反對以色列和美國，就等於是在幫大陸，所以你們是賣台的台奸等等，會建立這樣一種在台灣十分常見的敵我推論。<text:span text:style-name="T3"><text:line-break/><text:line-break/></text:span>因此，總而言之，站的人自己得小心，也許有些時候不會只是言語辱罵，而是肢體攻擊。參與者自己得先想好，萬一遇到這種狀況時，你打算怎麼應對。<text:span text:style-name="T3"><text:line-break/><text:line-break/></text:span>有個朋友叫江蓋世，島內台獨的聲音其實就是由他開始。他發起一個台獨行軍活動，主張<text:span text:style-name="T3"><text:s/>"</text:span>台灣人有主張台獨的自由<text:span text:style-name="T3">"</text:span>。行軍走遍全台各地，我參與過幾次，參與者往往十根手指頭都能數得出來，人數非常少，真的是小貓兩三隻，一般人別說參加，光看到就嚇死了。<text:span text:style-name="T3"><text:line-break/><text:line-break/></text:span>當時沒有報紙敢報導，只有像民眾日報稍微提及。可是，當它登出照片時，布條上的標語竟然被報社自行打上馬賽克，變成<text:span text:style-name="T3"><text:s/>"</text:span>台灣人有主張<text:span text:style-name="T3">__ </text:span>的自由<text:span text:style-name="T3">"</text:span>，<text:span text:style-name="T3">"</text:span>台獨<text:span text:style-name="T3">"</text:span>二字不見了。<text:span text:style-name="T3"><text:line-break/><text:line-break/></text:span>我知道有些路段，好像只有江蓋世自己一個人或寥寥幾人參與，經常遭遇民眾嗆聲辱罵，甚至毆打。江蓋世很推崇甘地，還曾因此去印度待了半年，追尋甘地的足跡。我知道他被打時並沒有還手。這些事都已二、三十年前的往事，記憶有點模糊，印象中他好像有一次被打到整個人掉進水溝裏。<text:span text:style-name="T3"><text:line-break/><text:line-break/></text:span>我們這年頭，靜站反戰，自然不及於當年恐怖氣氛的萬分之一，但是大家多少還是小心一點比較好。<text:span text:style-name="T3"><text:line-break/><text:line-break/></text:span>我不是說大家應該學甘地，主動迎向打擊。我是覺得，面對這類狀況，各人理應有他自己的應對方式，而不一定非要怎麼做不可。</text:p>
      <text:p text:style-name="P1"><text:span text:style-name="T1">葉小慧</text:span><text:s/>  |  2014.08.13 22:46   |   <text:a xlink:type="simple" xlink:href="http://palinfo.habago.org/Entry?Command=Information_PrintForum&amp;iPage=420#FORUM32602"><text:span text:style-name="T2">#</text:span></text:a></text:p>
      <text:p text:style-name="P2"><text:span text:style-name="T3">2014.08.13.<text:line-break/><text:line-break/></text:span>接力靜默站樁第八天。<text:span text:style-name="T3"><text:line-break/><text:line-break/></text:span>最近台灣上空熱對流很旺盛，除了南部豪大雨，台北今天也從中午就開始下起大雨。老時間到，直接在世貿辦公大樓門口，保全的注意下換成雨衣，把兩張標語牌塞在雨衣內，想說透明的應該還能看到，又可以避免淋濕。<text:span text:style-name="T3"><text:line-break/><text:line-break/></text:span>良哲準時到場，雨衣加撐傘，一樣兩張標語「停止屠殺<text:span text:style-name="T3"><text:s/></text:span>解除封鎖」「<text:span text:style-name="T3">FREE GAZA</text:span>」。站沒幾分鐘，曉音也來了，拿了「<text:span text:style-name="T3">LET GAZA LIVE</text:span>」，看她沒打傘就淋著雨，於是把預備著的傘讓她撐。她問我要不要休息，我想多站一會，就繼續站了。<text:span text:style-name="T3"><text:line-break/><text:line-break/></text:span>一開始雨比較大，警車經過時，警察直接在車窗內拿起手機拍照，拍完就走。以為今天一如往常，不想後頭又來了一位警察拍照，再後頭上周三那位自報單位的保六也來拍照，再再後頭，一位全身黑衣褲裝的短髮女士，左邊拍完換右邊拍，這哪位呀？更高階的警官嗎？<text:span text:style-name="T3"><text:line-break/><text:line-break/></text:span>整個人塞在雨衣裡，其實悶得很，連同隔著雨衣拍的照片也是模糊得悶。悶到五點多，雨幾乎沒了，良哲把傘收起，曉音把傘收下，我也乾脆把雨衣脫了，果然清爽些，不再像前面一直想打盹。<text:span text:style-name="T3"><text:line-break/><text:line-break/></text:span>陳真昨晚不剛分享了一篇「台灣第一大黨」，今天五點將半，一位先生從計程車上下來，要走進世貿辦公大樓，走過去沒幾步就見他往回走，看著良哲的標語牌，粗聲粗氣的說：這跟那有什麼關係？無聊！神經病！<text:span text:style-name="T3"><text:line-break/><text:line-break/></text:span>他來來回回就只會說那幾句，跑來我旁邊也是，我就看著他，一聲也沒吭。估計他覺得無趣，轉頭就進大樓去了。站完時聽良哲說，他有聞到那位先生身上有酒氣。<text:span text:style-name="T3"><text:line-break/><text:line-break/></text:span>但老實說，我當時心裡是轉了很多話，不跟他說就跟自己說，轉著轉著精神比前面好得多。<text:span text:style-name="T3"><text:line-break/><text:line-break/></text:span>小慧</text:p>
      <text:p text:style-name="P4"/>
      <text:p text:style-name="P1"><text:span text:style-name="T1">陳真</text:span><text:s/>  |  2014.08.13 19:31   |   <text:a xlink:type="simple" xlink:href="http://palinfo.habago.org/Entry?Command=Information_PrintForum&amp;iPage=421#FORUM32601"><text:span text:style-name="T2">#</text:span></text:a></text:p>
      <text:p text:style-name="P2">這個黨，除了抹黑，還是抹黑；除了造謠，還是造謠。抹黑造謠不稀奇，讓我始終感到很訝異的是：為何台灣人對於人事物的基本是非善惡如此漠然？你很難說這是一種欺騙，因為被騙的人對於是非善惡其實根本不在乎。<text:span text:style-name="T3"><text:line-break/><text:line-break/></text:span>這位潘醫師，是我在台中某醫院工作時的小學弟。我完全不知道他這幾年竟也變成愛台急先鋒。我們曾是朋友，但我不知道人與人如何可能在根本價值上南轅北轍時而依然還能稱得上是朋友，除非我們改變朋友的定義。<text:span text:style-name="T3"><text:line-break/><text:line-break/></text:span>台灣沒有言論自由可言，就連在這個版面上的言論也依然必須高度刪減，切勿對綠有所不敬。你可以大罵藍，很時尚，大罵馬英九，很高貴，但你罵綠罵什麼小英試試看，保證有你受的。<text:span text:style-name="T3"><text:line-break/><text:line-break/></text:span>我不敢、也無意願再為台灣做任何付出，或者說，當一大群人飽受無理壓制時，我們願意以命相許，可當幾乎所有人都覺得爛很好，臭很香，樂於在陰暗中生活時，我就不知道還能說些什麼了，畢竟你又不瞎不聾，如果這麼噁爛的東西就是你所嚮往的世界，那我其實也沒啥意見了。<text:span text:style-name="T3"><text:line-break/><text:line-break/></text:span>我唯一有意見的是：人性和基本理性總該還有個活路。<text:span text:style-name="T3"><text:line-break/><text:line-break/></text:span>陳真<text:span text:style-name="T3"><text:line-break/><text:line-break/>===============<text:line-break/></text:span>柯營爆連勝文先向習近平報告參選　連營：<text:span text:style-name="T3">10</text:span>天內道歉<text:span text:style-name="T3"><text:line-break/><text:line-break/></text:span>蘋果日報<text:span text:style-name="T3">2014</text:span>年<text:span text:style-name="T3">08</text:span>月<text:span text:style-name="T3">13</text:span>日<text:span text:style-name="T3"> <text:line-break/><text:line-break/></text:span>北市長參選人柯文哲競選發言人潘建志，昨天在政論節目中提到，連勝文曾在出訪中國時，在中共總書記習近平面前，表示他將要參選台北市長，國民黨北市長參選人連勝文競選發言人陳曉卿今要求，潘建志須在<text:span text:style-name="T3">3</text:span>天內提出證據，否則柯營應在<text:span text:style-name="T3">10</text:span>天內在各大報刊登廣告向連勝文道歉。<text:span text:style-name="T3"><text:line-break/><text:line-break/></text:span>陳曉卿說，連勝文陣營要對潘建志的說法提出嚴正駁斥並強烈抗議。她也呼籲柯文哲，須為自己的發言人的對外發言負責，柯也說過不要進行負面選舉，可是他卻在放任發言人在政論節目上做出不實指控，造成連勝文的傷害，連營要求柯約束發言人的言行，也不能動用網軍，在網路上散播不實言論。（晏明強／台北報導）</text:p>
      <text:p text:style-name="P1"><text:span text:style-name="T1">王修亮</text:span><text:s/>  |  2014.08.13 18:30   |   <text:a xlink:type="simple" xlink:href="http://palinfo.habago.org/Entry?Command=Information_PrintForum&amp;iPage=421#FORUM32600"><text:span text:style-name="T2">#</text:span></text:a></text:p>
      <text:p text:style-name="P3">牙痛立效散──日本漢方醫師的方子<text:span text:style-name="T3"><text:line-break/><text:line-break/></text:span>細辛、升麻、防風各<text:span text:style-name="T3"><text:s/>2g<text:line-break/></text:span>甘草<text:span text:style-name="T3"><text:s/>1.5g </text:span>、龍膽<text:span text:style-name="T3"><text:s/>1g<text:line-break/><text:line-break/></text:span>以上是藥方比例，各乘以<text:span text:style-name="T3"><text:s/>5</text:span>或<text:span text:style-name="T3">10 </text:span>，請藥房磨成細粉，即可作為日用刷牙保養、止痛之用。<text:span text:style-name="T3"><text:line-break/><text:line-break/></text:span>這是我歷劫僅存的兩位老友之一，推薦給我的良方，這不是偏方，是明朝補土派（脾胃）大家李東垣所開的方子，在日本流傳下來的。中醫原有很紮實的技術，可惜近代都消散了。<text:span text:style-name="T3"><text:line-break/></text:span>我們家早晚當牙膏用，也可以保養牙齦，因為熬夜或精神繃緊、氣血不順這方面引致的牙疼，就抹在牙床上，很快消腫消痛。蛀牙我不敢確定，我唯一的蛀牙很早就拔掉了。<text:span text:style-name="T3"><text:line-break/></text:span>張正可以試試看。</text:p>
      <text:p text:style-name="P1"><text:span text:style-name="T1">陳真</text:span><text:s/>  |  2014.08.13 11:55   |   <text:a xlink:type="simple" xlink:href="http://palinfo.habago.org/Entry?Command=Information_PrintForum&amp;iPage=421#FORUM32599"><text:span text:style-name="T2">#</text:span></text:a></text:p>
      <text:p text:style-name="P2">想找我的人，如果每天排一個，恐怕得排到明年中秋。但我幾乎全數推掉，因為不知道要跟他們說什麼；每多說一句，便多一分誤解。我明白他們總是談些什麼以及持有何種眼光，可我無言以對。<text:span text:style-name="T3"><text:line-break/><text:line-break/></text:span>基於某種敬意，我不想講社交語言，更不習慣敷衍，但我知道人與人的感情在缺乏真實理解的狀況下，只會越說越遠。<text:span text:style-name="T3"><text:line-break/><text:line-break/></text:span>熟人多，朋友少，知音難尋。人與人之間有許多面高牆，構成無數誤解，而政治恐怕還只是裏頭最矮、最容易摧毀的一面。其它高牆，根深而蒂固。<text:span text:style-name="T3"><text:line-break/><text:line-break/></text:span>最近不是馬航空難嗎？那個時間點我恰好也在空中。無謂言詞，憑添誤解與惆悵，我跟學姊說，何不趁這機會昭告眾人，陳真已死，屍首成灰，各位就忘了他吧。可是學姊不願配合。<text:span text:style-name="T3"><text:line-break/><text:line-break/></text:span>對於絕大部份人，我已決心來世再見，希望來世我們將會誕生在同一個星球上而能了解彼此的<text:span text:style-name="T3"><text:s/>“</text:span>語言<text:span text:style-name="T3">”</text:span>。<text:span text:style-name="T3"><text:line-break/><text:line-break/></text:span>天空懂得雲彩，猶如波濤理解海上的風。沿著維根斯坦的足跡，我走過沈從文走過的每一座橋，來到他們墳前，訴說那無從訴說的一切。<text:span text:style-name="T3"><text:line-break/><text:line-break/></text:span>常看巴勒網，真是好處多多，又能免費參加靜站健身，又能索取各種精美小冊子，更有無數風花雪月的好康分享。<text:span text:style-name="T3"><text:line-break/><text:line-break/></text:span>家裏有<text:span text:style-name="T3">MOD</text:span>的請注意，天大好康在此要告訴你：<text:span text:style-name="T3"><text:line-break/><text:line-break/></text:span>有兩部電影非看不可，正在<text:span text:style-name="T3">MOD</text:span>上映。一是沙林傑，一是絕美之城。觀看前，務必備妥眼淚瓶，保證看完非但不能一解惆悵，而且還能讓你憂鬱指數再創新高。<text:span text:style-name="T3"><text:line-break/><text:line-break/></text:span>沙林傑就像維根斯坦，而後者無非就是羅素。一個出世，一個入世；一個倉皇躲避人群，一個是社交天王，玩世不恭，但我知道生命是怎麼一回事，我明白他們來自距離地球甚為遙遠的同一顆星球。</text:p>
      <text:p text:style-name="P1"><text:span text:style-name="T1">智巽</text:span><text:s/>  |  2014.08.13 03:23   |   <text:a xlink:type="simple" xlink:href="http://palinfo.habago.org/Entry?Command=Information_PrintForum&amp;iPage=421#FORUM32598"><text:span text:style-name="T2">#</text:span></text:a></text:p>
      <text:p text:style-name="P3">我不太喜歡告訴家人我去靜站，有天我家人問我去台北做甚麼，我說去抗議以色列，他嗤之以鼻的說，做這個有用嗎<text:span text:style-name="T3">? </text:span>我說沒用。幾個人去<text:span text:style-name="T3">? </text:span>三個人。厚<text:span text:style-name="T3">~~</text:span>怎麼做這種沒意義的事，沒意思<text:span text:style-name="T3">!</text:span>有病<text:span text:style-name="T3">!<text:line-break/><text:line-break/></text:span>身邊的朋友大約有<text:span text:style-name="T3">95%</text:span>都對以色列、美國絲毫沒有批評。他們對反服貿有千言萬語，反中排中不遺餘力，而對美以之罪惡卻隻字不提。儘管是這樣<text:span text:style-name="T3">...</text:span>。朋友仍是朋友，家人仍是家人，我仍願意和他們攪和再三，為他們付出生命。</text:p>
      <text:p text:style-name="P1"><text:span text:style-name="T1">陳真</text:span><text:s/>  |  2014.08.13 01:47   |   <text:a xlink:type="simple" xlink:href="http://palinfo.habago.org/Entry?Command=Information_PrintForum&amp;iPage=421#FORUM32597"><text:span text:style-name="T2">#</text:span></text:a></text:p>
      <text:p text:style-name="P6"><text:span text:style-name="T1">當這問題仍然存在時，便證明它無效。</text:span><text:line-break/><text:line-break/><text:span text:style-name="T1">至於第二點，請見董事長精心提出的</text:span><text:s/>"<text:span text:style-name="T1">搞不懂管不完吃飽太閒天人合一</text:span><text:s/><text:span text:style-name="T1">理論</text:span>"<text:span text:style-name="T1">：</text:span><text:line-break/><text:line-break/>http://www.lihpao.com/?action-viewnews-itemid-739</text:p>
      <text:p text:style-name="P1"><text:span text:style-name="T1">柳春春阿忠</text:span><text:s/>  |  2014.08.13 00:36   |   <text:a xlink:type="simple" xlink:href="http://palinfo.habago.org/Entry?Command=Information_PrintForum&amp;iPage=421#FORUM32596"><text:span text:style-name="T2">#</text:span></text:a></text:p>
      <text:p text:style-name="P3">站樁日記<text:span text:style-name="T3">.40812.B</text:span>：我要如何確信我回答得正確？「這樣有效（看得到效果）嗎？」<text:span text:style-name="T3"><text:line-break/><text:line-break/></text:span>「沒有」<text:span text:style-name="T3"><text:line-break/><text:line-break/>/<text:line-break/><text:line-break/></text:span>問話的先生同時也希望我能把心力放在台灣這片土地上。</text:p>
      <text:p text:style-name="P1"><text:span text:style-name="T1">葉小慧</text:span><text:s/>  |  2014.08.12 20:26   |   <text:a xlink:type="simple" xlink:href="http://palinfo.habago.org/Entry?Command=Information_PrintForum&amp;iPage=421#FORUM32595"><text:span text:style-name="T2">#</text:span></text:a></text:p>
      <text:p text:style-name="P2"><text:span text:style-name="T3">2014.08.12.<text:line-break/><text:line-break/></text:span>接力靜默站樁第七天。<text:span text:style-name="T3"><text:line-break/><text:line-break/></text:span>老時間老地方，到了就站。四點鐘張正也到了。<text:span text:style-name="T3"><text:line-break/><text:line-break/></text:span>天氣很好，回復上周涼爽氣氛，有風無雨。保全和一位便衣在後面聊天，順便觀察我們。<text:span text:style-name="T3"><text:line-break/><text:line-break/></text:span>將近五點鐘左右，兩位警察騎著摩托車出現，說有民眾通報他們，想知道我們在這站樁的目的，簡短說了幾句，警察就問有沒有帶身分證件，我說沒有，報了身分證號碼，警察用機器輸入，然後拿張正的身分證進行登錄及拍照。另一位便衣應該是保六，警察說是他們同仁，也用手機在拍張正身分證。<text:span text:style-name="T3"><text:line-break/><text:line-break/></text:span>張正離開位置用手機拍照記錄，似乎遭到警察制止，溝通了一下。五點鐘有稍作休息。<text:span text:style-name="T3"><text:line-break/><text:line-break/></text:span>從大樓出來等車的先生，建議我們牌子往左邊彎一點，這樣過來的人車才比較容易看到。<text:span text:style-name="T3"><text:line-break/><text:line-break/></text:span>五點半左右，一位年輕男生來問我們在這站樁的原因，一樣簡短回應，他提很多問題，我說有傳單，就拿了張傳單給他，他說他騎車經過看到，停好車後過來找我們了解狀況。<text:span text:style-name="T3"><text:line-break/><text:line-break/></text:span>他後來跟張正聊天，聽說他有參與學運的樣子。<text:span text:style-name="T3"><text:line-break/><text:line-break/></text:span>將近六點鐘，想幫張正拍張記錄，他剛好閉目養神，就直接幫他拍下。結束站樁後，他關心了一下我的感冒，基本雖然還沒好也沒啥大礙，喉嚨卡著東西的感覺罷了，今天回診。聽說他牙齒在腫痛，要記得去看醫生啊，牙疼起來，可能比我感冒還難受。<text:span text:style-name="T3"><text:line-break/><text:line-break/><text:line-break/></text:span>小慧</text:p>
      <text:p text:style-name="P1"><text:span text:style-name="T1">良哲</text:span><text:s/>  |  2014.08.12 10:33   |   <text:a xlink:type="simple" xlink:href="http://palinfo.habago.org/Entry?Command=Information_PrintForum&amp;iPage=421#FORUM32594"><text:span text:style-name="T2">#</text:span></text:a></text:p>
      <text:p text:style-name="P3">阿忠的時間是晚間<text:span text:style-name="T3">7-9</text:span>時。已補上說明。</text:p>
      <text:p text:style-name="P1"><text:span text:style-name="T1">陳真</text:span><text:s/>  |  2014.08.12 03:18   |   <text:a xlink:type="simple" xlink:href="http://palinfo.habago.org/Entry?Command=Information_PrintForum&amp;iPage=421#FORUM32593"><text:span text:style-name="T2">#</text:span></text:a></text:p>
      <text:p text:style-name="P2">阿忠周二的夜間場次是幾點到幾點？首頁裏可以註明一下。<text:span text:style-name="T3"><text:line-break/><text:line-break/></text:span>周二夜間目前僅阿忠一人。<text:span text:style-name="T3"><text:line-break/><text:line-break/></text:span>台南好大的雨。台北若風雨大，安全第一，別硬撐；或是偶而開天窗無妨，各位保存實力，量力而為。<text:span text:style-name="T3"><text:line-break/><text:line-break/></text:span>停戰之日，遙遙無期。我已經把這個月台南台北的往返車票都先買了。<text:span text:style-name="T3"><text:line-break/><text:line-break/></text:span>這塊會發亮的牌子很搶眼。</text:p>
      <text:p text:style-name="P1"><text:span text:style-name="T1">柳春春阿忠</text:span><text:s/>  |  2014.08.12 02:07   |   <text:a xlink:type="simple" xlink:href="http://palinfo.habago.org/Entry?Command=Information_PrintForum&amp;iPage=421#FORUM32592"><text:span text:style-name="T2">#</text:span></text:a></text:p>
      <text:p text:style-name="P5"><text:span text:style-name="T1">阿忠打算帶個小椅子，用坐的。</text:span><text:line-break/><text:span text:style-name="T1">旁邊放幾本小冊子跟傳單。</text:span><text:line-break/><text:line-break/><text:span text:style-name="T1">示意圖～</text:span><text:line-break/><text:line-break/>http://www.oz.org.tw/park/2014-08-12-00.37.24+.jpg<text:line-break/>http://www.oz.org.tw/park/2014-08-12-00.44.34+.jpg<text:line-break/><text:line-break/><text:span text:style-name="T1">（手電筒還有一閃一閃的功能）</text:span><text:line-break/><text:line-break/>http://youtu.be/eiunRhBWslk</text:p>
      <text:p text:style-name="P1"><text:span text:style-name="T1">陳真</text:span><text:s/>  |  2014.08.12 01:21   |   <text:a xlink:type="simple" xlink:href="http://palinfo.habago.org/Entry?Command=Information_PrintForum&amp;iPage=421#FORUM32591"><text:span text:style-name="T2">#</text:span></text:a></text:p>
      <text:p text:style-name="P6"><text:span text:style-name="T1">最近看到一篇文章：</text:span>http://www.wsws.org/en/articles/2014/07/30/isis-j30.html<text:line-break/><text:line-break/><text:span text:style-name="T1">覺得內容還不錯，但還沒決定要不要翻。另外也有一篇，內容如信末，算是比較感性。</text:span><text:line-break/><text:line-break/><text:span text:style-name="T1">這兩篇我們還沒決定要不要翻，可能得請大家過目一下，再做個判斷。</text:span><text:line-break/><text:line-break/>ISIS <text:span text:style-name="T1">可以說是以美國為首的西方列強所</text:span><text:s/>"<text:span text:style-name="T1">栽培</text:span>" <text:span text:style-name="T1">出來的一股勢力。這股勢力，前面該不該加個</text:span><text:s/>"<text:span text:style-name="T1">惡</text:span>" <text:span text:style-name="T1">字，在我看來仍有爭議。各方對其理解不一，相關資料也不多見，但理解</text:span>ISIS<text:span text:style-name="T1">和美國乃至於和以色列之間的關係，也許有助於理解</text:span>ISIS<text:span text:style-name="T1">。</text:span><text:line-break/><text:line-break/><text:span text:style-name="T1">我常有個很深的感覺，國際關係爾虞我詐，衝突不斷，全出之以正義或神聖之名，但實際上卻是基於赤裸裸的私利、權力與偏見，透過無數謊言及各種血腥手段所進行的一番慘烈鬥爭，絲毫看不到一點文明跡象，或甚至可以說毫無人性可言。</text:span><text:line-break/><text:line-break/><text:span text:style-name="T1">我個人因此經常很難選邊靠，很難支持特定一方，往往只有大反和小反的差別。因為，所有爭端，一旦訴諸血腥，生靈便要塗炭。每想起這些，我就特別想躲進風花雪月和乾淨無暇的哲學世界裏尋找美麗和溫暖。</text:span> <text:line-break/><text:line-break/><text:span text:style-name="T1">陳真</text:span><text:line-break/>==============<text:line-break/>Ilan Pappe <text:line-break/>The Electronic Intifada <text:line-break/>27 July 2014<text:line-break/><text:line-break/>I do not know yet who your loved one was. She might have been a baby a few months old, or a young boy, a grandfather or one of your children or parents. I heard about your loved one’s death from Chico Menashe, a political commentator on Reshet Bet, Israel’s main radio station.<text:line-break/><text:line-break/>He explained that the killing of your loved one, as well as turning Gaza neighborhoods to rubble and driving 150,000 people from their homes, is part of a well-calculated Israeli strategy: this carnage will destroy the impulse of Palestinians in Gaza to resist Israeli policies.<text:line-break/><text:line-break/>I heard this while reading in the 25 July edition of the supposedly respectable Haaretz the words of the not so respectable historian Benny Morris that even this is not enough.<text:line-break/><text:line-break/>He calls the genocidal policies so far “refisut” — feebleness of mind and spirit. He demands far more massive destruction in the future with the knowledge that this is how you behave if you want to defend your “villa in the jungle,” as former Israeli Prime Minister Ehud Barak described Israel.<text:line-break/><text:line-break/>Inhuman wilderness<text:line-break/><text:line-break/>Yes, I am afraid to say the Israeli media and academia are fully behind the massacre apart from few, hardly audible voices in this inhuman wilderness. I am not writing this to tell you that I am ashamed — I long ago dissociated myself from this state ideology and do all I can as an individual to confront and defeat it. Probably it has not been enough; we are all inhibited by moments of cowardice, egotism and maybe a natural impulse to take care of our family and loved ones.<text:line-break/><text:line-break/>And yet I feel the urge today to make a pledge to you, which none of the Germans my father knew during the time of the Nazi regime was willing to make to him when the thugs committed genocide against his family. This is not much of a pledge at your moment of grief, but it is the best I can offer and saying nothing is not an option. And doing nothing is even less than an option.<text:line-break/><text:line-break/>This is 2014 — the destruction of Gaza is well documented. This is not 1948 when Palestinians had to struggle hard to tell their story of horror; so many of the crimes Zionist committed then where hidden and never came to light, even until today. So my first and simple pledge is to record, inform and insist on the truth.<text:line-break/><text:line-break/>My old university, University of Haifa, has recruited its students to disseminate Israel’s lies all over the world using the Internet, but this is 2014 and propaganda of this kind will not hold water.<text:line-break/><text:line-break/>Pledge to boycott<text:line-break/><text:line-break/>But surely this is not enough. I pledge to continue the effort to boycott a state that commits such crimes. Only when the Union of European Football Associations throws Israel out, when the academic community refuses to have any institutional ties with Israel, when airlines hesitate to fly there, and when every outfit that may lose money because of an ethical stance in the short-term understands that in the long run it will gain both morally and financially — only then we will begin to honor your loss.<text:line-break/><text:line-break/>The boycott, divestment and sanctions (BDS) movement has had many achievements and continues its tireless work. The obstacles still include the false allegation of anti-Semitism and the cynicism of politicians. This is how an honorable initiative by British architects to force their colleagues in Israel to take a moral stance rather than be accomplices in the criminal colonization of the land was blocked at the last moment.<text:line-break/><text:line-break/>Similar initiatives were sabotaged elsewhere by spineless politicians in Europe and the United States. But my pledge is to be part of the effort to overcome these hurdles. The memory of your loved one will be the driving force, together with the vivid memory of the suffering of the Palestinians in 1948 and ever since.<text:line-break/><text:line-break/>Slaughterhouse<text:line-break/><text:line-break/>I do it all egotistically. I really pray and hope that in this worst moment of your life when Palestinians stand in Shujaiya, Deir al-Balah or Gaza City, gazing at the slaughterhouse created by Israeli warplanes, tanks and artillery, you would not lose hope in humanity.<text:line-break/><text:line-break/>This humanity even includes Israelis, those who do not have the courage to speak but who express their horror in private as my overflowing email and Facebook inboxes attest, as well as the small handful who demonstrate publicly against the incremental genocide in Gaza.<text:line-break/><text:line-break/>It also includes those not born yet who perhaps will be able to escape a Zionist indoctrination machine that teaches them, from cradle to grave, to dehumanize the Palestinians to such a level that the burning alive of a sixteen-year-old Palestinian boy fails to move them or shatter their belief in their government, army or religion.<text:line-break/><text:line-break/>Defeated<text:line-break/><text:line-break/>For their sake, mine and yours, I wish we can also dream of the day after — when Zionism will be defeated as the ideology that governs our lives between the Jordan river and the Mediterranean sea and we all have the normal life we crave for and deserve.<text:line-break/><text:line-break/>So I pledge today not to be distracted even by friends and Palestinian leaders who still foolishly pin their hopes on the long-gone “two-state solution.” If one has the impulse to be involved in bringing regime change in Palestine, the only reason to do this is for a struggle for equal human and civil rights and full restitution for all those who are and were victimized by Zionism, inside and outside the beloved land of Palestine.<text:line-break/><text:line-break/>May whoever is your loved one rest in peace knowing that their death was not in vain — not because it will be avenged and revenged. We do not need more bloodshed. I still believe there is a way of bringing evil systems to an end with the power of humanity and morality.<text:line-break/><text:line-break/>Justice also means bringing the murderers who killed your loved one and so many others to court, and we must pursue bringing Israel’s war criminals to trial in international tribunals.<text:line-break/><text:line-break/>It is a far longer way and, at times, even I feel the impulse to be part of a force that uses hard power to end the inhumanity. But I pledge myself to work for justice, full justice, restorative justice.<text:line-break/><text:line-break/>This is what I can pledge — to work to prevent the next stage in the ethnic cleansing of Palestine and the genocide of Palestinians in Gaza.<text:line-break/><text:line-break/>The author of numerous books, Ilan Pappe is professor of history and director of the European Centre for Palestine Studies at the University of Exeter.</text:p>
      <text:p text:style-name="P4"/>
      <text:p text:style-name="P1"><text:span text:style-name="T1">陳真</text:span><text:s/>  |  2014.08.11 23:35   |   <text:a xlink:type="simple" xlink:href="http://palinfo.habago.org/Entry?Command=Information_PrintForum&amp;iPage=422#FORUM32590"><text:span text:style-name="T2">#</text:span></text:a></text:p>
      <text:p text:style-name="P2">小慧每天站，希望別太累，要保存實力<text:span text:style-name="T3">; </text:span>戰爭易放難收，這活動說不定得長期抗戰。</text:p>
      <text:p text:style-name="P1"><text:span text:style-name="T1">葉小慧</text:span><text:s/>  |  2014.08.11 20:37   |   <text:a xlink:type="simple" xlink:href="http://palinfo.habago.org/Entry?Command=Information_PrintForum&amp;iPage=422#FORUM32589"><text:span text:style-name="T2">#</text:span></text:a></text:p>
      <text:p text:style-name="P3"><text:span text:style-name="T3">2014.08.11.<text:line-break/><text:line-break/></text:span>接力靜默站樁第六天，加薩再度進入停火階段，好事一樁，希望能夠不再回到戰爭狀態。<text:span text:style-name="T3"><text:line-break/><text:line-break/></text:span>天公不作美，今天下午台北飄起小雨，近四點到站樁處，鈺錠老早撐著傘等在那，確認是她後開始靜站。<text:span text:style-name="T3"><text:line-break/><text:line-break/></text:span>四點剛過，雨勢還沒很大，一位男士詢問可以一起靜站嗎？後面休息時聊到，可以稱呼他為<text:span text:style-name="T3">Billy</text:span>，長期追蹤巴勒網的資訊，今天特地從新竹上來一起站樁。<text:span text:style-name="T3"><text:line-break/><text:line-break/></text:span>原本一人拿兩張標語牌，隨著風雨愈來愈大，略感吃力，三人決定把牌子減到一張，分別拿著「以色列勿學納粹」「給和平一個機會」及「停止製造人道災難」。<text:span text:style-name="T3"><text:line-break/><text:line-break/></text:span>標語袋用我帶來的透明雨衣遮擋，三個人撐著的都是折傘，前面風還算客氣。一位小朋友在車上隔著車窗看到我，一直揮著他的小手，從一隻手變兩隻手，很可愛的，我只能在拿傘之餘，用一根手指頭跟他回禮。<text:span text:style-name="T3"><text:line-break/><text:line-break/></text:span>有人在拍我們，看不出身份，拍完去跟保全說話，就進大樓去了。<text:span text:style-name="T3">Billy</text:span>認為有點不對勁，但也很難探詢到底是誰。<text:span text:style-name="T3"><text:line-break/><text:line-break/></text:span>五點左右休息幾分鐘，幫<text:span text:style-name="T3">Billy</text:span>跟鈺錠拍照記錄，後面風雨愈來愈大，強風從吹右邊變成吹左邊，搞得右邊濕完換左邊濕，三個人下半身都是濕的。<text:span text:style-name="T3"><text:line-break/><text:line-break/></text:span>風雨正大的時刻，警察來拍照記錄，<text:span text:style-name="T3">Billy</text:span>問了他做什麼用途，了解一下情況。<text:span text:style-name="T3"><text:line-break/><text:line-break/></text:span>六點結束，風雨依然大得很，<text:span text:style-name="T3">Billy</text:span>問到以前站樁遇過暴雨嗎？我只能就自己經歷回答：這是第一次。辛苦<text:span text:style-name="T3">Billy</text:span>跟鈺錠了。<text:span text:style-name="T3"><text:line-break/><text:line-break/></text:span>回到家後，用吹風機稍微弄乾牌子，正晾著，下次考慮多帶一份透明雨衣，畢竟雨傘能遮標語牌的時候都遮了，依然浸潤拗折，看來是經受不得淋雨，也想知道之前是否有類似經驗，可以提供預防措施。<text:span text:style-name="T3"><text:line-break/><text:line-break/><text:line-break/></text:span>小慧</text:p>
      <text:p text:style-name="P1"><text:span text:style-name="T1">陳真</text:span><text:s/>  |  2014.08.11 11:44   |   <text:a xlink:type="simple" xlink:href="http://palinfo.habago.org/Entry?Command=Information_PrintForum&amp;iPage=422#FORUM32588"><text:span text:style-name="T2">#</text:span></text:a></text:p>
      <text:p text:style-name="P2">底下是三年前的文字了，我似乎一直在講同樣的事，只是換不同說法。<text:span text:style-name="T3"><text:line-break/><text:line-break/></text:span>陳真<text:span text:style-name="T3"><text:line-break/>==========<text:line-break/></text:span>哈巴狗電台<text:span text:style-name="T3">:</text:span>我知道，但我不在乎？<text:span text:style-name="T3"><text:line-break/><text:line-break/></text:span>台灣立報<text:span text:style-name="T3">2011-11-20<text:line-break/><text:line-break/></text:span>作者：陳真<text:span text:style-name="T3"><text:line-break/><text:line-break/></text:span>曾是哲學家卡爾波普（<text:span text:style-name="T3">Karl Popper</text:span>）的學生索羅斯（<text:span text:style-name="T3">George Soros</text:span>）感嘆，他的炒股言論或相關金融思維，人們奉為圭臬，但其哲學著作卻乏人問津。索羅斯一直希望世人把他看成一個哲學家而非慈善家，更不是什麼金融大鱷大亨的。<text:span text:style-name="T3"><text:line-break/><text:line-break/></text:span>他一生相信波普有關「開放社會」的想法，但布希卻打醒了他的「開放」美夢。他很納悶，美國不是開放社會嗎？為什麼光憑著一個人就能如此呼風喚雨，製造無數荒謬謊言來發動戰爭，四處燒殺擄掠，並獲得民意壓倒性支持？<text:span text:style-name="T3"><text:line-break/><text:line-break/></text:span>索羅斯說，他為此感到驚駭沮喪，難道他一生為之奮鬥不懈的信仰只是一團虛空泡影？後來，他得出一個想法。他認為，光是是非善惡本身不足以起作用，光是把謊言拆穿不會有著什麼必然的正面結果，一個社會並不會因為有人拆穿了一堆謊言或指出了真理而自動朝著一個好的方向走去。<text:span text:style-name="T3"><text:line-break/><text:line-break/></text:span>更為關鍵的是：社會成員必須普遍對明辨是非感興趣，並且對謊言、操弄等一切卑劣手段與修辭感到厭惡。否則，說謊就說謊，抹黑就抹黑又如何？只要能殺敵致勝，怎麼幹都行。<text:span text:style-name="T3"><text:line-break/><text:line-break/></text:span>當一個社會所屬成員普遍是這樣一種文化素質時，這個社會並不會因為謊言的持續揭露或惡行的持續曝光而有一絲前進的力量。台灣便是如此。<text:span text:style-name="T3">30</text:span>年來，在這一點上我看不出多少改變，甚且大開倒車，一切根據特定立場、口號與顏色，對是非似乎絲毫不感興趣，對顏色倒是極度著迷，綠營尤其如此（我懷著恐懼的心如此說道）。凡屬同一國，隨便你怎麼胡作非為胡說八道都行，前後矛盾也無所謂。至於非我顏色者，當然就是敵人；敵人就是要讓他死讓他難看，哪怕用盡一切卑鄙齷齪的手段仍是我方英雄。<text:span text:style-name="T3"><text:line-break/><text:line-break/></text:span>齊克果說：「世上沒有真理，直到它被我認知。」你也許不需要任何感動或在乎也能知道<text:span text:style-name="T3">1</text:span>加<text:span text:style-name="T3">1</text:span>等於<text:span text:style-name="T3">2</text:span>，但有些真理卻不可能「知而無感」（<text:span text:style-name="T3">knowing without feeling</text:span>）。比方說愛情，除非你自己真心愛過，否則很難說你真的知道什麼是愛。光是知道「我愛你」的語意對愛依然一無所知。<text:span text:style-name="T3"><text:line-break/><text:line-break/></text:span>維基解密持續揭露英美諸多臭不可聞的卑劣血腥勾當，可謂駭人聽聞，罄竹難書。但揭就揭唄，與我何干？人們若不在乎，同樣的醜陋戲碼將不斷上演。波普的開放社會理念若是對的，那麼，索羅斯對它的修正事實上正意味著：小至一個機構，大至整個人類社會，它的進展終究不是全自動；不會有著這樣一種程序，彷彿只要根據某種典章制度按表操課，社會就會自動往前走。文明的發展，終究得依附在一種很唯心的關鍵因素之上，簡單說就是：在乎。<text:span text:style-name="T3"><text:line-break/><text:line-break/></text:span>聽起來，這倒很像是在說一種愛情故事。</text:p>
      <text:p text:style-name="P1"><text:span text:style-name="T1">陳真</text:span><text:s/>  |  2014.08.11 04:19   |   <text:a xlink:type="simple" xlink:href="http://palinfo.habago.org/Entry?Command=Information_PrintForum&amp;iPage=422#FORUM32587"><text:span text:style-name="T2">#</text:span></text:a></text:p>
      <text:p text:style-name="P5">1988<text:span text:style-name="T1">年的</text:span>3<text:span text:style-name="T1">月</text:span>16<text:span text:style-name="T1">日</text:span>(<text:span text:style-name="T1">若雪是</text:span>2003<text:span text:style-name="T1">年的同一天過世</text:span>)<text:span text:style-name="T1">，在美國的協助發展生化武器並默許及推崇海珊是民主鬥士的時代背景下，海珊以神經毒氣攻擊庫德村</text:span><text:s/>Halabja<text:span text:style-name="T1">，殺死五千名居民。美國事後百般維護並故意嫁禍伊朗。</text:span><text:line-break/><text:line-break/>25<text:span text:style-name="T1">年後，也就是去年的</text:span>3<text:span text:style-name="T1">月</text:span>16<text:span text:style-name="T1">日，</text:span>Halabja <text:span text:style-name="T1">舉行紀念儀式，美國白宮發表如下正式聲明：</text:span><text:line-break/><text:line-break/><text:span text:style-name="T1">白宮網址：</text:span>http://www.whitehouse.gov/the-press-office/2013/03/16/statement-nsc-spokesperson-caitlin-hayden-25th-anniversary-halabja-massa<text:line-break/><text:line-break/>Today marks the 25th anniversary of the horrific massacre by Saddam Hussein’s regime of over 5,000 innocent civilians in a chemical weapons attack on the city of Halabja, in Iraq’s Kurdistan Region. At least 10,000 people were blinded and maimed. This terrible crime was but one of many in Hussein’s Anfal Campaign, in which tens of thousands of innocent Iraqis were slaughtered. On this solemn occasion, we honor the memories of the husbands, wives, sons, and daughters who perished at Halabja and throughout the Anfal, as we continue our efforts to prevent future atrocities, and help ensure that perpetrators of such crimes are held accountable.<text:line-break/><text:line-break/><text:span text:style-name="T1">白宮說，在這個莊嚴的日子裏，美國要向死者與家屬致敬，懷念他們的生前與死後，美國同時也將盡一切能力防止世上同樣的悲劇再度發生，並且誓言絕對要把犯下這樣一些罪行的人繩之以法。</text:span><text:line-break/><text:line-break/><text:span text:style-name="T1">我知道大多數人即便知道事實真相，當他看到這樣一種無恥謊言時，大概也不會生氣；生氣的幅度應該不會超過買東西被商家多騙了十塊錢。</text:span><text:line-break/><text:line-break/><text:span text:style-name="T1">蘇格拉底說，我們之所以會做錯事是因為無知，是因為我們不知道怎麼做才對。我常想這些話，也常引述，但其實我並不贊同。因為這聽起來彷彿道德變成一種</text:span><text:s/>"<text:span text:style-name="T1">僅僅是</text:span>" <text:span text:style-name="T1">屬於智能的概念，但真的是這樣嗎？</text:span><text:line-break/><text:line-break/><text:span text:style-name="T1">今天當我們面對市面上各式各樣的詐騙或詐騙集團時，我們都很小心，努力學習如何謹慎再謹慎，並且互相告誡種種可能的騙局，小心小心再小心，絕不輕易把錢掏出來讓騙徒給騙走。萬一不幸上當，肯定咬牙切齒，恨不得把騙子抓來痛毆一頓。</text:span><text:line-break/><text:line-break/><text:span text:style-name="T1">這意味著我們其實並不是真的那麼笨。再怎麼笨，應該很少人會笨到被騙子用同樣的手法反覆騙一千次一萬次騙一輩子。除非</text:span>...<text:span text:style-name="T1">除非他不在乎。</text:span><text:line-break/><text:line-break/><text:span text:style-name="T1">我要說的就是</text:span><text:s/>"<text:span text:style-name="T1">不在乎</text:span>" <text:span text:style-name="T1">這三個字，相對於蘇格拉底的</text:span><text:s/>"<text:span text:style-name="T1">不知道</text:span>"<text:span text:style-name="T1">，恐怕</text:span><text:s/>"<text:span text:style-name="T1">在不在乎</text:span>" <text:span text:style-name="T1">才是道德問題的一個根源而非</text:span><text:s/>"<text:span text:style-name="T1">知不知道</text:span>"<text:span text:style-name="T1">。</text:span><text:line-break/><text:line-break/><text:span text:style-name="T1">你每天打開主流媒體，除了人物性別以及當天日期基本上可信之外，通篇是謊言。你費盡心力指出一個又一個謊言，揭露一樁又一樁的政治操弄，但這又如何？多少人在乎呢？多少人生氣的幅度會大於自己被人騙了十塊錢？</text:span><text:line-break/><text:line-break/><text:span text:style-name="T1">陳真</text:span></text:p>
      <text:p text:style-name="P1"><text:span text:style-name="T1">陳真</text:span><text:s/>  |  2014.08.11 03:30   |   <text:a xlink:type="simple" xlink:href="http://palinfo.habago.org/Entry?Command=Information_PrintForum&amp;iPage=422#FORUM32586"><text:span text:style-name="T2">#</text:span></text:a></text:p>
      <text:p text:style-name="P2">福全老兄這篇寫得很好笑。<text:span text:style-name="T3"><text:line-break/><text:line-break/></text:span>那天離開去搭捷運時，發現有穿著便衣的人在偷瞄我，見我注意他，對方便又假裝看往它處，不知是否我神經過敏。還有一位警衛，與我眼神交會時，竟露出難得的微笑，也許很開心終於可以下班。<text:span text:style-name="T3"><text:line-break/><text:line-break/></text:span>臨走之前原本想過去和警衛道別，順便慰問一下他們今天所受到的<text:span text:style-name="T3"><text:s/>"</text:span>驚嚇<text:span text:style-name="T3">"</text:span>，同時我也常想知道這些被迫夾在中間的人，究竟明不明白我們為何站在此處，以及他們個人對戰爭、屠殺或圍城等等這些事的看法，但因趕車而作罷。<text:span text:style-name="T3"><text:line-break/><text:line-break/></text:span>他們如果能理解我們因何而來，也許就比較能諒解我們給他們所帶來的不便或壓力；彼此之間，儘可各盡其職而無須敵對。</text:p>
      <text:p text:style-name="P1"><text:span text:style-name="T1">良哲</text:span><text:s/>  |  2014.08.11 03:02   |   <text:a xlink:type="simple" xlink:href="http://palinfo.habago.org/Entry?Command=Information_PrintForum&amp;iPage=422#FORUM32585"><text:span text:style-name="T2">#</text:span></text:a></text:p>
      <text:p text:style-name="P5"><text:span text:style-name="T1">謝謝福全，已在站樁紀實裡補上了。</text:span><text:line-break/>http://palinfo.habago.org/archives/2014/09/14/23.49.43/index.php?page=3</text:p>
      <text:p text:style-name="P1"><text:span text:style-name="T1">魏福全</text:span><text:s/>  |  2014.08.11 02:01   |   <text:a xlink:type="simple" xlink:href="http://palinfo.habago.org/Entry?Command=Information_PrintForum&amp;iPage=422#FORUM32584"><text:span text:style-name="T2">#</text:span></text:a></text:p>
      <text:p text:style-name="P2"><text:span text:style-name="T3">8</text:span>月<text:span text:style-name="T3">9</text:span>日中午到場，大概沒引起任何人注意，除了保全和計程車司機，常有司機誤以為我在等車，接近時會慢下來再開走，幾次以後有點不好意思，乾脆大部份時間都把眼睛閉上。從對面商家的玻璃可以看到自己的身影，還有誰注意到就不清楚了。有位身材不高的保全先生過來問，態度很客氣也很輕鬆的神情，我也客氣的告訴他，我<text:span text:style-name="T3">12</text:span>點半來的，大約<text:span text:style-name="T3">2</text:span>點<text:span text:style-name="T3">20</text:span>會離開，<text:span text:style-name="T3">4</text:span>點還有另一批人來。時間到離開，走去<text:span text:style-name="T3">101</text:span>捷運站的途中，沿路都有保全拿著對講機報告我的行蹤，似乎都很認真也很愉快的看著我離開。</text:p>
      <text:p text:style-name="P1"><text:span text:style-name="T1">葉小慧</text:span><text:s/>  |  2014.08.10 21:45   |   <text:a xlink:type="simple" xlink:href="http://palinfo.habago.org/Entry?Command=Information_PrintForum&amp;iPage=422#FORUM32583"><text:span text:style-name="T2">#</text:span></text:a></text:p>
      <text:p text:style-name="P3"><text:span text:style-name="T3">2014.08.10.<text:line-break/><text:line-break/></text:span>接力靜默站樁第五天。<text:span text:style-name="T3"><text:line-break/><text:line-break/></text:span>天氣涼爽，感覺會下雨，最終只有嘗過一滴，在鼻頭上，後面依舊涼風習習，沒下雨。<text:span text:style-name="T3"><text:line-break/><text:line-break/></text:span>一樣的時間，近四點鐘到達站樁地點，剛放下標語袋，修亮帶著自己的牌子出現了。原來修亮是位大姐，之前誤以為男士了。簡單寒暄過後直接站樁。<text:span text:style-name="T3"><text:line-break/><text:line-break/></text:span>一位計程車司機似乎想看清楚我們牌子上的字句，特地把車子停到路邊，人下車來仔細瞧瞧，瞧完嘴裡念念有詞我也聽不見是什麼，就上車離開。<text:span text:style-name="T3"><text:line-break/><text:line-break/></text:span>修亮姐的牌子上寫的：「巴勒斯坦、以色列的孩子都有權利！自由平安成長」，我還是前面兩天的牌子，祈願給和平一個機會，立即解除加薩圍困。<text:span text:style-name="T3"><text:line-break/><text:line-break/></text:span>保全來問，說不是換地點嗎？我說沒有啊還是這裡，一直都是這裡。不知道是不是他資訊接收錯誤了。<text:span text:style-name="T3"><text:line-break/><text:line-break/></text:span>智巽大約四點十幾分也到了，加入站樁行列，拿的「以色列別學納粹」「以眼還眼<text:span text:style-name="T3"><text:s/></text:span>舉世皆盲」。<text:span text:style-name="T3"><text:line-break/><text:line-break/></text:span>期間一位警察來拍照，沒有問話。<text:span text:style-name="T3"><text:line-break/><text:line-break/></text:span>一位外國年輕人走過，頭特地往外擺去，不看我們。一群陸客過去，一兩位回頭看了好幾眼。還有一位先生身著藍色上衣，在右側拍我們站樁，後面跟保全聊天，不知道是何方人士。<text:span text:style-name="T3"><text:line-break/><text:line-break/></text:span>今天腦袋有些昏沉，有幾次眼花了，所以多半集中精神在姿勢上，其他沒太多注意。<text:span text:style-name="T3"><text:line-break/><text:line-break/></text:span>智巽的太太和小孩有來接他，六點鐘一到，就結束站樁，各自回家了。</text:p>
      <text:p text:style-name="P1"><text:span text:style-name="T1">陳真</text:span><text:s/>  |  2014.08.10 18:01   |   <text:a xlink:type="simple" xlink:href="http://palinfo.habago.org/Entry?Command=Information_PrintForum&amp;iPage=422#FORUM32582"><text:span text:style-name="T2">#</text:span></text:a></text:p>
      <text:p text:style-name="P2">日本與台灣在這方面的狀況相當類似。當一個社會根據當下某種政治需要或政治利益與鬥爭，努力竄改教科書，並透過主流媒體每天無日無之大量放送各種謠言謊言、刻意誇大渲染來污名化妖魔化特定族群時，你很難期待一般人的智力<text:span text:style-name="T3">(</text:span>或說謊言免疫力<text:span text:style-name="T3">)</text:span>足以抵抗病菌的四處瀰漫。<text:span text:style-name="T3"><text:line-break/><text:line-break/></text:span>面對一種鋪天蓋地的政治操弄與洗腦，一個人除非他很聰明很聰明，或很有個性，或有某種機緣或出身，否則他很難超脫在這個由謊言構成的天羅地網之外。<text:span text:style-name="T3"><text:line-break/><text:line-break/></text:span>比方說，你去外面，隨便找個路人問他說，你覺得我們應該如何對抗美國白宮這些殺人魔？如何對抗美國這個半個世紀來奉行恐怖主義的國家？我敢保證十個有九個會皺起眉頭質疑你的問題，剩下的那一個應該是還沒出生或還待在嬰兒床裏。<text:span text:style-name="T3"><text:line-break/><text:line-break/></text:span>在九零年代之前，參加遊行示威或認同民進黨，在精神科是會被列為一種症狀的。即便不是公然寫入症狀，普遍也會認為這是一種人格或情緒、精神或認知功能異常的一個可疑徵兆。<text:span text:style-name="T3"><text:line-break/><text:line-break/></text:span>同樣地，今天你批評愛台灣這股醜陋的惡勢力，人們也一樣是會認為你有病。<text:span text:style-name="T3"><text:line-break/><text:line-break/></text:span>我剛實習那一年，輪到精神科時，有個目前是愛台灣的急先鋒，一個醫界大老，蒞臨指導。那天討論的病人是個躁鬱症病患，我認識，一個民進黨員。<text:span text:style-name="T3"><text:line-break/><text:line-break/></text:span>那位大老一聽到是民進黨員，馬上很專業地告訴大家說，<text:span text:style-name="T3">"</text:span>就是這個，這就是一個可疑的症狀，我們除了了解他的情緒，也要注意是否有政治被害妄想或人格障礙的問題<text:span text:style-name="T3">"</text:span>。<text:span text:style-name="T3"><text:line-break/><text:line-break/></text:span>我以為他是在開玩笑，所以噗嗤一聲笑出來，沒想到他是當真，而且在場幾十個醫護人員猛點頭，表示贊同並欽佩這位醫界大老明察秋毫的臨床能力。<text:span text:style-name="T3"><text:line-break/><text:line-break/></text:span>我有點尷尬，趕緊清喉嚨收回笑聲，故做沒事狀。那時我仍是民進黨員，而且當時身上還有個叛亂案。有一陣子每天回家都會有一輛車一直跟著，製造隨時要逮捕抓人的氣氛。<text:span text:style-name="T3"><text:line-break/><text:line-break/></text:span>也許你會說<text:span text:style-name="T3">1989</text:span>是很久以前，那就說說<text:span text:style-name="T3">1996</text:span>年夠現代了吧。我因為公開揭露藥商長期和醫界的不正當利益輸送而得罪整個精神醫學界。有一位大老天天打電話騷擾我，要求我噤聲，不要寫文章，不要在醫學會提案檢討相關問題。<text:span text:style-name="T3"><text:line-break/><text:line-break/></text:span>那位大老那時問了我一句話很經典，他說，聽說你是民進黨建黨黨員，聽說你還曾經惹上叛亂罪，你有沒有想過是不是因為長期被迫害讓你仇視這個世界？<text:span text:style-name="T3"><text:line-break/><text:line-break/></text:span>我回答他說，這些對我而言全是小事，我沒有被迫害的感覺，全是我自找的。醫界大老聽了，乾笑兩聲。<text:span text:style-name="T3"><text:line-break/><text:line-break/></text:span>你或許沒法想像，這位醫界大老這幾年可猛了，經常上報，變成擁扁愛台急先鋒，而且還變成人權鬥士呢。<text:span text:style-name="T3"><text:line-break/><text:line-break/></text:span>不管怎麼改朝換代，不管主流意識如何變換顏色，所憑藉者永遠是三樣東西：謊言，謊言，謊言。<text:span text:style-name="T3"><text:line-break/><text:line-break/></text:span>仍然還是那句老話，一個人除非他很聰明很聰明而且很有個性，否則他很難抵抗鋪天蓋地的謊言。<text:span text:style-name="T3"><text:line-break/><text:line-break/></text:span>我忘了是誰說的，<text:span text:style-name="T3">"</text:span>媒體永遠可以叫你恨誰，你就會去恨誰，叫你愛戴誰，你就會愛戴誰。<text:span text:style-name="T3">" </text:span>要他反服貿他就趕緊反服貿，雖然完全不知道什麼是服貿，要他罵馬英九，罵馬英九就成為一種政治正確，一種流行。<text:span text:style-name="T3"><text:line-break/><text:line-break/></text:span>反正不管你要他幹啥或要他持有哪一種想法，他都會照辦。對此我不知道該說乖得很或笨得很。</text:p>
      <text:p text:style-name="P1"><text:span text:style-name="T1">秉叡</text:span><text:s/>  |  2014.08.10 17:05   |   <text:a xlink:type="simple" xlink:href="http://palinfo.habago.org/Entry?Command=Information_PrintForum&amp;iPage=422#FORUM32581"><text:span text:style-name="T2">#</text:span></text:a></text:p>
      <text:p text:style-name="P3">說到煽動種族仇恨嗎，我想到日本，它大概是先進國家中唯一對多元文化思想仍然蠻抗拒的國家。<text:span text:style-name="T3"><text:line-break/><text:line-break/></text:span>不知道什麼從時候開始，在日本大久保町和其他有較多中國人和韓國人聚集的地方，都會有極右派的團體舉行排外示威，騷擾當地的外國人，有些甚至會喊出諸如殺光外國人的口號。這種排外舉動日本政府卻似乎不太理會，人權團體多次要求日本政府制定反仇恨的法律，卻被政府以會侵犯言論自由的理由加以拒絕。<text:span text:style-name="T3"><text:line-break/><text:line-break/></text:span>這真的很不喜歡日本在這個議題上的態度。</text:p>
      <text:p text:style-name="P1"><text:span text:style-name="T1">陳真</text:span><text:s/>  |  2014.08.10 16:50   |   <text:a xlink:type="simple" xlink:href="http://palinfo.habago.org/Entry?Command=Information_PrintForum&amp;iPage=422#FORUM32580"><text:span text:style-name="T2">#</text:span></text:a></text:p>
      <text:p text:style-name="P2">關於之前說到媒體，我有一些引申說法，相當具有類比性。<text:span text:style-name="T3"><text:line-break/><text:line-break/></text:span>我看台南這邊的大學最近都還在虐待蔣公銅像，給他戴帽扮丑潑漆羞辱等等，一副愛國烈士的嘴臉，但這就好像來個伊拉克人跑去給早已殘破不堪的海珊銅像戴帽扮丑潑漆羞辱然後高喊愛國有理革命無罪一樣好笑。<text:span text:style-name="T3"><text:line-break/><text:line-break/></text:span>長城主要是秦始皇蓋的，哪天如果冒出一群人，跑到長城上搞破壞，說要推倒長城，挑戰秦皇暴政，不知道你是會覺得這些人很勇敢還是很窩囊很智障。<text:span text:style-name="T3"><text:line-break/><text:line-break/></text:span>但若時光倒流三十年，如果你敢給蔣公銅像別說潑漆，光是言語上對之略有不敬，那我就佩服你是條好漢。<text:span text:style-name="T3"><text:line-break/><text:line-break/></text:span>別說蔣公或蔣家，白色恐怖下的舊國民黨也一樣，你連批評他的空間也幾乎完全不存在。不是不允許你批評，而是你批評了也沒有人會信，沒有任何共鳴。<text:span text:style-name="T3"><text:line-break/><text:line-break/></text:span>同樣地，你現在說綠營這股惡勢力多麼邪惡齷齪，也得不到多少共鳴，根本不會有多少人真的相信。<text:span text:style-name="T3"><text:line-break/><text:line-break/></text:span>有個昔日戰友應該也在這個<text:span text:style-name="T3">MAILING LIST</text:span>上。我們二、三十年沒有一起併肩作戰了。昨天靜站結束後，他跟我說了一些話，他說他回想起來覺得很有趣，二十幾年前遇見我，兩人一起做一些沒什麼人參與的事，沒想到二十幾年後重逢，我們卻又聚在一塊做一些同樣也沒有什麼人參與的事。<text:span text:style-name="T3"><text:line-break/><text:line-break/></text:span>我說對啊，永遠都是小貓兩三隻。因為要趕車，我後面還有一句話沒講，那就是：一個活動如果都已經大家爭相投入，以之為榮時，我大概也不會想去參加或不差我這隻小貓了。<text:span text:style-name="T3"><text:line-break/><text:line-break/></text:span>在小貓兩三隻的階段，並不是貓咪不能出聲，如果你不怕死不怕關不怕抹黑不怕啞巴吃黃蓮，你想講什麼話當然都可以，重點是你講了也沒有人會信。<text:span text:style-name="T3"><text:line-break/><text:line-break/></text:span>李敖當年曾這麼說：你去跟台灣人說國民黨這隻狼多麼可惡，沒有人會信，並不是因為他們不相信國民黨這隻狼真的很可惡，而是他壓根兒就不相信世界上有狼這種生物；也就是說，不管你講得多麼有道理，根本不會有人相信你的；或許連<text:span text:style-name="T3"><text:s/>"</text:span>不信<text:span text:style-name="T3">" </text:span>都談不上，而是完全漠視，他根本聽不懂也不在乎你在說什麼。<text:span text:style-name="T3"><text:line-break/><text:line-break/></text:span>彭明敏滯留海外不得回台時，曾公開誇下海口，他說，只要國民黨敢讓他在台灣自由演講三個月，他保證國民黨會馬上垮台，被人民推翻。<text:span text:style-name="T3"><text:line-break/><text:line-break/></text:span>我原本相信這個說法，後來我的白日夢也醒了。就算讓你自由演說三十年，國民黨也不會<text:span text:style-name="T3"><text:s/>"</text:span>因此<text:span text:style-name="T3">" </text:span>垮台。為什麼？因為這個想法若要能成立，要有個前提要件就是假設人民是在乎是非善惡的，你得假設人們一聽到真相時會馬上義憤填膺，推翻國民黨。<text:span text:style-name="T3"><text:line-break/><text:line-break/></text:span>但這個假設在台灣很顯然完全不成立。推翻國民黨是依靠比他更黑更醜陋的各種政治惡鬥與權謀，依靠各種純屬瞎掰的謊言抹黑及利益輸送和權力結盟，依靠更進一步的媒體愚化與歷史操弄等等等，而不是依靠事物的真相與是非善惡等基本價值。<text:span text:style-name="T3"><text:line-break/><text:line-break/></text:span>講半天，我要講的還沒講。李敖說的那個類比，亦即你別期待台灣人會去思索國民黨這匹狼到底是否真的可惡，而是他根本就不相信世界上真的存在你一直在罵的狼這種生物，換句話說，人們對你的不信任是完全入骨的，而這恰恰是愚民的典型特徵。<text:span text:style-name="T3"><text:line-break/><text:line-break/></text:span>當你講到狼的可惡時，人們大約有四種反應：<text:span text:style-name="T3"><text:line-break/><text:line-break/></text:span>第一：<text:span text:style-name="T3">(</text:span>舊<text:span text:style-name="T3">)</text:span>國民黨哪裏不好？<text:span text:style-name="T3"><text:line-break/><text:line-break/></text:span>第二：擺出客觀理性狀，回應你說：好不好乃見仁見智。<text:span text:style-name="T3"><text:line-break/><text:line-break/></text:span>第三：他也有好的一面。<text:span text:style-name="T3"><text:line-break/><text:line-break/></text:span>第四：我怎麼都沒聽說過，你怎麼知道，你一定是被共產黨洗腦被他們騙了。<text:span text:style-name="T3"><text:line-break/><text:line-break/></text:span>關於第一點：<text:span text:style-name="T3">(</text:span>舊<text:span text:style-name="T3">)</text:span>國民黨哪裏不好？這就好像你說豬八戒好醜，有人卻說，醜在哪裏，我怎麼沒看到？對此我往往很無言。<text:span text:style-name="T3"><text:line-break/><text:line-break/></text:span>周星馳的西游降魔中，黃勃演的孫悟空看著舒淇的背影讚嘆身材真好。唐僧說：你怎麼知道？孫悟空說：因為我有眼睛啊。唐僧說，我怎麼沒看到？孫悟空說，這證明你眼睛是瞎的。<text:span text:style-name="T3"><text:line-break/><text:line-break/></text:span>關於第二點，所謂見仁見智。這就好像一個人姦殺擄掠，但卻有人故做客觀理性狀說，我們要理性，這事實屬見仁見智。<text:span text:style-name="T3"><text:line-break/><text:line-break/></text:span>對此我也很無言，我看是見鬼還差不多。<text:span text:style-name="T3"><text:line-break/><text:line-break/></text:span>關於第三點，所謂好的一面。我的好朋友柏楊對此也常感無言，他常舉個例，有個醫生告訴病患說，你肝已硬化萎縮，癌細胞已入侵骨髓，你的腎功能也壞了八成，必須儘速就醫。病人聽了卻說，聽你在放屁，你怎麼老說我的缺點，為什麼不看看我的優點？不看看我好的一面？你看，我頭髮烏溜溜，牙齒白晰晰，三圍迷死人，腹部八塊肌，一隻手就能扛起三包米，你為什麼不看看我好的一面？<text:span text:style-name="T3"><text:line-break/><text:line-break/></text:span>關於第四點，<text:span text:style-name="T3">"</text:span>你怎麼知道？<text:span text:style-name="T3">" </text:span>這一題就比較有點深度了，算是哲學上屬於<text:span text:style-name="T3"><text:s/>"</text:span>知識論<text:span text:style-name="T3">" (EPISTEMOLOGY)</text:span>的問題。<text:span text:style-name="T3"><text:line-break/><text:line-break/>"</text:span>這是我的手嗎？<text:span text:style-name="T3">" "</text:span>這是我的小鳥嗎？<text:span text:style-name="T3">" "</text:span>一加一真的等於二嗎<text:span text:style-name="T3">?" "</text:span>昨天一定比明天早到嗎？<text:span text:style-name="T3">" "</text:span>好神奇，這些事我究竟是怎麼知道的？<text:span text:style-name="T3">" <text:line-break/><text:line-break/></text:span>我因為這樣一些困惑，折磨得讓我痛苦不堪，於是拋下一切飄洋過海讀哲學，寒窗十年，學得一身本事回來。我並沒有找到這些問題的答案，而是發現它根本不是問題。是不是我的手、我的小鳥，我當然知道。你問我是不是陳真，我肯定馬上說是，我不需要說請你等一下，我去照個鏡子，確定一下我是不是陳真。<text:span text:style-name="T3"><text:line-break/><text:line-break/></text:span>當然，這是哲學上的事。至於現實中，當人們問起<text:span text:style-name="T3"><text:s/>"</text:span>你是怎麼知道的<text:span text:style-name="T3">?"</text:span>，從根本上懷疑你的判斷時，其實他正是在質疑，天底下真的有狼這種生物嗎？會不會只是一條狗，你誇大了或眼花了。<text:span text:style-name="T3"><text:line-break/><text:line-break/></text:span>對此我也很無言。<text:span text:style-name="T3"><text:line-break/><text:line-break/></text:span>揭開東一個西一個謊言也許沒那麼難，但是，改善人們對於謊言的免疫功能卻難之又難，其實我很想說這不是難，而是根本不可能改變。我們只是基於某種情感在做一些事實上絲毫看不到任何成功的可能性的事。<text:span text:style-name="T3"><text:line-break/><text:line-break/></text:span>別說媒體為惡之不可救，我對反戰一事亦知無望。既然這些事統統不可能成功，為何還要做？<text:span text:style-name="T3"><text:line-break/><text:line-break/></text:span>我記得<text:span text:style-name="T3">1989</text:span>年在彰化基督教醫院實習時，當時有半年的時間分配到外科，那晚我在急診值班。那晚，高速公路上發生大車禍，救護車送來一堆病患，傷亡慘重。其中有一個身首異處，頭先進來，身子才跟著進來。她媽媽一進門見到我竟馬上下跪，叫我盡全力救她的小孩。<text:span text:style-name="T3"><text:line-break/><text:line-break/></text:span>我對這一幕印象很深。頭和身體都分開了，血已流乾，頭顱都已白花花沒一點血色了，這樣還需要急救嗎？<text:span text:style-name="T3"><text:line-break/><text:line-break/></text:span>我想她娘不是不懂醫學常識，不是不知回天乏術已無挽救的一絲可能性，她只是因為某種熾烈情感，讓她想哭喊蒼天憐憫。<text:span text:style-name="T3"><text:line-break/><text:line-break/></text:span>陳真</text:p>
      <text:p text:style-name="P4"/>
      <text:p text:style-name="P1"><text:span text:style-name="T1">陳真</text:span><text:s/>  |  2014.08.10 15:34   |   <text:a xlink:type="simple" xlink:href="http://palinfo.habago.org/Entry?Command=Information_PrintForum&amp;iPage=423#FORUM32579"><text:span text:style-name="T2">#</text:span></text:a></text:p>
      <text:p text:style-name="P2">我在靜站中聽到許多人的聊天，發現有不少應該是自行前來而非透過動員，而且不少是這類街頭活動的新鮮人。<text:span text:style-name="T3"><text:line-break/><text:line-break/></text:span>以前跟林義雄關係還不錯時，在他所主導的各種活動中，往往一句話也不能講，像軍隊一樣；我看他好像很喜歡強調一種神聖莊嚴感及絕對服從的所謂紀律，但我個人周星馳的味道比較重，跟神聖莊嚴扯不上邊，也不愛什麼紀律，所以那些活動我總是參加得相當彆扭。<text:span text:style-name="T3"><text:line-break/><text:line-break/></text:span>巴勒網的人基本上也都很有<text:span text:style-name="T3"><text:s/>"</text:span>個性<text:span text:style-name="T3">"</text:span>，管不住，也不是裝神弄鬼那一型，所以，基本上所謂靜默倒也不是不能講話不能抓癢，其實就算要接個電話或跟隔壁聊上一段八卦，完全都很<text:span text:style-name="T3">OK</text:span>。<text:span text:style-name="T3"><text:line-break/><text:line-break/></text:span>這回因為人多，而且又是新聞熱頭上，難免吵雜。下回應該很容易處理，只要現場再強調一下或隔壁互相提醒一下就能改善。其實我平常倒是很擔心大家自我要求太嚴格，把自己弄得很累很彆扭。太鬆太嚴都不好，寬鬆之間如何拿捏，理應不難。<text:span text:style-name="T3"><text:line-break/><text:line-break/></text:span>至於與警衛衝突的事也一樣。巴勒網的人通常有話就說，就事論事，倒也不是針對任何個人有任何不好的意思，所以被罵到的人請寬宏大量，別放心上。<text:span text:style-name="T3"><text:line-break/><text:line-break/></text:span>要聊天可以，輕聲聊；要玩手機也可以，炸糖果很不錯，我已經炸到第<text:span text:style-name="T3">146</text:span>關，但是炸兩局就好，別炸個不停；講電話也<text:span text:style-name="T3">OK</text:span>，輕聲講個五分鐘十分鐘無所謂，別掛在線上嘻嘻哈哈大小聲就好。如果累了，就自行休息；有事沒事想提早離開也請自便，不用客氣。<text:span text:style-name="T3"><text:line-break/><text:line-break/></text:span>至於衝突之事也一樣，大家有不滿儘管說，但說過就好，並無惡意。<text:span text:style-name="T3"><text:line-break/><text:line-break/></text:span>記得有一兩次，警察或警衛很粗暴，有一個在抓我的過程中還動手動腳暗中使力傷人，我是覺得即使是這樣，也沒必要大夥起鬨起衝突。警方常有一些合理或不合理的要求，我們若不能配合就跟對方說做不到；對方若因此有所舉動，我們就去承擔那個後果，並沒有衝突的必要。台灣社運常見彼此吵成一團互噴口水的場面，表面上很激烈，但其實感覺就像小朋友在吵架。媒體倒是很愛拍這類鏡頭。<text:span text:style-name="T3"><text:line-break/><text:line-break/></text:span>英國海德公園有個歷史悠久的所謂肥皂箱傳統，任何人對時事有所不滿，就上去講，路過人士想聽就會駐足聆聽。若沒有人聽，還是可以講給空氣聽，一抒鬱悶。往後靜站，若有需要也能設一個肥皂箱，供人演說；想站的就站，想說的就說，只是怕到時候設了卻無人上台。<text:span text:style-name="T3"><text:line-break/><text:line-break/></text:span>總之，這兩件事還請大家別放心上，沒什麼惡意的。</text:p>
      <text:p text:style-name="P1"><text:span text:style-name="T1">陳真</text:span><text:s/>  |  2014.08.10 03:01   |   <text:a xlink:type="simple" xlink:href="http://palinfo.habago.org/Entry?Command=Information_PrintForum&amp;iPage=423#FORUM32578"><text:span text:style-name="T2">#</text:span></text:a></text:p>
      <text:p text:style-name="P3">底下這篇是給後台<text:span text:style-name="T3">mailing list</text:span>上的一個回應。不用貼首頁。我膽子小，不太想太高調去惹綠色生物。學姊也常勸誡我務必忍忍忍，因為對綠色不敬，絕對都會有報應。<text:span text:style-name="T3"><text:line-break/><text:line-break/></text:span>學姊還說，在校園或課堂上，比較不綠或偏藍的極少數老師們會彼此告誡，上課教學或私下發言務必小心，絕不能輕易透露自己的思想，絕不能對黨國不敬，否則會有報應。<text:span text:style-name="T3"><text:line-break/><text:line-break/></text:span>陳真<text:span text:style-name="T3"><text:line-break/>================<text:line-break/></text:span>任何一個機構或媒體乃至一個個人，你可以藍可以綠，可以左可以右，可以親美親日親中親俄，統統隨便你，你可以選擇任何一種立場或傾向，看你要怎麼為它搖旗吶喊或為它打擊敵人都行，但你就是<text:span text:style-name="T3"><text:line-break/><text:line-break/></text:span>第一：絕對不能刻意造謠抹黑歪曲扭曲，更不用說長期無日無之的造謠抹黑歪曲扭曲，幾乎沒有一句話可信。而自由時報就是這樣一個齷齪爛東西。<text:span text:style-name="T3"><text:line-break/><text:line-break/></text:span>巴勒網反戰反美反日反以色列，不敢保證所有資訊百分之百精準無誤，但絕對能保證我們盡全力求真求實，絕不會因為對方是個惡棍混蛋就瞎掰哪怕只是一絲絲不該屬於他的罪名。<text:span text:style-name="T3"><text:line-break/><text:line-break/></text:span>第二，絕對不能挑撥種族歧視，不能醜化、妖魔化任何一個族群，更不用說絕對不能盡全力挑起族群仇恨。而這恰恰是自由時報這個齷齪爛東西每一天無時無刻藉著各種謊言抹黑造謠扭曲歪曲傾其全力所欲達成的仇恨效果。<text:span text:style-name="T3"><text:line-break/><text:line-break/></text:span>挑撥族群仇恨在大多數西方國家很敏感，特別是機構為之，屬重大刑責，一般犯行若有族群因素的成份在裏頭，在英國的話，刑期得加重二分之一。<text:span text:style-name="T3"><text:line-break/><text:line-break/></text:span>巴勒網反戰反美反日反以色列，但我們只反對國家的諸多邪惡暴行與惡行，我敢保證，你絕對不可能在巴勒網的文字裏頭找到一絲絲對於族群或人民的攻擊抹黑或甚至妖魔化，更不可能去挑撥世人針對特定族群的一絲仇恨。<text:span text:style-name="T3"><text:line-break/><text:line-break/></text:span>這種行為已經不光是犯法，而是道德上的極度卑劣齷齪，而自由時報就是這樣一種道德敗壞的邪惡組織。<text:span text:style-name="T3"><text:line-break/><text:line-break/></text:span>在國民黨白色恐怖時代，中時和聯合之所以遭受抵制就是因為他們報導極為偏頗，<text:span text:style-name="T3">"</text:span>有時候<text:span text:style-name="T3">" </text:span>甚至會故意扭曲造謠。但我敢以一個當年積極推動退報運動、抵制聯合報的核心運動者的身份，跟各位保證，這兩大報過去的敗行劣跡的總和，全部加起來再乘以一萬，恐怕都還比不上自由時報的邪惡，簡直到了喪心病狂的地步。<text:span text:style-name="T3"><text:line-break/><text:line-break/></text:span>但台灣人真的很可悲，他對這些事關基本價值與人性的事毫無敏感度，高舉藍綠統獨等立場做為一切是非善惡的唯一標竿。<text:span text:style-name="T3"><text:line-break/><text:line-break/>Chomsky</text:span>的太太說<text:span text:style-name="T3">Chomsky</text:span>晚上睡覺會磨牙，叫他去給醫生看。醫生找不到病因，<text:span text:style-name="T3">Chomsky</text:span>開玩笑說，後來他自己找到了，他發現每當他看完紐約時報等主流媒體，當天就會磨牙，因為氣得咬牙切齒。<text:span text:style-name="T3"><text:line-break/><text:line-break/></text:span>我也常罵這些西方主流媒體，但我不會說他們邪惡齷齪，因為他們之操弄媒體來遂行政治企圖，基本上仍是基於事實，他不會去造謠抹黑扭曲歪曲，更不用說故意造謠抹黑扭曲歪曲，更更不用說天天故意如此。他們操弄的方式是透過不成比例的選擇性報導，簡單說就是偏頗，缺乏高度<text:span text:style-name="T3"><text:s/>"</text:span>客觀性<text:span text:style-name="T3">"</text:span>，但基本上報導內容本身仍然具有相當的<text:span text:style-name="T3"><text:s/>"</text:span>可信度<text:span text:style-name="T3">"</text:span>。<text:span text:style-name="T3"><text:line-break/><text:line-break/></text:span>我敢說，就我所曾接觸的世界無數媒體中，我從未見過一個媒體之卑劣齷齪與邪惡到達自由時報這樣一種不可思議、任意胡作非為的等級。<text:span text:style-name="T3"><text:line-break/><text:line-break/></text:span>我從不看單一媒體，就好像我從來不會只聽一首歌。我接觸的媒體來自世界各國，少說也有數百個。我不是說我每天看數百份報紙，我是說，我有無數的資訊管道，就好像我們寫一篇論文不會只參考一本書一樣，我不需要把幾百本書從頭看到尾，但我知道在這幾百本書當中如何從中各自取得比較接近真實而且具有啟發性的訊息、知識或觀點。<text:span text:style-name="T3"><text:line-break/><text:line-break/></text:span>換句話說，光是在中國時報或自由時報中二選一來理解世界是荒唐的。<text:span text:style-name="T3"><text:line-break/><text:line-break/></text:span>陳永興現在是高醫的傑出校友，醫界的楷模，得了一堆醫療奉獻獎之類，但在很久很久很久以前，陳永興卻是高醫的頭號黑名單禁忌，我和幾位同學打破了這個禁忌，把他邀請回來校園演講。那一天，在演講會場上，他講了一些有關主流媒體<text:span text:style-name="T3"><text:s/>(</text:span>即中時和聯合<text:span text:style-name="T3">)</text:span>的偏頗不可信，有個學妹傻乎乎地舉手發問說：照你這麼一說，這兩大報都不可信，那我們以後就什麼人的話都不能信了，那該怎麼辦？陳永興回答說，難道你沒有能力從各種訊息管道自行研判是非？你一定只能在這兩大報之中來挑嗎？<text:span text:style-name="T3"><text:line-break/><text:line-break/></text:span>那個年代沒有網路，想看世界各個大小媒體相當不容易；我連寫個兒童人權報告都得遍訪各大公私機關要求取得資料。但這年頭，你想取得資訊有何難？你想知道比方說服貿、貨貿或什麼貿，有何難？就算不懂英文，中文世界的訊息也足夠一個具有基本理性的人做出合理的是非判斷了。但台灣社會不但對基本價值缺乏敏感度，甚至毫不在乎，對於架構基本理性層面的資訊判斷也同樣興趣缺缺，但卻對於藍綠發高燒。<text:span text:style-name="T3"><text:line-break/><text:line-break/></text:span>很多人以為自己很理性很客觀，我想那很可能是一種自我陶醉的錯覺。在我出國念書前，我都還以為美國是個偉大的人權國度與民主國家呢，直到聽到<text:span text:style-name="T3"><text:s/>Emir Kusturica </text:span>對於南斯拉夫內戰的看法之後，才讓我對過去的一切主流言論起了疑心。當然，我也不敢說現在的我理性已充份，但有一點我能確信的是，我始終不曾在基本價值與基本人性這一點上有所遲鈍過。<text:span text:style-name="T3"><text:line-break/><text:line-break/></text:span>陳真</text:p>
      <text:p text:style-name="P1"><text:span text:style-name="T1">鄭啟承</text:span><text:s/>  |  2014.08.10 02:16   |   <text:a xlink:type="simple" xlink:href="http://palinfo.habago.org/Entry?Command=Information_PrintForum&amp;iPage=423#FORUM32577"><text:span text:style-name="T2">#</text:span></text:a></text:p>
      <text:p text:style-name="P2">沒問題，貼好了。</text:p>
      <text:p text:style-name="P1"><text:span text:style-name="T1">陳真</text:span><text:s/>  |  2014.08.10 01:47   |   <text:a xlink:type="simple" xlink:href="http://palinfo.habago.org/Entry?Command=Information_PrintForum&amp;iPage=423#FORUM32576"><text:span text:style-name="T2">#</text:span></text:a></text:p>
      <text:p text:style-name="P3">啟承，<text:span text:style-name="T3"><text:line-break/><text:line-break/></text:span>能不能有空時<text:span text:style-name="T3">(</text:span>不急<text:span text:style-name="T3">)</text:span>幫我把底下<text:span text:style-name="T3">20140809</text:span>這篇跟小慧那篇，一併貼在為<text:span text:style-name="T3"><text:s/>"</text:span>迦薩而站<text:span text:style-name="T3">" </text:span>那個欄位底下。我平常知道怎麼貼，但最近這幾篇都是彩色的，有圖的，好像有一些奇怪的語法之類，我怕我亂貼會破壞畫面，所以還是找人幫忙較妥。</text:p>
      <text:p text:style-name="P1"><text:span text:style-name="T1">鄭啟承</text:span><text:s/>  |  2014.08.10 01:39   |   <text:a xlink:type="simple" xlink:href="http://palinfo.habago.org/Entry?Command=Information_PrintForum&amp;iPage=423#FORUM32575"><text:span text:style-name="T2">#</text:span></text:a></text:p>
      <text:p text:style-name="P2">後台有位鄭石宏先生的留言被哈巴狗關住了，剛剛放了出來。我覺得講的很有道理，以色列所作所為，的確讓人想到納綷。他們在做著一件極大的錯事，卻不覺得自己有什麼錯。巴勒網站樁有個牌子「以色列勿學納粹」，但在這個意義上，以色列學納綷學得十分透徹。納粹兩字可能有點敏感，說其像納粹，以色列這民族一定十分不悅，但這卻是事實。</text:p>
      <text:p text:style-name="P1"><text:span text:style-name="T1">陳真</text:span><text:s/>  |  2014.08.10 01:32   |   <text:a xlink:type="simple" xlink:href="http://palinfo.habago.org/Entry?Command=Information_PrintForum&amp;iPage=423#FORUM32574"><text:span text:style-name="T2">#</text:span></text:a></text:p>
      <text:p text:style-name="P3"><text:span text:style-name="T3">20140809 </text:span>靜站<text:span text:style-name="T3"><text:line-break/><text:line-break/></text:span>站樁偶爾講兩句話沒關係，但我發現不少人的靜站一點也不靜，有的似乎從頭聊天聊到尾。<text:span text:style-name="T3"><text:line-break/><text:line-break/></text:span>今天有個十八年沒見面的學妹，帶著小孩來現場突襲；驚喜之餘，我也只跟她講了兩句話就說<text:span text:style-name="T3"><text:s/>"</text:span>不好意思，我在靜站，沒法多說<text:span text:style-name="T3">"</text:span>。學妹便也告辭。<text:span text:style-name="T3"><text:line-break/><text:line-break/></text:span>靜站顧名思義就是像電線桿一樣，靜靜地站著。但我不是很介意有人一直講話，畢竟初來者還沒進入狀況。而且，台灣社運長久以來已經很習慣大小聲，也許不說話對大多數人而言，會比滔滔不絕要困難許多。<text:span text:style-name="T3"><text:line-break/><text:line-break/></text:span>往後若有類似狀況，也許比較資深的可以稍微提醒一下新來的：話不宜多；而且要站就好好站著；如果覺得很無聊想玩手機，大可馬上離開隊伍，看你愛怎麼玩就能怎麼玩。<text:span text:style-name="T3"><text:line-break/><text:line-break/></text:span>畢竟這裏也不是軍隊，靜站也不是一份職業，沒人強迫你非站不可，但既然你想來，那就好好站著；若真的站不住或很無聊或很想聊天，那就去一旁休息或馬上離開，去一旁慢慢聊。<text:span text:style-name="T3"><text:line-break/><text:line-break/></text:span>我比較介意的不是話講不停，而是一點鼻屎大的小事（保全希望咱們稍微往兩旁挪幾步，讓入口處能多挪出一點空間來，方便行人出入），一些參與者竟聞之暴怒，甚至好像殺父之仇那樣馬上就要衝過去揍保全那種感覺。<text:span text:style-name="T3"><text:line-break/><text:line-break/></text:span>有這麼嚴重嗎？我真是百思不解。我們人多，而保全就一兩個出來客氣地打商量，我們可以同意也可以不同意他們的請求，但我實在看不出來這有什麼好暴怒？<text:span text:style-name="T3"><text:line-break/><text:line-break/></text:span>今天如果面對的是千軍萬馬槍砲黑牢，大家如果都還這麼<text:span text:style-name="T3">“</text:span>勇敢<text:span text:style-name="T3">”</text:span>，那或許還勉強說得通。但這不過是一個再客氣也不過的請求不是嗎？我聽保全這樣講，馬上往右靠，但我右手邊一位我不認識的仁兄卻不肯移動分毫，反而走向保全對他大小聲。<text:span text:style-name="T3"><text:line-break/><text:line-break/></text:span>保全不是敵人，警察當然也不是，他們有他們的職責，我們不一定能順其意，但仍應待之以禮。難道不是這樣？如果人家客客氣氣提出個請求，咱們就馬上暴怒罵人甚至好像要打人那樣，這是哪門子反戰團體？高唱反戰高調難道是唱好玩的？這恐怕比以軍美軍還更衝動更不講理不是嗎？<text:span text:style-name="T3"><text:line-break/><text:line-break/></text:span>台灣那些老喜歡高唱人權民主自由的抗議人士，難道你真的會相信那樣一些往往張牙舞爪甚且手段卑劣的人，真的熱愛什麼人權自由與民主？這樣一種徹底的矛盾，在這島上似乎大家都已習以為常，見怪不怪。<text:span text:style-name="T3"><text:line-break/><text:line-break/></text:span>巴勒網成員曾被警察抓走幾次，我們幾時會對警察有一絲不敬或不禮貌？這不是因為我們修養特別好，而是因為這根本不需要什麼修養。警察只是奉命行事，任何人在他那個位置，一樣都得聽命於上級。他抓我們、擋我們、趕我們，全是合法行事或奉令行事，你去罵他做什麼？<text:span text:style-name="T3"><text:line-break/><text:line-break/></text:span>我們反倒應該鼓勵警方依法行事才對，該逮捕就逮捕，該驅離就驅離，該移送就移送，不要和稀泥，也不需要來協商、談條件，又不是黑社會在幹活。<text:span text:style-name="T3"><text:line-break/><text:line-break/></text:span>今天參與者多，但狀況有點嘈雜混亂，還好我腦子裏能回味、思想的美妙事可多了，就沒多注意整體狀況，印象中好像有許多人不斷拍照。<text:span text:style-name="T3"><text:line-break/><text:line-break/></text:span>因為要趕車回台南，六點半的票事先已經買了，所以靜站一結束我就走了，僅僅差了三分鐘就趕不上車。</text:p>
      <text:p text:style-name="P1"><text:span text:style-name="T1">鄭啟承</text:span><text:s/>  |  2014.08.10 01:25   |   <text:a xlink:type="simple" xlink:href="http://palinfo.habago.org/Entry?Command=Information_PrintForum&amp;iPage=423#FORUM32573"><text:span text:style-name="T2">#</text:span></text:a></text:p>
      <text:p text:style-name="P2">首頁的聯合報報導我都更新好了，小慧的內容也換成最新版了。</text:p>
      <text:p text:style-name="P1"><text:span text:style-name="T1">葉小慧</text:span><text:s/>  |  2014.08.09 21:31   |   <text:a xlink:type="simple" xlink:href="http://palinfo.habago.org/Entry?Command=Information_PrintForum&amp;iPage=423#FORUM32572"><text:span text:style-name="T2">#</text:span></text:a></text:p>
      <text:p text:style-name="P3">同樣是蘇記者的報導，在世界日報，有照片，還有沒在聯合報露出的張正發言。<text:span text:style-name="T3"><text:line-break/><text:line-break/>----<text:line-break/></text:span>籲以停火<text:span text:style-name="T3"><text:s/></text:span>台灣人「站樁」抗議<text:span text:style-name="T3"><text:line-break/><text:line-break/></text:span>記者蘇瑋璇／台北<text:span text:style-name="T3">9</text:span>日電<text:span text:style-name="T3"><text:line-break/><text:line-break/></text:span>紀念若雪巴勒斯坦網站發起「拯救加薩接力靜默抗議行動」，在駐台北以色列經濟文化辦事處前站樁，有民眾在網路上看到來聲援。（記者蘇瑋璇／攝影）<text:span text:style-name="T3"><text:line-break/><text:line-break/><text:line-break/></text:span>以色列與巴勒斯坦交戰<text:span text:style-name="T3">1</text:span>個月，造成<text:span text:style-name="T3">1900</text:span>多人死亡，其中<text:span text:style-name="T3">1800</text:span>多是巴勒斯坦人，凸顯雙邊軍事不對稱。「紀念若雪巴勒斯坦資訊網」本周發動在駐台北以色列經濟文化辦事處前靜默站樁，訴求「停止屠殺、解除封鎖」，今天下午<text:span text:style-name="T3">4</text:span>時響應全球抗議行動，在同一地點擴大站樁。<text:span text:style-name="T3"><text:line-break/><text:line-break/>2008</text:span>年起，紀念若雪巴勒斯坦資訊網的成員每月挑一天，針對反戰、反軍火貿易、反侵略等人權議題，在美國在台協會、台師大等地點站樁，保持緘默，用黑底白字看板吶喊訴求。最近因以巴衝突高漲，擴大為每天接力站樁。<text:span text:style-name="T3"><text:line-break/><text:line-break/></text:span>連站三天的葉小慧說，台灣人太習慣接受美國的國際論述，在以巴事件中，台灣多數人的立場傾向以色列、或冷漠，但這次犧牲的絕大多數是巴勒斯坦無辜平民，「站出來」這分微小的力量，除了訴求和平，更盼台灣人反思。<text:span text:style-name="T3"><text:line-break/><text:line-break/></text:span>葉小慧四年前造訪以國，認養兩名巴勒斯坦孩童，戰爭開打後，孩子寫信報平安，女孩畫了一張巴勒斯坦國旗，祈願「和平」；男孩畫了張嘴大牙的老虎，充滿憤怒，「<text:span text:style-name="T3">14</text:span>歲的孩子最大願望，只是和平與自由。」戰爭延燒後，通訊斷絕，她忍不住哭了。<text:span text:style-name="T3"><text:line-break/><text:line-break/></text:span>前四方報總編輯張正也在站樁之列，有人質疑站樁沒用，但他就當為自己而站。他說，當加薩走廊烽火連天，無力改變什麼，兩小時的勞動，遠比賴在沙發上轉電視機強多了。<text:span text:style-name="T3"><text:line-break/><text:line-break/></text:span>中原大學財經法律系學生鄭涵文說，台灣媒體對哈薩克排球美女的關注，遠高於上千條人命，非常諷刺。<text:span text:style-name="T3"><text:line-break/><text:line-break/>----<text:line-break/><text:line-break/>http://www.worldjournal.com/view/full_van/25585284/article-</text:span>籲以停火<text:span text:style-name="T3">-</text:span>台灣人<text:span text:style-name="T3">-</text:span>站樁<text:span text:style-name="T3">-</text:span>抗議<text:span text:style-name="T3">?instance=bc_bull_left1</text:span></text:p>
      <text:p text:style-name="P1"><text:span text:style-name="T1">葉小慧</text:span><text:s/>  |  2014.08.09 20:52   |   <text:a xlink:type="simple" xlink:href="http://palinfo.habago.org/Entry?Command=Information_PrintForum&amp;iPage=423#FORUM32571"><text:span text:style-name="T2">#</text:span></text:a></text:p>
      <text:p text:style-name="P2"><text:span text:style-name="T3">2014.08.09. </text:span>為加薩而站<text:span text:style-name="T3"><text:line-break/><text:line-break/></text:span>之前不太確定今天的「為加薩而站」是什麼形式，原以為是在四點到六點站樁完後的較大型集會，但一到現場就看到陳真、良哲，還有唐曙吧，大致理解是大家一起站樁。<text:span text:style-name="T3"><text:line-break/><text:line-break/></text:span>四點一到，人愈來愈多，應該是勞權會那邊帶來大型單字看板，在前面站成一排，想來很醒目。<text:span text:style-name="T3"><text:line-break/><text:line-break/></text:span>心底想著既然人多了，我就專心站樁，記錄等就交給良哲比較清楚整體概況的人，因此沒想要多留意到底有哪些人，約略記得在我眼前經過的穆斯林朋友，期間也有一兩位路過後決定一起站的。心想還是有些印象跟想法，因此寫成這篇小記。<text:span text:style-name="T3"><text:line-break/><text:line-break/></text:span>或許是因為習慣不同，會同站樁的不少朋友會互相交談，不少習慣拍照記錄，形成比較熱鬧的景況。就這一點感到有些吃力，雖然我參加靜站到第四天，經驗不多，但習慣靜默後，聽到交談反而會分心，多出另外的思緒，結果感覺時間拖得更長了一些。<text:span text:style-name="T3"><text:line-break/><text:line-break/></text:span>期間保全來請我們讓出位置，有了點小衝突。心底覺得有點可惜，保全那樣做，一是他們的職責，其實也是一種干擾行動，如果大家對其反應劇烈，鬧成一團，相對就削弱了活動的訴求。民眾經過的時間短暫，印象焦點反而會在衝突，而不在訴求，他們也不會事後來理解細節。<text:span text:style-name="T3"><text:line-break/><text:line-break/></text:span>個人建議，如果可以，下回又有類似情況，堅持靜默不予回應，等他們找警察來再說也不遲。後續靜默抗議會持續，提供來參加的朋友參考。<text:span text:style-name="T3"><text:line-break/><text:line-break/></text:span>大約五點半左右，昨天的江同學又拿著平板出現了，他告訴我這麼一長排舉牌的，數了數有<text:span text:style-name="T3">42</text:span>位，相比前面三天，確實人數多了非常多。<text:span text:style-name="T3"><text:line-break/><text:line-break/></text:span>六點鐘，行動告一段落。唐曙聚集了大家，說明今天為加薩而站的原因，以及加薩目前又繼續戰爭的情況，他說哪怕是替加薩爭取個一天兩天喘息機會也好，我很認同。接著他帶著大家一起喊了口號「停止屠殺！解除封鎖！<text:span text:style-name="T3">....</text:span>」「<text:span text:style-name="T3">Free Palestine! Let Gaza Live!</text:span>」後，結束今天的活動；至於額外援助巴勒斯坦家庭的捐款行動，由唐曙及良哲處理。<text:span text:style-name="T3"><text:line-break/><text:line-break/></text:span>昨天出席的玉玲（沐子）在活動剛結束時出現，帶著從嘉義上來的學生，說沒趕上一起站樁。<text:span text:style-name="T3"><text:line-break/><text:line-break/></text:span>天氣預報會下雨，但今天持續幾天來的配合，在大樓的陰影下配合涼風，沒有雨的威脅，直到六點多結束所有活動後，六點半正式下起大雨。感謝大家，祝福平安。</text:p>
      <text:p text:style-name="P1"><text:span text:style-name="T1">鄭石宏</text:span><text:s/>  |  2014.08.09 20:26   |   <text:a xlink:type="simple" xlink:href="http://palinfo.habago.org/Entry?Command=Information_PrintForum&amp;iPage=423#FORUM32570"><text:span text:style-name="T2">#</text:span></text:a></text:p>
      <text:p text:style-name="P3">今天的以色列對待巴勒斯坦人的方式，就像當年希特勒對待他們的手法一樣。我們不是反猶太，但希望有方式制裁這種納粹式屠殺！<text:span text:style-name="T3"><text:line-break/></text:span>巴勒斯坦人民不等於哈瑪斯。抵制以色列的方法，人民比政府更沒有包袱，那就是在可能範圍內，不要買以色列的商品。</text:p>
      <text:p text:style-name="P1"><text:span text:style-name="T1">葉小慧</text:span><text:s/>  |  2014.08.09 13:51   |   <text:a xlink:type="simple" xlink:href="http://palinfo.habago.org/Entry?Command=Information_PrintForum&amp;iPage=423#FORUM32568"><text:span text:style-name="T2">#</text:span></text:a></text:p>
      <text:p text:style-name="P2">我<text:span text:style-name="T3">hotmail</text:span>的信箱不知為何進不去，可能是系統問題。若啟承或良哲要將說明置入首頁，請用下面這個版本。（牛奶與蜜之地經他人指正為「流」奶與蜜之地）<text:span text:style-name="T3"><text:line-break/><text:line-break/></text:span>小慧<text:span text:style-name="T3"><text:line-break/><text:line-break/>----<text:line-break/></text:span>沒想到真的出來了。<text:span text:style-name="T3"><text:line-break/><text:line-break/></text:span>內容跟我描述有些許差異，寫得稍稍戲劇化了點（應該說括弧內的字句不完全是我的話）。大概說明一下，我是<text:span text:style-name="T3">2010</text:span>年開始借由世界展望會陸續資助兩位巴勒斯坦孩童，先是男孩巴漢，後來公司幫我加薪，我認為有餘力又多資助一位女孩薩依德。他們現在都是八年級，我只回應他們是八年級，孩子希望和平，但他們連基本的自由都很難，大致這個意思。<text:span text:style-name="T3"><text:line-break/><text:line-break/></text:span>但我不是<text:span text:style-name="T3">2010</text:span>年（所謂四年前）前往以色列，是在<text:span text:style-name="T3">2012</text:span>年時候自助過去的。因為我想要實際看看當地情況，不想只是看新聞報導什麼的就誤會他們。我從約旦和以色列交界的北邊關卡進入，從他們北邊繞到海法，往南經過特拉維夫、內蓋夫沙漠後到以拉特，再從以拉特北上，沿途經過死海到達耶路撒冷，隨後進入伯利恆，就在伯利恆看到那堵高牆。<text:span text:style-name="T3"><text:line-break/><text:line-break/></text:span>以色列和約旦兩兩相比，就看得出來以色列占了所謂「流奶與蜜之地」，可能敵人環伺關係，男女皆兵，講求精實，在他們國內看不到胖子，人人把運動當成家常便飯在訓練自己，隨處都看得到運動設施，內蓋夫沙漠軍事演練是每天常事。風景美得很美，當地體驗人情也很好，但我看到時想，小朋友他們卻可能一輩子都無法看到這些景色<text:span text:style-name="T3">....<text:line-break/><text:line-break/></text:span>原本看到巴漢的憤怒時，想寫封信給他安撫一下，不料此時戰況趨緊，世界展望會給資助人通知，說志工們不方便移動以確保安全，所以書信和禮物都暫停轉送。這件事情讓我的無力感更重，看到西區也有死傷，每天都在焦慮當中，所以情緒激動了。</text:p>
      <text:p text:style-name="P4"/>
      <text:p text:style-name="P1"><text:span text:style-name="T1">陳真</text:span><text:s/>  |  2014.08.09 13:47   |   <text:a xlink:type="simple" xlink:href="http://palinfo.habago.org/Entry?Command=Information_PrintForum&amp;iPage=424#FORUM32567"><text:span text:style-name="T2">#</text:span></text:a></text:p>
      <text:p text:style-name="P2">對，我也覺得聯合報的這篇寫得挺好。<text:span text:style-name="T3"><text:line-break/><text:line-break/></text:span>二十年前，我每天身上總是帶著一堆<text:span text:style-name="T3"><text:s/>“</text:span>我家不看聯合報<text:span text:style-name="T3">“ </text:span>的抵制貼紙，逢人就散發。真沒想到會有這麼一天，聯合報和中國時報卻變成我唯二願意看、正直可信的報紙。而那些所謂本土愛台報卻臭不可聞。<text:span text:style-name="T3"><text:line-break/><text:line-break/></text:span>特別是自由時報，除了無日無之的抹黑造謠，整天就是無所不用其極妖魔化醜化大陸人，簡直喪心病狂。若有自由時報來採訪，我是建議直接叫他滾，至少我個人是絕對會這麼幹的。太沒有基本良知道德沒有人性的報紙。<text:span text:style-name="T3"><text:line-break/><text:line-break/></text:span>任何媒體可以有任何立場，但不能幾乎每一個報導全是以造謠抹黑扭曲來取代基本事實，更不應該違背基本人性無時無刻想方設法去妖魔化任何一個族群，盡一切力量去挑起台灣人對大陸人的仇恨和鄙視。<text:span text:style-name="T3"><text:line-break/><text:line-break/></text:span>像自由時報這種喪心病狂的媒體，在西方社會肯定老早被繩之以法或被群眾砸爛，在台灣卻是<text:span text:style-name="T3">x</text:span>他<text:span text:style-name="T3">x</text:span>的第一大報。<text:span text:style-name="T3"><text:line-break/><text:line-break/></text:span>我的好朋友杜念中幾年前下台後，我發現蘋果日報也開始綠到不行。深綠墨綠，綠到發黑都無所謂，但你不能刻意偏頗處理，刻意扭曲。<text:span text:style-name="T3"><text:line-break/><text:line-break/></text:span>因此，蘋果最好也離我遠一點。當然，我只是說我。旁人愛吃蘋果我無所謂。但我強烈要求巴勒網應該徹底拒絕自由時報的採訪。因為，這報紙之所有一切所作所為之卑劣齷齪，難道不就是我們巴勒網強烈所要反對的？！<text:span text:style-name="T3"><text:line-break/><text:line-break/></text:span>我們不去抵制這樣一個以挑起族群仇恨為宗旨的邪惡媒體，卻去抵制什麼水蜜桃冰淇淋或其實與以色列牽扯極微的麥當勞，實在是說不通。<text:span text:style-name="T3"><text:line-break/><text:line-break/></text:span>至於聯合報這篇報導，連同小慧的進一步說明，要不要貼去首頁獨立成篇。這事我可以弄，但現在在統聯車上（快到彰化了），用手機不太好弄。啟承能不能幫忙貼？<text:span text:style-name="T3"><text:line-break/><text:line-break/></text:span>陳真</text:p>
      <text:p text:style-name="P1"><text:span text:style-name="T1">陳真</text:span><text:s/>  |  2014.08.08 22:05   |   <text:a xlink:type="simple" xlink:href="http://palinfo.habago.org/Entry?Command=Information_PrintForum&amp;iPage=424#FORUM32565"><text:span text:style-name="T2">#</text:span></text:a></text:p>
      <text:p text:style-name="P3">明天是我和小慧站，同時也是集體站樁。整個現場如果需要某些安排或溝通，希望仍由良哲和唐曙來決定。若有採訪，想講的人就自己講，沒有什麼話要說的就推給良哲。<text:span text:style-name="T3"><text:line-break/><text:line-break/></text:span>至於法律方面，今天是上班時間，如果今天七、八人都沒事，明天應該就也不會有事。萬一需要有人負責，我能承擔。通常做一下筆錄就沒事，若被移送偵辦，這回我會接受交保。<text:span text:style-name="T3"><text:line-break/><text:line-break/></text:span>記得過去有幾次是所有人統統抓到警察局。這種狀況，如果你不想牽扯，就當場及時拿掉牌子退出即可，就不用去警察局做筆錄了。每個人身家狀況不同，想法或個性也不同，不需要硬著頭皮去面對一些自己不想面對的狀況。<text:span text:style-name="T3"><text:line-break/><text:line-break/></text:span>關於明天，大概就這樣。<text:span text:style-name="T3"><text:line-break/><text:line-break/></text:span>謝謝小慧的描述，看了兩遍，栩栩如生。其他參與者若有寫了些什麼，也不妨在此留下，做個記錄與見證。<text:span text:style-name="T3"><text:line-break/><text:line-break/></text:span>人們常說遠近，以表親疏。以巴遙遠，與我何干？其實若要說遠，太陽最遠了，但太陽稍有動靜，眾人死活都得牽扯。流星恐怕又更遠了。前幾天有流星雨，<text:span text:style-name="T3">‘"</text:span>雨<text:span text:style-name="T3">" </text:span>沒見著，只看到一顆，倏忽而過，被我看到，便為我所有，溜進記憶深處。儘管學姊因為沒見著，心有不甘，堅持說是我眼花閃光。<text:span text:style-name="T3"><text:line-break/><text:line-break/></text:span>事物不論遠近，當我們為它付出了點代價與關注，便產生關係<text:span text:style-name="T3">, </text:span>為我所有。以巴再遠也將不再遙遠，而是<text:span text:style-name="T3"><text:s/>"</text:span>我的<text:span text:style-name="T3">" </text:span>以巴，<text:span text:style-name="T3">"</text:span>我的<text:span text:style-name="T3">" </text:span>那顆燦爛的星。<text:span text:style-name="T3"><text:line-break/><text:line-break/></text:span>最近去長城。毛澤東說，<text:span text:style-name="T3">"</text:span>不到長城非好漢<text:span text:style-name="T3">"</text:span>。原以為不過就爬幾層階梯，來到山腳下，方知艱難，是真的<text:span text:style-name="T3"><text:s/>"</text:span>爬<text:span text:style-name="T3">"</text:span>；遇到下坡路，由爬變滾，尤為艱難。<text:span text:style-name="T3"><text:line-break/><text:line-break/></text:span>原本打算上去看一眼就下來，無奈在長城上迷了路，翻過一個又一個山頭，被迫當了一回好漢，拼了死命從這頭走到那頭。昏黃時分，落日已在不遠處。山嶺風大，回頭望去，眾人已不見蹤影，群山無言，而原本遙遠得像在夢裡的長城自此進駐我心，成為<text:span text:style-name="T3"><text:s/>"</text:span>我的<text:span text:style-name="T3">" </text:span>長城。<text:span text:style-name="T3"><text:line-break/><text:line-break/></text:span>滄桑風華為你再現，好漢也讓你當了，往後再也沒法說長城遙遠與我無關。<text:span text:style-name="T3"><text:line-break/><text:line-break/></text:span>台南到了。</text:p>
      <text:p text:style-name="P1"><text:span text:style-name="T1">葉小慧</text:span><text:s/>  |  2014.08.08 21:13   |   <text:a xlink:type="simple" xlink:href="http://palinfo.habago.org/Entry?Command=Information_PrintForum&amp;iPage=424#FORUM32563"><text:span text:style-name="T2">#</text:span></text:a></text:p>
      <text:p text:style-name="P2"><text:span text:style-name="T3">0808</text:span>小記修正如下：<text:span text:style-name="T3"><text:line-break/><text:line-break/>2014.08.08.<text:line-break/><text:line-break/></text:span>接力靜默抗議第三天。<text:span text:style-name="T3"><text:line-break/><text:line-break/>15:53</text:span>到達現場，保全來問一下今天可能的人數。後來覺得呆在那等不如開始靜站，就開始今天的站樁。<text:span text:style-name="T3"><text:line-break/><text:line-break/></text:span>沒多久一位先生來拍照，我習慣問一下對方是什麼來頭，原來是鄭志忠大哥的朋友施大哥，來拍照幫忙宣傳。大概待了半小時以上。<text:span text:style-name="T3"><text:line-break/><text:line-break/></text:span>四點十幾分，以為是曉音的玉玲出席。這邊不太確定順序，有聯合報記者蘇瑋璇帶著實習記者伍同學來；也有兩位從臉書（聊天時了解應該是從「<text:span text:style-name="T3"><text:line-break/>Abdullah in Taiwan </text:span>認識穆斯林與伊斯蘭議題之窗」看到站樁訊息的朋友，陳振偉和李彥，跟著拿起標語牌站樁；四點二十左右，涵文也出現了。頓時間從我一個人變成七八個在場。<text:span text:style-name="T3"><text:line-break/><text:line-break/></text:span>保全請我們把背包移開廣場花壇，忘記誰提議，挪到人行道的同時，把其他標語牌一起擺上。<text:span text:style-name="T3"><text:line-break/><text:line-break/></text:span>蘇記者提了很多問題，我大致以自己的理解回覆，因為沒被通知會有採訪，稍稍感到不安，但很快就聊開了，關於活動細節，我請她和良哲聯繫，我的部分大致回應為何站樁等感想，因為東顧西顧的，加上記性不太好，細節可能等報導出來（如果會出來），再一併整理。蘇記者後來也訪問了陳振偉和李彥，以及涵文。<text:span text:style-name="T3"><text:line-break/><text:line-break/></text:span>期間有個插曲，是愛國同心會的宣傳車，昨天他們也有經過我們站樁地點，今天打開麥克風，說支持我們反對以色列，叫以色列滾蛋等話語。<text:span text:style-name="T3"><text:line-break/><text:line-break/></text:span>因為人比前兩天多，我還在想警察跟保六應該不會無視，後來瞥到站在幾步遠的玉玲跟涵文，跟兩位警察在溝通吧。六點結束時候，才發現保六在旁邊看很久了，順便問了一下這兩天的活動行程，估計明天還是這位保六來盯場。<text:span text:style-name="T3"><text:line-break/><text:line-break/></text:span>五點半左右還有一位江同學，拿著平板，螢幕上秀著「<text:span text:style-name="T3">FreeGAZA</text:span>」字樣，吸引不少目光，後來節電模式啟動了，他也掛上標語牌。他也是看到網路訊息，但說明天（星期六）沒辦法參加，所以今天來一起站樁，因為不方便露臉，所以只拍下他拿著「以軍暴行<text:span text:style-name="T3"><text:s/></text:span>千夫所指」標語牌的樣子作為記錄。<text:span text:style-name="T3"><text:line-break/><text:line-break/></text:span>謝謝今天來的夥伴支持，感覺今天的兩個小時比前兩天更快了。</text:p>
      <text:p text:style-name="P1"><text:span text:style-name="T1">陳真</text:span><text:s/>  |  2014.08.08 17:18   |   <text:a xlink:type="simple" xlink:href="http://palinfo.habago.org/Entry?Command=Information_PrintForum&amp;iPage=424#FORUM32561"><text:span text:style-name="T2">#</text:span></text:a></text:p>
      <text:p text:style-name="P3">關於抵制麥當勞，我找到一個理應可信的證據，就在<text:span text:style-name="T3">JUF</text:span>的網站上。<text:span text:style-name="T3"><text:line-break/><text:line-break/>JUF</text:span>是設於美國的一個以色列<text:span text:style-name="T3"><text:s/>‘’</text:span>慈善<text:span text:style-name="T3">‘’ </text:span>組織，旨在幫助陷於困境的猶太人。我給<text:span text:style-name="T3"><text:s/>‘’</text:span>慈善<text:span text:style-name="T3">‘’ </text:span>二字打了引號是因為這組織是帶有明顯政治性的，它宣稱以色列政府的侵佔巴勒斯坦是一合法權利，認為這是猶太人的<text:span text:style-name="T3"><text:s/>‘’</text:span>固有價值<text:span text:style-name="T3">‘’</text:span>。<text:span text:style-name="T3"><text:line-break/><text:line-break/>JUF </text:span>有個常設的<text:span text:style-name="T3">matching gift</text:span>捐款計劃，上頭列出所有參與這個計畫的機構，包括微軟以及我們每天使用的<text:span text:style-name="T3">google</text:span>，還有麥當勞等等。所謂<text:span text:style-name="T3">matching gift</text:span>計劃就是比方說你是麥當勞的員工，你捐一百元給<text:span text:style-name="T3">JUF</text:span>的同時，麥當勞這家公司就會同時也捐一百元或兩百元不等的金額給<text:span text:style-name="T3">JUF (</text:span>看是<text:span text:style-name="T3">1</text:span>：<text:span text:style-name="T3">1 </text:span>或<text:span text:style-name="T3">1</text:span>：<text:span text:style-name="T3">2 </text:span>等等<text:span text:style-name="T3">)</text:span>。<text:span text:style-name="T3"><text:line-break/><text:line-break/></text:span>我知道網路上對麥當勞常有一些不實指控，不過，<text:span text:style-name="T3">JUF</text:span>自己的網站已經清楚地標示麥當勞就是他們的財政夥伴。<text:span text:style-name="T3">JUF </text:span>以慈善為標榜，但我看他們顯然同時也是個愛國團體，擁護以色列政府之各種政策與作為。<text:span text:style-name="T3"><text:line-break/><text:line-break/>JUF </text:span>的捐款財務策略夥伴名單如下：<text:span text:style-name="T3"><text:line-break/><text:line-break/>http://www.juf.org/donate/matching_gifts.aspx</text:span></text:p>
      <text:p text:style-name="P1"><text:span text:style-name="T1">陳真</text:span><text:s/>  |  2014.08.08 12:43   |   <text:a xlink:type="simple" xlink:href="http://palinfo.habago.org/Entry?Command=Information_PrintForum&amp;iPage=424#FORUM32560"><text:span text:style-name="T2">#</text:span></text:a></text:p>
      <text:p text:style-name="P2">歐巴馬授權美軍空襲伊拉克<text:span text:style-name="T3"><text:line-break/><text:line-break/></text:span>法新社法新社<text:span text:style-name="T3"><text:s/>– 2014</text:span>年<text:span text:style-name="T3">8</text:span>月<text:span text:style-name="T3">8</text:span>日<text:span text:style-name="T3"><text:line-break/><text:line-break/></text:span>歐巴馬授權美軍空襲伊拉克<text:span text:style-name="T3"><text:line-break/></text:span>（法新社華盛頓<text:span text:style-name="T3">7</text:span>日電）<text:span text:style-name="T3"><text:s/></text:span>美國總統歐巴馬今天在白宮記者會表示已授權美軍，在需要時對伊拉克好戰分子發動空襲。<text:span text:style-name="T3"><text:line-break/></text:span>歐巴馬授權美軍在伊拉克鎖定目標空襲，以避免發生「滅族屠殺」。</text:p>
      <text:p text:style-name="P1"><text:span text:style-name="T1">懷軒</text:span><text:s/>  |  2014.08.08 04:14   |   <text:a xlink:type="simple" xlink:href="http://palinfo.habago.org/Entry?Command=Information_PrintForum&amp;iPage=424#FORUM32559"><text:span text:style-name="T2">#</text:span></text:a></text:p>
      <text:p text:style-name="P3">我不知道樂山雷達站是美軍蓋的，還有駐軍<text:span text:style-name="T3">??<text:line-break/><text:line-break/></text:span>這讓我想到去年我有位廠商朋友曾跟我說過，新竹某座山裡其實有一個保密到家的美軍基地，因為他們的下包進去做工程，而且存在很久了。我一聽覺得不可置信<text:span text:style-name="T3">(</text:span>因為想著美軍基地應該人數眾多規模很大<text:span text:style-name="T3">)</text:span>，想說這麼多外國人，總要放假，怎麼可能當地人都不知道還這麼多年。他說她也是聽下包說的，但是他和夏包不熟，只能當是以訛傳訛。現在想想原來就是樂山<text:span text:style-name="T3">??<text:line-break/><text:line-break/></text:span>政府也他媽的瞞太久了吧<text:span text:style-name="T3">!<text:line-break/><text:line-break/></text:span>懷軒</text:p>
      <text:p text:style-name="P1"><text:span text:style-name="T1">陳真</text:span><text:s/>  |  2014.08.08 01:51   |   <text:a xlink:type="simple" xlink:href="http://palinfo.habago.org/Entry?Command=Information_PrintForum&amp;iPage=424#FORUM32558"><text:span text:style-name="T2">#</text:span></text:a></text:p>
      <text:p text:style-name="P2">智巽，謝謝你提供這個訊息，我之前不曾聽聞。剛剛用<text:span text:style-name="T3"><text:s/>"</text:span>樂山雷達站<text:span text:style-name="T3">" </text:span>搜尋了一下，看到這個資料：<text:span text:style-name="T3"> <text:line-break/><text:line-break/>http://tw01.org/profiles/blogs/1970702:BlogPost:2447279<text:line-break/><text:line-break/></text:span>我會持續了解這個事情。若屬實，實在太離譜。<text:span text:style-name="T3"><text:line-break/><text:line-break/></text:span>台灣真的是存心當美國人的狗，而且如李敖所說，這狗很沒出息，不但得自備狗食，而且還要花大錢供養主人。不去咬美國這個大惡棍，卻長期以來反而自甘淪為鷹犬，為美國主子傷害他人，甚至傷害自己同胞。<text:span text:style-name="T3"><text:line-break/><text:line-break/></text:span>在英國參加各種抗議或示威等等活動，因為幾乎沒有其他黃皮膚，常會被人問你從哪裏來？我都很不好意思說我來自台灣。有些時候，人們一聽到你來自台灣，便會接著結結巴巴地問，問什麼不用說我也知道，人們喜歡問說台灣為什麼要當美國人的狗？</text:p>
      <text:p text:style-name="P1"><text:span text:style-name="T1">陳真</text:span><text:s/>  |  2014.08.08 01:39   |   <text:a xlink:type="simple" xlink:href="http://palinfo.habago.org/Entry?Command=Information_PrintForum&amp;iPage=424#FORUM32557"><text:span text:style-name="T2">#</text:span></text:a></text:p>
      <text:p text:style-name="P3">遠方砲火隆隆，惡人得勢，為所欲為，但這世界對於是非善惡的理解基本上是一清二楚的。<text:span text:style-name="T3"><text:line-break/><text:line-break/></text:span>島內另一種砲火同樣猖狂無度，甚且更為邪惡陰狠，但你只能盡量噤聲不語，任其肆虐，因為是非善惡在此起不了任何作用。稍有不敬，馬上就能讓你焦頭爛額。<text:span text:style-name="T3"><text:line-break/><text:line-break/></text:span>兩者都是圍城，一個是圍別人，一個是圍自己，藉著無所不用其極的黑暗手段，傷害異己，進而把眾人推向絕路，喧囂得意。若干年後，也許三十年，也許五十年，也許還要更久，歷史真不知道會怎麼描述這段自掘墳墓的瘋狂史。<text:span text:style-name="T3"><text:line-break/><text:line-break/></text:span>鄧小平在一次重要訪談中如是說，說到自己的功與過。他自認己過頂多只能與功打平，但他說，他犯下的無數錯誤基本上仍是出於善意。不管他犯下多少錯誤，有一功值得我的敬意，那就是打開圍城，使中國走出籠牢。<text:span text:style-name="T3"><text:line-break/><text:line-break/></text:span>雖然歷史無法重新驗證，但我常想，要不是鄧小平的開放政策，今天的伊拉克、阿富汗、敘利亞和利比亞等等人間煉獄般的亡國血腥慘劇，恰恰不折不扣就會發生在中國身上，就猶如十九世紀到二十世紀中葉無日無之的列強入侵與姦殺擄掠。</text:p>
      <text:p text:style-name="P1"><text:span text:style-name="T1">智巽</text:span><text:s/>  |  2014.08.08 01:22   |   <text:a xlink:type="simple" xlink:href="http://palinfo.habago.org/Entry?Command=Information_PrintForum&amp;iPage=424#FORUM32556"><text:span text:style-name="T2">#</text:span></text:a></text:p>
      <text:p text:style-name="P2">說到軍火貿易，突然想到今天公司在上課時，顧問突然講到雪霸國家公園上有個樂山雷達站，說是美國建的，收集到的情報都經過美國特別加密，台灣無法解密，只能由美國決定是不是分享情報給台灣。剛剛一查，這還是台灣花大錢買來的，從<text:span text:style-name="T3">2003</text:span>年開始到現在花了三四百億，現在卻由美軍駐守。真不知道我們每年繳的稅到底花了多少錢餵那些軍火販子，在知道美國入侵伊拉克，台灣提供子彈那年，我在繳稅單上註明<text:span text:style-name="T3">:</text:span>請勿用於製造殺人武器助紂為虐。</text:p>
      <text:p text:style-name="P1"><text:span text:style-name="T1">葉小慧</text:span><text:s/>  |  2014.08.08 01:13   |   <text:a xlink:type="simple" xlink:href="http://palinfo.habago.org/Entry?Command=Information_PrintForum&amp;iPage=424#FORUM32555"><text:span text:style-name="T2">#</text:span></text:a></text:p>
      <text:p text:style-name="P3">我是聽到涵文跟大樓保全兩個爭執的字眼是「肖像權」。<text:span text:style-name="T3"><text:line-break/><text:line-break/></text:span>就我個人對肖像權的粗淺理解，除了未經被拍攝者的同意拍攝，還要在未授權下被公開使用的情況下，才比較可能構成肖像權侵害問題。<text:span text:style-name="T3"><text:line-break/><text:line-break/></text:span>保全的確沒問過我和張正就在拍了（警察跟保六都會問一聲），但我能理解那是他們工作，稍後張正也跟保全溝通了一下，就沒事了。</text:p>
      <text:p text:style-name="P1"><text:span text:style-name="T1">陳真</text:span><text:s/>  |  2014.08.08 01:01   |   <text:a xlink:type="simple" xlink:href="http://palinfo.habago.org/Entry?Command=Information_PrintForum&amp;iPage=424#FORUM32554"><text:span text:style-name="T2">#</text:span></text:a></text:p>
      <text:p text:style-name="P2">什麼肖像權？跟誰起爭執？<text:span text:style-name="T3"><text:line-break/><text:line-break/></text:span>以色列最近一副打勝仗的模樣，看起來戰火理應已近尾聲<text:span text:style-name="T3">(</text:span>希望是這樣<text:span text:style-name="T3">)</text:span>，但我想我們還是<text:span text:style-name="T3"><text:s/>"</text:span>至少<text:span text:style-name="T3">" </text:span>站到雙方達成有效停火協議為止。<text:span text:style-name="T3"><text:line-break/><text:line-break/></text:span>我個人是希望哈瑪斯不要給停火設條件，套句<text:span text:style-name="T3">Chomsky</text:span>的話，和平不需要理由，打仗才需要；但我能理解哈瑪斯不願就此罷休的感覺，就像歹徒衝進家裏殺人，殺到爽了，然後以勝利之姿說我願意停火，因為我想殺的都殺了，不想殺的也殺得差不多了，殺人的感覺真爽，我贏了。這時候，受害者聽了，恐怕很難釋懷。<text:span text:style-name="T3"><text:line-break/><text:line-break/></text:span>我能理解這種恨，換做我是當事人，我也沒把握我能不尋求復仇。只是戰爭這種東西，永遠都是以那些最弱小的無辜生命做為犧牲品，對雙方都沒有好處。</text:p>
      <text:p text:style-name="P4"/>
      <text:p text:style-name="P1"><text:span text:style-name="T1">葉小慧</text:span><text:s/>  |  2014.08.08 00:21   |   <text:a xlink:type="simple" xlink:href="http://palinfo.habago.org/Entry?Command=Information_PrintForum&amp;iPage=425#FORUM32553"><text:span text:style-name="T2">#</text:span></text:a></text:p>
      <text:p text:style-name="P2"><text:span text:style-name="T3">2014.08.07.<text:line-break/><text:line-break/></text:span>接力靜默抗議第二天。<text:span text:style-name="T3"><text:line-break/><text:line-break/></text:span>原以為自己提早<text:span text:style-name="T3">10</text:span>分鐘到，不想麗鈞已經等在現場，張正也從大樓咖啡廳內出來會合，開始這天的靜站。<text:span text:style-name="T3"><text:line-break/><text:line-break/></text:span>三個人，我和張正靜站，麗鈞兼發傳單。張正有位朋友來採訪他，不知道談了什麼，與靜默抗議相關吧。由於一開始出現了四人，大樓保全有叨念了一下。<text:span text:style-name="T3"><text:line-break/><text:line-break/></text:span>警察照例前來關心，只交代不要影響行人進出就走了。<text:span text:style-name="T3"><text:line-break/><text:line-break/></text:span>這兒的風有時候會抓狂，本來部分傳單用紙鎮壓在標語袋上，不想飛去了一張，包含那個泡泡袋，還以為那張傳單可能會懷念我們，一度往我們這飛近，不想車流過去，就不知道飄去哪了。<text:span text:style-name="T3"><text:line-break/><text:line-break/></text:span>五點多，稍作休息順便吃藥，醫生交代要空腹，才遲到這時間吃，讓大家擔心真的很抱歉，但乖乖吃藥，就快好了。<text:span text:style-name="T3"><text:line-break/><text:line-break/></text:span>今天前後有一位計程車司機大哥，還有一輛私家車兩位先生，都對我們豎了大拇指，遊覽車上一位小女孩還對我揮揮手。<text:span text:style-name="T3"><text:line-break/><text:line-break/></text:span>回復靜站時，大樓保全在打電話，念著我拿的標語「給和平一個機會」「以軍結束非法佔領」給對方聽，然後打算拍照存證吧，恰巧涵文出現了，因為肖像權問題稍微起了點爭執。<text:span text:style-name="T3"><text:line-break/><text:line-break/></text:span>近六點鐘，思鋒就出現在我們面前，讓我提前結束；另一位在晚上的洪凌，張正說身體微恙就不出席了。<text:span text:style-name="T3"><text:line-break/><text:line-break/></text:span>跟思鋒交換手機號碼，就交班給他和涵文。藉機順便跟涵文說明，保全的例行工作，如果拒絕被拍，直接說就可以，其他人也會自己主張，不用太擔心，涵文就跟交班後的保全溝通去了。看他還拿憲法之類的，好認真。<text:span text:style-name="T3"><text:line-break/><text:line-break/></text:span>七點二十分左右，涵文說精神不濟先收工，在交接標語袋時候聊了一下。為什麼要每天出席？一個是現在時間允許，另一個是因為，除了這樣，我不知道還能為巴勒斯坦和我那兩位小朋友做些什麼，也許是想著只要爭取到多一個人支持他們，我的無力感或可緩解，即便，只是一點點。</text:p>
      <text:p text:style-name="P1"><text:span text:style-name="T1">良哲</text:span><text:s/>  |  2014.08.07 21:41   |   <text:a xlink:type="simple" xlink:href="http://palinfo.habago.org/Entry?Command=Information_PrintForum&amp;iPage=425#FORUM32552"><text:span text:style-name="T2">#</text:span></text:a></text:p>
      <text:p text:style-name="P3">轉自東風網（馬來西亞東方日報），馬來西亞<text:span text:style-name="T3">5</text:span>日與<text:span text:style-name="T3">8</text:span>日發起抵制以色列、抵制麥當勞的活動。<text:span text:style-name="T3"><text:line-break/><text:line-break/></text:span>麥當勞前和平集會　龍運<text:span text:style-name="T3">2</text:span>千人抗議以色列<text:span text:style-name="T3"><text:line-break/></text:span>國內<text:span text:style-name="T3"><text:s/>2014</text:span>年<text:span text:style-name="T3">8</text:span>月<text:span text:style-name="T3">6</text:span>日<text:span text:style-name="T3"><text:line-break/><text:line-break/></text:span>（龍運<text:span text:style-name="T3">6</text:span>日訊）<text:span text:style-name="T3">2000</text:span>多名青年昨日在龍運麥當勞快餐店前展開和平示威集會，扺制購買猶太人的產品，以抗議以色列不人道攻擊巴勒斯坦的行動。<text:span text:style-name="T3"><text:line-break/><text:line-break/></text:span>這場和平示威活動是于昨午舉行，參與的約<text:span text:style-name="T3">2000</text:span>名青年聲稱是來自龍運青年俱樂部。<text:span text:style-name="T3"><text:s/><text:line-break/><text:line-break/></text:span>活動發起人之一的<text:span text:style-name="T3">20</text:span>歲青年諾哈菲祖丁表示，這場直到到深夜的和平示威集會，譴責以色列以不人道方式攻擊巴勒斯坦，並號召大眾抵制使用或罷買以色列經濟來源的產品。<text:span text:style-name="T3"><text:line-break/><text:line-break/></text:span>「我沒預料原本隻是透過面子書，推特和<text:span text:style-name="T3">WhatsApp</text:span>號召友人出席，竟獲得如此強大迴響，獲得眾人踴躍參與這場集會。」<text:span text:style-name="T3"><text:line-break/><text:line-break/></text:span>主辦單位在活動上也派發印有以色列產品小冊子，以便抵制這些以色列產品。<text:span text:style-name="T3"><text:line-break/><text:line-break/></text:span>從面書獲消息<text:span text:style-name="T3"><text:line-break/><text:line-break/>25</text:span>歲的參與者莫哈末阿登南是從面子書獲得這項消息，與友人一起前來參加這場活動。「我們來表達對這個活動的支持，以抗議以色列攻擊行爲。」<text:span text:style-name="T3"><text:line-break/><text:line-break/></text:span>「但我希望主辦者和參與者，在有太多情緒化和不打擾別人的環境下，甚至不影響是那些被抵制的人的環境下進行。」<text:span text:style-name="T3"><text:line-break/><text:line-break/></text:span>另一方面，據了解，昨晚在關丹，也有一批青年在關丹英迪拉馬哥打和直落尖不辣海灘展開快閃抗議行動。<text:span text:style-name="T3"><text:line-break/><text:line-break/><text:line-break/><text:line-break/></text:span>不滿以色列　網民發動抵制麥當勞<text:span text:style-name="T3"><text:line-break/></text:span>國內<text:span text:style-name="T3"><text:s/>2014</text:span>年<text:span text:style-name="T3">8</text:span>月<text:span text:style-name="T3">6</text:span>日<text:span text:style-name="T3"><text:line-break/><text:line-break/></text:span>（吉隆坡<text:span text:style-name="T3">6</text:span>日訊）不滿以色列不人道攻擊巴勒斯坦，巴勒斯坦支持者在網上號召人民抵制以色列產品，並發動「抵制麥當勞」運動。<text:span text:style-name="T3"><text:line-break/><text:line-break/></text:span>這項「抵制麥當勞」行動在網絡上廣傳，包括在面子書、推特和<text:span text:style-name="T3">WhatsApp</text:span>，發起人呼籲<text:span text:style-name="T3">24</text:span>小時抵制「麥當勞」快餐連銷店，以扺制以色列經濟來源的產品，迫使以色列停止攻擊加沙。這起攻擊行動自上月開始，已導緻約<text:span text:style-name="T3">2000</text:span>人死亡。<text:span text:style-name="T3"><text:s/><text:line-break/><text:line-break/></text:span>這項抵制麥當勞行動是號召人民在本周五（<text:span text:style-name="T3">8</text:span>日）早上<text:span text:style-name="T3">7</text:span>時至隔天早上<text:span text:style-name="T3">7</text:span>時，扺制購買麥當勞食物。<text:span text:style-name="T3"><text:line-break/><text:line-break/></text:span>在社交網媒廣傳在周五「抵制麥當勞」行動的消息外，也流傳大馬麥當勞爲對抗這項扺制行動，計劃在周五當天在全國指定清真寺派發免費漢堡和飲料。<text:span text:style-name="T3"><text:line-break/><text:line-break/></text:span>沒免費派漢堡<text:span text:style-name="T3"><text:line-break/><text:line-break/></text:span>惟大馬麥當勞公司否認這項免費派發漢堡和飲料的消息。麥當勞在官方網站貼文表示，沒有計劃周五在全國清真寺派發免費漢堡和飲料。<text:span text:style-name="T3"><text:line-break/><text:line-break/></text:span>「我們想澄清，不是由麥當勞發出及張貼在<text:span text:style-name="T3">Facebook</text:span>上的免費麥當勞食品的通告，我們並沒有做出這項承諾。這是一些組織不負責任的惡作劇。」</text:p>
      <text:p text:style-name="P1"><text:span text:style-name="T1">葉小慧</text:span><text:s/>  |  2014.08.07 11:03   |   <text:a xlink:type="simple" xlink:href="http://palinfo.habago.org/Entry?Command=Information_PrintForum&amp;iPage=425#FORUM32550"><text:span text:style-name="T2">#</text:span></text:a></text:p>
      <text:p text:style-name="P2">我不要緊，感冒的問題是喉嚨痛，感冒藥會讓我比較想睡覺，但今天站著感覺時間還過得滿快的。<text:span text:style-name="T3"><text:line-break/><text:line-break/></text:span>如果真的會累，我會坐著休息。我會注意自己情況，不會逞強的。<text:span text:style-name="T3"><text:line-break/><text:line-break/></text:span>下面附的是昨天的小感：<text:span text:style-name="T3"><text:line-break/><text:line-break/>2014.08.06.<text:line-break/><text:line-break/></text:span>結束第一天的接力靜站。<text:span text:style-name="T3"><text:line-break/><text:line-break/></text:span>靜站時什麼都想，也什麼都不想。<text:span text:style-name="T3"><text:line-break/><text:line-break/></text:span>拿著標語向著基隆路，能想什麼？想到我那兩位巴勒斯坦小朋友寫來的訊息，一個畫巴勒斯坦旗，要我幫忙祈願「和平」，一個畫了張嘴大牙的老虎，怒意滿滿，滿得我想到淚就要出眶，不能再想。<text:span text:style-name="T3"><text:line-break/><text:line-break/></text:span>以在台辦事處大樓的那位管理員小姐來囉唆，說什麼會擋到人進出，要我們挪往一邊去。實在話是：就我和良哲兩個，拿著標語什麼都沒說，這樣就能擋住偌大的大樓門口？<text:span text:style-name="T3"><text:line-break/><text:line-break/></text:span>大樓保全來說話，說別站這裡吧，往人多一點的地方，比如捷運口，不是比較有效果？實在話是：你們的反應已經讓我們知道，站這才有效果。<text:span text:style-name="T3"><text:line-break/><text:line-break/></text:span>看車子一輛輛過去，不少選擇慢速探頭看是怎麼回事，有輛計程車上一位年輕人對著我豎起大拇指。如果，以色列能夠結束對巴勒斯坦的非法侵占、解除對加薩的封鎖，豎幾次大拇指給他們我都願意。<text:span text:style-name="T3"><text:line-break/><text:line-break/></text:span>兩個小時其實很快，一下子就過去了，願望呢？不知道何時才能實現。<text:span text:style-name="T3"><text:line-break/></text:span></text:p>
      <text:p text:style-name="P1"><text:span text:style-name="T1">陳真</text:span><text:s/>  |  2014.08.07 02:05   |   <text:a xlink:type="simple" xlink:href="http://palinfo.habago.org/Entry?Command=Information_PrintForum&amp;iPage=425#FORUM32549"><text:span text:style-name="T2">#</text:span></text:a></text:p>
      <text:p text:style-name="P3">我參加<text:span text:style-name="T3">(</text:span>或者說支持<text:span text:style-name="T3">) CAAT (Campaign Against Arms Trade</text:span>，反軍火貿易組織<text:span text:style-name="T3">)</text:span>十多年了。<text:span text:style-name="T3"><text:line-break/><text:line-break/></text:span>網址：<text:span text:style-name="T3">https://www.caat.org.uk/<text:line-break/><text:line-break/></text:span>雖然沒有做些什麼，但我始終相信這個工作很重要。戰爭靠謊言發動，靠軍火屠殺。反戰者揭露無數謊言的同時，理應也該進一步抵制軍火貿易。<text:span text:style-name="T3"><text:line-break/><text:line-break/>CAAT</text:span>或許是目前世界上最著名的一個反軍火貿易組織，總部在英國，若我沒記錯，它成立於<text:span text:style-name="T3">1974</text:span>年，至今恰恰滿<text:span text:style-name="T3">40</text:span>年。<text:span text:style-name="T3">Chomsky</text:span>曾提到，這樣的運動若在美國推動，恐怕將會招來很大的危險。我想原因無它：擋人財路。<text:span text:style-name="T3"><text:line-break/><text:line-break/></text:span>暴利加上謊言以及各式各樣的偏見與歧視，也許就是無數戰爭的一個基本因素。</text:p>
      <text:p text:style-name="P1"><text:span text:style-name="T1">陳真</text:span><text:s/>  |  2014.08.07 01:45   |   <text:a xlink:type="simple" xlink:href="http://palinfo.habago.org/Entry?Command=Information_PrintForum&amp;iPage=425#FORUM32548"><text:span text:style-name="T2">#</text:span></text:a></text:p>
      <text:p text:style-name="P2">底下是節錄後台的一些發言。<text:span text:style-name="T3"><text:line-break/><text:line-break/></text:span>陳真<text:span text:style-name="T3"><text:line-break/>==============<text:line-break/></text:span>要不要在首頁同一活動底下弄個日誌，讓參與者簡單說明當日狀況，留個記錄也好。當然，不一定大家都樂於寫字，寫了也不一定樂於以某種方式公開，所以我僅是建議。只是可想而知，沒法親自參與的人總會想知道現場發生了什麼事。<text:span text:style-name="T3"><text:line-break/><text:line-break/></text:span>在我看來，這類第一手經驗還蠻有啟發性，它往往讓我明白許多事。國外有許多獨立媒體，集中報導參與者的各種見聞，這類第一手經驗和主觀陳述，不同於一般<text:span text:style-name="T3"><text:s/>(</text:span>所謂<text:span text:style-name="T3">) </text:span>事實性的<text:span text:style-name="T3">(</text:span>所謂<text:span text:style-name="T3">)</text:span>客觀報導。<text:span text:style-name="T3"><text:line-break/><text:line-break/></text:span>例如世界軍火大展經常在英國舉行，這類軍火大展一般人是進不去的，但許多抗議者仍然溜了進去；每一次舉行，動輒幾百人被捕。這些溜進去的人，往往偷拍了許多外界難以想像的畫面，他們的諸多見證，真實而傳神。<text:span text:style-name="T3"><text:line-break/><text:line-break/></text:span>外人恐怕很難想像軍火展裏頭的腐敗與荒唐。例如有一張展示海報，一些穿著比基尼泳裝的辣妹，手持這些準備屠殺老弱婦孺、強調其性能如何優越的最新型軍火，做出性感嫵媚狀。對照真實世界戰火之如此血腥殘忍，任你鐵石心腸，恐怕也要抹上一把淚。<text:span text:style-name="T3"><text:line-break/><text:line-break/></text:span>中國之崛起，如果走的也是跟美國一樣的血腥之路，我們便應跟中國為敵。我常想，美國為什麼一定要這樣四處侵略殺戮千萬人？難道他就不能同中國一樣，走一條和平發展的道路？<text:span text:style-name="T3"><text:line-break/><text:line-break/></text:span>我的答案是悲觀的。原因何在，也許早在半個世紀前羅素的見解便能回答這個問題。羅素說，美國這個國家的真正主人不是歷任政客，當然更不是人民，而是軍火商。不管誰來當總統，軍火商永遠是這個國家的真正掌舵者，進而衍生出無數商機。<text:span text:style-name="T3"><text:line-break/><text:line-break/></text:span>高雄幾個小時的氣爆，重建經費便高達上百億，可想而知那些長年被美國轟炸侵略的國家如伊拉克、阿富汗將創造多少商機暴利。每丟一顆飛彈，便有人將因此致富。<text:span text:style-name="T3"><text:line-break/><text:line-break/></text:span>美國虛構上千個謊言準備侵略佔領伊拉克之前，一些企業包括各主流媒體便或明或暗一路幫忙推波助瀾、鼓吹戰爭、歌頌戰爭，因為這個國家基本上就是靠發戰爭財來獲得暴利。非常病態的一個國家。<text:span text:style-name="T3"><text:line-break/><text:line-break/></text:span>陳真</text:p>
      <text:p text:style-name="P1"><text:span text:style-name="T1">良哲</text:span><text:s/>  |  2014.08.07 01:40   |   <text:a xlink:type="simple" xlink:href="http://palinfo.habago.org/Entry?Command=Information_PrintForum&amp;iPage=425#FORUM32547"><text:span text:style-name="T2">#</text:span></text:a></text:p>
      <text:p text:style-name="P3">大概提早十分鐘到，路人很少，一開始我就打算兩個人都站。<text:span text:style-name="T3"><text:line-break/><text:line-break/></text:span>和小慧會合後，一拿出牌子，保全就請我們往前一些些站在人行道的部份（老位置），沒多久「管理員女士」也過來了，認為我們擋到大門人車通行的動線，要我再往右手邊（往松壽路方向）再靠過去一些，不要「擋到」他們大門，說是「大家互相一下嘛」。我說我們沒去站那個本屬公共空間的廣場，自動配合站在人行道，都這麼互相了，妳也和我們互相一下吧？後來她希望我和小慧站近一點，給右手邊留多些空間，這我接受了。她也就不再對我們巴拉巴拉的。<text:span text:style-name="T3"><text:line-break/><text:line-break/></text:span>一如往常，我們面向着基隆路站，這位女士雖不再刁難，卻在遠遠地後頭講電話。因為有些距離，聽不到是和誰講些什麼，但可以知道，後面還沒完。<text:span text:style-name="T3"><text:line-break/><text:line-break/></text:span>約莫四點廿分，一位警員過來關切，問了我的全名與出生年月日，我主動從袋子裡拿出傳單給他，他說會將這些資料回報給他的長官。<text:span text:style-name="T3"><text:line-break/><text:line-break/></text:span>看起來，像是大樓對警察施壓，希望請警察趕我們走，或移到旁邊去些。我對警察說，這既非集會又非遊行，就兩個人而已也沒呼口號，連這樣都不行嗎？警察知道未達三人，他也無法處理。他後來轉達大樓的建議，要我們移到旁邊圍籬的人行道那邊，不要對著大門前，但我說絕對不願意。再次和我確認結束時間後，「交代」我們不要滋事，就離開了。<text:span text:style-name="T3"><text:line-break/><text:line-break/></text:span>後面還是有人在打電話。<text:span text:style-name="T3"><text:line-break/><text:line-break/></text:span>五點休息，大概五點五分我們就開始站了。五點八分，一位男子拿著手機對著我們問「可以拍一下嗎？」我問他是哪個單位的？有無名片？說是保六的。還問分局的警察來過了嗎？說他們向分局要資料和照片，分局都不給。<text:span text:style-name="T3"><text:line-break/><text:line-break/></text:span>這位保六便衣有作過功課，顯然是看過我們巴勒網和班表，直接叫了我的名字，也問了小慧的姓氏，還說「你們都按照班表來站喔」。我也拿了張傳單給他。之後再也沒過來問話。<text:span text:style-name="T3"><text:line-break/><text:line-break/></text:span>不知過了多久，一輛計程車開到我前頭，問我「警察有沒有對你們開單？」，我搖搖手，便開走了。<text:span text:style-name="T3"><text:line-break/><text:line-break/></text:span>也許是在保六便衣來過之後，管理員女士就離開了，沒再聽到她打電話找人的聲音。不知道她什麼時候走的。<text:span text:style-name="T3"><text:line-break/><text:line-break/></text:span>然後就到六點，結束，離開。對了，雖然小慧說要每天都來，但看她今天還感冒吃藥，雖無大礙，還是得請後續幾天的同伴多多關照一下。<text:span text:style-name="T3"><text:line-break/><text:line-break/></text:span>我想，之後數日，要不就還是專注於站樁吧？真要發傳單，恐怕跑到對面人行道發還比較多路人些。</text:p>
      <text:p text:style-name="P1"><text:span text:style-name="T1">陳真</text:span><text:s/>  |  2014.08.06 12:00   |   <text:a xlink:type="simple" xlink:href="http://palinfo.habago.org/Entry?Command=Information_PrintForum&amp;iPage=425#FORUM32546"><text:span text:style-name="T2">#</text:span></text:a></text:p>
      <text:p text:style-name="P2">仍然接續前面說的。<text:span text:style-name="T3"><text:line-break/><text:line-break/></text:span>抵制一個商品或抵制一家公司，理由要充份，要不然恐怕連自己都很難說服。<text:span text:style-name="T3"><text:line-break/><text:line-break/></text:span>當今世上，因為國家因素而非公司本身的問題而被抵制者，只有以色列。以色列作惡多端，在國際上，不但以國商品被全面抵制，就連學術交流或文藝活動也經常遭到杯葛。<text:span text:style-name="T3"><text:line-break/><text:line-break/></text:span>不過，杯葛學術或文化藝術演出我基本上不贊成，因為知識或藝術是人類共同資產，而非以色列所能獨佔。況且知識、文化越交流只會越有利於以色列的改過向善，而不會越不利。<text:span text:style-name="T3"><text:line-break/><text:line-break/></text:span>西方消費者道德意識比較高，但台灣則不在乎這些，只看哪家便宜，俗又大碗，或是跟著流行消費。我常覺得，西方社運和台灣的所謂<text:span text:style-name="T3"><text:s/>"</text:span>社運<text:span text:style-name="T3">" </text:span>真的差很大，西方人普遍都是社運份子，自主性、獨立性很強，而且獨立於鎂光燈之外，對公義是非很敏感，他不需要別人指揮，自然就會去做這樣那樣一些事。<text:span text:style-name="T3"><text:line-break/><text:line-break/></text:span>但台灣的社運卻很像一種集體表演，其中更產生許多社運<text:span text:style-name="T3"><text:s/>"</text:span>明星<text:span text:style-name="T3">"(</text:span>一般都是從政吃香喝辣的跳板，很少有例外<text:span text:style-name="T3">)</text:span>；既然是一種表演，要有觀眾看他才肯演出，觀眾反映越熱烈<text:span text:style-name="T3"><text:s/>(</text:span>所謂越夯，媒體報導很多<text:span text:style-name="T3">)</text:span>，就演得很起勁，鎂光燈照不到的地方，就意興闌珊，彷彿沒這回事；就像發高燒一樣，一窩蜂，一下高燒四十幾度，一下又歸零，冰冷。<text:span text:style-name="T3"><text:line-break/><text:line-break/></text:span>簡單說，在西方，社運就是一種生活，一種態度，但台灣之所謂社運跟生活基本上是扯不上邊的，跟鎂光燈及純屬虛構造神的各種媒體倒是徹底緊密結合，非常虛浮、喧嘩、虛榮，進而以某種價值觀極其扭曲的主流思維，瞎掰虛構出一堆所謂學運明星或社運明星，大眾被迫得關注其一舉一動；而這些<text:span text:style-name="T3">(</text:span>往往品性爛到爆的<text:span text:style-name="T3">)</text:span>混蛋明星們也樂得如此，儼然什麼領袖一般，彷彿只要把名號一亮出來，就能平天下。<text:span text:style-name="T3"><text:line-break/><text:line-break/>1997</text:span>年的<text:span text:style-name="T3">7</text:span>月<text:span text:style-name="T3">1</text:span>日，香港脫離英國殖民回歸祖國的那一天，我來到英國，一待就是十年。初來乍到校園的見聞之一就是看到牆上貼著一張大海報，上面畫著一個嬰兒，一腳踢開一個標示著雀巢的奶瓶。為何要抵制雀巢？起初相當不解，後來弄明白了。<text:span text:style-name="T3"><text:line-break/><text:line-break/></text:span>因為雀巢在一些第三世界貧窮國家例如非洲，大做廣告，或甚至勾結醫院，推銷奶粉。重點不光是母奶優於奶粉的基本常識問題，重點是，這些窮國公衛淨水設施相當不好，一般人不容易取得乾淨水源；大人喝髒水還好，頂多蔡賽，蔡完就沒事。<text:span text:style-name="T3"><text:line-break/><text:line-break/></text:span>但嬰兒抵抗力可沒那麼好，若要泡奶粉，就還是得用髒水，結果造成大量嬰兒因腸胃炎而死掉。但雀巢不顧這些當地基本公衛問題及貧窮問題，仍然眛著良心大做不實廣告，讓當地婦女誤信，以為必須花大錢買奶粉對嬰兒健康會比較好，結果造成大量嬰兒死亡。<text:span text:style-name="T3"><text:line-break/><text:line-break/></text:span>知道這些事之後，我幾乎就完全不買雀巢的任何產品，一直到最近幾年才取消我個人對雀巢的抵制，因為上述這些問題已獲得改善。<text:span text:style-name="T3"><text:line-break/><text:line-break/></text:span>英國有幾家大超市，他們經常會對外強調其產品的<text:span text:style-name="T3"><text:s/>"</text:span>道德性<text:span text:style-name="T3">"</text:span>，因為這方面若有問題，很多消費者不會跟他買，有些商品<text:span text:style-name="T3">(</text:span>例如雀巢奶粉<text:span text:style-name="T3">)</text:span>往往因此動輒少掉兩三成的業績。<text:span text:style-name="T3"><text:line-break/><text:line-break/></text:span>但消費者倒不是根據鎂光燈照耀之處或某種<text:span text:style-name="T3"><text:s/>"</text:span>社運流行<text:span text:style-name="T3">" </text:span>才來從事抵制或杯葛。他們做這些事不需要媒體的認<text:span text:style-name="T3"><text:s/></text:span>可，更不需要鎂光燈閃爍，它本身就是一種生活方式。</text:p>
      <text:p text:style-name="P1"><text:span text:style-name="T1">陳真</text:span><text:s/>  |  2014.08.06 02:17   |   <text:a xlink:type="simple" xlink:href="http://palinfo.habago.org/Entry?Command=Information_PrintForum&amp;iPage=425#FORUM32545"><text:span text:style-name="T2">#</text:span></text:a></text:p>
      <text:p text:style-name="P3">以巴停火<text:span text:style-name="T3"><text:s/></text:span>歐盟歡迎<text:span text:style-name="T3"><text:line-break/></text:span>中央社中央社<text:span text:style-name="T3"><text:s/>– 2014</text:span>年<text:span text:style-name="T3">8</text:span>月<text:span text:style-name="T3">5</text:span>日<text:span text:style-name="T3"><text:line-break/><text:line-break/></text:span>（中央社記者江今葉布魯塞爾<text:span text:style-name="T3">5</text:span>日專電）以色列與哈瑪斯同意<text:span text:style-name="T3">72</text:span>小時停火協議，對此，歐盟發表聲明表示歡迎，也呼籲交戰雙方把握機會，讓這次停火成為永久協議，全面停止交戰。<text:span text:style-name="T3"><text:line-break/><text:line-break/></text:span>在埃及致力斡旋下，以色列與哈瑪斯同意從格林威治時間今天清晨<text:span text:style-name="T3">5</text:span>時開始，暫時停火<text:span text:style-name="T3">72</text:span>小時。<text:span text:style-name="T3"><text:line-break/><text:line-break/></text:span>歐盟以發言人名義發表聲明表示，十分歡迎在加薩走廊的這項<text:span text:style-name="T3">72</text:span>小時人道停火協議，並呼籲各方能尊重這項協議，造成的平民死傷也應立即停止，不要繼續發射火箭。<text:span text:style-name="T3"><text:line-break/><text:line-break/></text:span>對於埃及積極協調達成協議，歐盟也給予肯定，也期望交戰各方能好好把握這個良好機會，讓這項停火協議能繼續延長，終而全面停火。<text:span text:style-name="T3"><text:line-break/></text:span>歐盟也重申願意提供協助的立場，希望能達成以巴和解。<text:span text:style-name="T3">1030805</text:span></text:p>
      <text:p text:style-name="P1"><text:span text:style-name="T1">陳真</text:span><text:s/>  |  2014.08.06 02:04   |   <text:a xlink:type="simple" xlink:href="http://palinfo.habago.org/Entry?Command=Information_PrintForum&amp;iPage=425#FORUM32544"><text:span text:style-name="T2">#</text:span></text:a></text:p>
      <text:p text:style-name="P2">接續前面說的。<text:span text:style-name="T3"><text:line-break/><text:line-break/></text:span>剛剛去<text:span text:style-name="T3"><text:s/>"</text:span>全家便利超商<text:span text:style-name="T3">" </text:span>勘察水蜜桃冰淇淋是否是萬惡的以色列商品之前，我怕自己經不起誘惑，所以出門前在家已經先吃了一個布丁。去到現場，仍然有點心動不如趕快行動，但因為學姊在一旁監控，不便購買。<text:span text:style-name="T3"><text:line-break/><text:line-break/></text:span>還好經過初步勘察，這東西應該沒什麼問題。<text:span text:style-name="T3"><text:line-break/><text:line-break/>BOYCOTT</text:span>的對象應該是那種讓你覺得買了之後有道德壓力的東西，例如在英國四處可見的<text:span text:style-name="T3">shell(</text:span>貝殼<text:span text:style-name="T3">)</text:span>石油公司，<text:span text:style-name="T3">2003</text:span>年美軍都還沒開戰、入侵，這公司就已經在幫忙敲邊鼓了。美國對伊拉克幾十年來殺害數百萬人，原因之一無非就是為了圖謀石油。換句話說，你去貝殼加油，加的不是油，而是伊拉克人的鮮血。對於這種公司，你去抵制或杯葛他，我非常樂觀其成。<text:span text:style-name="T3"><text:line-break/><text:line-break/></text:span>但是，台灣便利超商一個冰淇淋商品，也許它的某個成份原料加工過程真的如其宣稱是在以色列，你若去買來吃，我不相信你心裏上會有道德壓力。發動杯葛這樣一個商品，我覺得是有點強說<text:span text:style-name="T3"><text:s/>"</text:span>仇<text:span text:style-name="T3">" </text:span>了。<text:span text:style-name="T3"><text:line-break/><text:line-break/></text:span>也許杯葛這個、抵制那個，好好玩，感覺還不錯；若有典型的台灣網友們跟著響應，媒體再報一報，炒一炒新聞，那就更好玩了，反以色列的聲音和力量就更壯大了。可是，真的是這樣嗎？這樣有什麼意義嗎？<text:span text:style-name="T3"><text:line-break/><text:line-break/></text:span>我寧可一個人是因為某種真實的感受和感情而去採取某種行動，而非人潮洶湧、鎂光十足但卻訴諸輕薄、任意、甚至帶點娛樂的無所謂情緒。<text:span text:style-name="T3"><text:line-break/><text:line-break/></text:span>在台灣，凡事真的是盡量遠離人群、遠離媒體比較好。</text:p>
      <text:p text:style-name="P1"><text:span text:style-name="T1">陳真</text:span><text:s/>  |  2014.08.06 01:31   |   <text:a xlink:type="simple" xlink:href="http://palinfo.habago.org/Entry?Command=Information_PrintForum&amp;iPage=425#FORUM32543"><text:span text:style-name="T2">#</text:span></text:a></text:p>
      <text:p text:style-name="P3">底下是後台<text:span text:style-name="T3"><text:s/>mailing list</text:span>上的回應。回應成員中有這麼一說，說全家便利超商最近推出的水蜜桃冰淇淋的某個過程是在以色列加工，也許可以把它拿來做為一種抵制、杯葛的對象，鼓勵大家去便利超商門口舉牌抗議。<text:span text:style-name="T3"><text:line-break/><text:line-break/></text:span>我不認同。所以寫下底下這個回應。<text:span text:style-name="T3"><text:line-break/><text:line-break/></text:span>陳真<text:span text:style-name="T3"><text:line-break/>================<text:line-break/></text:span>我一直很認同<text:span text:style-name="T3"><text:s/>BOYCOTT(</text:span>杯葛<text:span text:style-name="T3">)</text:span>，自己長年以來也會盡量避免去圖利壞蛋的產品，例如當年一些鼓吹攻打伊拉克的國外石油公司，我就算車子沒油、把車子推回家也不願去他們的加油站加油。<text:span text:style-name="T3"><text:line-break/><text:line-break/>BOYCOTT</text:span>在西方社會往往殺傷力很大，例如一些大型超市對員工福利政策不好，往往也會大幅度影響消費者的消費意願，消費者也常主動跟商家表示對某些事的反感。<text:span text:style-name="T3"><text:line-break/><text:line-break/></text:span>所以，公司往往被迫得在各種政策上持續改進，才能贏得消費者在道德上的認同。就連銀行或大學也一樣，在過去，比方說，你貸款給實施種族隔離政策的南非或投資南非的政府企業，不光是杯葛抵制，甚至能引起學生暴動、佔領學校。<text:span text:style-name="T3"><text:line-break/><text:line-break/></text:span>動保運動的許多成就便是透過杯葛那些肆無忌憚拿動物做殘酷實驗的商品而來。<text:span text:style-name="T3"><text:line-break/><text:line-break/></text:span>講這些只是要說我對<text:span text:style-name="T3">BOYCOTT</text:span>的認同。但我認為<text:span text:style-name="T3">BOYCOTT</text:span>必須非常嚴謹，不能草率，畢竟要傷害他人很容易，但他人的行為是否真的應該受到那樣的傷害卻應該用非常嚴謹的標準去認定。一個草率的<text:span text:style-name="T3">BOYCOTT</text:span>不但傷人，也傷害自己的信用和正直。<text:span text:style-name="T3"><text:line-break/><text:line-break/></text:span>我覺得台灣社會特別有這樣一種獵巫作風，看到影子就生個兒子，看到黑影就開槍，凡是和時下熱潮的某個對象稍微沾上點邊，馬上就會一併遭殃，被誇大，渲染其惡行。這裏頭似乎有這麼一種心態，反正別人家的小孩死不完，新聞熱潮當下，大夥瞎起鬨，任意肆虐一番，肆虐一陣子之後便又迅速退燒。<text:span text:style-name="T3"><text:line-break/><text:line-break/></text:span>剛剛和學姊去<text:span text:style-name="T3"><text:s/>"</text:span>全家便利超商<text:span text:style-name="T3">" </text:span>看了這道冰淇淋，商品條碼並非<text:span text:style-name="T3">729(</text:span>以色列產品的條碼<text:span text:style-name="T3">)</text:span>。也許它的某個成份或過程與以色列有關，但它實在不足以構成<text:span text:style-name="T3">BOYCOTT </text:span>的條件。<text:span text:style-name="T3"><text:line-break/><text:line-break/></text:span>如果這樣就要抵制，那我們幾乎得抵制我們自己身上的所有用品。畢竟現代商品分工極細，資金流動複雜，關係綿密，總不能以某個商品的某個成份跟以色列有關，然後就把它污名化。<text:span text:style-name="T3"><text:line-break/><text:line-break/></text:span>最近這兩天台灣不是有家工廠在大陸爆炸，當場炸死<text:span text:style-name="T3">71</text:span>人。這工廠是做什麼鋁鎂拋光技術，我聽不懂，但我看報導說這個技術好像跟各廠牌電腦及各種家電或工業產品有關，難道我們應該砸爛自己手上的電腦才能表示自己的清白？<text:span text:style-name="T3"><text:line-break/><text:line-break/></text:span>簡單做個結論就是，並非跟以色列有關就全要抵制。<text:span text:style-name="T3"><text:line-break/><text:line-break/>Chomsky</text:span>常被討厭他的人攻擊說他號稱左派，財產卻有近億美元<text:span text:style-name="T3">(</text:span>我不知道是否事實<text:span text:style-name="T3">)</text:span>，而且說他嘴巴上罵美軍，許多研究經費之取得卻與美軍有關。我看了一下這些研究，覺得所謂<text:span text:style-name="T3"><text:s/>"</text:span>有關<text:span text:style-name="T3">" </text:span>實在是扯太遠了。<text:span text:style-name="T3"><text:line-break/><text:line-break/></text:span>我常講大概三十幾年前剛上大學的一件事，有一天，陳秀賢<text:span text:style-name="T3">(</text:span>勞動黨或夏潮或立報的很多人應該知道誰是陳秀賢<text:span text:style-name="T3">)</text:span>帶一些不願說自己是誰、唸哪家學校的北部學生來見我，說要跟我南北串聯搞什麼碗糕學運，這些學生個個道德姿態很高，彷彿自己是<text:span text:style-name="T3">Che</text:span>或卡斯楚，似乎凡是只要和他們所宣稱的魔鬼<text:span text:style-name="T3"><text:s/>"</text:span>有關<text:span text:style-name="T3">"</text:span>，便就是魔鬼的同路人。<text:span text:style-name="T3"><text:line-break/><text:line-break/></text:span>談話中，他們認為我在道德上不應該唸高醫，因為高醫是所謂台奸陳中和所創辦，一個革命烈士豈能在親日的台奸學校念書？<text:span text:style-name="T3"><text:line-break/><text:line-break/></text:span>我聽了覺得很好笑，於是開玩笑說，各位口袋裏的鈔票全是萬惡的國民黨所印，一個革命烈士豈能使用這種髒東西？不如全拿出來統統交給我，我願意犧牲自己的清白，幫各位花這些鈔票。<text:span text:style-name="T3"><text:line-break/><text:line-break/></text:span>當然，這些很神祕、連名字都不敢洩露說是為了保存戰鬥實力的學生，並沒有把他們身上萬惡的國民黨所印的新台幣交給我。<text:span text:style-name="T3"><text:line-break/><text:line-break/></text:span>這些例子只是要說，<text:span text:style-name="T3">boycott </text:span>很好，但哪些是杯葛的對象以及如何個杯葛法卻應慎重思維。人或團體的信用很難建立，但失去信用和尊敬卻十分容易。</text:p>
      <text:p text:style-name="P1"><text:span text:style-name="T1">陳真</text:span><text:s/>  |  2014.08.05 22:31   |   <text:a xlink:type="simple" xlink:href="http://palinfo.habago.org/Entry?Command=Information_PrintForum&amp;iPage=425#FORUM32542"><text:span text:style-name="T2">#</text:span></text:a></text:p>
      <text:p text:style-name="P2">謝謝修亮，自製牌子當然沒問題。</text:p>
      <text:p text:style-name="P4"/>
      <text:p text:style-name="P1"><text:span text:style-name="T1">王修亮</text:span><text:s/>  |  2014.08.05 21:07   |   <text:a xlink:type="simple" xlink:href="http://palinfo.habago.org/Entry?Command=Information_PrintForum&amp;iPage=426#FORUM32541"><text:span text:style-name="T2">#</text:span></text:a></text:p>
      <text:p text:style-name="P2">我自己做好一塊板子了，星期日我會帶自己的板子去。<text:span text:style-name="T3"><text:line-break/></text:span>做得很簡單，就寫著<text:span text:style-name="T3">:</text:span>「停止屠殺！解除封鎖！」拯救加薩接力靜默抗議行動<text:span text:style-name="T3"><text:line-break/></text:span>如果句子不合適或是重複了，再告訴我，可以改。</text:p>
      <text:p text:style-name="P1">Tripebuyer   |  2014.08.05 19:16   |   <text:a xlink:type="simple" xlink:href="http://palinfo.habago.org/Entry?Command=Information_PrintForum&amp;iPage=426#FORUM32540"><text:span text:style-name="T2">#</text:span></text:a></text:p>
      <text:p text:style-name="P5"><text:span text:style-name="T1">哈玛斯并没有利用人民当人肉盾牌。引</text:span>BBC<text:span text:style-name="T1">当地记者引述</text:span><text:line-break/>http://www.newstatesman.com/world-affairs/2014/07/jeremy-bowens-gaza-notebook-i-saw-no-evidence-hamas-using-palestinians-human<text:line-break/><text:line-break/>I saw Binyamin Netanyahu, Israel’s prime minister, giving an interview to the BBC after Israel had killed more than 60 people in the Gaza district of Shejaiya. He said he regretted the civilian casualties in Gaza but they were the fault of Hamas. Netanyahu said Israel had warned people to get out. Some had taken the advice; others had been prevented from leaving by Hamas.<text:line-break/>I was back in London for my son’s 11th birthday party by the time all those people were killed in Shejaiya. But my impression of Hamas is different from Netanyahu’s. I saw no evidence during my week in Gaza of Israel’s accusation that Hamas uses Palestinians as human shields. I saw men from Hamas on street corners, keeping an eye on what was happening. They were local people and everyone knew them, even the young boys. Raji Sourani, the director of the Palestinian Centre for Human Rights in Gaza, told me that Hamas, whatever you think of it, is part of the Palestinian DNA.</text:p>
      <text:p text:style-name="P1"><text:span text:style-name="T1">陳真</text:span><text:s/>  |  2014.08.05 13:09   |   <text:a xlink:type="simple" xlink:href="http://palinfo.habago.org/Entry?Command=Information_PrintForum&amp;iPage=426#FORUM32539"><text:span text:style-name="T2">#</text:span></text:a></text:p>
      <text:p text:style-name="P2">以軍猛攻加薩<text:span text:style-name="T3"><text:s/></text:span>眾多傷患重殘<text:span text:style-name="T3"><text:line-break/><text:line-break/></text:span>法新社法新社<text:span text:style-name="T3"><text:s/>– 2014</text:span>年<text:span text:style-name="T3">8</text:span>月<text:span text:style-name="T3">5</text:span>日<text:span text:style-name="T3"><text:s/></text:span>上午<text:span text:style-name="T3">12:50<text:line-break/><text:line-break/></text:span>（法新社加薩市<text:span text:style-name="T3">4</text:span>日電）<text:span text:style-name="T3"><text:s/></text:span>以色列在加薩發動數週攻勢，空襲砲擊不斷，除了有上千巴勒斯坦人喪生，估計還有至少<text:span text:style-name="T3">9000</text:span>人受傷，而且許多傷勢嚴重。<text:span text:style-name="T3"><text:line-break/><text:line-break/></text:span>一週前由「醫助巴勒斯坦人」（<text:span text:style-name="T3">MAP</text:span>）協會自貝魯特美國大學派來加薩的整形外科醫師阿布席塔（<text:span text:style-name="T3">Ghassan Abu Sitta</text:span>）說：「很少有輕傷傷患。我的感覺是約<text:span text:style-name="T3">70%</text:span>傷者將成殘廢<text:span text:style-name="T3">…</text:span>他們的人生將永遠改觀。」<text:span text:style-name="T3"><text:line-break/><text:line-break/></text:span>他說：「我有個病例是個<text:span text:style-name="T3">8</text:span>歲孩子，他全家遇害，少掉半邊臉和一隻眼，另一支眼睛被砲彈射穿。」<text:span text:style-name="T3"><text:line-break/></text:span>「我必須重建他的臉治療傷口。他沒有未來，不斷問說，為什麼關燈。」<text:span text:style-name="T3"><text:line-break/><text:line-break/></text:span>阿布席塔說：「這次大屠殺的規模和程度遠超過衛生體系所能負荷。要醫治每個人實在不可能。」<text:span text:style-name="T3"><text:line-break/><text:line-break/></text:span>法新社報導，<text:span text:style-name="T3">1/3</text:span>醫院受戰火衝擊，暴力使近<text:span text:style-name="T3">1/2</text:span>醫療人員無法前往仍運作的醫院及照護中心。</text:p>
      <text:p text:style-name="P1"><text:span text:style-name="T1">陳真</text:span><text:s/>  |  2014.08.05 11:56   |   <text:a xlink:type="simple" xlink:href="http://palinfo.habago.org/Entry?Command=Information_PrintForum&amp;iPage=426#FORUM32538"><text:span text:style-name="T2">#</text:span></text:a></text:p>
      <text:p text:style-name="P3"><text:span text:style-name="T3">http://graphics.wsj.com/gaza-before-after/<text:line-break/><text:line-break/></text:span>上面這個網址中，你可以看到一系列的迦薩空拍圖，圖中間有一條線可移動，往右移就是轟炸前，往左移就是轟炸後。<text:span text:style-name="T3"><text:line-break/><text:line-break/></text:span>滿目瘡痍。</text:p>
      <text:p text:style-name="P1"><text:span text:style-name="T1">陳真</text:span><text:s/>  |  2014.08.05 11:10   |   <text:a xlink:type="simple" xlink:href="http://palinfo.habago.org/Entry?Command=Information_PrintForum&amp;iPage=426#FORUM32537"><text:span text:style-name="T2">#</text:span></text:a></text:p>
      <text:p text:style-name="P2">基本上，在台灣，幾乎一切標榜著漂亮口號的民間或社運團體，全是綠的<text:span text:style-name="T3">(</text:span>例外者少之又少<text:span text:style-name="T3">)</text:span>，以<text:span text:style-name="T3"><text:s/>"</text:span>綠<text:span text:style-name="T3">" </text:span>或鎂光燈聚焦與否做為一種前提要件。<text:span text:style-name="T3"><text:line-break/><text:line-break/></text:span>所謂改革或人權自由等等等，純粹只是一種選擇性的概念，以敵我來畫分取捨；我方陣營人權必須無限上綱成超級特權，至於敵方人權則可盡情蹧踏。簡單說就是一著鬥爭工具。<text:span text:style-name="T3"><text:line-break/><text:line-break/></text:span>就跟美國很喜歡講人權和民主一樣。美國有許多你經常會聽到的<text:span text:style-name="T3"><text:s/>"</text:span>人權<text:span text:style-name="T3">" </text:span>組織或<text:span text:style-name="T3"><text:s/>"</text:span>民主<text:span text:style-name="T3">" </text:span>基金會之類，他們整天頒獎給敵國的搗蛋者作亂者攻擊者，或出錢給他們買武器搞宣傳搞破壞，以便推廣敵國陣營的<text:span text:style-name="T3"><text:s/>"</text:span>人權<text:span text:style-name="T3">" </text:span>與<text:span text:style-name="T3"><text:s/>"</text:span>民主<text:span text:style-name="T3">"</text:span>。<text:span text:style-name="T3"><text:line-break/><text:line-break/></text:span>當然，<text:span text:style-name="T3">"</text:span>綠化<text:span text:style-name="T3">" </text:span>的程度是有等級之分的，例如我所參與創立的國際特赦組織台灣分會或是台權會等等等，我對這些我曾費盡青春血淚、從無到有、參與幾十年的團體，如今的評價只有兩個字：齷齪。<text:span text:style-name="T3"><text:line-break/><text:line-break/></text:span>我是不清楚法扶<text:span text:style-name="T3">(</text:span>法律扶助基金會<text:span text:style-name="T3">)</text:span>是在扶什麼。聽良哲說抗議活動的法律服務不在他們的服務範圍，於是我剛剛好奇搜尋了<text:span text:style-name="T3"><text:s/>"</text:span>法扶<text:span text:style-name="T3">" "</text:span>學運<text:span text:style-name="T3">"</text:span>，便跑出來底下這樣的新聞，顯然抗議活動正是他們的主要經營項目，重點是，得先看你是不是<text:span text:style-name="T3"><text:s/>"</text:span>我方<text:span text:style-name="T3">" </text:span>人員。<text:span text:style-name="T3"><text:line-break/><text:line-break/></text:span>陳真<text:span text:style-name="T3"><text:line-break/>==============<text:line-break/><text:line-break/>30</text:span>名義務律師出動<text:span text:style-name="T3"><text:s/></text:span>陪學生偵訊<text:span text:style-name="T3">[ 2014-03-24 14:42 ]<text:line-break/><text:line-break/></text:span>反服貿抗議民眾<text:span text:style-name="T3">23</text:span>日晚間佔據行政院內外，警方凌晨展開多次驅離行動，並逮捕多名學生與民眾。（記者羅沛德攝）<text:span text:style-name="T3"><text:line-break/><text:line-break/></text:span>〔本報訊〕反服貿學生昨攻佔行政院，遭鎮暴警察強制驅離並引發激烈衝突，據警政署公布資料，共逮捕<text:span text:style-name="T3">61</text:span>名抗議學生與民眾。據了解，截至今天中午<text:span text:style-name="T3">12</text:span>時，遭逮捕的<text:span text:style-name="T3">61</text:span>人中，其中有<text:span text:style-name="T3">26</text:span>人已獲請回，另有<text:span text:style-name="T3">35</text:span>人待複訊。<text:span text:style-name="T3"><text:line-break/><text:line-break/></text:span>北檢已出動<text:span text:style-name="T3">23</text:span>名檢察官至指定地點複訊，希望加速偵訊腳步。法律扶助基金會副秘書長謝幸伶表示，法扶會已出動<text:span text:style-name="T3">30</text:span>多名義務律師，分為<text:span text:style-name="T3">3</text:span>路陪遭逮學生偵訊。<text:span text:style-name="T3"><text:line-break/><text:line-break/></text:span>　《蘋果日報》報導，謝幸伶表示，目前已有<text:span text:style-name="T3">30</text:span>多名義務律師，分別前往保一總隊、南港分局及中正一分局陪同遭逮捕學生與民眾接受偵訊。謝幸伶透露，目前仍有<text:span text:style-name="T3">35</text:span>名學生與民眾在接受或等待檢警訊問。<text:span text:style-name="T3"><text:line-break/><text:line-break/></text:span>　謝幸伶說，針對此次太陽花學運，法扶會與司改會徵求義務律師團成員，並持續增加中，目前已有<text:span text:style-name="T3">260</text:span>多名律師加入。</text:p>
      <text:p text:style-name="P1"><text:span text:style-name="T1">陳真</text:span><text:s/>  |  2014.08.05 09:58   |   <text:a xlink:type="simple" xlink:href="http://palinfo.habago.org/Entry?Command=Information_PrintForum&amp;iPage=426#FORUM32536"><text:span text:style-name="T2">#</text:span></text:a></text:p>
      <text:p text:style-name="P3">集遊法有點名存實亡，執行標準不一，一般來講，警察不太會抓了，就算抓也只是抓去問個筆錄就沒事，真要搞到移送地檢署偵辦，理應機會不大。萬一發生，當下大概也無從法律諮詢，只能當做是被黑道綁架，被動等待消息。</text:p>
      <text:p text:style-name="P1"><text:span text:style-name="T1">懷軒</text:span><text:s/>  |  2014.08.05 04:14   |   <text:a xlink:type="simple" xlink:href="http://palinfo.habago.org/Entry?Command=Information_PrintForum&amp;iPage=426#FORUM32535"><text:span text:style-name="T2">#</text:span></text:a></text:p>
      <text:p text:style-name="P2">我說大家別怕是開玩笑的啦，我知道來參與這活動的人都知道若是哪天真的被警察帶走了，該負的法律責任都是自己的事，畢竟這是一個自願的行動，我們沒有強迫任何人。<text:span text:style-name="T3"><text:line-break/><text:line-break/></text:span>我只是想要是萬一真有警方要求要有個帶頭的人，那就說我好了，反正我最近，跑法院啥得也不用其他住得遠或上固定班的人奔波。不過既然幕後主使者不會有事，那我是多慮了。<text:span text:style-name="T3"><text:line-break/><text:line-break/></text:span>這讓我忽然想到，不只是否有人可以提供法律方面的諮詢或協助，萬一真有成員被抓走了，起碼可以知道可以聯絡誰或是取得協助。<text:span text:style-name="T3"><text:line-break/><text:line-break/></text:span>懷軒</text:p>
      <text:p text:style-name="P1"><text:span text:style-name="T1">良哲</text:span><text:s/>  |  2014.08.04 20:10   |   <text:a xlink:type="simple" xlink:href="http://palinfo.habago.org/Entry?Command=Information_PrintForum&amp;iPage=426#FORUM32534"><text:span text:style-name="T2">#</text:span></text:a></text:p>
      <text:p text:style-name="P3">好的。</text:p>
      <text:p text:style-name="P1"><text:span text:style-name="T1">陳真</text:span><text:s/>  |  2014.08.04 20:03   |   <text:a xlink:type="simple" xlink:href="http://palinfo.habago.org/Entry?Command=Information_PrintForum&amp;iPage=426#FORUM32533"><text:span text:style-name="T2">#</text:span></text:a></text:p>
      <text:p text:style-name="P2">良哲，我人在外面，沒法查信箱，考慮結果，想把周六日也改成四到六點，這樣大家比較好記。</text:p>
      <text:p text:style-name="P1"><text:span text:style-name="T1">陳真</text:span><text:s/>  |  2014.08.04 15:45   |   <text:a xlink:type="simple" xlink:href="http://palinfo.habago.org/Entry?Command=Information_PrintForum&amp;iPage=426#FORUM32532"><text:span text:style-name="T2">#</text:span></text:a></text:p>
      <text:p text:style-name="P3">當初選四點到六點，主要考慮之一就是以色列辦事處裏頭的人總得下班走出來見人，總不能一直躲著，而且下班時間人潮較多，參與者也比較容易請假，接近黃昏也比較涼等等。<text:span text:style-name="T3"><text:line-break/><text:line-break/></text:span>晚上當然也有晚上的好處，例如比較涼爽，例如參與者也許會比較多，但比較多不一定是好事，核心成員得控制場面。這類場合經常有些是來亂的，有些不是來亂，但也許很習慣台灣社運那一套喧鬧嘻嘩。<text:span text:style-name="T3"><text:line-break/><text:line-break/></text:span>另外，晚上的缺點是安全問題。那地方夜裏偏僻。<text:span text:style-name="T3"><text:line-break/><text:line-break/></text:span>基本上，參與者人數多少不太重要，重要的是行動品質，特別是正直和正當性。一個知道自己在幹什麼、行事正直、並且願意為自己心裏的那份情感和信念付出相對代價的參與者，總是遠遠勝過千萬個輕易來去彷彿蝗蟲過境的烏合之眾。<text:span text:style-name="T3"><text:line-break/><text:line-break/></text:span>我最愛的詩人<text:span text:style-name="T3">R. M. Rilke</text:span>說：<text:span text:style-name="T3">"</text:span>如果不寫詩會死，你才寫。<text:span text:style-name="T3">" </text:span>同樣地，有些事也一樣，會不會死自然是一種比喻，意思是說，某個事情如果讓你心裏掛著一份重量，沉甸甸地，不做不痛快，那你才去做它，而不是跟人瞎起鬨、跟流行，凡事輕薄以之，彷彿只是一種身外事，一種娛樂，一種炫。<text:span text:style-name="T3"><text:line-break/><text:line-break/></text:span>站樁之所以能撐這麼多年，恐怕不是因為它很有趣很炫很熱烈，反倒是在於它實在很無聊很單調，乏人聞問；媒體不會來，報紙不會報，連警察都懶得來了。這麼單調無聊的事如果你都能挺住，那表示這事或許還有那麼一點真實的價值在裏頭也說不定。<text:span text:style-name="T3"><text:line-break/><text:line-break/></text:span>這次活動雖名為<text:span text:style-name="T3"><text:s/>"</text:span>抗議<text:span text:style-name="T3">"</text:span>，那是因為在中文辭彙中找不到<text:span text:style-name="T3"><text:s/>"</text:span>抗議<text:span text:style-name="T3">" </text:span>之外的其它字眼。抗議聽起來好像把自己給矮一截，彷彿心裏有著什麼委屈似的，但我感覺活動理當就像傳福音；福音崇高，咱們都不配，但如是我聞，不妨說來聽聽。信者為真，你信它，它遲早就會實現。<text:span text:style-name="T3"><text:line-break/><text:line-break/></text:span>忘了是誰說的了，有句話這麼說：如果你喜歡大樹，那麼，種樹有兩個最好的時間點，一個是<text:span text:style-name="T3">20</text:span>年前，一個就是現在。</text:p>
      <text:p text:style-name="P1"><text:span text:style-name="T1">陳真</text:span><text:s/>  |  2014.08.04 13:27   |   <text:a xlink:type="simple" xlink:href="http://palinfo.habago.org/Entry?Command=Information_PrintForum&amp;iPage=426#FORUM32531"><text:span text:style-name="T2">#</text:span></text:a></text:p>
      <text:p text:style-name="P2">懷軒若要帶頭也只能帶你有去站的那一天。抓人當然是抓現行犯，幕後指使不會有事的。<text:span text:style-name="T3"><text:line-break/><text:line-break/></text:span>也許很多人並不是害怕法律問題或怕坐牢，而是一種純屬個人的決定，決定自己在此時此刻要在某個事情上付出代價的程度。例如也許有些人當了爸爸或家裏有長輩需要照顧等等，也許他就會覺得不適合在這時候被抓去牢裏。<text:span text:style-name="T3"><text:line-break/><text:line-break/></text:span>總之，這部份的問題就由現場人員自行決定看要怎麼做，無須有道德壓力。<text:span text:style-name="T3"><text:line-break/><text:line-break/>1991</text:span>年，美國開始攻擊伊拉克，為往後的入侵與佔領做準備，並透過禁運及刻意炸毀各種民生設施如水庫，刻意污染水源製造上百萬伊拉克兒童死亡，並以保護庫德族人為藉口，竟然在伊拉克境內畫出禁飛區，連一般民航客機都不准飛過自己國家的領空。<text:span text:style-name="T3"><text:line-break/><text:line-break/>1991</text:span>年的第一次波灣戰爭的<text:span text:style-name="T3">10</text:span>年後，也就是<text:span text:style-name="T3">2001</text:span>年，英國各反戰團體在倫敦國會大廈前舉行抗議行動。該次行動就分為合法區和非法區。非法區就是會被逮捕，進而繩之以法的。<text:span text:style-name="T3"><text:line-break/><text:line-break/></text:span>之所以非法是因為參與者將故意採取一些違法的行為來做為一種強烈的抗議，主要就是大夥手拉手或甚至彼此綑綁在一起，躺在大馬路上圍堵交通要道。<text:span text:style-name="T3"><text:line-break/><text:line-break/></text:span>這一個方法我在英國看過無數回，例如在<text:span text:style-name="T3">2003</text:span>年美國入侵伊拉克那一年，因為劍橋郊外有個英美飛彈軍事基地，轟炸伊拉克的軍機就是從這裏起飛。這個基地對外有一條大馬路，載送武器的軍車每天在此經過，於是反戰人士就常在這裏躺馬路，無數人因此被繩之以法，但仍前仆後繼。<text:span text:style-name="T3"><text:line-break/><text:line-break/>2003</text:span>那一年的圍堵馬路行動更是特別激烈。一些劍橋學生用鋼管手臂或鐵鍊把彼此鍊在一起，讓警方抬不動或增加驅離的困難。這些學生據我所知，有一些後來被判刑。<text:span text:style-name="T3"><text:line-break/><text:line-break/></text:span>這我就不行了。因為我只要一違法，很可能馬上學業研究中斷，先關個兩年，然後再遣返台灣。<text:span text:style-name="T3"><text:line-break/><text:line-break/></text:span>但是，<text:span text:style-name="T3">2001</text:span>年，紀念波灣戰爭十周年那一次圍堵國會大馬路的行動，我和學姊原本是參加合法區的靜坐，並不打算惹上官司，但後來在現場，看到英國警察的窮凶惡極，看到違法區裏的朋友一個個被抓走，我和學姊兩人心一橫，就當下走入非法區，躺在馬路上。<text:span text:style-name="T3"><text:line-break/><text:line-break/></text:span>後來，有個長寬高大約我的兩倍的大塊頭警察過來大聲警告我說，若不馬上起來就要逮捕。我表示願意被捕，他聽了好像有點驚訝，一把就把我像抓小雞那樣抓起來，像丟垃圾那樣丟到路邊，同時還丟下一句<text:span text:style-name="T3"><text:s/>"stupid!"</text:span>。<text:span text:style-name="T3"><text:line-break/><text:line-break/></text:span>還好我多少有練過，要不然這樣猛烈凌空一丟，恐怕沒有顱內出血也得腦震盪。<text:span text:style-name="T3"><text:line-break/><text:line-break/></text:span>這麼多年，很多細節都忘了，但我一直記得當我凌空著地時，路邊圍觀群眾中跑出一個英國女生，她伸手想護著我從地上爬起來，但我很快就自己爬起來了。她過來問我還好嗎，我笑了一下就趕緊四處去尋找學姊的下落。<text:span text:style-name="T3"><text:line-break/><text:line-break/></text:span>我們每個人一生肯定看過各種眼神，但那個英國女生的眼神，也許是我平生第一次看到，充滿憐憫和感動。在英國的各種抗議活動中，亞洲臉孔幾乎不存在，因此每次我們常會成為他人注意或詢問的焦點。那個女生如此感動，一定是覺得我被這樣空拋著地很可憐。<text:span text:style-name="T3"><text:line-break/><text:line-break/></text:span>不過，我心裏知道，那個凶惡的警察其實也不壞，他並不想逮捕我們，於是把我們放生，要不然，我們<text:span text:style-name="T3">2001</text:span>年應該就已學成歸國、坐免費飛機遣送回台了。</text:p>
      <text:p text:style-name="P4"/>
      <text:p text:style-name="P1"><text:span text:style-name="T1">吳思鋒</text:span><text:s/>  |  2014.08.04 13:05   |   <text:a xlink:type="simple" xlink:href="http://palinfo.habago.org/Entry?Command=Information_PrintForum&amp;iPage=427#FORUM32530"><text:span text:style-name="T2">#</text:span></text:a></text:p>
      <text:p text:style-name="P2">支持這個構想，<text:span text:style-name="T3"><text:line-break/></text:span>加入！！</text:p>
      <text:p text:style-name="P1"><text:span text:style-name="T1">良哲</text:span><text:s/>  |  2014.08.04 12:26   |   <text:a xlink:type="simple" xlink:href="http://palinfo.habago.org/Entry?Command=Information_PrintForum&amp;iPage=427#FORUM32527"><text:span text:style-name="T2">#</text:span></text:a></text:p>
      <text:p text:style-name="P3">當然行啊，謝謝小慧！</text:p>
      <text:p text:style-name="P1"><text:span text:style-name="T1">葉小慧</text:span><text:s/>  |  2014.08.04 12:17   |   <text:a xlink:type="simple" xlink:href="http://palinfo.habago.org/Entry?Command=Information_PrintForum&amp;iPage=427#FORUM32526"><text:span text:style-name="T2">#</text:span></text:a></text:p>
      <text:p text:style-name="P2">參與靜站可否加我一位？<text:span text:style-name="T3"><text:line-break/><text:line-break/></text:span>我每天都行，若目前只有七位，我可以每天都去增加為兩位。</text:p>
      <text:p text:style-name="P1"><text:span text:style-name="T1">陳真</text:span><text:s/>  |  2014.08.04 09:57   |   <text:a xlink:type="simple" xlink:href="http://palinfo.habago.org/Entry?Command=Information_PrintForum&amp;iPage=427#FORUM32525"><text:span text:style-name="T2">#</text:span></text:a></text:p>
      <text:p text:style-name="P3">中方提出解決以巴衝突五點和平倡議<text:span text:style-name="T3"><text:line-break/><text:line-break/>2014-08-04 06:06:31<text:line-break/><text:line-break/></text:span>來源：國際線上專稿<text:span text:style-name="T3"><text:s/>| </text:span>編輯：楊磊<text:span text:style-name="T3"> <text:line-break/>| <text:line-break/></text:span>　　國際線上消息（記者<text:span text:style-name="T3"><text:s/></text:span>黃元鵬、鐘正傑）：中國外交部長王毅<text:span text:style-name="T3">3</text:span>日在與埃及外長舒克裏舉行會談後共見記者時，發表中方解決以巴衝突五點和平倡議。<text:span text:style-name="T3"><text:line-break/><text:line-break/></text:span>　　王毅表示，中國是以巴和平的堅定支援者和真心斡旋方。為儘快止戰，推動恢復和談，中方提出關於解決以巴衝突的五點和平倡議：<text:span text:style-name="T3"><text:line-break/><text:line-break/></text:span>　　一、以巴雙方應從維護人民安危和地區和平出發，立即實現全面停火，包括空襲、地面軍事行動、發射火箭彈等都應停下來。任何濫用武力、造成平民傷亡的行為都不可接受，任何以暴制暴的作法都必須擯棄。<text:span text:style-name="T3"><text:line-break/><text:line-break/></text:span>　　二、中方支援埃及等國家提出的停火倡議。以巴都應放棄以武力手段尋求單方面訴求，通過負責任談判，尋找實現共同安全的方案，併為此建立必要保障機制。在此進程中，以色列應解除對加沙地區封鎖，釋放在押巴勒斯坦人。同時，以色列的合理安全關切也應予以重視。<text:span text:style-name="T3"><text:line-break/><text:line-break/></text:span>　　三、以巴衝突的根源在於巴勒斯坦問題長期得不到公正、合理的解決。中方一貫支援巴勒斯坦人民獨立建國的正當要求和合法權利。以巴有關各方應把和談作為不可動搖的戰略選擇，相互釋放善意，儘快恢復和談。和談要相向而行，不能背道而馳，尤其要避免和談破裂導致緊張升級，對抗加劇。<text:span text:style-name="T3"><text:line-break/><text:line-break/></text:span>　　四、以巴衝突事關國際和平與安全，聯合國安理會應為解決以巴衝突承擔必要責任，儘快就此形成共識，發揮應有作用。國際社會要相互配合，形成推動以巴和平的合力。<text:span text:style-name="T3"><text:line-break/><text:line-break/></text:span>　　五、高度重視並有效緩解巴勒斯坦特別是加沙地區的人道主義局勢。國際社會應及時提供必要的幫助和支援。中方將向加沙人民提供<text:span text:style-name="T3">150</text:span>萬美元緊急人道主義現匯援助，中國紅十字會也向加沙人民提供了人道援助。<text:span text:style-name="T3"><text:line-break/><text:line-break/></text:span>　　王毅表示，中國願與國際社會一道，為結束以巴衝突做出自己的貢獻。<text:span text:style-name="T3"><text:line-break/><text:line-break/></text:span>　　舒克裏外長高度讚賞王毅外長提出的五點和平倡議，表示中方的立場與埃方的努力方向一致，國際社會應歡迎中國發出的聲音，期待中國為解決巴以衝突發揮重要作用。</text:p>
      <text:p text:style-name="P1"><text:span text:style-name="T1">陳真</text:span><text:s/>  |  2014.08.04 09:55   |   <text:a xlink:type="simple" xlink:href="http://palinfo.habago.org/Entry?Command=Information_PrintForum&amp;iPage=427#FORUM32524"><text:span text:style-name="T2">#</text:span></text:a></text:p>
      <text:p text:style-name="P2">以色列再轟聯合國學校<text:span text:style-name="T3"><text:s/>UN</text:span>怒責<text:span text:style-name="T3"><text:line-break/><text:line-break/>2014/08/04 07:56<text:line-break/><text:line-break/></text:span>以色列<text:span text:style-name="T3">3</text:span>日砲轟位於加薩拉法市的聯合國學校，造成至少<text:span text:style-name="T3">10</text:span>人喪生。這是以色列<text:span text:style-name="T3">10</text:span>天以來第<text:span text:style-name="T3">3</text:span>次攻擊聯合國學校，聯合國秘書長潘基文譴責這是「犯罪行為」。（圖取自土耳其吉漢通訊社<text:span text:style-name="T3">cihan.com.tr</text:span>）<text:span text:style-name="T3"><text:line-break/><text:line-break/></text:span>（中央社加薩市<text:span text:style-name="T3">3</text:span>日綜合外電報導）加薩又有<text:span text:style-name="T3">1</text:span>所聯合國學校今天遭到以色列致命砲轟，聯合國為此表達憤怒。<text:span text:style-name="T3"><text:line-break/><text:line-break/></text:span>聯合國秘書長潘基文強烈譴責加薩今天再有聯合國學校遭砲轟，聲稱這「不僅是道德上的惡行，也是犯罪行為」。<text:span text:style-name="T3"><text:line-break/><text:line-break/>1</text:span>枚砲彈擊中加薩南部拉法市（<text:span text:style-name="T3">Rafah</text:span>）聯合國學校外面，造成至少<text:span text:style-name="T3">10</text:span>人喪命，這所學校當時擠滿巴勒斯坦躲避戰亂的難民，人數在<text:span text:style-name="T3">3000</text:span>人左右；潘基文透過發言人表示，「這種瘋狂必須停止。」<text:span text:style-name="T3"><text:line-break/><text:line-break/></text:span>這是以色列發動攻勢以來第<text:span text:style-name="T3">3</text:span>起類似事件，也是<text:span text:style-name="T3">10</text:span>天內加薩聯合國學校第<text:span text:style-name="T3">3</text:span>次遭砲襲，包括以色列<text:span text:style-name="T3">4</text:span>天前砲轟位在賈巴利亞（<text:span text:style-name="T3">Jabaliyah</text:span>）的聯合國學校，造成<text:span text:style-name="T3">16</text:span>人喪生。<text:span text:style-name="T3"><text:line-break/><text:line-break/></text:span>潘基文說，這起最新砲擊是「再一次嚴重違反國際人道法」，他指出，以色列國防軍多次獲告知聯合國各學校所在，這些學校裡都有數以千計巴勒斯坦人避難。<text:span text:style-name="T3"><text:line-break/><text:line-break/></text:span>潘基文說：「這種攻擊，以及其他違犯國際法的行徑，必須迅速加以調查，並要犯案者負起責任。這是道德上的惡行，更是犯罪行為。」<text:span text:style-name="T3"><text:line-break/><text:line-break/></text:span>潘基文再次要求以、巴停火，並說，他對「<text:span text:style-name="T3">8</text:span>月<text:span text:style-name="T3">1</text:span>日人道停火破局以來暴力駭人的擴散，以及巴勒斯坦平民數以百計喪生的情事，深感驚愕不安」。<text:span text:style-name="T3"><text:line-break/><text:line-break/></text:span>以、巴爆衝突迄今<text:span text:style-name="T3">27</text:span>天，奪走逾<text:span text:style-name="T3">1800</text:span>條人命，其中大多數是平民，在今天新一波流血中，光拉法一地就有超過<text:span text:style-name="T3">71</text:span>人喪命。<text:span text:style-name="T3">1030804<text:line-break/><text:line-break/></text:span>聯合國學校又遇襲<text:span text:style-name="T3"><text:s/></text:span>美表震驚<text:span text:style-name="T3"><text:line-break/><text:line-break/></text:span>（中央社華盛頓<text:span text:style-name="T3">3</text:span>日綜合外電報導）美國表示，對加薩今天又有聯合國學校遭到砲轟感到「驚駭」，並要求「全面且立即」調查此事。<text:span text:style-name="T3"><text:line-break/><text:line-break/></text:span>國務院女發言人莎琪（<text:span text:style-name="T3">Jen Psaki</text:span>）並未明說那一方該為這起攻擊負責，但強烈暗示，美國認為以色列要負起責任，並呼籲以色列「盡更大努力，以做到以色列自己的標準，同時避免造成平民傷亡」。<text:span text:style-name="T3"><text:line-break/><text:line-break/></text:span>這起空中攻擊計造成拉法（<text:span text:style-name="T3">Rafah</text:span>）聯合國救濟工作署（<text:span text:style-name="T3">UNRWA</text:span>）學校裡面至少<text:span text:style-name="T3">10</text:span>人喪生，以及約<text:span text:style-name="T3">30</text:span>人受傷。<text:span text:style-name="T3"><text:line-break/><text:line-break/></text:span>以色列軍方稍後證實，以軍開火攻擊拉法聯合國學校「附近」的目標。這所聯合國學校裡面當時有數千名巴勒斯坦人避難，以躲避以色列空軍隊和哈瑪斯組織戰火。<text:span text:style-name="T3"><text:line-break/><text:line-break/></text:span>這是<text:span text:style-name="T3">10</text:span>天內第<text:span text:style-name="T3">3</text:span>度有聯合國學校遭到攻擊。<text:span text:style-name="T3">1030804</text:span></text:p>
      <text:p text:style-name="P1"><text:span text:style-name="T1">良哲</text:span><text:s/>  |  2014.08.04 09:46   |   <text:a xlink:type="simple" xlink:href="http://palinfo.habago.org/Entry?Command=Information_PrintForum&amp;iPage=427#FORUM32523"><text:span text:style-name="T2">#</text:span></text:a></text:p>
      <text:p text:style-name="P3">謝謝大家。目前看起來，班表暫定如下，還請參與者確認一下。<text:span text:style-name="T3"><text:line-break/><text:line-break/></text:span>週一鈺錠<text:span text:style-name="T3"><text:s/></text:span>週二張正<text:span text:style-name="T3"><text:s/></text:span>週二晚阿忠<text:span text:style-name="T3"><text:s/></text:span>週三良哲<text:span text:style-name="T3"><text:s/></text:span>週三晚曉音<text:span text:style-name="T3"><text:s/></text:span>週四麗鈞<text:span text:style-name="T3"><text:s/></text:span>週五涵文<text:span text:style-name="T3"><text:s/></text:span>週六陳真<text:span text:style-name="T3"><text:s/></text:span>週日修亮</text:p>
      <text:p text:style-name="P1"><text:span text:style-name="T1">陳真</text:span><text:s/>  |  2014.08.04 09:46   |   <text:a xlink:type="simple" xlink:href="http://palinfo.habago.org/Entry?Command=Information_PrintForum&amp;iPage=427#FORUM32522"><text:span text:style-name="T2">#</text:span></text:a></text:p>
      <text:p text:style-name="P2">目前總共有十人<text:span text:style-name="T3">: <text:line-break/><text:line-break/></text:span>鈺錠<text:span text:style-name="T3">(</text:span>暫定周一下午四點到六點<text:span text:style-name="T3">)<text:line-break/></text:span>張正<text:span text:style-name="T3">(</text:span>周二下午四點到六點<text:span text:style-name="T3">)<text:line-break/></text:span>良哲<text:span text:style-name="T3">(</text:span>周三下午四點到六點<text:span text:style-name="T3">)<text:line-break/></text:span>懷軒<text:span text:style-name="T3">(</text:span>周四下午四點到六點但本周不行<text:span text:style-name="T3">)<text:line-break/></text:span>涵文<text:span text:style-name="T3">(</text:span>周五下午四點到六點<text:span text:style-name="T3">)</text:span>，陳真<text:span text:style-name="T3">(</text:span>周六下午兩點到四點<text:span text:style-name="T3">)<text:line-break/></text:span>修亮<text:span text:style-name="T3"><text:s/>(</text:span>八月周五，九月周一，若排周日任何時候都行<text:span text:style-name="T3">)<text:line-break/></text:span>曉音<text:span text:style-name="T3">(</text:span>周三晚上或周四早上或其它待當周決定<text:span text:style-name="T3">)<text:line-break/></text:span>阿忠<text:span text:style-name="T3">(</text:span>其中一天晚上<text:span text:style-name="T3">)<text:line-break/></text:span>麗鈞<text:span text:style-name="T3">(</text:span>任一時段都行<text:span text:style-name="T3">)</text:span></text:p>
      <text:p text:style-name="P1"><text:span text:style-name="T1">曉音</text:span><text:s/>  |  2014.08.04 09:23   |   <text:a xlink:type="simple" xlink:href="http://palinfo.habago.org/Entry?Command=Information_PrintForum&amp;iPage=427#FORUM32521"><text:span text:style-name="T2">#</text:span></text:a></text:p>
      <text:p text:style-name="P3"><text:span text:style-name="T3">email</text:span>可加到群組，謝謝！<text:span text:style-name="T3"><text:line-break/></text:span>白天時間不確定，可等班表出來，我當週認領。<text:span text:style-name="T3"><text:line-break/></text:span>這週四早上若沒人，我可。</text:p>
      <text:p text:style-name="P1"><text:span text:style-name="T1">周麗鈞</text:span><text:s/>  |  2014.08.04 07:32   |   <text:a xlink:type="simple" xlink:href="http://palinfo.habago.org/Entry?Command=Information_PrintForum&amp;iPage=427#FORUM32520"><text:span text:style-name="T2">#</text:span></text:a></text:p>
      <text:p text:style-name="P2">加麗鈞一個，當小小小的那根刺。<text:span text:style-name="T3"><text:line-break/></text:span>我的時間很彈性，一整周皆可，可以當黏膠。</text:p>
      <text:p text:style-name="P1"><text:span text:style-name="T1">周麗鈞</text:span><text:s/>  |  2014.08.04 07:31   |   <text:a xlink:type="simple" xlink:href="http://palinfo.habago.org/Entry?Command=Information_PrintForum&amp;iPage=427#FORUM32519"><text:span text:style-name="T2">#</text:span></text:a></text:p>
      <text:p text:style-name="P3">加麗鈞一個，當小小小的那根刺。<text:span text:style-name="T3"><text:line-break/></text:span>我的時間很彈性，一整周皆可，可以當黏膠。</text:p>
      <text:p text:style-name="P1"><text:span text:style-name="T1">黃懷軒</text:span><text:s/>  |  2014.08.04 06:32   |   <text:a xlink:type="simple" xlink:href="http://palinfo.habago.org/Entry?Command=Information_PrintForum&amp;iPage=427#FORUM32518"><text:span text:style-name="T2">#</text:span></text:a></text:p>
      <text:p text:style-name="P2">大家別怕，帶頭的就我來唄。反正我離台北這台灣的首善之都最近囉。<text:span text:style-name="T3"><text:line-break/><text:line-break/></text:span>懷軒</text:p>
      <text:p text:style-name="P4"/>
      <text:p text:style-name="P1"><text:span text:style-name="T1">陳真</text:span><text:s/>  |  2014.08.04 04:06   |   <text:a xlink:type="simple" xlink:href="http://palinfo.habago.org/Entry?Command=Information_PrintForum&amp;iPage=428#FORUM32517"><text:span text:style-name="T2">#</text:span></text:a></text:p>
      <text:p text:style-name="P2">接力靜站人數至少需要七位，但當然人多一點更好。認領時段若有重覆就一起站。若同一時段超過三位就可能有集遊法的問題，必須有個人出來帶頭認罪，或是兩人站樁，其他人發傳單或當觀眾，便無法律問題。這類情況，由現場人員自行決定。<text:span text:style-name="T3"><text:line-break/><text:line-break/></text:span>台灣獄政很可怕，政治犯已經不存在，但一般嫌疑犯或受刑人的人權依然蕩然無存，跟幾十年前的台灣恐怕沒兩樣，刑求依然盛行，各種侵害人權狀況就如家常便飯。<text:span text:style-name="T3"><text:line-break/><text:line-break/></text:span>我當然有許多證據足以支持我的說法，很多案例就來自我的病患，有的還打爛膝蓋。不信的人不妨自己進去考察獄政一番，你將很難想像這就是整天高喊人權立國的台灣，事實上跟古代衙門恐怕差不了多少。<text:span text:style-name="T3"><text:line-break/><text:line-break/></text:span>如果你跟我一樣是一般人，整個司法收押過程肯定會讓你飽受屈辱甚至遭受各種侵害或肢體傷害。當然，如果你是名人，那你就會享受帝王級的禮遇。<text:span text:style-name="T3"><text:line-break/><text:line-break/></text:span>我常打算針對這些問題多寫幾篇文字，但寫了往往就收著，很少貼出來，感覺相當無力。台灣社會（包括早已變質到讓人很看不起的台權會）很重視<text:span text:style-name="T3"><text:s/>“</text:span>我方<text:span text:style-name="T3">” </text:span>政治人物的人權（其實是超級特權），但整個社會對一般受刑人的人權卻絲毫不在乎。<text:span text:style-name="T3"><text:line-break/><text:line-break/></text:span>台灣法律絕對是因人而異的，今天我們若是屬於愛台灣、政治正確那一類，幾個人來靜站保證絕對不會有事，萬一亂搞得太過火而有事，那就是司法追殺，國家暴力，最後也保證絕對不會有事。但依我們過去的經驗，警方是有可能在以色列的施壓下對我們採取逮捕等法律行動的。<text:span text:style-name="T3"><text:line-break/><text:line-break/></text:span>有一次被抓，記得當時只是三、四個人靜站，警方一直勸我們解散，私下偷偷湊在耳邊說，我支持你們，但以色列打電話給警政署哭爸哭母，要求查辦你們。我說沒關係，我站我們的，你們就依法做你們該做的。於是我就被抓去警察局，關在一個鐵欄干裏。晚上還提供免費便當，差不多已經算宵夜了。<text:span text:style-name="T3"><text:line-break/><text:line-break/></text:span>後來又送來一名嫌犯，男的，約莫三、四十歲，老望著鐵欄干外，好像很渴望有誰突然出現來帶他回家。我看他憂愁，想安慰他，就找話跟他聊，問他是什麼案子，他說是組織性犯罪，我說意思就是黑幫嗎？他說對，但他堅持無辜，說是奸人所害。我問他晚餐吃了沒，他說還沒，於是我就把便當給了他。不久，他又被押走，於是又剩我一人。<text:span text:style-name="T3"><text:line-break/><text:line-break/></text:span>一兩個小時後，就在我被押往地檢署之前，有個副局長獨自打開鐵門進來，很友善，說純粹是私人好奇，想來探望，聊到說他女兒也即將前往英國留學云云。聊完之後不久，我就連夜被移送台北地檢署。銬著手銬，由兩名彪形大漢一路押著。抵達地檢署時，門口擠滿記者，看我下車，所有人拿著攝影機一下全衝了過來。<text:span text:style-name="T3"><text:line-break/><text:line-break/></text:span>我很訝異，心想，這麼小的事，難道也有新聞價值？當下轉念一想，也許因為那時我還在台大工作，是公務員，會不會是院方得到消息，打算來救我出獄？<text:span text:style-name="T3"><text:line-break/><text:line-break/></text:span>面對無數鎂光燈，我帶著微笑慢慢走入地檢署。不料有一名記者在我背後高聲質問我說：<text:span text:style-name="T3">“</text:span>你為什麼要貪污？<text:span text:style-name="T3">” </text:span>我停下腳步，反問她，<text:span text:style-name="T3">“</text:span>我什麼時候貪污？<text:span text:style-name="T3">” </text:span>那位女記者說，<text:span text:style-name="T3">“</text:span>你採購消防器材拿廠商回扣。<text:span text:style-name="T3">” </text:span>我說<text:span text:style-name="T3"><text:s/>“</text:span>我沒有採購消防器材啊。<text:span text:style-name="T3">” </text:span>另一位男記者問，<text:span text:style-name="T3">“</text:span>你不是消防署長嗎？<text:span text:style-name="T3">” </text:span>我說不是。他問，<text:span text:style-name="T3">“</text:span>那你是什麼案子？<text:span text:style-name="T3">” </text:span>我說我在以色列辦事處前靜站反對屠殺，於是就被抓來了。<text:span text:style-name="T3"><text:line-break/><text:line-break/></text:span>我話一說完，大夥全馬上收起攝影機，笑說，<text:span text:style-name="T3">“</text:span>唉呀，認錯人了。<text:span text:style-name="T3">” </text:span>我問一名攝影記者說，<text:span text:style-name="T3">“</text:span>剛才不是現場轉播吧？<text:span text:style-name="T3">” </text:span>他說，<text:span text:style-name="T3">“</text:span>不會不會，不會播出，回去就刪掉了。<text:span text:style-name="T3">”<text:line-break/><text:line-break/></text:span>來到地檢署，先是一番屈辱性的搜身檢查。裏頭的獄卒個個言語動作非常粗暴，惡形惡狀到極點。一會兒，準備把我押入牢房。就在我雙腳才剛踏進去時，突然聽到巨大撞擊聲，夾雜一堆不堪入耳的髒話，幾名獄卒正在毆打一個剛被送進來的嫌疑犯，似乎是因為對方不夠配合加上口氣不佳，於是招來一頓拳打腳踢。我的位置無法看到全景，但能看到其中一位施暴者。<text:span text:style-name="T3"><text:line-break/><text:line-break/></text:span>牢房裏，地上牆上四處屎尿殘渣，非常骯髒。不久，對面牢房有個小女生被那個剛剛打人的獄卒就像踹一條小狗那樣，又踹又推，丟進牢房。她跌坐地上，滿臉驚恐。<text:span text:style-name="T3"><text:line-break/><text:line-break/></text:span>我一看，又是剛剛那個打人的獄卒，於是就隔著鐵欄干大聲說你不應該這樣。他很凶，一聽我喝斥他，緩緩走過來好像打算要整我那樣。我繼續罵他說，<text:span text:style-name="T3"><text:s/>“</text:span>我在這裏已經觀察你很久了，你不適合擔任這樣的職務。<text:span text:style-name="T3">” </text:span>他說，<text:span text:style-name="T3"><text:s/>“</text:span>不然你是要怎樣？<text:span text:style-name="T3">” </text:span>我說，<text:span text:style-name="T3">”</text:span>我要知道你的編號，我要對你提出申訴。<text:span text:style-name="T3">” <text:line-break/><text:line-break/></text:span>他倒是很大膽，猶豫了一下之後便展示編號給我看，之後就倖倖然離去。接著，一個年輕女獄卒走過來，看起來比較斯文，湊近欄干跟我說，<text:span text:style-name="T3">“</text:span>你最好不要去惹這個人<text:span text:style-name="T3">”</text:span>。<text:span text:style-name="T3"><text:line-break/><text:line-break/></text:span>因為身上物品全被沒收，看不到時間，不知道過了多久，有人跟我說要開庭。牢房隨即打開一個小洞，一個也是滿臉橫肉的人大聲喝斥叫我從洞口伸出手來。我手一伸，手銬就銬上了，押去開庭。<text:span text:style-name="T3"><text:line-break/><text:line-break/></text:span>庭上有兩名司法人員，一男一女，男的應該是檢察官，女的好像是男的部下，兩人都很友善。桌上散落一些警方提供的犯罪證據，一些蒐證照片。他們倆就低著頭察看，男檢察官小聲問女的說：<text:span text:style-name="T3">“</text:span>怎麼每張都一樣？<text:span text:style-name="T3">” </text:span>我說，<text:span text:style-name="T3">“</text:span>因為我都站著沒動<text:span text:style-name="T3">”</text:span>。<text:span text:style-name="T3"><text:line-break/><text:line-break/></text:span>男的就抬頭問我說，<text:span text:style-name="T3">“</text:span>你們沒有打警察嗎？<text:span text:style-name="T3">” </text:span>我說沒有。他又問，<text:span text:style-name="T3"><text:s/>“</text:span>沒有推擠嗎？<text:span text:style-name="T3">”</text:span>我說<text:span text:style-name="T3"><text:s/>“</text:span>我們一直站著沒動<text:span text:style-name="T3">”</text:span>。接著問：<text:span text:style-name="T3">“</text:span>那你們有故意阻擋人家上班或通行嗎？<text:span text:style-name="T3">” </text:span>我說沒有。<text:span text:style-name="T3"><text:line-break/><text:line-break/></text:span>最後又問說，<text:span text:style-name="T3">“</text:span>你知不知道那裏是禁制區，你這樣做是觸犯集遊法。<text:span text:style-name="T3">” </text:span>我說知道。<text:span text:style-name="T3">“</text:span>既然知道，為何還要犯法？<text:span text:style-name="T3">” </text:span>我說，<text:span text:style-name="T3">“</text:span>我願意付出法律代價。<text:span text:style-name="T3">” </text:span>最後問起起犯罪動機，我說<text:span text:style-name="T3"><text:s/>“</text:span>以色列長年任意屠殺平民百姓老弱婦孺，我希望這樣的事能夠被制止。<text:span text:style-name="T3">” <text:line-break/><text:line-break/></text:span>開完庭，我又被送入牢房。不久，有人跑來說我可以一萬元交保。我說我不要交保，我寧可繼續關，否則就讓我無保釋放，我不願付保釋金。那人說，如果你身上沒錢，我們可以帶你去提款機領。我說不是錢的問題。<text:span text:style-name="T3"><text:line-break/><text:line-break/></text:span>大約又過了一小時，又說要開庭。同樣那兩名檢察官問我為何拒絕付保釋金。我說我的行為如果有罪，我願意繼續收押，但我不想付保釋金。之後又被送回牢房。其實我心裏是很猶豫很掙扎的，因為實在很累，當時得了重病，身體十分不適，加上診所正要開張，我若繼續關在裏頭，我的整個開業計畫就毀了。<text:span text:style-name="T3"><text:line-break/><text:line-break/></text:span>沒想到，不久就有人來開門說，<text:span text:style-name="T3">“</text:span>你自由了，東西拿一拿就可以走了。<text:span text:style-name="T3">”<text:line-break/><text:line-break/></text:span>臨走時，那位對我比較好一些的女獄卒帶著微笑問說，<text:span text:style-name="T3">“</text:span>你明天不用上班嗎？<text:span text:style-name="T3">” </text:span>我說我這兩天都請假。<text:span text:style-name="T3"><text:line-break/><text:line-break/></text:span>走出牢房第一件事就是去地檢署櫃台詢問哪裏有公用電話，我說我要找你們的值班主管，我要檢舉你們的各種違法行為。<text:span text:style-name="T3"><text:line-break/><text:line-break/></text:span>故事還很長。有機會再寫吧。台灣總是自詡文明，甚至自我陶醉，我看離文明的路恐怕還有好幾萬光年那麼遙遠。</text:p>
      <text:p text:style-name="P1"><text:span text:style-name="T1">陳真</text:span><text:s/>  |  2014.08.04 04:05   |   <text:a xlink:type="simple" xlink:href="http://palinfo.habago.org/Entry?Command=Information_PrintForum&amp;iPage=428#FORUM32516"><text:span text:style-name="T2">#</text:span></text:a></text:p>
      <text:p text:style-name="P3">謝謝修亮。一番心意，很感激。<text:span text:style-name="T3"><text:line-break/><text:line-break/></text:span>排班的事恐怕得麻煩良哲做個統籌，目前應該每一天都有人了。<text:span text:style-name="T3"><text:line-break/><text:line-break/></text:span>靜站太累就坐著也無妨，許多時候我看有些來參加靜站的人站到好像快暈倒，其實不必硬撐。</text:p>
      <text:p text:style-name="P1"><text:span text:style-name="T1">王修亮</text:span><text:s/>  |  2014.08.04 02:25   |   <text:a xlink:type="simple" xlink:href="http://palinfo.habago.org/Entry?Command=Information_PrintForum&amp;iPage=428#FORUM32515"><text:span text:style-name="T2">#</text:span></text:a></text:p>
      <text:p text:style-name="P2">我可以參加接力靜站。八月星期五可以，九月換成星期一，若是排我星期日那每個月都行。<text:span text:style-name="T3"><text:line-break/></text:span>我家住台北永和捷運頂溪站附近，交通很方便，如果臨時缺人，除了星期二、四早上，星期五下午，都可以臨時代替。<text:span text:style-name="T3"><text:line-break/></text:span>我有點年紀，可能中途會稍坐一下，不過就原地坐下，應該效果也沒差吧<text:span text:style-name="T3">!<text:line-break/></text:span>另外，家裡就我和女兒母女兩人，如果巴勒網友女性朋友到台北，沒地方住，可以住我家，比住旅社安全乾淨的多。房子很小，很簡陋，但是應該沒啥要緊，我把地址郵寄過去給陳老師。</text:p>
      <text:p text:style-name="P1"><text:span text:style-name="T1">良哲</text:span><text:s/>  |  2014.08.04 02:21   |   <text:a xlink:type="simple" xlink:href="http://palinfo.habago.org/Entry?Command=Information_PrintForum&amp;iPage=428#FORUM32514"><text:span text:style-name="T2">#</text:span></text:a></text:p>
      <text:p text:style-name="P3">後台可以看到曉音留的電郵，晚點加到群組裡頭就行。</text:p>
      <text:p text:style-name="P1"><text:span text:style-name="T1">陳真</text:span><text:s/>  |  2014.08.04 02:21   |   <text:a xlink:type="simple" xlink:href="http://palinfo.habago.org/Entry?Command=Information_PrintForum&amp;iPage=428#FORUM32513"><text:span text:style-name="T2">#</text:span></text:a></text:p>
      <text:p text:style-name="P2">曉音，我在後台有看到妳的<text:span text:style-name="T3">email</text:span>了，方便讓我把它加入群組嗎？將來隨時要退出就能自行退出。</text:p>
      <text:p text:style-name="P1"><text:span text:style-name="T1">陳真</text:span><text:s/>  |  2014.08.04 02:18   |   <text:a xlink:type="simple" xlink:href="http://palinfo.habago.org/Entry?Command=Information_PrintForum&amp;iPage=428#FORUM32512"><text:span text:style-name="T2">#</text:span></text:a></text:p>
      <text:p text:style-name="P3">謝謝曉音。你有沒有<text:span text:style-name="T3">EMAIL</text:span>？方不方便給？因為有很多技術性細節例如如何取得牌子等等，我們在一個站樁群組上討論，這樣會比較方便聯繫。<text:span text:style-name="T3"><text:line-break/><text:line-break/></text:span>良哲會弄個班表。原則上以白天為主，加開晚間場當然也可以，只是得小心安全，以色列辦事處那邊人煙稀少。<text:span text:style-name="T3"><text:line-break/><text:line-break/></text:span>阿忠提到的一些照明設備，若有購買，請大家記得跟良哲請款。巴勒網老是婉拒外界捐款，因為我們的錢都沒在用，許多開支往往由個人自行吸收。其實不用這麼客氣，該用公款就用公款。<text:span text:style-name="T3"><text:line-break/><text:line-break/></text:span>這個接力站樁活動，預計周三開始，直到戰火平息。班表會事先公告。我們也會告知以色列辦事處此一活動，希望他們能嚴肅看待我們的想法，停止殺戮。</text:p>
      <text:p text:style-name="P1"><text:span text:style-name="T1">曉音</text:span><text:s/>  |  2014.08.04 01:25   |   <text:a xlink:type="simple" xlink:href="http://palinfo.habago.org/Entry?Command=Information_PrintForum&amp;iPage=428#FORUM32511"><text:span text:style-name="T2">#</text:span></text:a></text:p>
      <text:p text:style-name="P2">我可認領週三晚上</text:p>
      <text:p text:style-name="P1"><text:span text:style-name="T1">柳春春阿忠</text:span><text:s/>  |  2014.08.04 01:08   |   <text:a xlink:type="simple" xlink:href="http://palinfo.habago.org/Entry?Command=Information_PrintForum&amp;iPage=428#FORUM32509"><text:span text:style-name="T2">#</text:span></text:a></text:p>
      <text:p text:style-name="P3">晚上站，點蠟燭或手電筒照明我想都可。（阿忠有想過以）大創<text:span text:style-name="T3">39</text:span>元賣的便宜手電筒夾在板子上當照明（有的手機或<text:span text:style-name="T3">3C</text:span>的行動電源還有照明功能喔）。</text:p>
      <text:p text:style-name="P1"><text:span text:style-name="T1">陳真</text:span><text:s/>  |  2014.08.04 01:04   |   <text:a xlink:type="simple" xlink:href="http://palinfo.habago.org/Entry?Command=Information_PrintForum&amp;iPage=428#FORUM32508"><text:span text:style-name="T2">#</text:span></text:a></text:p>
      <text:p text:style-name="P2">又增加一人，目前有我<text:span text:style-name="T3">(</text:span>周六下午兩點到四點<text:span text:style-name="T3">)</text:span>、良哲<text:span text:style-name="T3">(</text:span>周三<text:span text:style-name="T3">)</text:span>、阿忠<text:span text:style-name="T3">(</text:span>任何一天的晚上都行<text:span text:style-name="T3">)</text:span>、張正<text:span text:style-name="T3">(</text:span>周二<text:span text:style-name="T3">)</text:span>，鄭涵文<text:span text:style-name="T3">(</text:span>周五<text:span text:style-name="T3">)</text:span>共五位。</text:p>
      <text:p text:style-name="P1"><text:span text:style-name="T1">曉音</text:span><text:s/>  |  2014.08.04 00:41   |   <text:a xlink:type="simple" xlink:href="http://palinfo.habago.org/Entry?Command=Information_PrintForum&amp;iPage=428#FORUM32507"><text:span text:style-name="T2">#</text:span></text:a></text:p>
      <text:p text:style-name="P3">沒有靜站過，想必比靜坐更難熬，但願意成為小小一根針刺。<text:span text:style-name="T3"><text:line-break/></text:span>比較確定有空的是周三晚。</text:p>
      <text:p text:style-name="P1"><text:span text:style-name="T1">陳真</text:span><text:s/>  |  2014.08.04 00:36   |   <text:a xlink:type="simple" xlink:href="http://palinfo.habago.org/Entry?Command=Information_PrintForum&amp;iPage=428#FORUM32506"><text:span text:style-name="T2">#</text:span></text:a></text:p>
      <text:p text:style-name="P2">目前有我<text:span text:style-name="T3">(</text:span>周六下午兩點到四點<text:span text:style-name="T3">)</text:span>、良哲<text:span text:style-name="T3">(</text:span>周三<text:span text:style-name="T3">)</text:span>、阿忠<text:span text:style-name="T3">(</text:span>任何一天的晚上都行<text:span text:style-name="T3">)</text:span>、張正<text:span text:style-name="T3">(</text:span>周二<text:span text:style-name="T3">)</text:span>四位。<text:span text:style-name="T3"><text:line-break/><text:line-break/></text:span>地點就是在以色列駐台辦事處門口，昨天晚會那個地方。</text:p>
      <text:p text:style-name="P7"/>
      <text:p text:style-name="P1"><text:span text:style-name="T1">陳真</text:span><text:s/>  |  2014.08.04 00:30   |   <text:a xlink:type="simple" xlink:href="http://palinfo.habago.org/Entry?Command=Information_PrintForum&amp;iPage=429#FORUM32505"><text:span text:style-name="T2">#</text:span></text:a></text:p>
      <text:p text:style-name="P2">對，也許時段可以彈性一些，但若要站晚上是否該點根蠟燭？要不然看不見。<text:span text:style-name="T3"><text:line-break/><text:line-break/></text:span>還有就是選擇晚上者要注意己身安全。<text:span text:style-name="T3"><text:line-break/><text:line-break/></text:span>目前有三票。不曾參與過的，也歡迎來站，不會很難。只是可能有點尷尬，不過習慣就好了。<text:span text:style-name="T3"><text:line-break/><text:line-break/></text:span>陳真</text:p>
      <text:p text:style-name="P1"><text:span text:style-name="T1">柳春春阿忠</text:span><text:s/>  |  2014.08.04 00:19   |   <text:a xlink:type="simple" xlink:href="http://palinfo.habago.org/Entry?Command=Information_PrintForum&amp;iPage=429#FORUM32504"><text:span text:style-name="T2">#</text:span></text:a></text:p>
      <text:p text:style-name="P3">接力靜站這活動方式，阿忠可認領其中一天的晚上時段。<text:span text:style-name="T3"><text:line-break/></text:span>因目前至<text:span text:style-name="T3">9/5</text:span>當週都處於之前每天排戲上午九點至下午六點，演出當天整個綁在劇場裡頭。但演出之前的晚上除週三或四晚與週六晚至日約會以外，晚上都可去接力靜站。<text:span text:style-name="T3"><text:line-break/><text:line-break/></text:span>依之前阿忠個人行動於上班日上午的好天氣至<text:span text:style-name="T3">AIT</text:span>前靜站的經驗，<text:span text:style-name="T3"><text:line-break/></text:span>告示牌與小冊子可自行保管，去站就帶著，站完就先帶回家。<text:span text:style-name="T3"><text:line-break/></text:span>裝告示牌的袋子也許可以考慮由巴勒網公費提供統一購置，往後應該也會有個人行動的可能。<text:span text:style-name="T3"><text:line-break/></text:span>這些添購的袋子就可派上用場。<text:span text:style-name="T3"><text:line-break/><text:line-break/></text:span>至於靜站時段的兩小時在上午、下午或晚上，我想可開放由靜站者自己選擇。<text:span text:style-name="T3"><text:line-break/></text:span>若選在下午時段，就要自己考慮防曬避雨這些基本事項等等。<text:span text:style-name="T3"><text:line-break/><text:line-break/>/ </text:span>分隔線<text:span text:style-name="T3"><text:s/>/<text:line-break/><text:line-break/></text:span>一次性活動跟這種接力式靜站，個人經驗是<text:span text:style-name="T3"><text:line-break/></text:span>後者真的會對該機構像小小的針刺那樣，不是很痛的那種。<text:span text:style-name="T3"><text:line-break/></text:span>但會持續的有針在刺，而且儘管人數很少，<text:span text:style-name="T3"><text:line-break/><text:line-break/></text:span>會令人覺得非常非常的礙眼，像沾上了什麼一樣。<text:span text:style-name="T3"><text:line-break/></text:span>（跟一次性活動比較）</text:p>
      <text:p text:style-name="P1"><text:span text:style-name="T1">陳真</text:span><text:s/>  |  2014.08.03 22:58   |   <text:a xlink:type="simple" xlink:href="http://palinfo.habago.org/Entry?Command=Information_PrintForum&amp;iPage=429#FORUM32503"><text:span text:style-name="T2">#</text:span></text:a></text:p>
      <text:p text:style-name="P2">我的原始構想是這樣，仍然還是苦肉計：<text:span text:style-name="T3"> <text:line-break/><text:line-break/></text:span>簡單說：以色列準備殺人殺多久，我們就站多久，站到他願意結束戰爭為止。<text:span text:style-name="T3"><text:line-break/><text:line-break/></text:span>一天<text:span text:style-name="T3">24</text:span>小時，站一回以<text:span text:style-name="T3">2</text:span>小時計，一天站<text:span text:style-name="T3">12</text:span>班，一班<text:span text:style-name="T3">2</text:span>人，因此一天需要<text:span text:style-name="T3">24</text:span>人（次），。假設一周循環一次，亦即至少需要<text:span text:style-name="T3"><text:s/>168</text:span>人（次），就能以每一人（次）每週輪班兩小時的頻率，長久站下去。<text:span text:style-name="T3"><text:line-break/><text:line-break/></text:span>西方社會反戰反美勢力很強，動輒數萬數十萬，但台灣卻總是小貓兩三隻，要找到<text:span text:style-name="T3">168</text:span>個志願者很難，幾乎不可能。所以，我和學姊討論後，一再把站樁時間往下調，從一天的<text:span text:style-name="T3">12</text:span>班降到一天僅一班，不知道這樣做不做得到？亦即只要<text:span text:style-name="T3">14</text:span>人<text:span text:style-name="T3"><text:s/></text:span>（次）便做得到。<text:span text:style-name="T3"><text:line-break/><text:line-break/></text:span>這樣其實還是有點難，一周看一場兩小時可歌可泣的反戰電影也許很容易，但要一個人一週花兩小時靜站直到戰爭結束卻似乎難之又難。所以，我又把標準往下調，原本一班兩人，改成一班至少一人。也就是說，只要有<text:span text:style-name="T3">7</text:span>個人願意每週花兩小時站樁直到戰爭結束，這個活動就能做到。<text:span text:style-name="T3"><text:line-break/><text:line-break/></text:span>當然，每一班不一定只有一人。我們可以事先公布班表，屆時也許就會有新成員或過路人加入。<text:span text:style-name="T3"><text:line-break/><text:line-break/></text:span>這活動還有兩個困難點，主要就是標語牌怎麼交接。我的想法是這至少<text:span text:style-name="T3">7</text:span>個基本成員自製一個容易攜帶的牌子，或事先想辦法從既有的標語牌中挑一兩張保管，每次來站就自己帶來，站完又自己帶回去。<text:span text:style-name="T3"><text:line-break/><text:line-break/></text:span>另一個困難點是大家平常天周一到周五要上班，或像我們住台南，北上不容易。兩個人如果坐高鐵來回大約要六千元，萬一若需住宿就更花錢。如果像我自己出門大多搭統聯，來回交通費只需七、八百，但從台南去到台北前後各種車程至少要六、七小時以上，能貢獻的時間很有限且難度高。<text:span text:style-name="T3"><text:line-break/><text:line-break/></text:span>因此，周一到周五的時段恐怕比較會有問題，於是我想到何不改成晚上？晚上不用忍受艷陽酷熱而且比較浪漫，可是又覺得那地方晚上偏僻，女生怕有安全問題（男性也不見得安全），所以仍以白天為宜。每天靜站的時間看是要固定或不固定都可以。我建議周一到周五下午四點到六點，一方面較不熱，一方面下班人潮較多，上班者若要請假參加需要提早離開也比較容易些。周六日則下午兩點到四點（這樣我靜站完回到台南才不會三更半夜）。<text:span text:style-name="T3"><text:line-break/><text:line-break/></text:span>這活動還需要一個簡單文宣，頂多約三、五百字即可，讓過路人迅速能明白我們站在此處的原因。在靜站的同時，學姐建議大家可以自行對美國<text:span text:style-name="T3">AIT</text:span>或以色列辦事處發動傳真攻勢，把一些死傷狀況的資料傳給這兩個單位。<text:span text:style-name="T3"><text:line-break/><text:line-break/></text:span>我的構想大約就是這樣。<text:span text:style-name="T3"><text:line-break/><text:line-break/></text:span>學姊交待，大家千萬不要勉強，畢竟大家平常忙到爆，而我也差不多早已淹沒在無數的公私事務裏，幾乎滅頂，難得能有片刻休息。我相信大家也都很忙，所以請勿勉強，真的<text:span text:style-name="T3"><text:s/>"</text:span>很<text:span text:style-name="T3">" </text:span>想做再來做這事。只要有<text:span text:style-name="T3">6</text:span>個人願意做，這事就能做。八月份我可以認領的時段是周六。九月份我的上班時間還不確定。<text:span text:style-name="T3"><text:line-break/><text:line-break/></text:span>至於學姊還提到的一些技術問題，例如靜站者恐怕都得自拍或互拍照片傳給巴勒網張貼，還有，靜站者累了或身體不適，可以坐下來，也可以喝喝水，彼此聊兩句。法律方面，盡量以避免被逮捕為原則，所以，若遇警方干涉，當現場超過三人時，就兩個人站，其他人發傳單。如果有人願意坐牢或去看守所幾日遊，當然就可以不用理會警方的干涉。但若人數僅兩人，那麼警方就無權干涉我們的行為自由。<text:span text:style-name="T3"><text:line-break/><text:line-break/></text:span>只要有<text:span text:style-name="T3">6</text:span>個人能夠一周來站兩小時，至少維持一個月即四周，這活動就應該能持續到八月底。一旦能持續到八月底，理論上就能一直持續做下去，直到戰火結束。因為旁人一定是看我們自己能堅持多久，當你堅持越久，旁人就越有可能加入，使活動延續下去　。<text:span text:style-name="T3"><text:line-break/><text:line-break/></text:span>昨晚原本一開始就很擔心萬一被強迫上台講話怎麼辦？心想萬一發生這樣的慘劇，我就打算上台這麼說：<text:span text:style-name="T3"><text:line-break/><text:line-break/>‘’</text:span>對於戰爭，對於以色列的屠殺，對於那些孩童、婦女那些弱小生命，老是有一種揮之不去的悲傷，心裡有很多話想說，但實在說不出來。既然說不出來，於是我就想，也許我可以做些什麼。可是實際上我也做不來什麼事，於是心裡老是有一種似乎永遠無法撫平的痛苦。這痛苦有時巨大到讓我對生命有一種絕望。可是，在絕望的盡頭又彷彿有著一種因為絕望帶來的救贖。我說不清這是一種什麼樣的感覺，但它就像一種戰爭，一個人能活多久，估計就得跟這樣的戰爭奮鬥多久。<text:span text:style-name="T3">‘’<text:line-break/><text:line-break/></text:span>這恐怕也是許多人的內心實況，很多話想說卻說不出來，想做點什麼又似乎什麼也做不了。<text:span text:style-name="T3"><text:line-break/><text:line-break/></text:span>常有人嘲弄我有關效果的事，對於這活動，也許有人又會擔心效果不彰。其實我從不擔心所謂效果，因為基本上我們今天如果挺身反戰，無非也是為了對抗個人心裡頭那場戰爭。<text:span text:style-name="T3"><text:line-break/><text:line-break/></text:span>我並非說效果不重要，而是說咱們所作所為不過吹灰之力，於己毫髮無傷，還能期望什麼效果？我倒經常覺得，效果已經遠遠超過我們所做的。<text:span text:style-name="T3"><text:line-break/><text:line-break/></text:span>今天如果發起一個運動，每週每人負責免費看兩小時電影，響應者應該十分踴躍（我能認養一周看<text:span text:style-name="T3">20</text:span>小時電影都沒問題），但現在要罰站兩小時卻變得難之又難，幾乎不可能。這其實多少也反映了所謂慘痛血腥的戰爭在眾人心中的真實份量也許並不如人們言語上所宣稱的那般巨大。這倒無妨，因為我自己也一樣。我做過精密統計，發現我花在吃喝玩樂的時間和金錢，恐怕是我花在所謂眾人之事的數十倍都還不止。但我是願意對這樣一種不成比例略微做點調整。<text:span text:style-name="T3"><text:line-break/><text:line-break/></text:span>講個不算題外話的題外話：<text:span text:style-name="T3"><text:line-break/><text:line-break/>1993</text:span>年有一天，突然接到一通陌生人的來電，對方自我介紹叫黃勝雄，說是門諾醫院的新任院長，剛從美國返台定居。我不知道他為什麼會找上我。他說門諾醫院地處偏遠，找不到精神科醫師。我聽了，決定幫點忙。好不容易幫忙介紹了一個朋友，一周看兩診，沒想到那朋友竟然跟門諾開價<text:span text:style-name="T3">45</text:span>萬。<text:span text:style-name="T3"><text:line-break/><text:line-break/></text:span>幾天後，黃院長又打電話來，講起<text:span text:style-name="T3">45</text:span>萬薪水的事，說醫院付不起。我聽了覺得很可悲。就如黃院長有一句名言所說：<text:span text:style-name="T3">“</text:span>美國很近，花蓮很遠<text:span text:style-name="T3">”</text:span>。大家爭相去美國工作或定居，好像美國就在隔壁那麼近，但花蓮卻乏人問津彷彿遠在天邊那般遠。<text:span text:style-name="T3"><text:line-break/><text:line-break/></text:span>最後，我跟他說，不用再另外找醫師了，就我自己來吧，我是免費的，一毛錢也不用，食衣住行全自己包。於是，從此渡過兩、三年完全沒有假日的生活，那種疲憊，非外人所能想像。每周五中午<text:span text:style-name="T3">12</text:span>點從台中沙鹿出發的復興號火車，到了台北再等車三小時之後轉莒光號，半夜一點到花蓮。那時候沒有網路，我沒時間事先去買火車票，所以永遠只能買站票，每週在火車上來回罰站差不多<text:span text:style-name="T3">20</text:span>幾個小時，繞台灣一圈又一圈，直到出國留學才停止。<text:span text:style-name="T3"><text:line-break/><text:line-break/></text:span>做這樣一件事其實沒什麼用處，既無助於醫療生態的改善，也無助於當地病患，但我還是就這樣做了。這些沒有多少現實意義的東西，也許有一天會有它的某種意義。但就算它始終不具公眾意義也無妨，人總該對自己有點義氣，要對得起心裡那些只有你自己知道的感覺。就好像你孝順你爹娘，自然就會為了他們凡事盡力，甚至犧牲一切，但你之所以這麼做總不會是為了有一天獲得大孝獎或推廣孝道吧？<text:span text:style-name="T3"><text:line-break/><text:line-break/></text:span>這樣講很唯心，很容易走入自我陶醉的死胡同卻忽略事件當事人的實質利害，因此，大家閱讀能力得提昇一下，別曲解我的意思。效果當然還是很重要，我只是說，如果一個人他實際上什麼事也沒做，卻老是關心一舉一動有何效果，豈不怪哉。<text:span text:style-name="T3"><text:line-break/><text:line-break/></text:span>加上我，只要<text:span text:style-name="T3"><text:s/>6 </text:span>個人這事就能成。不過，大家可別有道德壓力，畢竟反對戰火這類事情千秋萬世的，什麼時候做都不會嫌太遲，如果大家忙或覺得沒必要或沒力氣再多做什麼，那就以後再說，以後肯定還會有機會。<text:span text:style-name="T3"><text:line-break/><text:line-break/></text:span>至於八月九號若要辦遊行，細節上各位怎麼安排，我基本上沒有意見，只要維持非暴力原則就行，不叫罵警察，不推擠，不對抗議對象口出惡言等等。</text:p>
      <text:p text:style-name="P1"><text:span text:style-name="T1">良哲</text:span><text:s/>  |  2014.08.03 16:36   |   <text:a xlink:type="simple" xlink:href="http://palinfo.habago.org/Entry?Command=Information_PrintForum&amp;iPage=429#FORUM32502"><text:span text:style-name="T2">#</text:span></text:a></text:p>
      <text:p text:style-name="P3">稍早的消息：有<text:span text:style-name="T3">30</text:span>名巴勒斯坦人死亡。一個<text:span text:style-name="T3">10</text:span>口之家，死於以色列的空襲。死亡人數上升到<text:span text:style-name="T3">1740</text:span>人，<text:span text:style-name="T3">9080</text:span>人受傷，近<text:span text:style-name="T3">50</text:span>萬名難民。</text:p>
      <text:p text:style-name="P1"><text:span text:style-name="T1">良哲</text:span><text:s/>  |  2014.08.03 16:28   |   <text:a xlink:type="simple" xlink:href="http://palinfo.habago.org/Entry?Command=Information_PrintForum&amp;iPage=429#FORUM32501"><text:span text:style-name="T2">#</text:span></text:a></text:p>
      <text:p text:style-name="P2">今天，我們在這裡表明我們的心與加薩的人們同在，我們在這裡表達對於以色列與美國的不滿，我們不僅要拯救加薩，也是要救救以色列，救救美國，我們呼籲以色列與美國切勿耽於軍火利益，只顧著自身龐大的政治經濟利益，卻罔顧他人最為基本的生存權利。我們不僅要救救加薩，救救以色列，救救美國，也要救救自己，救救孩子們。<text:span text:style-name="T3"><text:line-break/><text:line-break/></text:span>我們總羨慕那些看似進步的發達國家，我們總是看不起那些落後的破敗的反抗人民，但只要我們仔細追尋這些日子以來，乃至於過往數十年來的種種虐殺，原來，軍事科技的發達，總造就更多對於弱者的殺戮，形式上的民主進步，到頭來只是為了裝扮美化更多自身的制度性的暴行與歧視。<text:span text:style-name="T3"><text:line-break/><text:line-break/></text:span>以色列這現代的民族國家，其數十年的存在，立基於該地原先世居數千年之久的巴勒斯坦人的掠奪。為了這個國家的日常運作，他必須透過對於土地的大量佔領，對於天然資源的絕對壟斷，以及對於巴勒斯坦人的種族隔離。<text:span text:style-name="T3"><text:line-break/><text:line-break/></text:span>尤其是，它憑藉着高端的軍火科技與利益與美國共生，在每一場對於巴勒斯坦人的掠殺，尤其是這幾年來對於加薩的入侵，從<text:span text:style-name="T3">2006</text:span>年的夏雨、<text:span text:style-name="T3">2010</text:span>年底到<text:span text:style-name="T3">2011</text:span>年初的鑄鉛、<text:span text:style-name="T3">2012</text:span>年<text:span text:style-name="T3">12</text:span>月的雲柱，到今年的護刃，一次又一次的，相隔時間越來越短的這些軍事行動，它不僅僅將加薩的人們逼入一種難以生存的生存空間（加薩早已在長期的圍困封鎖下，成為當代最大的開放監獄），這些針對加薩而來的一次次軍事掠殺，更讓加薩的巴勒斯坦人，成為這些軍火工業的實驗品，他們在展覽裡介紹着「這在加薩用過」，「有過實戰經驗」。<text:span text:style-name="T3"><text:line-break/><text:line-break/></text:span>這是不對的，怎麼可以不把人當人看，怎麼可以把人當作新型武器的實驗，然後再到軍火貿易的展覽，拿這些所謂的戰績作為軍火武器的廣告。<text:span text:style-name="T3"><text:line-break/><text:line-break/></text:span>這是不對的，當加薩等地的巴勒斯坦人數十年來遭受如此不義對待，我們又怎麼可以坐視這種非人道的惡行不管？<text:span text:style-name="T3"><text:line-break/><text:line-break/></text:span>回首過往，我們更會發現，我們不單坐視不管，我們也還參與了這些惡行。我們一樣參與這些軍火交易，大規模軍購的遊戲裡：無論是瞞著美國老大哥搞核武，還是美國老大哥所允許的台以之間的軍火研發互助，軍火交易，或是在以色列協助下的衛星研發，又或是我們賣子彈給美國去中東殺人，或是我們交大批保護費給美國換來落後的、汰舊除役的，仍需實驗除錯的軍火武器等等等<text:span text:style-name="T3">...</text:span>我們，和美國、和以色列，關係密切得很。當我們譴責美國、譴責以色列，譴責這樣一種強國惡行的同時，我們不要以為自己是個無辜的正義的使者，相反地，我們和美國、以色列皆是這樣一種不公義的國際秩序的積極參與者。<text:span text:style-name="T3"><text:line-break/><text:line-break/></text:span>因此，搶救加薩，也是搶救以色列，搶救美國，更是救救自己，救救孩子們，我們希望，將加薩、巴勒斯坦、以色列、美國，到我們自身，從深陷在這種不義的秩序裡搶救出來，我們要持續地向這樣惡行與不義秩序說不，是為了向這些不義惡行與因惡行所造成的傷痛與仇恨告別。也因此，我們的行動不是仇猶的，不是帶有種族歧視與偏見的。我們反對以色列的種族歧視與暴行，我們反對惡行，卻不是要複製他，陷入到另一種種族偏見的惡行漩渦裡。<text:span text:style-name="T3"><text:line-break/><text:line-break/></text:span>正當全世界愛好和平的人們一次又一次的呼籲停火，美國竟然還繼續添材燒火地幫以色列補充彈藥，以色列竟然不以為意繼續橫行，他們總拿民主進步作為自我標榜，這種民主，這種進步，竟是拿平民婦孺作為血祭。各位，這就是加薩所面臨的艱難處境，這就是巴勒斯坦人所面臨的艱難處境，這就是全世界愛好和平者所面臨的艱難處境。<text:span text:style-name="T3"><text:line-break/><text:line-break/></text:span>儘管我們言輕，我們依舊努力表態發聲，儘管人微，我們仍要盡力地對這樣的一種不義作為挺身說不。因為，這些悲劇，這些不義秩序，絕不是我們所企望的理想世界，更不會是孩子們的美麗天堂！</text:p>
      <text:p text:style-name="P1"><text:span text:style-name="T1">良哲</text:span><text:s/>  |  2014.08.03 16:27   |   <text:a xlink:type="simple" xlink:href="http://palinfo.habago.org/Entry?Command=Information_PrintForum&amp;iPage=429#FORUM32500"><text:span text:style-name="T2">#</text:span></text:a></text:p>
      <text:p text:style-name="P3">這是我的錯，抱歉。關於原先預定播放動畫後要請巴勒網講歷史背景解說，唐曙先前和我說過，我想這事由學姐來說是最適合，但一忙就忘了和學姐與大家回報這事。昨天場佈時又提起這事，遂變成臨時要請學姐上場。本來我打算若雪家書的那篇簡介硬著頭皮上場，站樁中場休息時看到唐曙對於這次屠殺的簡報，加上先前聽到幾位發言也都提到對巴勒斯坦歷史的介紹，我便建議唐曙省略巴勒網的歷史解說。<text:span text:style-name="T3"><text:line-break/><text:line-break/></text:span>昨晚謝謝唐曙，也謝謝專程從竹北（？）開車北上載運器材的主委夫婦，還有所有幫忙的朋友。尤其唐曙又忙場佈又忙主持，還把這次屠殺的發展做了非常詳細的報告，非常不容易，是我們所應該學習的。非常辛苦！謝謝唐曙！<text:span text:style-name="T3"><text:line-break/><text:line-break/></text:span>昨日喜見巴勒網的老朋友與新生代，非常高興！專程跑這一趟，大家也辛苦了！關於<text:span text:style-name="T3">9</text:span>日遊行，良哲也可以出席。</text:p>
      <text:p text:style-name="P1"><text:span text:style-name="T1">陳真</text:span><text:s/>  |  2014.08.03 05:48   |   <text:a xlink:type="simple" xlink:href="http://palinfo.habago.org/Entry?Command=Information_PrintForum&amp;iPage=429#FORUM32499"><text:span text:style-name="T2">#</text:span></text:a></text:p>
      <text:p text:style-name="P2">雖然都是自己人，無須說謝，但還是得謝謝唐曙今晚的一肩扛起。巴勒網過於自閉<text:span text:style-name="T3"><text:s/>(</text:span>學姊經常譴責是我帶起這種不良文化<text:span text:style-name="T3">)</text:span>，其實巴勒網理應是有能力多做一些事的。例如，學姊說，如果事先跟她說需要上台講解以巴問題或說些話，她就能預做準備，但沒法即興演說。<text:span text:style-name="T3"><text:line-break/><text:line-break/></text:span>這部份我也可以，只要不是涉及實質問題陳述，光說兩句心底話我還是可以的。只是我自知不管講話或寫字，總是怪人說怪話，無益於人，能免則免。大多時候，胸中無語，硬要說其實也說不上來。<text:span text:style-name="T3"><text:line-break/><text:line-break/></text:span>不過，今晚近尾聲時，心裏突然有話想說，原本想舉手發言，但觀察當時狀況，心想我若突然上台把心裏的話講了，似乎跟當下氣氛不搭，所以做罷。<text:span text:style-name="T3"><text:line-break/><text:line-break/></text:span>不是什麼非說不可的話，只是當時想硬著頭皮上台說兩句，一來說說心裏一直存在的一個根本想法，同時也做為我個人對唐曙的一個敬意，並且希望勞動黨的朋友們能諒解巴勒網諸多成員的<text:span text:style-name="T3"><text:s/>"</text:span>自閉<text:span text:style-name="T3">" </text:span>傾向。用學姐的話來說就是什麼都不會，只會用苦肉計<text:span text:style-name="T3"><text:s/>(</text:span>指蚊蟲肆虐的豔陽下或寒風中辛苦地罰站<text:span text:style-name="T3">)</text:span>。<text:span text:style-name="T3"><text:line-break/><text:line-break/></text:span>至於八月九號是否要遊行，我是支持的，就看大家怎麼說。<text:span text:style-name="T3"><text:line-break/><text:line-break/></text:span>另外，這些日子我也常在構想一個活動方式，難度有點高，但很想去做，只是這事光我一人是做不成的。這活動我一再把難度降低，但仍然還是有很多困難點。因為已經凌晨四點多，經常南來北往，很累，得睡覺了，具體狀況我明後天有時間再寫，看大家是否覺得可行。<text:span text:style-name="T3"><text:line-break/><text:line-break/></text:span>至於今天原本想說卻沒說的話，大約是這樣：<text:span text:style-name="T3"><text:line-break/><text:line-break/></text:span>記得大約四年前吧，也是抗議以色列，在抗議的前一天，以色列駐台代表打電話給我，講了很久，也許將近一小時，幾乎都是他在講話，講了很多，從二戰納粹講起，講得很激動，彷彿以色列受了多大委屈。<text:span text:style-name="T3"><text:line-break/><text:line-break/></text:span>那位駐台代表說，他相信我個人之所以反以色列是出於善意，但同時也是出於無知。他認為我不了解以色列的苦難歷史。他講了很多，但我要跟他說的卻只有一句話，那就是我今晚身上揹的牌子，上面寫著<text:span text:style-name="T3">: "</text:span>以眼還眼，舉世皆盲<text:span text:style-name="T3">"</text:span>。<text:span text:style-name="T3"><text:line-break/><text:line-break/></text:span>我跟以色列駐台代表說，即便你所說的苦難全是事實，但以眼還眼並無法解決問題，而只會使仇恨和衝突加劇，對任何人都沒有好處。<text:span text:style-name="T3"><text:line-break/><text:line-break/>"</text:span>以眼還眼，舉世皆盲<text:span text:style-name="T3">" </text:span>這話是甘地說的。每次靜站，我常固定就挑這塊牌子。這話說來容易，做起來難。我平常是有仇能報就報，大約也沒什麼資格身上掛這樣一塊牌子，但我雖做不到，心卻嚮往，我相信這話是對的，於是就把自己當成一根電線桿，掛起這樣一個牌子。<text:span text:style-name="T3"><text:line-break/><text:line-break/></text:span>以眼還眼以牙還牙很容易，但這會讓我們陷入永無止盡的是是非非與殺戮衝突之中。戰爭的任何一方總認為自己是正義之戰，但所有一切戰爭，老弱婦孺以及那些甚至無法言說己身悲痛的貓狗牛羊，卻永遠是最大的犧牲者。<text:span text:style-name="T3"><text:line-break/><text:line-break/></text:span>甘地這些話，不管對以巴哪一方都受用。常有人質問甘地說，受害者遭遇如此悲慘，你還要他們放棄復仇，加害者根本不會鳥你，敵人豈會因為你的寬容而動容？甘地對這類質問總是笑而不答。有一次，有人嘲笑甘地說，哪天敵人如果駕著轟炸機來到頭上，準備投下原子彈，你怎麼辦？甘地說，我們就一起來到戶外，對著轟炸機駕駛員揮手微笑，迎接所有苦難。<text:span text:style-name="T3"><text:line-break/><text:line-break/></text:span>千囍年時，我人還住在英國。英國人投票選出他們心目中的千年英雄人物，甘地在一些全國性的民調中拔得頭籌。有一天，在倫敦街頭、泰晤士河畔一棟大建築門口看見甘地的一座大雕像，心裏挺感動。甘地把英國人驅離印度，數十年後，英國人卻把他選為千年英雄的代表人物。<text:span text:style-name="T3"><text:line-break/><text:line-break/></text:span>我不知道甘地所渴望、而且信心十足的那個理想社會何時來臨，但我基本上相信他是對的，以眼還眼，舉世皆盲，我們將陷入永無止盡的戰亂衝突與仇恨之中而無法解脫。<text:span text:style-name="T3"><text:line-break/><text:line-break/></text:span>這是我今晚突然想上台講卻沒講的話，現在把它寫出來。<text:span text:style-name="T3"><text:line-break/><text:line-break/></text:span>天亮了，該睡了。<text:span text:style-name="T3"><text:line-break/><text:line-break/></text:span>陳真<text:span text:style-name="T3">20140803</text:span></text:p>
      <text:p text:style-name="P1"><text:span text:style-name="T1">怡靜</text:span><text:s/>  |  2014.08.03 00:23   |   <text:a xlink:type="simple" xlink:href="http://palinfo.habago.org/Entry?Command=Information_PrintForum&amp;iPage=429#FORUM32498"><text:span text:style-name="T2">#</text:span></text:a></text:p>
      <text:p text:style-name="P5"><text:span text:style-name="T1">那天一早看到氣爆的電視新聞時，我腦海中想起的竟是巴勒斯坦和伊拉克，內心沒有太大的起伏，或許是類似的畫面在國際新聞和影片中已經太熟悉。然而那是他們每天真實面對的場景。我試著和身邊的人談起最近的以巴衝突，他們沒有興趣，我也不多說。</text:span><text:line-break/><text:line-break/><text:span text:style-name="T1">已經儘量不去看相關新聞，但是看了下面的影片，我還是忍不住激動起來。</text:span><text:line-break/><text:line-break/>The children of Gaza <text:line-break/><text:line-break/>http://www.channel4.com/news/the-children-of-gaza-jon-snow-video<text:line-break/><text:line-break/>wsws<text:span text:style-name="T1">的相關文章</text:span><text:line-break/><text:line-break/>Video blog on Gaza devastation by British Channel 4 News presenter attracts wide audience<text:line-break/><text:line-break/>http://www.wsws.org/en/articles/2014/08/02/snow-a02.html</text:p>
      <text:p text:style-name="P1"><text:span text:style-name="T1">陳真</text:span><text:s/>  |  2014.08.02 14:36   |   <text:a xlink:type="simple" xlink:href="http://palinfo.habago.org/Entry?Command=Information_PrintForum&amp;iPage=429#FORUM32497"><text:span text:style-name="T2">#</text:span></text:a></text:p>
      <text:p text:style-name="P2"><text:span text:style-name="T3">25</text:span>年前的<text:span text:style-name="T3">5</text:span>月<text:span text:style-name="T3">19</text:span>號，在總統府前，我的好朋友詹益樺就在我眼前自焚後，每在廚房裡煮菜做飯，看到火焰、高熱的烤箱鍋爐，手就不自主想伸過去摸一把。好幾次都把手給弄傷了；總想在火裡多忍一會兒，偏做不到，很快又把手縮了回來，因為實在太痛。可是，比起全身烈焰，它不過就那一點傷，微不足道。<text:span text:style-name="T3"><text:line-break/><text:line-break/></text:span>也許識或不識，當你把某個生命哪怕只是一隻老鼠放在心裡的時候，你免不了就會想去體會他的痛苦，他的悲歡，可這往往只是一種渴望，一種心願<text:span text:style-name="T3">--</text:span>要是我能代他受那苦多好，甚至只是一種想像，想像在他身上究竟承受了什麼樣的苦楚。<text:span text:style-name="T3"><text:line-break/><text:line-break/></text:span>在痛苦中，生命的某個距離拉近了。說到底，有些東西比我們原先想像的來得遠，有些卻近在咫尺。以巴很遠，伊拉克、阿富汗很遠，但人心的距離並不遠。如果幾個氣爆便能重創一個社會的人心感受，那你能否想像數百萬顆甚至帶有輻射的砲彈遍灑整個國家整座城市數十年？生活中一點小奸小惡就能讓人恨得咬牙切齒，那你能否想像滿城無日無之的姦殺擄掠？<text:span text:style-name="T3"><text:line-break/><text:line-break/></text:span>陳真，於北上列車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